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0.8307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5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EPS</text:p>
          </table:table-cell>
          <table:table-cell office:value-type="string" calcext:value-type="string">
            <text:p>Book Value</text:p>
          </table:table-cell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ividend</text:p>
          </table:table-cell>
          <table:table-cell table:number-columns-repeated="1018"/>
        </table:table-row>
        <table:table-row table:style-name="ro1">
          <table:table-cell table:formula="of:=DATE(2023;9;30)" office:value-type="date" office:date-value="2023-09-30" calcext:value-type="date">
            <text:p>9/3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]-1" office:value-type="date" office:date-value="2023-09-29" calcext:value-type="date">
            <text:p>9/2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]-1" office:value-type="date" office:date-value="2023-09-28" calcext:value-type="date">
            <text:p>9/2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]-1" office:value-type="date" office:date-value="2023-09-27" calcext:value-type="date">
            <text:p>9/2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]-1" office:value-type="date" office:date-value="2023-09-26" calcext:value-type="date">
            <text:p>9/2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]-1" office:value-type="date" office:date-value="2023-09-25" calcext:value-type="date">
            <text:p>9/25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]-1" office:value-type="date" office:date-value="2023-09-24" calcext:value-type="date">
            <text:p>9/24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]-1" office:value-type="date" office:date-value="2023-09-23" calcext:value-type="date">
            <text:p>9/23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]-1" office:value-type="date" office:date-value="2023-09-22" calcext:value-type="date">
            <text:p>9/22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]-1" office:value-type="date" office:date-value="2023-09-21" calcext:value-type="date">
            <text:p>9/2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]-1" office:value-type="date" office:date-value="2023-09-20" calcext:value-type="date">
            <text:p>9/2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]-1" office:value-type="date" office:date-value="2023-09-19" calcext:value-type="date">
            <text:p>9/1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]-1" office:value-type="date" office:date-value="2023-09-18" calcext:value-type="date">
            <text:p>9/1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]-1" office:value-type="date" office:date-value="2023-09-17" calcext:value-type="date">
            <text:p>9/1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]-1" office:value-type="date" office:date-value="2023-09-16" calcext:value-type="date">
            <text:p>9/1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]-1" office:value-type="date" office:date-value="2023-09-15" calcext:value-type="date">
            <text:p>9/15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]-1" office:value-type="date" office:date-value="2023-09-14" calcext:value-type="date">
            <text:p>9/14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]-1" office:value-type="date" office:date-value="2023-09-13" calcext:value-type="date">
            <text:p>9/13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]-1" office:value-type="date" office:date-value="2023-09-12" calcext:value-type="date">
            <text:p>9/12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]-1" office:value-type="date" office:date-value="2023-09-11" calcext:value-type="date">
            <text:p>9/1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]-1" office:value-type="date" office:date-value="2023-09-10" calcext:value-type="date">
            <text:p>9/1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]-1" office:value-type="date" office:date-value="2023-09-09" calcext:value-type="date">
            <text:p>9/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]-1" office:value-type="date" office:date-value="2023-09-08" calcext:value-type="date">
            <text:p>9/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]-1" office:value-type="date" office:date-value="2023-09-07" calcext:value-type="date">
            <text:p>9/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]-1" office:value-type="date" office:date-value="2023-09-06" calcext:value-type="date">
            <text:p>9/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]-1" office:value-type="date" office:date-value="2023-09-05" calcext:value-type="date">
            <text:p>9/5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7]-1" office:value-type="date" office:date-value="2023-09-04" calcext:value-type="date">
            <text:p>9/4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8]-1" office:value-type="date" office:date-value="2023-09-03" calcext:value-type="date">
            <text:p>9/3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9]-1" office:value-type="date" office:date-value="2023-09-02" calcext:value-type="date">
            <text:p>9/2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0]-1" office:value-type="date" office:date-value="2023-09-01" calcext:value-type="date">
            <text:p>9/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1]-1" office:value-type="date" office:date-value="2023-08-31" calcext:value-type="date">
            <text:p>8/3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2]-1" office:value-type="date" office:date-value="2023-08-30" calcext:value-type="date">
            <text:p>8/3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3]-1" office:value-type="date" office:date-value="2023-08-29" calcext:value-type="date">
            <text:p>8/2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4]-1" office:value-type="date" office:date-value="2023-08-28" calcext:value-type="date">
            <text:p>8/2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5]-1" office:value-type="date" office:date-value="2023-08-27" calcext:value-type="date">
            <text:p>8/2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6]-1" office:value-type="date" office:date-value="2023-08-26" calcext:value-type="date">
            <text:p>8/2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7]-1" office:value-type="date" office:date-value="2023-08-25" calcext:value-type="date">
            <text:p>8/25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8]-1" office:value-type="date" office:date-value="2023-08-24" calcext:value-type="date">
            <text:p>8/24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39]-1" office:value-type="date" office:date-value="2023-08-23" calcext:value-type="date">
            <text:p>8/23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0]-1" office:value-type="date" office:date-value="2023-08-22" calcext:value-type="date">
            <text:p>8/22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1]-1" office:value-type="date" office:date-value="2023-08-21" calcext:value-type="date">
            <text:p>8/2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2]-1" office:value-type="date" office:date-value="2023-08-20" calcext:value-type="date">
            <text:p>8/2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3]-1" office:value-type="date" office:date-value="2023-08-19" calcext:value-type="date">
            <text:p>8/1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4]-1" office:value-type="date" office:date-value="2023-08-18" calcext:value-type="date">
            <text:p>8/1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5]-1" office:value-type="date" office:date-value="2023-08-17" calcext:value-type="date">
            <text:p>8/1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6]-1" office:value-type="date" office:date-value="2023-08-16" calcext:value-type="date">
            <text:p>8/1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7]-1" office:value-type="date" office:date-value="2023-08-15" calcext:value-type="date">
            <text:p>8/15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8]-1" office:value-type="date" office:date-value="2023-08-14" calcext:value-type="date">
            <text:p>8/14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49]-1" office:value-type="date" office:date-value="2023-08-13" calcext:value-type="date">
            <text:p>8/13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0]-1" office:value-type="date" office:date-value="2023-08-12" calcext:value-type="date">
            <text:p>8/12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1]-1" office:value-type="date" office:date-value="2023-08-11" calcext:value-type="date">
            <text:p>8/11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2]-1" office:value-type="date" office:date-value="2023-08-10" calcext:value-type="date">
            <text:p>8/10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3]-1" office:value-type="date" office:date-value="2023-08-09" calcext:value-type="date">
            <text:p>8/9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4]-1" office:value-type="date" office:date-value="2023-08-08" calcext:value-type="date">
            <text:p>8/8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5]-1" office:value-type="date" office:date-value="2023-08-07" calcext:value-type="date">
            <text:p>8/7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6]-1" office:value-type="date" office:date-value="2023-08-06" calcext:value-type="date">
            <text:p>8/6/2023</text:p>
          </table:table-cell>
          <table:table-cell table:style-name="ce2" office:value-type="float" office:value="27.82" calcext:value-type="float">
            <text:p>27.82</text:p>
          </table:table-cell>
          <table:table-cell office:value-type="float" office:value="214.69" calcext:value-type="float">
            <text:p>214.69</text:p>
          </table:table-cell>
          <table:table-cell table:style-name="ce2" office:value-type="float" office:value="7.81" calcext:value-type="float">
            <text:p>7.8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7]-1" office:value-type="date" office:date-value="2023-08-05" calcext:value-type="date">
            <text:p>8/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8]-1" office:value-type="date" office:date-value="2023-08-04" calcext:value-type="date">
            <text:p>8/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59]-1" office:value-type="date" office:date-value="2023-08-03" calcext:value-type="date">
            <text:p>8/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0]-1" office:value-type="date" office:date-value="2023-08-02" calcext:value-type="date">
            <text:p>8/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1]-1" office:value-type="date" office:date-value="2023-08-01" calcext:value-type="date">
            <text:p>8/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2]-1" office:value-type="date" office:date-value="2023-07-31" calcext:value-type="date">
            <text:p>7/3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3]-1" office:value-type="date" office:date-value="2023-07-30" calcext:value-type="date">
            <text:p>7/3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4]-1" office:value-type="date" office:date-value="2023-07-29" calcext:value-type="date">
            <text:p>7/2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5]-1" office:value-type="date" office:date-value="2023-07-28" calcext:value-type="date">
            <text:p>7/2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6]-1" office:value-type="date" office:date-value="2023-07-27" calcext:value-type="date">
            <text:p>7/2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7]-1" office:value-type="date" office:date-value="2023-07-26" calcext:value-type="date">
            <text:p>7/2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8]-1" office:value-type="date" office:date-value="2023-07-25" calcext:value-type="date">
            <text:p>7/2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69]-1" office:value-type="date" office:date-value="2023-07-24" calcext:value-type="date">
            <text:p>7/2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0]-1" office:value-type="date" office:date-value="2023-07-23" calcext:value-type="date">
            <text:p>7/2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1]-1" office:value-type="date" office:date-value="2023-07-22" calcext:value-type="date">
            <text:p>7/2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2]-1" office:value-type="date" office:date-value="2023-07-21" calcext:value-type="date">
            <text:p>7/2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3]-1" office:value-type="date" office:date-value="2023-07-20" calcext:value-type="date">
            <text:p>7/2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4]-1" office:value-type="date" office:date-value="2023-07-19" calcext:value-type="date">
            <text:p>7/1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5]-1" office:value-type="date" office:date-value="2023-07-18" calcext:value-type="date">
            <text:p>7/1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6]-1" office:value-type="date" office:date-value="2023-07-17" calcext:value-type="date">
            <text:p>7/1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7]-1" office:value-type="date" office:date-value="2023-07-16" calcext:value-type="date">
            <text:p>7/1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8]-1" office:value-type="date" office:date-value="2023-07-15" calcext:value-type="date">
            <text:p>7/1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79]-1" office:value-type="date" office:date-value="2023-07-14" calcext:value-type="date">
            <text:p>7/1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0]-1" office:value-type="date" office:date-value="2023-07-13" calcext:value-type="date">
            <text:p>7/1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1]-1" office:value-type="date" office:date-value="2023-07-12" calcext:value-type="date">
            <text:p>7/1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2]-1" office:value-type="date" office:date-value="2023-07-11" calcext:value-type="date">
            <text:p>7/1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3]-1" office:value-type="date" office:date-value="2023-07-10" calcext:value-type="date">
            <text:p>7/1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4]-1" office:value-type="date" office:date-value="2023-07-09" calcext:value-type="date">
            <text:p>7/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5]-1" office:value-type="date" office:date-value="2023-07-08" calcext:value-type="date">
            <text:p>7/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6]-1" office:value-type="date" office:date-value="2023-07-07" calcext:value-type="date">
            <text:p>7/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7]-1" office:value-type="date" office:date-value="2023-07-06" calcext:value-type="date">
            <text:p>7/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8]-1" office:value-type="date" office:date-value="2023-07-05" calcext:value-type="date">
            <text:p>7/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89]-1" office:value-type="date" office:date-value="2023-07-04" calcext:value-type="date">
            <text:p>7/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0]-1" office:value-type="date" office:date-value="2023-07-03" calcext:value-type="date">
            <text:p>7/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1]-1" office:value-type="date" office:date-value="2023-07-02" calcext:value-type="date">
            <text:p>7/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2]-1" office:value-type="date" office:date-value="2023-07-01" calcext:value-type="date">
            <text:p>7/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3]-1" office:value-type="date" office:date-value="2023-06-30" calcext:value-type="date">
            <text:p>6/3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4]-1" office:value-type="date" office:date-value="2023-06-29" calcext:value-type="date">
            <text:p>6/2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5]-1" office:value-type="date" office:date-value="2023-06-28" calcext:value-type="date">
            <text:p>6/2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6]-1" office:value-type="date" office:date-value="2023-06-27" calcext:value-type="date">
            <text:p>6/2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7]-1" office:value-type="date" office:date-value="2023-06-26" calcext:value-type="date">
            <text:p>6/2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8]-1" office:value-type="date" office:date-value="2023-06-25" calcext:value-type="date">
            <text:p>6/2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99]-1" office:value-type="date" office:date-value="2023-06-24" calcext:value-type="date">
            <text:p>6/2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0]-1" office:value-type="date" office:date-value="2023-06-23" calcext:value-type="date">
            <text:p>6/2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1]-1" office:value-type="date" office:date-value="2023-06-22" calcext:value-type="date">
            <text:p>6/2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2]-1" office:value-type="date" office:date-value="2023-06-21" calcext:value-type="date">
            <text:p>6/2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3]-1" office:value-type="date" office:date-value="2023-06-20" calcext:value-type="date">
            <text:p>6/2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4]-1" office:value-type="date" office:date-value="2023-06-19" calcext:value-type="date">
            <text:p>6/1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5]-1" office:value-type="date" office:date-value="2023-06-18" calcext:value-type="date">
            <text:p>6/1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6]-1" office:value-type="date" office:date-value="2023-06-17" calcext:value-type="date">
            <text:p>6/1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7]-1" office:value-type="date" office:date-value="2023-06-16" calcext:value-type="date">
            <text:p>6/1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8]-1" office:value-type="date" office:date-value="2023-06-15" calcext:value-type="date">
            <text:p>6/1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09]-1" office:value-type="date" office:date-value="2023-06-14" calcext:value-type="date">
            <text:p>6/1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0]-1" office:value-type="date" office:date-value="2023-06-13" calcext:value-type="date">
            <text:p>6/1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1]-1" office:value-type="date" office:date-value="2023-06-12" calcext:value-type="date">
            <text:p>6/1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2]-1" office:value-type="date" office:date-value="2023-06-11" calcext:value-type="date">
            <text:p>6/1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3]-1" office:value-type="date" office:date-value="2023-06-10" calcext:value-type="date">
            <text:p>6/1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4]-1" office:value-type="date" office:date-value="2023-06-09" calcext:value-type="date">
            <text:p>6/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5]-1" office:value-type="date" office:date-value="2023-06-08" calcext:value-type="date">
            <text:p>6/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6]-1" office:value-type="date" office:date-value="2023-06-07" calcext:value-type="date">
            <text:p>6/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7]-1" office:value-type="date" office:date-value="2023-06-06" calcext:value-type="date">
            <text:p>6/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8]-1" office:value-type="date" office:date-value="2023-06-05" calcext:value-type="date">
            <text:p>6/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19]-1" office:value-type="date" office:date-value="2023-06-04" calcext:value-type="date">
            <text:p>6/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0]-1" office:value-type="date" office:date-value="2023-06-03" calcext:value-type="date">
            <text:p>6/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1]-1" office:value-type="date" office:date-value="2023-06-02" calcext:value-type="date">
            <text:p>6/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2]-1" office:value-type="date" office:date-value="2023-06-01" calcext:value-type="date">
            <text:p>6/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3]-1" office:value-type="date" office:date-value="2023-05-31" calcext:value-type="date">
            <text:p>5/3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4]-1" office:value-type="date" office:date-value="2023-05-30" calcext:value-type="date">
            <text:p>5/3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5]-1" office:value-type="date" office:date-value="2023-05-29" calcext:value-type="date">
            <text:p>5/2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6]-1" office:value-type="date" office:date-value="2023-05-28" calcext:value-type="date">
            <text:p>5/2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7]-1" office:value-type="date" office:date-value="2023-05-27" calcext:value-type="date">
            <text:p>5/2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8]-1" office:value-type="date" office:date-value="2023-05-26" calcext:value-type="date">
            <text:p>5/2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29]-1" office:value-type="date" office:date-value="2023-05-25" calcext:value-type="date">
            <text:p>5/2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0]-1" office:value-type="date" office:date-value="2023-05-24" calcext:value-type="date">
            <text:p>5/2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1]-1" office:value-type="date" office:date-value="2023-05-23" calcext:value-type="date">
            <text:p>5/2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2]-1" office:value-type="date" office:date-value="2023-05-22" calcext:value-type="date">
            <text:p>5/2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3]-1" office:value-type="date" office:date-value="2023-05-21" calcext:value-type="date">
            <text:p>5/2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4]-1" office:value-type="date" office:date-value="2023-05-20" calcext:value-type="date">
            <text:p>5/2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5]-1" office:value-type="date" office:date-value="2023-05-19" calcext:value-type="date">
            <text:p>5/1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6]-1" office:value-type="date" office:date-value="2023-05-18" calcext:value-type="date">
            <text:p>5/1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7]-1" office:value-type="date" office:date-value="2023-05-17" calcext:value-type="date">
            <text:p>5/1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8]-1" office:value-type="date" office:date-value="2023-05-16" calcext:value-type="date">
            <text:p>5/1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39]-1" office:value-type="date" office:date-value="2023-05-15" calcext:value-type="date">
            <text:p>5/1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0]-1" office:value-type="date" office:date-value="2023-05-14" calcext:value-type="date">
            <text:p>5/1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1]-1" office:value-type="date" office:date-value="2023-05-13" calcext:value-type="date">
            <text:p>5/1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2]-1" office:value-type="date" office:date-value="2023-05-12" calcext:value-type="date">
            <text:p>5/1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3]-1" office:value-type="date" office:date-value="2023-05-11" calcext:value-type="date">
            <text:p>5/1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4]-1" office:value-type="date" office:date-value="2023-05-10" calcext:value-type="date">
            <text:p>5/1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5]-1" office:value-type="date" office:date-value="2023-05-09" calcext:value-type="date">
            <text:p>5/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6]-1" office:value-type="date" office:date-value="2023-05-08" calcext:value-type="date">
            <text:p>5/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7]-1" office:value-type="date" office:date-value="2023-05-07" calcext:value-type="date">
            <text:p>5/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8]-1" office:value-type="date" office:date-value="2023-05-06" calcext:value-type="date">
            <text:p>5/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49]-1" office:value-type="date" office:date-value="2023-05-05" calcext:value-type="date">
            <text:p>5/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0]-1" office:value-type="date" office:date-value="2023-05-04" calcext:value-type="date">
            <text:p>5/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1]-1" office:value-type="date" office:date-value="2023-05-03" calcext:value-type="date">
            <text:p>5/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2]-1" office:value-type="date" office:date-value="2023-05-02" calcext:value-type="date">
            <text:p>5/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3]-1" office:value-type="date" office:date-value="2023-05-01" calcext:value-type="date">
            <text:p>5/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4]-1" office:value-type="date" office:date-value="2023-04-30" calcext:value-type="date">
            <text:p>4/3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5]-1" office:value-type="date" office:date-value="2023-04-29" calcext:value-type="date">
            <text:p>4/29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6]-1" office:value-type="date" office:date-value="2023-04-28" calcext:value-type="date">
            <text:p>4/28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7]-1" office:value-type="date" office:date-value="2023-04-27" calcext:value-type="date">
            <text:p>4/27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8]-1" office:value-type="date" office:date-value="2023-04-26" calcext:value-type="date">
            <text:p>4/26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59]-1" office:value-type="date" office:date-value="2023-04-25" calcext:value-type="date">
            <text:p>4/25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0]-1" office:value-type="date" office:date-value="2023-04-24" calcext:value-type="date">
            <text:p>4/24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1]-1" office:value-type="date" office:date-value="2023-04-23" calcext:value-type="date">
            <text:p>4/23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2]-1" office:value-type="date" office:date-value="2023-04-22" calcext:value-type="date">
            <text:p>4/22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3]-1" office:value-type="date" office:date-value="2023-04-21" calcext:value-type="date">
            <text:p>4/21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4]-1" office:value-type="date" office:date-value="2023-04-20" calcext:value-type="date">
            <text:p>4/20/2023</text:p>
          </table:table-cell>
          <table:table-cell table:style-name="ce2" office:value-type="float" office:value="25.21" calcext:value-type="float">
            <text:p>25.21</text:p>
          </table:table-cell>
          <table:table-cell office:value-type="float" office:value="201.07" calcext:value-type="float">
            <text:p>201.07</text:p>
          </table:table-cell>
          <table:table-cell table:style-name="ce2" office:value-type="float" office:value="8.16" calcext:value-type="float">
            <text:p>8.16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5]-1" office:value-type="date" office:date-value="2023-04-19" calcext:value-type="date">
            <text:p>4/1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6]-1" office:value-type="date" office:date-value="2023-04-18" calcext:value-type="date">
            <text:p>4/1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7]-1" office:value-type="date" office:date-value="2023-04-17" calcext:value-type="date">
            <text:p>4/1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8]-1" office:value-type="date" office:date-value="2023-04-16" calcext:value-type="date">
            <text:p>4/1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69]-1" office:value-type="date" office:date-value="2023-04-15" calcext:value-type="date">
            <text:p>4/1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0]-1" office:value-type="date" office:date-value="2023-04-14" calcext:value-type="date">
            <text:p>4/1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1]-1" office:value-type="date" office:date-value="2023-04-13" calcext:value-type="date">
            <text:p>4/1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2]-1" office:value-type="date" office:date-value="2023-04-12" calcext:value-type="date">
            <text:p>4/1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3]-1" office:value-type="date" office:date-value="2023-04-11" calcext:value-type="date">
            <text:p>4/1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4]-1" office:value-type="date" office:date-value="2023-04-10" calcext:value-type="date">
            <text:p>4/1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5]-1" office:value-type="date" office:date-value="2023-04-09" calcext:value-type="date">
            <text:p>4/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6]-1" office:value-type="date" office:date-value="2023-04-08" calcext:value-type="date">
            <text:p>4/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7]-1" office:value-type="date" office:date-value="2023-04-07" calcext:value-type="date">
            <text:p>4/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8]-1" office:value-type="date" office:date-value="2023-04-06" calcext:value-type="date">
            <text:p>4/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79]-1" office:value-type="date" office:date-value="2023-04-05" calcext:value-type="date">
            <text:p>4/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0]-1" office:value-type="date" office:date-value="2023-04-04" calcext:value-type="date">
            <text:p>4/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1]-1" office:value-type="date" office:date-value="2023-04-03" calcext:value-type="date">
            <text:p>4/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2]-1" office:value-type="date" office:date-value="2023-04-02" calcext:value-type="date">
            <text:p>4/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3]-1" office:value-type="date" office:date-value="2023-04-01" calcext:value-type="date">
            <text:p>4/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4]-1" office:value-type="date" office:date-value="2023-03-31" calcext:value-type="date">
            <text:p>3/3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5]-1" office:value-type="date" office:date-value="2023-03-30" calcext:value-type="date">
            <text:p>3/3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6]-1" office:value-type="date" office:date-value="2023-03-29" calcext:value-type="date">
            <text:p>3/2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7]-1" office:value-type="date" office:date-value="2023-03-28" calcext:value-type="date">
            <text:p>3/2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8]-1" office:value-type="date" office:date-value="2023-03-27" calcext:value-type="date">
            <text:p>3/2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89]-1" office:value-type="date" office:date-value="2023-03-26" calcext:value-type="date">
            <text:p>3/2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0]-1" office:value-type="date" office:date-value="2023-03-25" calcext:value-type="date">
            <text:p>3/2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1]-1" office:value-type="date" office:date-value="2023-03-24" calcext:value-type="date">
            <text:p>3/2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2]-1" office:value-type="date" office:date-value="2023-03-23" calcext:value-type="date">
            <text:p>3/2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3]-1" office:value-type="date" office:date-value="2023-03-22" calcext:value-type="date">
            <text:p>3/2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4]-1" office:value-type="date" office:date-value="2023-03-21" calcext:value-type="date">
            <text:p>3/2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5]-1" office:value-type="date" office:date-value="2023-03-20" calcext:value-type="date">
            <text:p>3/2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6]-1" office:value-type="date" office:date-value="2023-03-19" calcext:value-type="date">
            <text:p>3/1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7]-1" office:value-type="date" office:date-value="2023-03-18" calcext:value-type="date">
            <text:p>3/1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8]-1" office:value-type="date" office:date-value="2023-03-17" calcext:value-type="date">
            <text:p>3/1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199]-1" office:value-type="date" office:date-value="2023-03-16" calcext:value-type="date">
            <text:p>3/1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0]-1" office:value-type="date" office:date-value="2023-03-15" calcext:value-type="date">
            <text:p>3/1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1]-1" office:value-type="date" office:date-value="2023-03-14" calcext:value-type="date">
            <text:p>3/1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2]-1" office:value-type="date" office:date-value="2023-03-13" calcext:value-type="date">
            <text:p>3/1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3]-1" office:value-type="date" office:date-value="2023-03-12" calcext:value-type="date">
            <text:p>3/1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4]-1" office:value-type="date" office:date-value="2023-03-11" calcext:value-type="date">
            <text:p>3/1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5]-1" office:value-type="date" office:date-value="2023-03-10" calcext:value-type="date">
            <text:p>3/1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6]-1" office:value-type="date" office:date-value="2023-03-09" calcext:value-type="date">
            <text:p>3/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7]-1" office:value-type="date" office:date-value="2023-03-08" calcext:value-type="date">
            <text:p>3/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8]-1" office:value-type="date" office:date-value="2023-03-07" calcext:value-type="date">
            <text:p>3/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09]-1" office:value-type="date" office:date-value="2023-03-06" calcext:value-type="date">
            <text:p>3/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0]-1" office:value-type="date" office:date-value="2023-03-05" calcext:value-type="date">
            <text:p>3/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1]-1" office:value-type="date" office:date-value="2023-03-04" calcext:value-type="date">
            <text:p>3/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2]-1" office:value-type="date" office:date-value="2023-03-03" calcext:value-type="date">
            <text:p>3/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3]-1" office:value-type="date" office:date-value="2023-03-02" calcext:value-type="date">
            <text:p>3/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4]-1" office:value-type="date" office:date-value="2023-03-01" calcext:value-type="date">
            <text:p>3/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5]-1" office:value-type="date" office:date-value="2023-02-28" calcext:value-type="date">
            <text:p>2/2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6]-1" office:value-type="date" office:date-value="2023-02-27" calcext:value-type="date">
            <text:p>2/2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7]-1" office:value-type="date" office:date-value="2023-02-26" calcext:value-type="date">
            <text:p>2/2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8]-1" office:value-type="date" office:date-value="2023-02-25" calcext:value-type="date">
            <text:p>2/2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19]-1" office:value-type="date" office:date-value="2023-02-24" calcext:value-type="date">
            <text:p>2/2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0]-1" office:value-type="date" office:date-value="2023-02-23" calcext:value-type="date">
            <text:p>2/2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1]-1" office:value-type="date" office:date-value="2023-02-22" calcext:value-type="date">
            <text:p>2/2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2]-1" office:value-type="date" office:date-value="2023-02-21" calcext:value-type="date">
            <text:p>2/2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3]-1" office:value-type="date" office:date-value="2023-02-20" calcext:value-type="date">
            <text:p>2/2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4]-1" office:value-type="date" office:date-value="2023-02-19" calcext:value-type="date">
            <text:p>2/1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5]-1" office:value-type="date" office:date-value="2023-02-18" calcext:value-type="date">
            <text:p>2/1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6]-1" office:value-type="date" office:date-value="2023-02-17" calcext:value-type="date">
            <text:p>2/1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7]-1" office:value-type="date" office:date-value="2023-02-16" calcext:value-type="date">
            <text:p>2/1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8]-1" office:value-type="date" office:date-value="2023-02-15" calcext:value-type="date">
            <text:p>2/1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29]-1" office:value-type="date" office:date-value="2023-02-14" calcext:value-type="date">
            <text:p>2/1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0]-1" office:value-type="date" office:date-value="2023-02-13" calcext:value-type="date">
            <text:p>2/1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1]-1" office:value-type="date" office:date-value="2023-02-12" calcext:value-type="date">
            <text:p>2/1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2]-1" office:value-type="date" office:date-value="2023-02-11" calcext:value-type="date">
            <text:p>2/1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3]-1" office:value-type="date" office:date-value="2023-02-10" calcext:value-type="date">
            <text:p>2/1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4]-1" office:value-type="date" office:date-value="2023-02-09" calcext:value-type="date">
            <text:p>2/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5]-1" office:value-type="date" office:date-value="2023-02-08" calcext:value-type="date">
            <text:p>2/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6]-1" office:value-type="date" office:date-value="2023-02-07" calcext:value-type="date">
            <text:p>2/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7]-1" office:value-type="date" office:date-value="2023-02-06" calcext:value-type="date">
            <text:p>2/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8]-1" office:value-type="date" office:date-value="2023-02-05" calcext:value-type="date">
            <text:p>2/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39]-1" office:value-type="date" office:date-value="2023-02-04" calcext:value-type="date">
            <text:p>2/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0]-1" office:value-type="date" office:date-value="2023-02-03" calcext:value-type="date">
            <text:p>2/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1]-1" office:value-type="date" office:date-value="2023-02-02" calcext:value-type="date">
            <text:p>2/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2]-1" office:value-type="date" office:date-value="2023-02-01" calcext:value-type="date">
            <text:p>2/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3]-1" office:value-type="date" office:date-value="2023-01-31" calcext:value-type="date">
            <text:p>1/3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4]-1" office:value-type="date" office:date-value="2023-01-30" calcext:value-type="date">
            <text:p>1/30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5]-1" office:value-type="date" office:date-value="2023-01-29" calcext:value-type="date">
            <text:p>1/29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6]-1" office:value-type="date" office:date-value="2023-01-28" calcext:value-type="date">
            <text:p>1/28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7]-1" office:value-type="date" office:date-value="2023-01-27" calcext:value-type="date">
            <text:p>1/27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8]-1" office:value-type="date" office:date-value="2023-01-26" calcext:value-type="date">
            <text:p>1/26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49]-1" office:value-type="date" office:date-value="2023-01-25" calcext:value-type="date">
            <text:p>1/25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0]-1" office:value-type="date" office:date-value="2023-01-24" calcext:value-type="date">
            <text:p>1/24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1]-1" office:value-type="date" office:date-value="2023-01-23" calcext:value-type="date">
            <text:p>1/23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2]-1" office:value-type="date" office:date-value="2023-01-22" calcext:value-type="date">
            <text:p>1/22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3]-1" office:value-type="date" office:date-value="2023-01-21" calcext:value-type="date">
            <text:p>1/21/2023</text:p>
          </table:table-cell>
          <table:table-cell table:style-name="ce2" office:value-type="float" office:value="25.33" calcext:value-type="float">
            <text:p>25.33</text:p>
          </table:table-cell>
          <table:table-cell office:value-type="float" office:value="199.12" calcext:value-type="float">
            <text:p>199.12</text:p>
          </table:table-cell>
          <table:table-cell table:style-name="ce2" office:value-type="float" office:value="8.42" calcext:value-type="float">
            <text:p>8.42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4]-1" office:value-type="date" office:date-value="2023-01-20" calcext:value-type="date">
            <text:p>1/20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5]-1" office:value-type="date" office:date-value="2023-01-19" calcext:value-type="date">
            <text:p>1/19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6]-1" office:value-type="date" office:date-value="2023-01-18" calcext:value-type="date">
            <text:p>1/18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7]-1" office:value-type="date" office:date-value="2023-01-17" calcext:value-type="date">
            <text:p>1/17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8]-1" office:value-type="date" office:date-value="2023-01-16" calcext:value-type="date">
            <text:p>1/16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59]-1" office:value-type="date" office:date-value="2023-01-15" calcext:value-type="date">
            <text:p>1/15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0]-1" office:value-type="date" office:date-value="2023-01-14" calcext:value-type="date">
            <text:p>1/14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1]-1" office:value-type="date" office:date-value="2023-01-13" calcext:value-type="date">
            <text:p>1/13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2]-1" office:value-type="date" office:date-value="2023-01-12" calcext:value-type="date">
            <text:p>1/12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3]-1" office:value-type="date" office:date-value="2023-01-11" calcext:value-type="date">
            <text:p>1/11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4]-1" office:value-type="date" office:date-value="2023-01-10" calcext:value-type="date">
            <text:p>1/10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5]-1" office:value-type="date" office:date-value="2023-01-09" calcext:value-type="date">
            <text:p>1/9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6]-1" office:value-type="date" office:date-value="2023-01-08" calcext:value-type="date">
            <text:p>1/8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7]-1" office:value-type="date" office:date-value="2023-01-07" calcext:value-type="date">
            <text:p>1/7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8]-1" office:value-type="date" office:date-value="2023-01-06" calcext:value-type="date">
            <text:p>1/6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69]-1" office:value-type="date" office:date-value="2023-01-05" calcext:value-type="date">
            <text:p>1/5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70]-1" office:value-type="date" office:date-value="2023-01-04" calcext:value-type="date">
            <text:p>1/4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71]-1" office:value-type="date" office:date-value="2023-01-03" calcext:value-type="date">
            <text:p>1/3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72]-1" office:value-type="date" office:date-value="2023-01-02" calcext:value-type="date">
            <text:p>1/2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1018"/>
        </table:table-row>
        <table:table-row table:style-name="ro1">
          <table:table-cell table:formula="of:=[.A273]-1" office:value-type="date" office:date-value="2023-01-01" calcext:value-type="date">
            <text:p>1/1/2023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4]-1" office:value-type="date" office:date-value="2022-12-31" calcext:value-type="date">
            <text:p>12/3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5]-1" office:value-type="date" office:date-value="2022-12-30" calcext:value-type="date">
            <text:p>12/3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6]-1" office:value-type="date" office:date-value="2022-12-29" calcext:value-type="date">
            <text:p>12/2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7]-1" office:value-type="date" office:date-value="2022-12-28" calcext:value-type="date">
            <text:p>12/2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8]-1" office:value-type="date" office:date-value="2022-12-27" calcext:value-type="date">
            <text:p>12/2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79]-1" office:value-type="date" office:date-value="2022-12-26" calcext:value-type="date">
            <text:p>12/2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0]-1" office:value-type="date" office:date-value="2022-12-25" calcext:value-type="date">
            <text:p>12/2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1]-1" office:value-type="date" office:date-value="2022-12-24" calcext:value-type="date">
            <text:p>12/2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2]-1" office:value-type="date" office:date-value="2022-12-23" calcext:value-type="date">
            <text:p>12/2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3]-1" office:value-type="date" office:date-value="2022-12-22" calcext:value-type="date">
            <text:p>12/2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4]-1" office:value-type="date" office:date-value="2022-12-21" calcext:value-type="date">
            <text:p>12/2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5]-1" office:value-type="date" office:date-value="2022-12-20" calcext:value-type="date">
            <text:p>12/2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6]-1" office:value-type="date" office:date-value="2022-12-19" calcext:value-type="date">
            <text:p>12/1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7]-1" office:value-type="date" office:date-value="2022-12-18" calcext:value-type="date">
            <text:p>12/1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8]-1" office:value-type="date" office:date-value="2022-12-17" calcext:value-type="date">
            <text:p>12/1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89]-1" office:value-type="date" office:date-value="2022-12-16" calcext:value-type="date">
            <text:p>12/1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0]-1" office:value-type="date" office:date-value="2022-12-15" calcext:value-type="date">
            <text:p>12/1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1]-1" office:value-type="date" office:date-value="2022-12-14" calcext:value-type="date">
            <text:p>12/1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2]-1" office:value-type="date" office:date-value="2022-12-13" calcext:value-type="date">
            <text:p>12/1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3]-1" office:value-type="date" office:date-value="2022-12-12" calcext:value-type="date">
            <text:p>12/1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4]-1" office:value-type="date" office:date-value="2022-12-11" calcext:value-type="date">
            <text:p>12/1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5]-1" office:value-type="date" office:date-value="2022-12-10" calcext:value-type="date">
            <text:p>12/1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6]-1" office:value-type="date" office:date-value="2022-12-09" calcext:value-type="date">
            <text:p>12/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7]-1" office:value-type="date" office:date-value="2022-12-08" calcext:value-type="date">
            <text:p>12/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8]-1" office:value-type="date" office:date-value="2022-12-07" calcext:value-type="date">
            <text:p>12/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299]-1" office:value-type="date" office:date-value="2022-12-06" calcext:value-type="date">
            <text:p>12/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0]-1" office:value-type="date" office:date-value="2022-12-05" calcext:value-type="date">
            <text:p>12/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1]-1" office:value-type="date" office:date-value="2022-12-04" calcext:value-type="date">
            <text:p>12/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2]-1" office:value-type="date" office:date-value="2022-12-03" calcext:value-type="date">
            <text:p>12/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3]-1" office:value-type="date" office:date-value="2022-12-02" calcext:value-type="date">
            <text:p>12/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4]-1" office:value-type="date" office:date-value="2022-12-01" calcext:value-type="date">
            <text:p>12/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5]-1" office:value-type="date" office:date-value="2022-11-30" calcext:value-type="date">
            <text:p>11/3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6]-1" office:value-type="date" office:date-value="2022-11-29" calcext:value-type="date">
            <text:p>11/2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7]-1" office:value-type="date" office:date-value="2022-11-28" calcext:value-type="date">
            <text:p>11/2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8]-1" office:value-type="date" office:date-value="2022-11-27" calcext:value-type="date">
            <text:p>11/2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09]-1" office:value-type="date" office:date-value="2022-11-26" calcext:value-type="date">
            <text:p>11/2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0]-1" office:value-type="date" office:date-value="2022-11-25" calcext:value-type="date">
            <text:p>11/2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1]-1" office:value-type="date" office:date-value="2022-11-24" calcext:value-type="date">
            <text:p>11/2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2]-1" office:value-type="date" office:date-value="2022-11-23" calcext:value-type="date">
            <text:p>11/2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3]-1" office:value-type="date" office:date-value="2022-11-22" calcext:value-type="date">
            <text:p>11/2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4]-1" office:value-type="date" office:date-value="2022-11-21" calcext:value-type="date">
            <text:p>11/2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5]-1" office:value-type="date" office:date-value="2022-11-20" calcext:value-type="date">
            <text:p>11/2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6]-1" office:value-type="date" office:date-value="2022-11-19" calcext:value-type="date">
            <text:p>11/1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7]-1" office:value-type="date" office:date-value="2022-11-18" calcext:value-type="date">
            <text:p>11/1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8]-1" office:value-type="date" office:date-value="2022-11-17" calcext:value-type="date">
            <text:p>11/1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19]-1" office:value-type="date" office:date-value="2022-11-16" calcext:value-type="date">
            <text:p>11/1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0]-1" office:value-type="date" office:date-value="2022-11-15" calcext:value-type="date">
            <text:p>11/1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1]-1" office:value-type="date" office:date-value="2022-11-14" calcext:value-type="date">
            <text:p>11/1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2]-1" office:value-type="date" office:date-value="2022-11-13" calcext:value-type="date">
            <text:p>11/1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3]-1" office:value-type="date" office:date-value="2022-11-12" calcext:value-type="date">
            <text:p>11/1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4]-1" office:value-type="date" office:date-value="2022-11-11" calcext:value-type="date">
            <text:p>11/1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5]-1" office:value-type="date" office:date-value="2022-11-10" calcext:value-type="date">
            <text:p>11/1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6]-1" office:value-type="date" office:date-value="2022-11-09" calcext:value-type="date">
            <text:p>11/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7]-1" office:value-type="date" office:date-value="2022-11-08" calcext:value-type="date">
            <text:p>11/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8]-1" office:value-type="date" office:date-value="2022-11-07" calcext:value-type="date">
            <text:p>11/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29]-1" office:value-type="date" office:date-value="2022-11-06" calcext:value-type="date">
            <text:p>11/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0]-1" office:value-type="date" office:date-value="2022-11-05" calcext:value-type="date">
            <text:p>11/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1]-1" office:value-type="date" office:date-value="2022-11-04" calcext:value-type="date">
            <text:p>11/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2]-1" office:value-type="date" office:date-value="2022-11-03" calcext:value-type="date">
            <text:p>11/3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3]-1" office:value-type="date" office:date-value="2022-11-02" calcext:value-type="date">
            <text:p>11/2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4]-1" office:value-type="date" office:date-value="2022-11-01" calcext:value-type="date">
            <text:p>11/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5]-1" office:value-type="date" office:date-value="2022-10-31" calcext:value-type="date">
            <text:p>10/31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6]-1" office:value-type="date" office:date-value="2022-10-30" calcext:value-type="date">
            <text:p>10/30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7]-1" office:value-type="date" office:date-value="2022-10-29" calcext:value-type="date">
            <text:p>10/29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8]-1" office:value-type="date" office:date-value="2022-10-28" calcext:value-type="date">
            <text:p>10/28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39]-1" office:value-type="date" office:date-value="2022-10-27" calcext:value-type="date">
            <text:p>10/27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0]-1" office:value-type="date" office:date-value="2022-10-26" calcext:value-type="date">
            <text:p>10/26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1]-1" office:value-type="date" office:date-value="2022-10-25" calcext:value-type="date">
            <text:p>10/25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2]-1" office:value-type="date" office:date-value="2022-10-24" calcext:value-type="date">
            <text:p>10/24/2022</text:p>
          </table:table-cell>
          <table:table-cell table:style-name="ce2" office:value-type="float" office:value="27.01" calcext:value-type="float">
            <text:p>27.01</text:p>
          </table:table-cell>
          <table:table-cell office:value-type="float" office:value="233.28" calcext:value-type="float">
            <text:p>233.28</text:p>
          </table:table-cell>
          <table:table-cell table:style-name="ce2" office:value-type="float" office:value="7.91" calcext:value-type="float">
            <text:p>7.91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3]-1" office:value-type="date" office:date-value="2022-10-23" calcext:value-type="date">
            <text:p>10/2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4]-1" office:value-type="date" office:date-value="2022-10-22" calcext:value-type="date">
            <text:p>10/2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5]-1" office:value-type="date" office:date-value="2022-10-21" calcext:value-type="date">
            <text:p>10/2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6]-1" office:value-type="date" office:date-value="2022-10-20" calcext:value-type="date">
            <text:p>10/2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7]-1" office:value-type="date" office:date-value="2022-10-19" calcext:value-type="date">
            <text:p>10/1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8]-1" office:value-type="date" office:date-value="2022-10-18" calcext:value-type="date">
            <text:p>10/1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49]-1" office:value-type="date" office:date-value="2022-10-17" calcext:value-type="date">
            <text:p>10/1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0]-1" office:value-type="date" office:date-value="2022-10-16" calcext:value-type="date">
            <text:p>10/1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1]-1" office:value-type="date" office:date-value="2022-10-15" calcext:value-type="date">
            <text:p>10/1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2]-1" office:value-type="date" office:date-value="2022-10-14" calcext:value-type="date">
            <text:p>10/1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3]-1" office:value-type="date" office:date-value="2022-10-13" calcext:value-type="date">
            <text:p>10/1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4]-1" office:value-type="date" office:date-value="2022-10-12" calcext:value-type="date">
            <text:p>10/1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5]-1" office:value-type="date" office:date-value="2022-10-11" calcext:value-type="date">
            <text:p>10/1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6]-1" office:value-type="date" office:date-value="2022-10-10" calcext:value-type="date">
            <text:p>10/1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7]-1" office:value-type="date" office:date-value="2022-10-09" calcext:value-type="date">
            <text:p>10/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8]-1" office:value-type="date" office:date-value="2022-10-08" calcext:value-type="date">
            <text:p>10/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59]-1" office:value-type="date" office:date-value="2022-10-07" calcext:value-type="date">
            <text:p>10/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0]-1" office:value-type="date" office:date-value="2022-10-06" calcext:value-type="date">
            <text:p>10/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1]-1" office:value-type="date" office:date-value="2022-10-05" calcext:value-type="date">
            <text:p>10/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2]-1" office:value-type="date" office:date-value="2022-10-04" calcext:value-type="date">
            <text:p>10/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3]-1" office:value-type="date" office:date-value="2022-10-03" calcext:value-type="date">
            <text:p>10/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4]-1" office:value-type="date" office:date-value="2022-10-02" calcext:value-type="date">
            <text:p>10/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5]-1" office:value-type="date" office:date-value="2022-10-01" calcext:value-type="date">
            <text:p>10/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6]-1" office:value-type="date" office:date-value="2022-09-30" calcext:value-type="date">
            <text:p>9/3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7]-1" office:value-type="date" office:date-value="2022-09-29" calcext:value-type="date">
            <text:p>9/2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8]-1" office:value-type="date" office:date-value="2022-09-28" calcext:value-type="date">
            <text:p>9/2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69]-1" office:value-type="date" office:date-value="2022-09-27" calcext:value-type="date">
            <text:p>9/2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0]-1" office:value-type="date" office:date-value="2022-09-26" calcext:value-type="date">
            <text:p>9/2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1]-1" office:value-type="date" office:date-value="2022-09-25" calcext:value-type="date">
            <text:p>9/2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2]-1" office:value-type="date" office:date-value="2022-09-24" calcext:value-type="date">
            <text:p>9/2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3]-1" office:value-type="date" office:date-value="2022-09-23" calcext:value-type="date">
            <text:p>9/2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4]-1" office:value-type="date" office:date-value="2022-09-22" calcext:value-type="date">
            <text:p>9/2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5]-1" office:value-type="date" office:date-value="2022-09-21" calcext:value-type="date">
            <text:p>9/2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6]-1" office:value-type="date" office:date-value="2022-09-20" calcext:value-type="date">
            <text:p>9/2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7]-1" office:value-type="date" office:date-value="2022-09-19" calcext:value-type="date">
            <text:p>9/1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8]-1" office:value-type="date" office:date-value="2022-09-18" calcext:value-type="date">
            <text:p>9/1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79]-1" office:value-type="date" office:date-value="2022-09-17" calcext:value-type="date">
            <text:p>9/1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0]-1" office:value-type="date" office:date-value="2022-09-16" calcext:value-type="date">
            <text:p>9/1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1]-1" office:value-type="date" office:date-value="2022-09-15" calcext:value-type="date">
            <text:p>9/1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2]-1" office:value-type="date" office:date-value="2022-09-14" calcext:value-type="date">
            <text:p>9/1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3]-1" office:value-type="date" office:date-value="2022-09-13" calcext:value-type="date">
            <text:p>9/1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4]-1" office:value-type="date" office:date-value="2022-09-12" calcext:value-type="date">
            <text:p>9/1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5]-1" office:value-type="date" office:date-value="2022-09-11" calcext:value-type="date">
            <text:p>9/1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6]-1" office:value-type="date" office:date-value="2022-09-10" calcext:value-type="date">
            <text:p>9/1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7]-1" office:value-type="date" office:date-value="2022-09-09" calcext:value-type="date">
            <text:p>9/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8]-1" office:value-type="date" office:date-value="2022-09-08" calcext:value-type="date">
            <text:p>9/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89]-1" office:value-type="date" office:date-value="2022-09-07" calcext:value-type="date">
            <text:p>9/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0]-1" office:value-type="date" office:date-value="2022-09-06" calcext:value-type="date">
            <text:p>9/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1]-1" office:value-type="date" office:date-value="2022-09-05" calcext:value-type="date">
            <text:p>9/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2]-1" office:value-type="date" office:date-value="2022-09-04" calcext:value-type="date">
            <text:p>9/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3]-1" office:value-type="date" office:date-value="2022-09-03" calcext:value-type="date">
            <text:p>9/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4]-1" office:value-type="date" office:date-value="2022-09-02" calcext:value-type="date">
            <text:p>9/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5]-1" office:value-type="date" office:date-value="2022-09-01" calcext:value-type="date">
            <text:p>9/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6]-1" office:value-type="date" office:date-value="2022-08-31" calcext:value-type="date">
            <text:p>8/3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7]-1" office:value-type="date" office:date-value="2022-08-30" calcext:value-type="date">
            <text:p>8/3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8]-1" office:value-type="date" office:date-value="2022-08-29" calcext:value-type="date">
            <text:p>8/2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399]-1" office:value-type="date" office:date-value="2022-08-28" calcext:value-type="date">
            <text:p>8/2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0]-1" office:value-type="date" office:date-value="2022-08-27" calcext:value-type="date">
            <text:p>8/2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1]-1" office:value-type="date" office:date-value="2022-08-26" calcext:value-type="date">
            <text:p>8/2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2]-1" office:value-type="date" office:date-value="2022-08-25" calcext:value-type="date">
            <text:p>8/2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3]-1" office:value-type="date" office:date-value="2022-08-24" calcext:value-type="date">
            <text:p>8/2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4]-1" office:value-type="date" office:date-value="2022-08-23" calcext:value-type="date">
            <text:p>8/2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5]-1" office:value-type="date" office:date-value="2022-08-22" calcext:value-type="date">
            <text:p>8/2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6]-1" office:value-type="date" office:date-value="2022-08-21" calcext:value-type="date">
            <text:p>8/2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7]-1" office:value-type="date" office:date-value="2022-08-20" calcext:value-type="date">
            <text:p>8/2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8]-1" office:value-type="date" office:date-value="2022-08-19" calcext:value-type="date">
            <text:p>8/1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09]-1" office:value-type="date" office:date-value="2022-08-18" calcext:value-type="date">
            <text:p>8/1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0]-1" office:value-type="date" office:date-value="2022-08-17" calcext:value-type="date">
            <text:p>8/1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1]-1" office:value-type="date" office:date-value="2022-08-16" calcext:value-type="date">
            <text:p>8/1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2]-1" office:value-type="date" office:date-value="2022-08-15" calcext:value-type="date">
            <text:p>8/1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3]-1" office:value-type="date" office:date-value="2022-08-14" calcext:value-type="date">
            <text:p>8/14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4]-1" office:value-type="date" office:date-value="2022-08-13" calcext:value-type="date">
            <text:p>8/13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5]-1" office:value-type="date" office:date-value="2022-08-12" calcext:value-type="date">
            <text:p>8/12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6]-1" office:value-type="date" office:date-value="2022-08-11" calcext:value-type="date">
            <text:p>8/11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7]-1" office:value-type="date" office:date-value="2022-08-10" calcext:value-type="date">
            <text:p>8/10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8]-1" office:value-type="date" office:date-value="2022-08-09" calcext:value-type="date">
            <text:p>8/9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19]-1" office:value-type="date" office:date-value="2022-08-08" calcext:value-type="date">
            <text:p>8/8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0]-1" office:value-type="date" office:date-value="2022-08-07" calcext:value-type="date">
            <text:p>8/7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1]-1" office:value-type="date" office:date-value="2022-08-06" calcext:value-type="date">
            <text:p>8/6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2]-1" office:value-type="date" office:date-value="2022-08-05" calcext:value-type="date">
            <text:p>8/5/2022</text:p>
          </table:table-cell>
          <table:table-cell table:style-name="ce2" office:value-type="float" office:value="26.88" calcext:value-type="float">
            <text:p>26.88</text:p>
          </table:table-cell>
          <table:table-cell office:value-type="float" office:value="230.37" calcext:value-type="float">
            <text:p>230.37</text:p>
          </table:table-cell>
          <table:table-cell table:style-name="ce2" office:value-type="float" office:value="7.17" calcext:value-type="float">
            <text:p>7.17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3]-1" office:value-type="date" office:date-value="2022-08-04" calcext:value-type="date">
            <text:p>8/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4]-1" office:value-type="date" office:date-value="2022-08-03" calcext:value-type="date">
            <text:p>8/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5]-1" office:value-type="date" office:date-value="2022-08-02" calcext:value-type="date">
            <text:p>8/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6]-1" office:value-type="date" office:date-value="2022-08-01" calcext:value-type="date">
            <text:p>8/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7]-1" office:value-type="date" office:date-value="2022-07-31" calcext:value-type="date">
            <text:p>7/3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8]-1" office:value-type="date" office:date-value="2022-07-30" calcext:value-type="date">
            <text:p>7/3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29]-1" office:value-type="date" office:date-value="2022-07-29" calcext:value-type="date">
            <text:p>7/2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0]-1" office:value-type="date" office:date-value="2022-07-28" calcext:value-type="date">
            <text:p>7/2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1]-1" office:value-type="date" office:date-value="2022-07-27" calcext:value-type="date">
            <text:p>7/2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2]-1" office:value-type="date" office:date-value="2022-07-26" calcext:value-type="date">
            <text:p>7/2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3]-1" office:value-type="date" office:date-value="2022-07-25" calcext:value-type="date">
            <text:p>7/2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4]-1" office:value-type="date" office:date-value="2022-07-24" calcext:value-type="date">
            <text:p>7/2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5]-1" office:value-type="date" office:date-value="2022-07-23" calcext:value-type="date">
            <text:p>7/2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6]-1" office:value-type="date" office:date-value="2022-07-22" calcext:value-type="date">
            <text:p>7/2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7]-1" office:value-type="date" office:date-value="2022-07-21" calcext:value-type="date">
            <text:p>7/2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8]-1" office:value-type="date" office:date-value="2022-07-20" calcext:value-type="date">
            <text:p>7/2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39]-1" office:value-type="date" office:date-value="2022-07-19" calcext:value-type="date">
            <text:p>7/1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0]-1" office:value-type="date" office:date-value="2022-07-18" calcext:value-type="date">
            <text:p>7/1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1]-1" office:value-type="date" office:date-value="2022-07-17" calcext:value-type="date">
            <text:p>7/1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2]-1" office:value-type="date" office:date-value="2022-07-16" calcext:value-type="date">
            <text:p>7/1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3]-1" office:value-type="date" office:date-value="2022-07-15" calcext:value-type="date">
            <text:p>7/1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4]-1" office:value-type="date" office:date-value="2022-07-14" calcext:value-type="date">
            <text:p>7/1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5]-1" office:value-type="date" office:date-value="2022-07-13" calcext:value-type="date">
            <text:p>7/1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6]-1" office:value-type="date" office:date-value="2022-07-12" calcext:value-type="date">
            <text:p>7/1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7]-1" office:value-type="date" office:date-value="2022-07-11" calcext:value-type="date">
            <text:p>7/1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8]-1" office:value-type="date" office:date-value="2022-07-10" calcext:value-type="date">
            <text:p>7/1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49]-1" office:value-type="date" office:date-value="2022-07-09" calcext:value-type="date">
            <text:p>7/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0]-1" office:value-type="date" office:date-value="2022-07-08" calcext:value-type="date">
            <text:p>7/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1]-1" office:value-type="date" office:date-value="2022-07-07" calcext:value-type="date">
            <text:p>7/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2]-1" office:value-type="date" office:date-value="2022-07-06" calcext:value-type="date">
            <text:p>7/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3]-1" office:value-type="date" office:date-value="2022-07-05" calcext:value-type="date">
            <text:p>7/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4]-1" office:value-type="date" office:date-value="2022-07-04" calcext:value-type="date">
            <text:p>7/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5]-1" office:value-type="date" office:date-value="2022-07-03" calcext:value-type="date">
            <text:p>7/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6]-1" office:value-type="date" office:date-value="2022-07-02" calcext:value-type="date">
            <text:p>7/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7]-1" office:value-type="date" office:date-value="2022-07-01" calcext:value-type="date">
            <text:p>7/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8]-1" office:value-type="date" office:date-value="2022-06-30" calcext:value-type="date">
            <text:p>6/3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59]-1" office:value-type="date" office:date-value="2022-06-29" calcext:value-type="date">
            <text:p>6/2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0]-1" office:value-type="date" office:date-value="2022-06-28" calcext:value-type="date">
            <text:p>6/2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1]-1" office:value-type="date" office:date-value="2022-06-27" calcext:value-type="date">
            <text:p>6/2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2]-1" office:value-type="date" office:date-value="2022-06-26" calcext:value-type="date">
            <text:p>6/2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3]-1" office:value-type="date" office:date-value="2022-06-25" calcext:value-type="date">
            <text:p>6/2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4]-1" office:value-type="date" office:date-value="2022-06-24" calcext:value-type="date">
            <text:p>6/2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5]-1" office:value-type="date" office:date-value="2022-06-23" calcext:value-type="date">
            <text:p>6/2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6]-1" office:value-type="date" office:date-value="2022-06-22" calcext:value-type="date">
            <text:p>6/2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7]-1" office:value-type="date" office:date-value="2022-06-21" calcext:value-type="date">
            <text:p>6/2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8]-1" office:value-type="date" office:date-value="2022-06-20" calcext:value-type="date">
            <text:p>6/2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69]-1" office:value-type="date" office:date-value="2022-06-19" calcext:value-type="date">
            <text:p>6/1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0]-1" office:value-type="date" office:date-value="2022-06-18" calcext:value-type="date">
            <text:p>6/1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1]-1" office:value-type="date" office:date-value="2022-06-17" calcext:value-type="date">
            <text:p>6/1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2]-1" office:value-type="date" office:date-value="2022-06-16" calcext:value-type="date">
            <text:p>6/1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3]-1" office:value-type="date" office:date-value="2022-06-15" calcext:value-type="date">
            <text:p>6/1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4]-1" office:value-type="date" office:date-value="2022-06-14" calcext:value-type="date">
            <text:p>6/1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5]-1" office:value-type="date" office:date-value="2022-06-13" calcext:value-type="date">
            <text:p>6/1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6]-1" office:value-type="date" office:date-value="2022-06-12" calcext:value-type="date">
            <text:p>6/1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7]-1" office:value-type="date" office:date-value="2022-06-11" calcext:value-type="date">
            <text:p>6/1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8]-1" office:value-type="date" office:date-value="2022-06-10" calcext:value-type="date">
            <text:p>6/1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79]-1" office:value-type="date" office:date-value="2022-06-09" calcext:value-type="date">
            <text:p>6/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0]-1" office:value-type="date" office:date-value="2022-06-08" calcext:value-type="date">
            <text:p>6/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1]-1" office:value-type="date" office:date-value="2022-06-07" calcext:value-type="date">
            <text:p>6/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2]-1" office:value-type="date" office:date-value="2022-06-06" calcext:value-type="date">
            <text:p>6/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3]-1" office:value-type="date" office:date-value="2022-06-05" calcext:value-type="date">
            <text:p>6/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4]-1" office:value-type="date" office:date-value="2022-06-04" calcext:value-type="date">
            <text:p>6/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5]-1" office:value-type="date" office:date-value="2022-06-03" calcext:value-type="date">
            <text:p>6/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6]-1" office:value-type="date" office:date-value="2022-06-02" calcext:value-type="date">
            <text:p>6/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7]-1" office:value-type="date" office:date-value="2022-06-01" calcext:value-type="date">
            <text:p>6/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8]-1" office:value-type="date" office:date-value="2022-05-31" calcext:value-type="date">
            <text:p>5/3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89]-1" office:value-type="date" office:date-value="2022-05-30" calcext:value-type="date">
            <text:p>5/3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0]-1" office:value-type="date" office:date-value="2022-05-29" calcext:value-type="date">
            <text:p>5/2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1]-1" office:value-type="date" office:date-value="2022-05-28" calcext:value-type="date">
            <text:p>5/2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2]-1" office:value-type="date" office:date-value="2022-05-27" calcext:value-type="date">
            <text:p>5/2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3]-1" office:value-type="date" office:date-value="2022-05-26" calcext:value-type="date">
            <text:p>5/2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4]-1" office:value-type="date" office:date-value="2022-05-25" calcext:value-type="date">
            <text:p>5/2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5]-1" office:value-type="date" office:date-value="2022-05-24" calcext:value-type="date">
            <text:p>5/2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6]-1" office:value-type="date" office:date-value="2022-05-23" calcext:value-type="date">
            <text:p>5/2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7]-1" office:value-type="date" office:date-value="2022-05-22" calcext:value-type="date">
            <text:p>5/2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8]-1" office:value-type="date" office:date-value="2022-05-21" calcext:value-type="date">
            <text:p>5/2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499]-1" office:value-type="date" office:date-value="2022-05-20" calcext:value-type="date">
            <text:p>5/2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0]-1" office:value-type="date" office:date-value="2022-05-19" calcext:value-type="date">
            <text:p>5/1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1]-1" office:value-type="date" office:date-value="2022-05-18" calcext:value-type="date">
            <text:p>5/1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2]-1" office:value-type="date" office:date-value="2022-05-17" calcext:value-type="date">
            <text:p>5/1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3]-1" office:value-type="date" office:date-value="2022-05-16" calcext:value-type="date">
            <text:p>5/1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4]-1" office:value-type="date" office:date-value="2022-05-15" calcext:value-type="date">
            <text:p>5/1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5]-1" office:value-type="date" office:date-value="2022-05-14" calcext:value-type="date">
            <text:p>5/1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6]-1" office:value-type="date" office:date-value="2022-05-13" calcext:value-type="date">
            <text:p>5/1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7]-1" office:value-type="date" office:date-value="2022-05-12" calcext:value-type="date">
            <text:p>5/1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8]-1" office:value-type="date" office:date-value="2022-05-11" calcext:value-type="date">
            <text:p>5/1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09]-1" office:value-type="date" office:date-value="2022-05-10" calcext:value-type="date">
            <text:p>5/1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0]-1" office:value-type="date" office:date-value="2022-05-09" calcext:value-type="date">
            <text:p>5/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1]-1" office:value-type="date" office:date-value="2022-05-08" calcext:value-type="date">
            <text:p>5/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2]-1" office:value-type="date" office:date-value="2022-05-07" calcext:value-type="date">
            <text:p>5/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3]-1" office:value-type="date" office:date-value="2022-05-06" calcext:value-type="date">
            <text:p>5/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4]-1" office:value-type="date" office:date-value="2022-05-05" calcext:value-type="date">
            <text:p>5/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5]-1" office:value-type="date" office:date-value="2022-05-04" calcext:value-type="date">
            <text:p>5/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6]-1" office:value-type="date" office:date-value="2022-05-03" calcext:value-type="date">
            <text:p>5/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7]-1" office:value-type="date" office:date-value="2022-05-02" calcext:value-type="date">
            <text:p>5/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8]-1" office:value-type="date" office:date-value="2022-05-01" calcext:value-type="date">
            <text:p>5/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19]-1" office:value-type="date" office:date-value="2022-04-30" calcext:value-type="date">
            <text:p>4/3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0]-1" office:value-type="date" office:date-value="2022-04-29" calcext:value-type="date">
            <text:p>4/2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1]-1" office:value-type="date" office:date-value="2022-04-28" calcext:value-type="date">
            <text:p>4/28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2]-1" office:value-type="date" office:date-value="2022-04-27" calcext:value-type="date">
            <text:p>4/27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3]-1" office:value-type="date" office:date-value="2022-04-26" calcext:value-type="date">
            <text:p>4/26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4]-1" office:value-type="date" office:date-value="2022-04-25" calcext:value-type="date">
            <text:p>4/25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5]-1" office:value-type="date" office:date-value="2022-04-24" calcext:value-type="date">
            <text:p>4/24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6]-1" office:value-type="date" office:date-value="2022-04-23" calcext:value-type="date">
            <text:p>4/23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7]-1" office:value-type="date" office:date-value="2022-04-22" calcext:value-type="date">
            <text:p>4/22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8]-1" office:value-type="date" office:date-value="2022-04-21" calcext:value-type="date">
            <text:p>4/21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29]-1" office:value-type="date" office:date-value="2022-04-20" calcext:value-type="date">
            <text:p>4/20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0]-1" office:value-type="date" office:date-value="2022-04-19" calcext:value-type="date">
            <text:p>4/19/2022</text:p>
          </table:table-cell>
          <table:table-cell table:style-name="ce2" office:value-type="float" office:value="24.39" calcext:value-type="float">
            <text:p>24.39</text:p>
          </table:table-cell>
          <table:table-cell office:value-type="float" office:value="190.29" calcext:value-type="float">
            <text:p>190.29</text:p>
          </table:table-cell>
          <table:table-cell table:style-name="ce2" office:value-type="float" office:value="6.84" calcext:value-type="float">
            <text:p>6.84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1]-1" office:value-type="date" office:date-value="2022-04-18" calcext:value-type="date">
            <text:p>4/1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2]-1" office:value-type="date" office:date-value="2022-04-17" calcext:value-type="date">
            <text:p>4/1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3]-1" office:value-type="date" office:date-value="2022-04-16" calcext:value-type="date">
            <text:p>4/1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4]-1" office:value-type="date" office:date-value="2022-04-15" calcext:value-type="date">
            <text:p>4/1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5]-1" office:value-type="date" office:date-value="2022-04-14" calcext:value-type="date">
            <text:p>4/1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6]-1" office:value-type="date" office:date-value="2022-04-13" calcext:value-type="date">
            <text:p>4/1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7]-1" office:value-type="date" office:date-value="2022-04-12" calcext:value-type="date">
            <text:p>4/1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8]-1" office:value-type="date" office:date-value="2022-04-11" calcext:value-type="date">
            <text:p>4/1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39]-1" office:value-type="date" office:date-value="2022-04-10" calcext:value-type="date">
            <text:p>4/1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0]-1" office:value-type="date" office:date-value="2022-04-09" calcext:value-type="date">
            <text:p>4/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1]-1" office:value-type="date" office:date-value="2022-04-08" calcext:value-type="date">
            <text:p>4/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2]-1" office:value-type="date" office:date-value="2022-04-07" calcext:value-type="date">
            <text:p>4/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3]-1" office:value-type="date" office:date-value="2022-04-06" calcext:value-type="date">
            <text:p>4/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4]-1" office:value-type="date" office:date-value="2022-04-05" calcext:value-type="date">
            <text:p>4/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5]-1" office:value-type="date" office:date-value="2022-04-04" calcext:value-type="date">
            <text:p>4/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6]-1" office:value-type="date" office:date-value="2022-04-03" calcext:value-type="date">
            <text:p>4/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7]-1" office:value-type="date" office:date-value="2022-04-02" calcext:value-type="date">
            <text:p>4/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8]-1" office:value-type="date" office:date-value="2022-04-01" calcext:value-type="date">
            <text:p>4/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49]-1" office:value-type="date" office:date-value="2022-03-31" calcext:value-type="date">
            <text:p>3/3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0]-1" office:value-type="date" office:date-value="2022-03-30" calcext:value-type="date">
            <text:p>3/3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1]-1" office:value-type="date" office:date-value="2022-03-29" calcext:value-type="date">
            <text:p>3/2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2]-1" office:value-type="date" office:date-value="2022-03-28" calcext:value-type="date">
            <text:p>3/2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3]-1" office:value-type="date" office:date-value="2022-03-27" calcext:value-type="date">
            <text:p>3/2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4]-1" office:value-type="date" office:date-value="2022-03-26" calcext:value-type="date">
            <text:p>3/2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5]-1" office:value-type="date" office:date-value="2022-03-25" calcext:value-type="date">
            <text:p>3/2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6]-1" office:value-type="date" office:date-value="2022-03-24" calcext:value-type="date">
            <text:p>3/2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7]-1" office:value-type="date" office:date-value="2022-03-23" calcext:value-type="date">
            <text:p>3/2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8]-1" office:value-type="date" office:date-value="2022-03-22" calcext:value-type="date">
            <text:p>3/2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59]-1" office:value-type="date" office:date-value="2022-03-21" calcext:value-type="date">
            <text:p>3/2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0]-1" office:value-type="date" office:date-value="2022-03-20" calcext:value-type="date">
            <text:p>3/2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1]-1" office:value-type="date" office:date-value="2022-03-19" calcext:value-type="date">
            <text:p>3/1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2]-1" office:value-type="date" office:date-value="2022-03-18" calcext:value-type="date">
            <text:p>3/1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3]-1" office:value-type="date" office:date-value="2022-03-17" calcext:value-type="date">
            <text:p>3/1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4]-1" office:value-type="date" office:date-value="2022-03-16" calcext:value-type="date">
            <text:p>3/1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5]-1" office:value-type="date" office:date-value="2022-03-15" calcext:value-type="date">
            <text:p>3/1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6]-1" office:value-type="date" office:date-value="2022-03-14" calcext:value-type="date">
            <text:p>3/1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7]-1" office:value-type="date" office:date-value="2022-03-13" calcext:value-type="date">
            <text:p>3/1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8]-1" office:value-type="date" office:date-value="2022-03-12" calcext:value-type="date">
            <text:p>3/1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69]-1" office:value-type="date" office:date-value="2022-03-11" calcext:value-type="date">
            <text:p>3/1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0]-1" office:value-type="date" office:date-value="2022-03-10" calcext:value-type="date">
            <text:p>3/1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1]-1" office:value-type="date" office:date-value="2022-03-09" calcext:value-type="date">
            <text:p>3/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2]-1" office:value-type="date" office:date-value="2022-03-08" calcext:value-type="date">
            <text:p>3/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3]-1" office:value-type="date" office:date-value="2022-03-07" calcext:value-type="date">
            <text:p>3/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4]-1" office:value-type="date" office:date-value="2022-03-06" calcext:value-type="date">
            <text:p>3/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5]-1" office:value-type="date" office:date-value="2022-03-05" calcext:value-type="date">
            <text:p>3/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6]-1" office:value-type="date" office:date-value="2022-03-04" calcext:value-type="date">
            <text:p>3/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7]-1" office:value-type="date" office:date-value="2022-03-03" calcext:value-type="date">
            <text:p>3/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8]-1" office:value-type="date" office:date-value="2022-03-02" calcext:value-type="date">
            <text:p>3/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79]-1" office:value-type="date" office:date-value="2022-03-01" calcext:value-type="date">
            <text:p>3/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0]-1" office:value-type="date" office:date-value="2022-02-28" calcext:value-type="date">
            <text:p>2/2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1]-1" office:value-type="date" office:date-value="2022-02-27" calcext:value-type="date">
            <text:p>2/2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2]-1" office:value-type="date" office:date-value="2022-02-26" calcext:value-type="date">
            <text:p>2/2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3]-1" office:value-type="date" office:date-value="2022-02-25" calcext:value-type="date">
            <text:p>2/2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4]-1" office:value-type="date" office:date-value="2022-02-24" calcext:value-type="date">
            <text:p>2/2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5]-1" office:value-type="date" office:date-value="2022-02-23" calcext:value-type="date">
            <text:p>2/2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6]-1" office:value-type="date" office:date-value="2022-02-22" calcext:value-type="date">
            <text:p>2/2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7]-1" office:value-type="date" office:date-value="2022-02-21" calcext:value-type="date">
            <text:p>2/2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8]-1" office:value-type="date" office:date-value="2022-02-20" calcext:value-type="date">
            <text:p>2/2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89]-1" office:value-type="date" office:date-value="2022-02-19" calcext:value-type="date">
            <text:p>2/1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0]-1" office:value-type="date" office:date-value="2022-02-18" calcext:value-type="date">
            <text:p>2/1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1]-1" office:value-type="date" office:date-value="2022-02-17" calcext:value-type="date">
            <text:p>2/1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2]-1" office:value-type="date" office:date-value="2022-02-16" calcext:value-type="date">
            <text:p>2/1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3]-1" office:value-type="date" office:date-value="2022-02-15" calcext:value-type="date">
            <text:p>2/1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4]-1" office:value-type="date" office:date-value="2022-02-14" calcext:value-type="date">
            <text:p>2/1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5]-1" office:value-type="date" office:date-value="2022-02-13" calcext:value-type="date">
            <text:p>2/1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6]-1" office:value-type="date" office:date-value="2022-02-12" calcext:value-type="date">
            <text:p>2/1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7]-1" office:value-type="date" office:date-value="2022-02-11" calcext:value-type="date">
            <text:p>2/1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8]-1" office:value-type="date" office:date-value="2022-02-10" calcext:value-type="date">
            <text:p>2/1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599]-1" office:value-type="date" office:date-value="2022-02-09" calcext:value-type="date">
            <text:p>2/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0]-1" office:value-type="date" office:date-value="2022-02-08" calcext:value-type="date">
            <text:p>2/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1]-1" office:value-type="date" office:date-value="2022-02-07" calcext:value-type="date">
            <text:p>2/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2]-1" office:value-type="date" office:date-value="2022-02-06" calcext:value-type="date">
            <text:p>2/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3]-1" office:value-type="date" office:date-value="2022-02-05" calcext:value-type="date">
            <text:p>2/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4]-1" office:value-type="date" office:date-value="2022-02-04" calcext:value-type="date">
            <text:p>2/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5]-1" office:value-type="date" office:date-value="2022-02-03" calcext:value-type="date">
            <text:p>2/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6]-1" office:value-type="date" office:date-value="2022-02-02" calcext:value-type="date">
            <text:p>2/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7]-1" office:value-type="date" office:date-value="2022-02-01" calcext:value-type="date">
            <text:p>2/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8]-1" office:value-type="date" office:date-value="2022-01-31" calcext:value-type="date">
            <text:p>1/3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09]-1" office:value-type="date" office:date-value="2022-01-30" calcext:value-type="date">
            <text:p>1/30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0]-1" office:value-type="date" office:date-value="2022-01-29" calcext:value-type="date">
            <text:p>1/29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1]-1" office:value-type="date" office:date-value="2022-01-28" calcext:value-type="date">
            <text:p>1/28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2]-1" office:value-type="date" office:date-value="2022-01-27" calcext:value-type="date">
            <text:p>1/27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3]-1" office:value-type="date" office:date-value="2022-01-26" calcext:value-type="date">
            <text:p>1/26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4]-1" office:value-type="date" office:date-value="2022-01-25" calcext:value-type="date">
            <text:p>1/25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5]-1" office:value-type="date" office:date-value="2022-01-24" calcext:value-type="date">
            <text:p>1/24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6]-1" office:value-type="date" office:date-value="2022-01-23" calcext:value-type="date">
            <text:p>1/23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7]-1" office:value-type="date" office:date-value="2022-01-22" calcext:value-type="date">
            <text:p>1/22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8]-1" office:value-type="date" office:date-value="2022-01-21" calcext:value-type="date">
            <text:p>1/21/2022</text:p>
          </table:table-cell>
          <table:table-cell table:style-name="ce2" office:value-type="float" office:value="23.59" calcext:value-type="float">
            <text:p>23.59</text:p>
          </table:table-cell>
          <table:table-cell office:value-type="float" office:value="184.28" calcext:value-type="float">
            <text:p>184.28</text:p>
          </table:table-cell>
          <table:table-cell table:style-name="ce2" office:value-type="float" office:value="6.03" calcext:value-type="float">
            <text:p>6.03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19]-1" office:value-type="date" office:date-value="2022-01-20" calcext:value-type="date">
            <text:p>1/20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0]-1" office:value-type="date" office:date-value="2022-01-19" calcext:value-type="date">
            <text:p>1/19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1]-1" office:value-type="date" office:date-value="2022-01-18" calcext:value-type="date">
            <text:p>1/18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2]-1" office:value-type="date" office:date-value="2022-01-17" calcext:value-type="date">
            <text:p>1/17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3]-1" office:value-type="date" office:date-value="2022-01-16" calcext:value-type="date">
            <text:p>1/16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4]-1" office:value-type="date" office:date-value="2022-01-15" calcext:value-type="date">
            <text:p>1/15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5]-1" office:value-type="date" office:date-value="2022-01-14" calcext:value-type="date">
            <text:p>1/14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6]-1" office:value-type="date" office:date-value="2022-01-13" calcext:value-type="date">
            <text:p>1/13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7]-1" office:value-type="date" office:date-value="2022-01-12" calcext:value-type="date">
            <text:p>1/12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8]-1" office:value-type="date" office:date-value="2022-01-11" calcext:value-type="date">
            <text:p>1/11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29]-1" office:value-type="date" office:date-value="2022-01-10" calcext:value-type="date">
            <text:p>1/10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0]-1" office:value-type="date" office:date-value="2022-01-09" calcext:value-type="date">
            <text:p>1/9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1]-1" office:value-type="date" office:date-value="2022-01-08" calcext:value-type="date">
            <text:p>1/8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2]-1" office:value-type="date" office:date-value="2022-01-07" calcext:value-type="date">
            <text:p>1/7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3]-1" office:value-type="date" office:date-value="2022-01-06" calcext:value-type="date">
            <text:p>1/6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4]-1" office:value-type="date" office:date-value="2022-01-05" calcext:value-type="date">
            <text:p>1/5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5]-1" office:value-type="date" office:date-value="2022-01-04" calcext:value-type="date">
            <text:p>1/4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6]-1" office:value-type="date" office:date-value="2022-01-03" calcext:value-type="date">
            <text:p>1/3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7]-1" office:value-type="date" office:date-value="2022-01-02" calcext:value-type="date">
            <text:p>1/2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8]-1" office:value-type="date" office:date-value="2022-01-01" calcext:value-type="date">
            <text:p>1/1/2022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39]-1" office:value-type="date" office:date-value="2021-12-31" calcext:value-type="date">
            <text:p>12/3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8" calcext:value-type="percentage">
            <text:p>38%</text:p>
          </table:table-cell>
          <table:table-cell table:number-columns-repeated="1018"/>
        </table:table-row>
        <table:table-row table:style-name="ro1">
          <table:table-cell table:formula="of:=[.A640]-1" office:value-type="date" office:date-value="2021-12-30" calcext:value-type="date">
            <text:p>12/3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1]-1" office:value-type="date" office:date-value="2021-12-29" calcext:value-type="date">
            <text:p>12/2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2]-1" office:value-type="date" office:date-value="2021-12-28" calcext:value-type="date">
            <text:p>12/2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3]-1" office:value-type="date" office:date-value="2021-12-27" calcext:value-type="date">
            <text:p>12/2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4]-1" office:value-type="date" office:date-value="2021-12-26" calcext:value-type="date">
            <text:p>12/2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5]-1" office:value-type="date" office:date-value="2021-12-25" calcext:value-type="date">
            <text:p>12/2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6]-1" office:value-type="date" office:date-value="2021-12-24" calcext:value-type="date">
            <text:p>12/2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7]-1" office:value-type="date" office:date-value="2021-12-23" calcext:value-type="date">
            <text:p>12/2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8]-1" office:value-type="date" office:date-value="2021-12-22" calcext:value-type="date">
            <text:p>12/2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49]-1" office:value-type="date" office:date-value="2021-12-21" calcext:value-type="date">
            <text:p>12/2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0]-1" office:value-type="date" office:date-value="2021-12-20" calcext:value-type="date">
            <text:p>12/2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1]-1" office:value-type="date" office:date-value="2021-12-19" calcext:value-type="date">
            <text:p>12/1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2]-1" office:value-type="date" office:date-value="2021-12-18" calcext:value-type="date">
            <text:p>12/1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3]-1" office:value-type="date" office:date-value="2021-12-17" calcext:value-type="date">
            <text:p>12/1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4]-1" office:value-type="date" office:date-value="2021-12-16" calcext:value-type="date">
            <text:p>12/1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5]-1" office:value-type="date" office:date-value="2021-12-15" calcext:value-type="date">
            <text:p>12/1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6]-1" office:value-type="date" office:date-value="2021-12-14" calcext:value-type="date">
            <text:p>12/1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7]-1" office:value-type="date" office:date-value="2021-12-13" calcext:value-type="date">
            <text:p>12/1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8]-1" office:value-type="date" office:date-value="2021-12-12" calcext:value-type="date">
            <text:p>12/1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59]-1" office:value-type="date" office:date-value="2021-12-11" calcext:value-type="date">
            <text:p>12/1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0]-1" office:value-type="date" office:date-value="2021-12-10" calcext:value-type="date">
            <text:p>12/1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1]-1" office:value-type="date" office:date-value="2021-12-09" calcext:value-type="date">
            <text:p>12/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2]-1" office:value-type="date" office:date-value="2021-12-08" calcext:value-type="date">
            <text:p>12/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3]-1" office:value-type="date" office:date-value="2021-12-07" calcext:value-type="date">
            <text:p>12/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4]-1" office:value-type="date" office:date-value="2021-12-06" calcext:value-type="date">
            <text:p>12/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5]-1" office:value-type="date" office:date-value="2021-12-05" calcext:value-type="date">
            <text:p>12/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6]-1" office:value-type="date" office:date-value="2021-12-04" calcext:value-type="date">
            <text:p>12/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7]-1" office:value-type="date" office:date-value="2021-12-03" calcext:value-type="date">
            <text:p>12/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8]-1" office:value-type="date" office:date-value="2021-12-02" calcext:value-type="date">
            <text:p>12/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69]-1" office:value-type="date" office:date-value="2021-12-01" calcext:value-type="date">
            <text:p>12/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0]-1" office:value-type="date" office:date-value="2021-11-30" calcext:value-type="date">
            <text:p>11/3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1]-1" office:value-type="date" office:date-value="2021-11-29" calcext:value-type="date">
            <text:p>11/2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2]-1" office:value-type="date" office:date-value="2021-11-28" calcext:value-type="date">
            <text:p>11/2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3]-1" office:value-type="date" office:date-value="2021-11-27" calcext:value-type="date">
            <text:p>11/2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4]-1" office:value-type="date" office:date-value="2021-11-26" calcext:value-type="date">
            <text:p>11/2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5]-1" office:value-type="date" office:date-value="2021-11-25" calcext:value-type="date">
            <text:p>11/2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6]-1" office:value-type="date" office:date-value="2021-11-24" calcext:value-type="date">
            <text:p>11/2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7]-1" office:value-type="date" office:date-value="2021-11-23" calcext:value-type="date">
            <text:p>11/2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8]-1" office:value-type="date" office:date-value="2021-11-22" calcext:value-type="date">
            <text:p>11/2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79]-1" office:value-type="date" office:date-value="2021-11-21" calcext:value-type="date">
            <text:p>11/2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0]-1" office:value-type="date" office:date-value="2021-11-20" calcext:value-type="date">
            <text:p>11/2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1]-1" office:value-type="date" office:date-value="2021-11-19" calcext:value-type="date">
            <text:p>11/1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2]-1" office:value-type="date" office:date-value="2021-11-18" calcext:value-type="date">
            <text:p>11/1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3]-1" office:value-type="date" office:date-value="2021-11-17" calcext:value-type="date">
            <text:p>11/1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4]-1" office:value-type="date" office:date-value="2021-11-16" calcext:value-type="date">
            <text:p>11/1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5]-1" office:value-type="date" office:date-value="2021-11-15" calcext:value-type="date">
            <text:p>11/1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6]-1" office:value-type="date" office:date-value="2021-11-14" calcext:value-type="date">
            <text:p>11/1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7]-1" office:value-type="date" office:date-value="2021-11-13" calcext:value-type="date">
            <text:p>11/1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8]-1" office:value-type="date" office:date-value="2021-11-12" calcext:value-type="date">
            <text:p>11/1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89]-1" office:value-type="date" office:date-value="2021-11-11" calcext:value-type="date">
            <text:p>11/1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0]-1" office:value-type="date" office:date-value="2021-11-10" calcext:value-type="date">
            <text:p>11/10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1]-1" office:value-type="date" office:date-value="2021-11-09" calcext:value-type="date">
            <text:p>11/9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2]-1" office:value-type="date" office:date-value="2021-11-08" calcext:value-type="date">
            <text:p>11/8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3]-1" office:value-type="date" office:date-value="2021-11-07" calcext:value-type="date">
            <text:p>11/7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4]-1" office:value-type="date" office:date-value="2021-11-06" calcext:value-type="date">
            <text:p>11/6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5]-1" office:value-type="date" office:date-value="2021-11-05" calcext:value-type="date">
            <text:p>11/5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6]-1" office:value-type="date" office:date-value="2021-11-04" calcext:value-type="date">
            <text:p>11/4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7]-1" office:value-type="date" office:date-value="2021-11-03" calcext:value-type="date">
            <text:p>11/3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8]-1" office:value-type="date" office:date-value="2021-11-02" calcext:value-type="date">
            <text:p>11/2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699]-1" office:value-type="date" office:date-value="2021-11-01" calcext:value-type="date">
            <text:p>11/1/2021</text:p>
          </table:table-cell>
          <table:table-cell table:style-name="ce2" office:value-type="float" office:value="32.11" calcext:value-type="float">
            <text:p>32.11</text:p>
          </table:table-cell>
          <table:table-cell office:value-type="float" office:value="247.31" calcext:value-type="float">
            <text:p>247.31</text:p>
          </table:table-cell>
          <table:table-cell table:style-name="ce2" office:value-type="float" office:value="5.15" calcext:value-type="float">
            <text:p>5.15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0]-1" office:value-type="date" office:date-value="2021-10-31" calcext:value-type="date">
            <text:p>10/3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1]-1" office:value-type="date" office:date-value="2021-10-30" calcext:value-type="date">
            <text:p>10/3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2]-1" office:value-type="date" office:date-value="2021-10-29" calcext:value-type="date">
            <text:p>10/2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3]-1" office:value-type="date" office:date-value="2021-10-28" calcext:value-type="date">
            <text:p>10/2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4]-1" office:value-type="date" office:date-value="2021-10-27" calcext:value-type="date">
            <text:p>10/2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5]-1" office:value-type="date" office:date-value="2021-10-26" calcext:value-type="date">
            <text:p>10/2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6]-1" office:value-type="date" office:date-value="2021-10-25" calcext:value-type="date">
            <text:p>10/2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7]-1" office:value-type="date" office:date-value="2021-10-24" calcext:value-type="date">
            <text:p>10/2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8]-1" office:value-type="date" office:date-value="2021-10-23" calcext:value-type="date">
            <text:p>10/2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09]-1" office:value-type="date" office:date-value="2021-10-22" calcext:value-type="date">
            <text:p>10/2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0]-1" office:value-type="date" office:date-value="2021-10-21" calcext:value-type="date">
            <text:p>10/2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1]-1" office:value-type="date" office:date-value="2021-10-20" calcext:value-type="date">
            <text:p>10/2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2]-1" office:value-type="date" office:date-value="2021-10-19" calcext:value-type="date">
            <text:p>10/1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3]-1" office:value-type="date" office:date-value="2021-10-18" calcext:value-type="date">
            <text:p>10/1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4]-1" office:value-type="date" office:date-value="2021-10-17" calcext:value-type="date">
            <text:p>10/1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5]-1" office:value-type="date" office:date-value="2021-10-16" calcext:value-type="date">
            <text:p>10/1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6]-1" office:value-type="date" office:date-value="2021-10-15" calcext:value-type="date">
            <text:p>10/1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7]-1" office:value-type="date" office:date-value="2021-10-14" calcext:value-type="date">
            <text:p>10/1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8]-1" office:value-type="date" office:date-value="2021-10-13" calcext:value-type="date">
            <text:p>10/1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19]-1" office:value-type="date" office:date-value="2021-10-12" calcext:value-type="date">
            <text:p>10/1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0]-1" office:value-type="date" office:date-value="2021-10-11" calcext:value-type="date">
            <text:p>10/1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1]-1" office:value-type="date" office:date-value="2021-10-10" calcext:value-type="date">
            <text:p>10/1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2]-1" office:value-type="date" office:date-value="2021-10-09" calcext:value-type="date">
            <text:p>10/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3]-1" office:value-type="date" office:date-value="2021-10-08" calcext:value-type="date">
            <text:p>10/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4]-1" office:value-type="date" office:date-value="2021-10-07" calcext:value-type="date">
            <text:p>10/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5]-1" office:value-type="date" office:date-value="2021-10-06" calcext:value-type="date">
            <text:p>10/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6]-1" office:value-type="date" office:date-value="2021-10-05" calcext:value-type="date">
            <text:p>10/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7]-1" office:value-type="date" office:date-value="2021-10-04" calcext:value-type="date">
            <text:p>10/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8]-1" office:value-type="date" office:date-value="2021-10-03" calcext:value-type="date">
            <text:p>10/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29]-1" office:value-type="date" office:date-value="2021-10-02" calcext:value-type="date">
            <text:p>10/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0]-1" office:value-type="date" office:date-value="2021-10-01" calcext:value-type="date">
            <text:p>10/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1]-1" office:value-type="date" office:date-value="2021-09-30" calcext:value-type="date">
            <text:p>9/3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2]-1" office:value-type="date" office:date-value="2021-09-29" calcext:value-type="date">
            <text:p>9/2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3]-1" office:value-type="date" office:date-value="2021-09-28" calcext:value-type="date">
            <text:p>9/2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4]-1" office:value-type="date" office:date-value="2021-09-27" calcext:value-type="date">
            <text:p>9/2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5]-1" office:value-type="date" office:date-value="2021-09-26" calcext:value-type="date">
            <text:p>9/2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6]-1" office:value-type="date" office:date-value="2021-09-25" calcext:value-type="date">
            <text:p>9/2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7]-1" office:value-type="date" office:date-value="2021-09-24" calcext:value-type="date">
            <text:p>9/2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8]-1" office:value-type="date" office:date-value="2021-09-23" calcext:value-type="date">
            <text:p>9/2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39]-1" office:value-type="date" office:date-value="2021-09-22" calcext:value-type="date">
            <text:p>9/2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0]-1" office:value-type="date" office:date-value="2021-09-21" calcext:value-type="date">
            <text:p>9/2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1]-1" office:value-type="date" office:date-value="2021-09-20" calcext:value-type="date">
            <text:p>9/2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2]-1" office:value-type="date" office:date-value="2021-09-19" calcext:value-type="date">
            <text:p>9/1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3]-1" office:value-type="date" office:date-value="2021-09-18" calcext:value-type="date">
            <text:p>9/1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4]-1" office:value-type="date" office:date-value="2021-09-17" calcext:value-type="date">
            <text:p>9/1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5]-1" office:value-type="date" office:date-value="2021-09-16" calcext:value-type="date">
            <text:p>9/1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6]-1" office:value-type="date" office:date-value="2021-09-15" calcext:value-type="date">
            <text:p>9/1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7]-1" office:value-type="date" office:date-value="2021-09-14" calcext:value-type="date">
            <text:p>9/1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8]-1" office:value-type="date" office:date-value="2021-09-13" calcext:value-type="date">
            <text:p>9/1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49]-1" office:value-type="date" office:date-value="2021-09-12" calcext:value-type="date">
            <text:p>9/1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0]-1" office:value-type="date" office:date-value="2021-09-11" calcext:value-type="date">
            <text:p>9/1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1]-1" office:value-type="date" office:date-value="2021-09-10" calcext:value-type="date">
            <text:p>9/1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2]-1" office:value-type="date" office:date-value="2021-09-09" calcext:value-type="date">
            <text:p>9/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3]-1" office:value-type="date" office:date-value="2021-09-08" calcext:value-type="date">
            <text:p>9/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4]-1" office:value-type="date" office:date-value="2021-09-07" calcext:value-type="date">
            <text:p>9/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5]-1" office:value-type="date" office:date-value="2021-09-06" calcext:value-type="date">
            <text:p>9/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6]-1" office:value-type="date" office:date-value="2021-09-05" calcext:value-type="date">
            <text:p>9/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7]-1" office:value-type="date" office:date-value="2021-09-04" calcext:value-type="date">
            <text:p>9/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8]-1" office:value-type="date" office:date-value="2021-09-03" calcext:value-type="date">
            <text:p>9/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59]-1" office:value-type="date" office:date-value="2021-09-02" calcext:value-type="date">
            <text:p>9/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0]-1" office:value-type="date" office:date-value="2021-09-01" calcext:value-type="date">
            <text:p>9/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1]-1" office:value-type="date" office:date-value="2021-08-31" calcext:value-type="date">
            <text:p>8/3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2]-1" office:value-type="date" office:date-value="2021-08-30" calcext:value-type="date">
            <text:p>8/3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3]-1" office:value-type="date" office:date-value="2021-08-29" calcext:value-type="date">
            <text:p>8/2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4]-1" office:value-type="date" office:date-value="2021-08-28" calcext:value-type="date">
            <text:p>8/2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5]-1" office:value-type="date" office:date-value="2021-08-27" calcext:value-type="date">
            <text:p>8/2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6]-1" office:value-type="date" office:date-value="2021-08-26" calcext:value-type="date">
            <text:p>8/2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7]-1" office:value-type="date" office:date-value="2021-08-25" calcext:value-type="date">
            <text:p>8/25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8]-1" office:value-type="date" office:date-value="2021-08-24" calcext:value-type="date">
            <text:p>8/24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69]-1" office:value-type="date" office:date-value="2021-08-23" calcext:value-type="date">
            <text:p>8/23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0]-1" office:value-type="date" office:date-value="2021-08-22" calcext:value-type="date">
            <text:p>8/22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1]-1" office:value-type="date" office:date-value="2021-08-21" calcext:value-type="date">
            <text:p>8/21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2]-1" office:value-type="date" office:date-value="2021-08-20" calcext:value-type="date">
            <text:p>8/20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3]-1" office:value-type="date" office:date-value="2021-08-19" calcext:value-type="date">
            <text:p>8/19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4]-1" office:value-type="date" office:date-value="2021-08-18" calcext:value-type="date">
            <text:p>8/18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5]-1" office:value-type="date" office:date-value="2021-08-17" calcext:value-type="date">
            <text:p>8/17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6]-1" office:value-type="date" office:date-value="2021-08-16" calcext:value-type="date">
            <text:p>8/16/2021</text:p>
          </table:table-cell>
          <table:table-cell table:style-name="ce2" office:value-type="float" office:value="33.4" calcext:value-type="float">
            <text:p>33.4</text:p>
          </table:table-cell>
          <table:table-cell office:value-type="float" office:value="240.73" calcext:value-type="float">
            <text:p>240.73</text:p>
          </table:table-cell>
          <table:table-cell table:style-name="ce2" office:value-type="float" office:value="4.41" calcext:value-type="float">
            <text:p>4.41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7]-1" office:value-type="date" office:date-value="2021-08-15" calcext:value-type="date">
            <text:p>8/1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8]-1" office:value-type="date" office:date-value="2021-08-14" calcext:value-type="date">
            <text:p>8/1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79]-1" office:value-type="date" office:date-value="2021-08-13" calcext:value-type="date">
            <text:p>8/1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0]-1" office:value-type="date" office:date-value="2021-08-12" calcext:value-type="date">
            <text:p>8/1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1]-1" office:value-type="date" office:date-value="2021-08-11" calcext:value-type="date">
            <text:p>8/1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2]-1" office:value-type="date" office:date-value="2021-08-10" calcext:value-type="date">
            <text:p>8/1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3]-1" office:value-type="date" office:date-value="2021-08-09" calcext:value-type="date">
            <text:p>8/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4]-1" office:value-type="date" office:date-value="2021-08-08" calcext:value-type="date">
            <text:p>8/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5]-1" office:value-type="date" office:date-value="2021-08-07" calcext:value-type="date">
            <text:p>8/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6]-1" office:value-type="date" office:date-value="2021-08-06" calcext:value-type="date">
            <text:p>8/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7]-1" office:value-type="date" office:date-value="2021-08-05" calcext:value-type="date">
            <text:p>8/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8]-1" office:value-type="date" office:date-value="2021-08-04" calcext:value-type="date">
            <text:p>8/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89]-1" office:value-type="date" office:date-value="2021-08-03" calcext:value-type="date">
            <text:p>8/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0]-1" office:value-type="date" office:date-value="2021-08-02" calcext:value-type="date">
            <text:p>8/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1]-1" office:value-type="date" office:date-value="2021-08-01" calcext:value-type="date">
            <text:p>8/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2]-1" office:value-type="date" office:date-value="2021-07-31" calcext:value-type="date">
            <text:p>7/3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3]-1" office:value-type="date" office:date-value="2021-07-30" calcext:value-type="date">
            <text:p>7/3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4]-1" office:value-type="date" office:date-value="2021-07-29" calcext:value-type="date">
            <text:p>7/2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5]-1" office:value-type="date" office:date-value="2021-07-28" calcext:value-type="date">
            <text:p>7/2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6]-1" office:value-type="date" office:date-value="2021-07-27" calcext:value-type="date">
            <text:p>7/2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7]-1" office:value-type="date" office:date-value="2021-07-26" calcext:value-type="date">
            <text:p>7/2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8]-1" office:value-type="date" office:date-value="2021-07-25" calcext:value-type="date">
            <text:p>7/2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799]-1" office:value-type="date" office:date-value="2021-07-24" calcext:value-type="date">
            <text:p>7/2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0]-1" office:value-type="date" office:date-value="2021-07-23" calcext:value-type="date">
            <text:p>7/2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1]-1" office:value-type="date" office:date-value="2021-07-22" calcext:value-type="date">
            <text:p>7/2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2]-1" office:value-type="date" office:date-value="2021-07-21" calcext:value-type="date">
            <text:p>7/2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3]-1" office:value-type="date" office:date-value="2021-07-20" calcext:value-type="date">
            <text:p>7/2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4]-1" office:value-type="date" office:date-value="2021-07-19" calcext:value-type="date">
            <text:p>7/1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5]-1" office:value-type="date" office:date-value="2021-07-18" calcext:value-type="date">
            <text:p>7/1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6]-1" office:value-type="date" office:date-value="2021-07-17" calcext:value-type="date">
            <text:p>7/1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7]-1" office:value-type="date" office:date-value="2021-07-16" calcext:value-type="date">
            <text:p>7/1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8]-1" office:value-type="date" office:date-value="2021-07-15" calcext:value-type="date">
            <text:p>7/1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09]-1" office:value-type="date" office:date-value="2021-07-14" calcext:value-type="date">
            <text:p>7/1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0]-1" office:value-type="date" office:date-value="2021-07-13" calcext:value-type="date">
            <text:p>7/1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1]-1" office:value-type="date" office:date-value="2021-07-12" calcext:value-type="date">
            <text:p>7/1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2]-1" office:value-type="date" office:date-value="2021-07-11" calcext:value-type="date">
            <text:p>7/1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3]-1" office:value-type="date" office:date-value="2021-07-10" calcext:value-type="date">
            <text:p>7/1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4]-1" office:value-type="date" office:date-value="2021-07-09" calcext:value-type="date">
            <text:p>7/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5]-1" office:value-type="date" office:date-value="2021-07-08" calcext:value-type="date">
            <text:p>7/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6]-1" office:value-type="date" office:date-value="2021-07-07" calcext:value-type="date">
            <text:p>7/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7]-1" office:value-type="date" office:date-value="2021-07-06" calcext:value-type="date">
            <text:p>7/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8]-1" office:value-type="date" office:date-value="2021-07-05" calcext:value-type="date">
            <text:p>7/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19]-1" office:value-type="date" office:date-value="2021-07-04" calcext:value-type="date">
            <text:p>7/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0]-1" office:value-type="date" office:date-value="2021-07-03" calcext:value-type="date">
            <text:p>7/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1]-1" office:value-type="date" office:date-value="2021-07-02" calcext:value-type="date">
            <text:p>7/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2]-1" office:value-type="date" office:date-value="2021-07-01" calcext:value-type="date">
            <text:p>7/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3]-1" office:value-type="date" office:date-value="2021-06-30" calcext:value-type="date">
            <text:p>6/3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4]-1" office:value-type="date" office:date-value="2021-06-29" calcext:value-type="date">
            <text:p>6/2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5]-1" office:value-type="date" office:date-value="2021-06-28" calcext:value-type="date">
            <text:p>6/2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6]-1" office:value-type="date" office:date-value="2021-06-27" calcext:value-type="date">
            <text:p>6/2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7]-1" office:value-type="date" office:date-value="2021-06-26" calcext:value-type="date">
            <text:p>6/2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8]-1" office:value-type="date" office:date-value="2021-06-25" calcext:value-type="date">
            <text:p>6/2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29]-1" office:value-type="date" office:date-value="2021-06-24" calcext:value-type="date">
            <text:p>6/2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0]-1" office:value-type="date" office:date-value="2021-06-23" calcext:value-type="date">
            <text:p>6/2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1]-1" office:value-type="date" office:date-value="2021-06-22" calcext:value-type="date">
            <text:p>6/2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2]-1" office:value-type="date" office:date-value="2021-06-21" calcext:value-type="date">
            <text:p>6/2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3]-1" office:value-type="date" office:date-value="2021-06-20" calcext:value-type="date">
            <text:p>6/2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4]-1" office:value-type="date" office:date-value="2021-06-19" calcext:value-type="date">
            <text:p>6/1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5]-1" office:value-type="date" office:date-value="2021-06-18" calcext:value-type="date">
            <text:p>6/1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6]-1" office:value-type="date" office:date-value="2021-06-17" calcext:value-type="date">
            <text:p>6/1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7]-1" office:value-type="date" office:date-value="2021-06-16" calcext:value-type="date">
            <text:p>6/1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8]-1" office:value-type="date" office:date-value="2021-06-15" calcext:value-type="date">
            <text:p>6/1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39]-1" office:value-type="date" office:date-value="2021-06-14" calcext:value-type="date">
            <text:p>6/1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0]-1" office:value-type="date" office:date-value="2021-06-13" calcext:value-type="date">
            <text:p>6/1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1]-1" office:value-type="date" office:date-value="2021-06-12" calcext:value-type="date">
            <text:p>6/1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2]-1" office:value-type="date" office:date-value="2021-06-11" calcext:value-type="date">
            <text:p>6/1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3]-1" office:value-type="date" office:date-value="2021-06-10" calcext:value-type="date">
            <text:p>6/1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4]-1" office:value-type="date" office:date-value="2021-06-09" calcext:value-type="date">
            <text:p>6/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5]-1" office:value-type="date" office:date-value="2021-06-08" calcext:value-type="date">
            <text:p>6/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6]-1" office:value-type="date" office:date-value="2021-06-07" calcext:value-type="date">
            <text:p>6/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7]-1" office:value-type="date" office:date-value="2021-06-06" calcext:value-type="date">
            <text:p>6/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8]-1" office:value-type="date" office:date-value="2021-06-05" calcext:value-type="date">
            <text:p>6/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49]-1" office:value-type="date" office:date-value="2021-06-04" calcext:value-type="date">
            <text:p>6/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0]-1" office:value-type="date" office:date-value="2021-06-03" calcext:value-type="date">
            <text:p>6/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1]-1" office:value-type="date" office:date-value="2021-06-02" calcext:value-type="date">
            <text:p>6/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2]-1" office:value-type="date" office:date-value="2021-06-01" calcext:value-type="date">
            <text:p>6/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3]-1" office:value-type="date" office:date-value="2021-05-31" calcext:value-type="date">
            <text:p>5/3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4]-1" office:value-type="date" office:date-value="2021-05-30" calcext:value-type="date">
            <text:p>5/3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5]-1" office:value-type="date" office:date-value="2021-05-29" calcext:value-type="date">
            <text:p>5/2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6]-1" office:value-type="date" office:date-value="2021-05-28" calcext:value-type="date">
            <text:p>5/2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7]-1" office:value-type="date" office:date-value="2021-05-27" calcext:value-type="date">
            <text:p>5/2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8]-1" office:value-type="date" office:date-value="2021-05-26" calcext:value-type="date">
            <text:p>5/2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59]-1" office:value-type="date" office:date-value="2021-05-25" calcext:value-type="date">
            <text:p>5/2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0]-1" office:value-type="date" office:date-value="2021-05-24" calcext:value-type="date">
            <text:p>5/2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1]-1" office:value-type="date" office:date-value="2021-05-23" calcext:value-type="date">
            <text:p>5/2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2]-1" office:value-type="date" office:date-value="2021-05-22" calcext:value-type="date">
            <text:p>5/2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3]-1" office:value-type="date" office:date-value="2021-05-21" calcext:value-type="date">
            <text:p>5/2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4]-1" office:value-type="date" office:date-value="2021-05-20" calcext:value-type="date">
            <text:p>5/2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5]-1" office:value-type="date" office:date-value="2021-05-19" calcext:value-type="date">
            <text:p>5/1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6]-1" office:value-type="date" office:date-value="2021-05-18" calcext:value-type="date">
            <text:p>5/1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7]-1" office:value-type="date" office:date-value="2021-05-17" calcext:value-type="date">
            <text:p>5/1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8]-1" office:value-type="date" office:date-value="2021-05-16" calcext:value-type="date">
            <text:p>5/1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69]-1" office:value-type="date" office:date-value="2021-05-15" calcext:value-type="date">
            <text:p>5/1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0]-1" office:value-type="date" office:date-value="2021-05-14" calcext:value-type="date">
            <text:p>5/1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1]-1" office:value-type="date" office:date-value="2021-05-13" calcext:value-type="date">
            <text:p>5/1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2]-1" office:value-type="date" office:date-value="2021-05-12" calcext:value-type="date">
            <text:p>5/1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3]-1" office:value-type="date" office:date-value="2021-05-11" calcext:value-type="date">
            <text:p>5/1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4]-1" office:value-type="date" office:date-value="2021-05-10" calcext:value-type="date">
            <text:p>5/1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5]-1" office:value-type="date" office:date-value="2021-05-09" calcext:value-type="date">
            <text:p>5/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6]-1" office:value-type="date" office:date-value="2021-05-08" calcext:value-type="date">
            <text:p>5/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7]-1" office:value-type="date" office:date-value="2021-05-07" calcext:value-type="date">
            <text:p>5/7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8]-1" office:value-type="date" office:date-value="2021-05-06" calcext:value-type="date">
            <text:p>5/6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79]-1" office:value-type="date" office:date-value="2021-05-05" calcext:value-type="date">
            <text:p>5/5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0]-1" office:value-type="date" office:date-value="2021-05-04" calcext:value-type="date">
            <text:p>5/4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1]-1" office:value-type="date" office:date-value="2021-05-03" calcext:value-type="date">
            <text:p>5/3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2]-1" office:value-type="date" office:date-value="2021-05-02" calcext:value-type="date">
            <text:p>5/2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3]-1" office:value-type="date" office:date-value="2021-05-01" calcext:value-type="date">
            <text:p>5/1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4]-1" office:value-type="date" office:date-value="2021-04-30" calcext:value-type="date">
            <text:p>4/30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5]-1" office:value-type="date" office:date-value="2021-04-29" calcext:value-type="date">
            <text:p>4/29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6]-1" office:value-type="date" office:date-value="2021-04-28" calcext:value-type="date">
            <text:p>4/28/2021</text:p>
          </table:table-cell>
          <table:table-cell table:style-name="ce2" office:value-type="float" office:value="29.2" calcext:value-type="float">
            <text:p>29.2</text:p>
          </table:table-cell>
          <table:table-cell office:value-type="float" office:value="230.76" calcext:value-type="float">
            <text:p>230.76</text:p>
          </table:table-cell>
          <table:table-cell table:style-name="ce2" office:value-type="float" office:value="4.68" calcext:value-type="float">
            <text:p>4.68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7]-1" office:value-type="date" office:date-value="2021-04-27" calcext:value-type="date">
            <text:p>4/2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8]-1" office:value-type="date" office:date-value="2021-04-26" calcext:value-type="date">
            <text:p>4/2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89]-1" office:value-type="date" office:date-value="2021-04-25" calcext:value-type="date">
            <text:p>4/2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0]-1" office:value-type="date" office:date-value="2021-04-24" calcext:value-type="date">
            <text:p>4/2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1]-1" office:value-type="date" office:date-value="2021-04-23" calcext:value-type="date">
            <text:p>4/2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2]-1" office:value-type="date" office:date-value="2021-04-22" calcext:value-type="date">
            <text:p>4/2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3]-1" office:value-type="date" office:date-value="2021-04-21" calcext:value-type="date">
            <text:p>4/2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4]-1" office:value-type="date" office:date-value="2021-04-20" calcext:value-type="date">
            <text:p>4/2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5]-1" office:value-type="date" office:date-value="2021-04-19" calcext:value-type="date">
            <text:p>4/1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6]-1" office:value-type="date" office:date-value="2021-04-18" calcext:value-type="date">
            <text:p>4/1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7]-1" office:value-type="date" office:date-value="2021-04-17" calcext:value-type="date">
            <text:p>4/1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8]-1" office:value-type="date" office:date-value="2021-04-16" calcext:value-type="date">
            <text:p>4/1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899]-1" office:value-type="date" office:date-value="2021-04-15" calcext:value-type="date">
            <text:p>4/1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0]-1" office:value-type="date" office:date-value="2021-04-14" calcext:value-type="date">
            <text:p>4/1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1]-1" office:value-type="date" office:date-value="2021-04-13" calcext:value-type="date">
            <text:p>4/1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2]-1" office:value-type="date" office:date-value="2021-04-12" calcext:value-type="date">
            <text:p>4/1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3]-1" office:value-type="date" office:date-value="2021-04-11" calcext:value-type="date">
            <text:p>4/1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4]-1" office:value-type="date" office:date-value="2021-04-10" calcext:value-type="date">
            <text:p>4/1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5]-1" office:value-type="date" office:date-value="2021-04-09" calcext:value-type="date">
            <text:p>4/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6]-1" office:value-type="date" office:date-value="2021-04-08" calcext:value-type="date">
            <text:p>4/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7]-1" office:value-type="date" office:date-value="2021-04-07" calcext:value-type="date">
            <text:p>4/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8]-1" office:value-type="date" office:date-value="2021-04-06" calcext:value-type="date">
            <text:p>4/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09]-1" office:value-type="date" office:date-value="2021-04-05" calcext:value-type="date">
            <text:p>4/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0]-1" office:value-type="date" office:date-value="2021-04-04" calcext:value-type="date">
            <text:p>4/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1]-1" office:value-type="date" office:date-value="2021-04-03" calcext:value-type="date">
            <text:p>4/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2]-1" office:value-type="date" office:date-value="2021-04-02" calcext:value-type="date">
            <text:p>4/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3]-1" office:value-type="date" office:date-value="2021-04-01" calcext:value-type="date">
            <text:p>4/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4]-1" office:value-type="date" office:date-value="2021-03-31" calcext:value-type="date">
            <text:p>3/3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5]-1" office:value-type="date" office:date-value="2021-03-30" calcext:value-type="date">
            <text:p>3/3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6]-1" office:value-type="date" office:date-value="2021-03-29" calcext:value-type="date">
            <text:p>3/2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7]-1" office:value-type="date" office:date-value="2021-03-28" calcext:value-type="date">
            <text:p>3/2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8]-1" office:value-type="date" office:date-value="2021-03-27" calcext:value-type="date">
            <text:p>3/2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19]-1" office:value-type="date" office:date-value="2021-03-26" calcext:value-type="date">
            <text:p>3/2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0]-1" office:value-type="date" office:date-value="2021-03-25" calcext:value-type="date">
            <text:p>3/2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1]-1" office:value-type="date" office:date-value="2021-03-24" calcext:value-type="date">
            <text:p>3/2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2]-1" office:value-type="date" office:date-value="2021-03-23" calcext:value-type="date">
            <text:p>3/2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3]-1" office:value-type="date" office:date-value="2021-03-22" calcext:value-type="date">
            <text:p>3/2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4]-1" office:value-type="date" office:date-value="2021-03-21" calcext:value-type="date">
            <text:p>3/2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5]-1" office:value-type="date" office:date-value="2021-03-20" calcext:value-type="date">
            <text:p>3/2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6]-1" office:value-type="date" office:date-value="2021-03-19" calcext:value-type="date">
            <text:p>3/1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7]-1" office:value-type="date" office:date-value="2021-03-18" calcext:value-type="date">
            <text:p>3/1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8]-1" office:value-type="date" office:date-value="2021-03-17" calcext:value-type="date">
            <text:p>3/1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29]-1" office:value-type="date" office:date-value="2021-03-16" calcext:value-type="date">
            <text:p>3/1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0]-1" office:value-type="date" office:date-value="2021-03-15" calcext:value-type="date">
            <text:p>3/1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1]-1" office:value-type="date" office:date-value="2021-03-14" calcext:value-type="date">
            <text:p>3/1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2]-1" office:value-type="date" office:date-value="2021-03-13" calcext:value-type="date">
            <text:p>3/1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3]-1" office:value-type="date" office:date-value="2021-03-12" calcext:value-type="date">
            <text:p>3/1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4]-1" office:value-type="date" office:date-value="2021-03-11" calcext:value-type="date">
            <text:p>3/1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5]-1" office:value-type="date" office:date-value="2021-03-10" calcext:value-type="date">
            <text:p>3/1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6]-1" office:value-type="date" office:date-value="2021-03-09" calcext:value-type="date">
            <text:p>3/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7]-1" office:value-type="date" office:date-value="2021-03-08" calcext:value-type="date">
            <text:p>3/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8]-1" office:value-type="date" office:date-value="2021-03-07" calcext:value-type="date">
            <text:p>3/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39]-1" office:value-type="date" office:date-value="2021-03-06" calcext:value-type="date">
            <text:p>3/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0]-1" office:value-type="date" office:date-value="2021-03-05" calcext:value-type="date">
            <text:p>3/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1]-1" office:value-type="date" office:date-value="2021-03-04" calcext:value-type="date">
            <text:p>3/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2]-1" office:value-type="date" office:date-value="2021-03-03" calcext:value-type="date">
            <text:p>3/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3]-1" office:value-type="date" office:date-value="2021-03-02" calcext:value-type="date">
            <text:p>3/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4]-1" office:value-type="date" office:date-value="2021-03-01" calcext:value-type="date">
            <text:p>3/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5]-1" office:value-type="date" office:date-value="2021-02-28" calcext:value-type="date">
            <text:p>2/2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6]-1" office:value-type="date" office:date-value="2021-02-27" calcext:value-type="date">
            <text:p>2/2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7]-1" office:value-type="date" office:date-value="2021-02-26" calcext:value-type="date">
            <text:p>2/2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8]-1" office:value-type="date" office:date-value="2021-02-25" calcext:value-type="date">
            <text:p>2/2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49]-1" office:value-type="date" office:date-value="2021-02-24" calcext:value-type="date">
            <text:p>2/2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0]-1" office:value-type="date" office:date-value="2021-02-23" calcext:value-type="date">
            <text:p>2/2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1]-1" office:value-type="date" office:date-value="2021-02-22" calcext:value-type="date">
            <text:p>2/2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2]-1" office:value-type="date" office:date-value="2021-02-21" calcext:value-type="date">
            <text:p>2/2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3]-1" office:value-type="date" office:date-value="2021-02-20" calcext:value-type="date">
            <text:p>2/2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4]-1" office:value-type="date" office:date-value="2021-02-19" calcext:value-type="date">
            <text:p>2/1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5]-1" office:value-type="date" office:date-value="2021-02-18" calcext:value-type="date">
            <text:p>2/1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6]-1" office:value-type="date" office:date-value="2021-02-17" calcext:value-type="date">
            <text:p>2/1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7]-1" office:value-type="date" office:date-value="2021-02-16" calcext:value-type="date">
            <text:p>2/1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8]-1" office:value-type="date" office:date-value="2021-02-15" calcext:value-type="date">
            <text:p>2/1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59]-1" office:value-type="date" office:date-value="2021-02-14" calcext:value-type="date">
            <text:p>2/1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0]-1" office:value-type="date" office:date-value="2021-02-13" calcext:value-type="date">
            <text:p>2/1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1]-1" office:value-type="date" office:date-value="2021-02-12" calcext:value-type="date">
            <text:p>2/1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2]-1" office:value-type="date" office:date-value="2021-02-11" calcext:value-type="date">
            <text:p>2/1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3]-1" office:value-type="date" office:date-value="2021-02-10" calcext:value-type="date">
            <text:p>2/1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4]-1" office:value-type="date" office:date-value="2021-02-09" calcext:value-type="date">
            <text:p>2/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5]-1" office:value-type="date" office:date-value="2021-02-08" calcext:value-type="date">
            <text:p>2/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6]-1" office:value-type="date" office:date-value="2021-02-07" calcext:value-type="date">
            <text:p>2/7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7]-1" office:value-type="date" office:date-value="2021-02-06" calcext:value-type="date">
            <text:p>2/6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8]-1" office:value-type="date" office:date-value="2021-02-05" calcext:value-type="date">
            <text:p>2/5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69]-1" office:value-type="date" office:date-value="2021-02-04" calcext:value-type="date">
            <text:p>2/4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0]-1" office:value-type="date" office:date-value="2021-02-03" calcext:value-type="date">
            <text:p>2/3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1]-1" office:value-type="date" office:date-value="2021-02-02" calcext:value-type="date">
            <text:p>2/2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2]-1" office:value-type="date" office:date-value="2021-02-01" calcext:value-type="date">
            <text:p>2/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3]-1" office:value-type="date" office:date-value="2021-01-31" calcext:value-type="date">
            <text:p>1/31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4]-1" office:value-type="date" office:date-value="2021-01-30" calcext:value-type="date">
            <text:p>1/30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5]-1" office:value-type="date" office:date-value="2021-01-29" calcext:value-type="date">
            <text:p>1/29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6]-1" office:value-type="date" office:date-value="2021-01-28" calcext:value-type="date">
            <text:p>1/28/2021</text:p>
          </table:table-cell>
          <table:table-cell table:style-name="ce2" office:value-type="float" office:value="7.31" calcext:value-type="float">
            <text:p>7.31</text:p>
          </table:table-cell>
          <table:table-cell office:value-type="float" office:value="216.23" calcext:value-type="float">
            <text:p>216.23</text:p>
          </table:table-cell>
          <table:table-cell table:style-name="ce2" office:value-type="float" office:value="4.29" calcext:value-type="float">
            <text:p>4.2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7]-1" office:value-type="date" office:date-value="2021-01-27" calcext:value-type="date">
            <text:p>1/27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8]-1" office:value-type="date" office:date-value="2021-01-26" calcext:value-type="date">
            <text:p>1/26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79]-1" office:value-type="date" office:date-value="2021-01-25" calcext:value-type="date">
            <text:p>1/25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0]-1" office:value-type="date" office:date-value="2021-01-24" calcext:value-type="date">
            <text:p>1/24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1]-1" office:value-type="date" office:date-value="2021-01-23" calcext:value-type="date">
            <text:p>1/23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2]-1" office:value-type="date" office:date-value="2021-01-22" calcext:value-type="date">
            <text:p>1/22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3]-1" office:value-type="date" office:date-value="2021-01-21" calcext:value-type="date">
            <text:p>1/21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4]-1" office:value-type="date" office:date-value="2021-01-20" calcext:value-type="date">
            <text:p>1/20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5]-1" office:value-type="date" office:date-value="2021-01-19" calcext:value-type="date">
            <text:p>1/19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6]-1" office:value-type="date" office:date-value="2021-01-18" calcext:value-type="date">
            <text:p>1/18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7]-1" office:value-type="date" office:date-value="2021-01-17" calcext:value-type="date">
            <text:p>1/17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8]-1" office:value-type="date" office:date-value="2021-01-16" calcext:value-type="date">
            <text:p>1/16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89]-1" office:value-type="date" office:date-value="2021-01-15" calcext:value-type="date">
            <text:p>1/15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0]-1" office:value-type="date" office:date-value="2021-01-14" calcext:value-type="date">
            <text:p>1/14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1]-1" office:value-type="date" office:date-value="2021-01-13" calcext:value-type="date">
            <text:p>1/13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2]-1" office:value-type="date" office:date-value="2021-01-12" calcext:value-type="date">
            <text:p>1/12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3]-1" office:value-type="date" office:date-value="2021-01-11" calcext:value-type="date">
            <text:p>1/11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4]-1" office:value-type="date" office:date-value="2021-01-10" calcext:value-type="date">
            <text:p>1/10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5]-1" office:value-type="date" office:date-value="2021-01-09" calcext:value-type="date">
            <text:p>1/9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6]-1" office:value-type="date" office:date-value="2021-01-08" calcext:value-type="date">
            <text:p>1/8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7]-1" office:value-type="date" office:date-value="2021-01-07" calcext:value-type="date">
            <text:p>1/7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8]-1" office:value-type="date" office:date-value="2021-01-06" calcext:value-type="date">
            <text:p>1/6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999]-1" office:value-type="date" office:date-value="2021-01-05" calcext:value-type="date">
            <text:p>1/5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0]-1" office:value-type="date" office:date-value="2021-01-04" calcext:value-type="date">
            <text:p>1/4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1]-1" office:value-type="date" office:date-value="2021-01-03" calcext:value-type="date">
            <text:p>1/3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2]-1" office:value-type="date" office:date-value="2021-01-02" calcext:value-type="date">
            <text:p>1/2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3]-1" office:value-type="date" office:date-value="2021-01-01" calcext:value-type="date">
            <text:p>1/1/2021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4]-1" office:value-type="date" office:date-value="2020-12-31" calcext:value-type="date">
            <text:p>12/31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5]-1" office:value-type="date" office:date-value="2020-12-30" calcext:value-type="date">
            <text:p>12/30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>
          <table:table-cell table:formula="of:=[.A1006]-1" office:value-type="date" office:date-value="2020-12-29" calcext:value-type="date">
            <text:p>12/29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07]-1" office:value-type="date" office:date-value="2020-12-28" calcext:value-type="date">
            <text:p>12/28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08]-1" office:value-type="date" office:date-value="2020-12-27" calcext:value-type="date">
            <text:p>12/27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09]-1" office:value-type="date" office:date-value="2020-12-26" calcext:value-type="date">
            <text:p>12/26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0]-1" office:value-type="date" office:date-value="2020-12-25" calcext:value-type="date">
            <text:p>12/25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1]-1" office:value-type="date" office:date-value="2020-12-24" calcext:value-type="date">
            <text:p>12/24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2]-1" office:value-type="date" office:date-value="2020-12-23" calcext:value-type="date">
            <text:p>12/23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3]-1" office:value-type="date" office:date-value="2020-12-22" calcext:value-type="date">
            <text:p>12/22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4]-1" office:value-type="date" office:date-value="2020-12-21" calcext:value-type="date">
            <text:p>12/21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5]-1" office:value-type="date" office:date-value="2020-12-20" calcext:value-type="date">
            <text:p>12/20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6]-1" office:value-type="date" office:date-value="2020-12-19" calcext:value-type="date">
            <text:p>12/19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7]-1" office:value-type="date" office:date-value="2020-12-18" calcext:value-type="date">
            <text:p>12/18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8]-1" office:value-type="date" office:date-value="2020-12-17" calcext:value-type="date">
            <text:p>12/17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19]-1" office:value-type="date" office:date-value="2020-12-16" calcext:value-type="date">
            <text:p>12/16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0]-1" office:value-type="date" office:date-value="2020-12-15" calcext:value-type="date">
            <text:p>12/15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1]-1" office:value-type="date" office:date-value="2020-12-14" calcext:value-type="date">
            <text:p>12/14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2]-1" office:value-type="date" office:date-value="2020-12-13" calcext:value-type="date">
            <text:p>12/13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3]-1" office:value-type="date" office:date-value="2020-12-12" calcext:value-type="date">
            <text:p>12/12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4]-1" office:value-type="date" office:date-value="2020-12-11" calcext:value-type="date">
            <text:p>12/11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5]-1" office:value-type="date" office:date-value="2020-12-10" calcext:value-type="date">
            <text:p>12/10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6]-1" office:value-type="date" office:date-value="2020-12-09" calcext:value-type="date">
            <text:p>12/9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7]-1" office:value-type="date" office:date-value="2020-12-08" calcext:value-type="date">
            <text:p>12/8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8]-1" office:value-type="date" office:date-value="2020-12-07" calcext:value-type="date">
            <text:p>12/7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29]-1" office:value-type="date" office:date-value="2020-12-06" calcext:value-type="date">
            <text:p>12/6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0]-1" office:value-type="date" office:date-value="2020-12-05" calcext:value-type="date">
            <text:p>12/5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1]-1" office:value-type="date" office:date-value="2020-12-04" calcext:value-type="date">
            <text:p>12/4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2]-1" office:value-type="date" office:date-value="2020-12-03" calcext:value-type="date">
            <text:p>12/3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3]-1" office:value-type="date" office:date-value="2020-12-02" calcext:value-type="date">
            <text:p>12/2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4]-1" office:value-type="date" office:date-value="2020-12-01" calcext:value-type="date">
            <text:p>12/1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5]-1" office:value-type="date" office:date-value="2020-11-30" calcext:value-type="date">
            <text:p>11/30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6]-1" office:value-type="date" office:date-value="2020-11-29" calcext:value-type="date">
            <text:p>11/29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7]-1" office:value-type="date" office:date-value="2020-11-28" calcext:value-type="date">
            <text:p>11/28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8]-1" office:value-type="date" office:date-value="2020-11-27" calcext:value-type="date">
            <text:p>11/27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39]-1" office:value-type="date" office:date-value="2020-11-26" calcext:value-type="date">
            <text:p>11/26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0]-1" office:value-type="date" office:date-value="2020-11-25" calcext:value-type="date">
            <text:p>11/25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1]-1" office:value-type="date" office:date-value="2020-11-24" calcext:value-type="date">
            <text:p>11/24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2]-1" office:value-type="date" office:date-value="2020-11-23" calcext:value-type="date">
            <text:p>11/23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3]-1" office:value-type="date" office:date-value="2020-11-22" calcext:value-type="date">
            <text:p>11/22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4]-1" office:value-type="date" office:date-value="2020-11-21" calcext:value-type="date">
            <text:p>11/21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5]-1" office:value-type="date" office:date-value="2020-11-20" calcext:value-type="date">
            <text:p>11/20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6]-1" office:value-type="date" office:date-value="2020-11-19" calcext:value-type="date">
            <text:p>11/19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7]-1" office:value-type="date" office:date-value="2020-11-18" calcext:value-type="date">
            <text:p>11/18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8]-1" office:value-type="date" office:date-value="2020-11-17" calcext:value-type="date">
            <text:p>11/17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49]-1" office:value-type="date" office:date-value="2020-11-16" calcext:value-type="date">
            <text:p>11/16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0]-1" office:value-type="date" office:date-value="2020-11-15" calcext:value-type="date">
            <text:p>11/15/2020</text:p>
          </table:table-cell>
          <table:table-cell table:style-name="ce2" office:value-type="float" office:value="9.93" calcext:value-type="float">
            <text:p>9.93</text:p>
          </table:table-cell>
          <table:table-cell office:value-type="float" office:value="269.88" calcext:value-type="float">
            <text:p>269.88</text:p>
          </table:table-cell>
          <table:table-cell table:style-name="ce2" office:value-type="float" office:value="4.99" calcext:value-type="float">
            <text:p>4.9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1]-1" office:value-type="date" office:date-value="2020-11-14" calcext:value-type="date">
            <text:p>11/1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2]-1" office:value-type="date" office:date-value="2020-11-13" calcext:value-type="date">
            <text:p>11/1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3]-1" office:value-type="date" office:date-value="2020-11-12" calcext:value-type="date">
            <text:p>11/1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4]-1" office:value-type="date" office:date-value="2020-11-11" calcext:value-type="date">
            <text:p>11/1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5]-1" office:value-type="date" office:date-value="2020-11-10" calcext:value-type="date">
            <text:p>11/1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6]-1" office:value-type="date" office:date-value="2020-11-09" calcext:value-type="date">
            <text:p>11/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7]-1" office:value-type="date" office:date-value="2020-11-08" calcext:value-type="date">
            <text:p>11/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8]-1" office:value-type="date" office:date-value="2020-11-07" calcext:value-type="date">
            <text:p>11/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59]-1" office:value-type="date" office:date-value="2020-11-06" calcext:value-type="date">
            <text:p>11/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0]-1" office:value-type="date" office:date-value="2020-11-05" calcext:value-type="date">
            <text:p>11/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1]-1" office:value-type="date" office:date-value="2020-11-04" calcext:value-type="date">
            <text:p>11/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2]-1" office:value-type="date" office:date-value="2020-11-03" calcext:value-type="date">
            <text:p>11/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3]-1" office:value-type="date" office:date-value="2020-11-02" calcext:value-type="date">
            <text:p>11/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4]-1" office:value-type="date" office:date-value="2020-11-01" calcext:value-type="date">
            <text:p>11/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5]-1" office:value-type="date" office:date-value="2020-10-31" calcext:value-type="date">
            <text:p>10/3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6]-1" office:value-type="date" office:date-value="2020-10-30" calcext:value-type="date">
            <text:p>10/3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7]-1" office:value-type="date" office:date-value="2020-10-29" calcext:value-type="date">
            <text:p>10/2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8]-1" office:value-type="date" office:date-value="2020-10-28" calcext:value-type="date">
            <text:p>10/2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69]-1" office:value-type="date" office:date-value="2020-10-27" calcext:value-type="date">
            <text:p>10/2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0]-1" office:value-type="date" office:date-value="2020-10-26" calcext:value-type="date">
            <text:p>10/2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1]-1" office:value-type="date" office:date-value="2020-10-25" calcext:value-type="date">
            <text:p>10/2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2]-1" office:value-type="date" office:date-value="2020-10-24" calcext:value-type="date">
            <text:p>10/2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3]-1" office:value-type="date" office:date-value="2020-10-23" calcext:value-type="date">
            <text:p>10/2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4]-1" office:value-type="date" office:date-value="2020-10-22" calcext:value-type="date">
            <text:p>10/2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5]-1" office:value-type="date" office:date-value="2020-10-21" calcext:value-type="date">
            <text:p>10/2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6]-1" office:value-type="date" office:date-value="2020-10-20" calcext:value-type="date">
            <text:p>10/2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7]-1" office:value-type="date" office:date-value="2020-10-19" calcext:value-type="date">
            <text:p>10/1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8]-1" office:value-type="date" office:date-value="2020-10-18" calcext:value-type="date">
            <text:p>10/1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79]-1" office:value-type="date" office:date-value="2020-10-17" calcext:value-type="date">
            <text:p>10/1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0]-1" office:value-type="date" office:date-value="2020-10-16" calcext:value-type="date">
            <text:p>10/1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1]-1" office:value-type="date" office:date-value="2020-10-15" calcext:value-type="date">
            <text:p>10/1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2]-1" office:value-type="date" office:date-value="2020-10-14" calcext:value-type="date">
            <text:p>10/1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3]-1" office:value-type="date" office:date-value="2020-10-13" calcext:value-type="date">
            <text:p>10/1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4]-1" office:value-type="date" office:date-value="2020-10-12" calcext:value-type="date">
            <text:p>10/1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5]-1" office:value-type="date" office:date-value="2020-10-11" calcext:value-type="date">
            <text:p>10/1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6]-1" office:value-type="date" office:date-value="2020-10-10" calcext:value-type="date">
            <text:p>10/1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7]-1" office:value-type="date" office:date-value="2020-10-09" calcext:value-type="date">
            <text:p>10/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8]-1" office:value-type="date" office:date-value="2020-10-08" calcext:value-type="date">
            <text:p>10/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89]-1" office:value-type="date" office:date-value="2020-10-07" calcext:value-type="date">
            <text:p>10/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0]-1" office:value-type="date" office:date-value="2020-10-06" calcext:value-type="date">
            <text:p>10/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1]-1" office:value-type="date" office:date-value="2020-10-05" calcext:value-type="date">
            <text:p>10/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2]-1" office:value-type="date" office:date-value="2020-10-04" calcext:value-type="date">
            <text:p>10/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3]-1" office:value-type="date" office:date-value="2020-10-03" calcext:value-type="date">
            <text:p>10/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4]-1" office:value-type="date" office:date-value="2020-10-02" calcext:value-type="date">
            <text:p>10/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5]-1" office:value-type="date" office:date-value="2020-10-01" calcext:value-type="date">
            <text:p>10/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6]-1" office:value-type="date" office:date-value="2020-09-30" calcext:value-type="date">
            <text:p>9/3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7]-1" office:value-type="date" office:date-value="2020-09-29" calcext:value-type="date">
            <text:p>9/2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8]-1" office:value-type="date" office:date-value="2020-09-28" calcext:value-type="date">
            <text:p>9/2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099]-1" office:value-type="date" office:date-value="2020-09-27" calcext:value-type="date">
            <text:p>9/2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0]-1" office:value-type="date" office:date-value="2020-09-26" calcext:value-type="date">
            <text:p>9/2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1]-1" office:value-type="date" office:date-value="2020-09-25" calcext:value-type="date">
            <text:p>9/2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2]-1" office:value-type="date" office:date-value="2020-09-24" calcext:value-type="date">
            <text:p>9/2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3]-1" office:value-type="date" office:date-value="2020-09-23" calcext:value-type="date">
            <text:p>9/2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4]-1" office:value-type="date" office:date-value="2020-09-22" calcext:value-type="date">
            <text:p>9/2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5]-1" office:value-type="date" office:date-value="2020-09-21" calcext:value-type="date">
            <text:p>9/2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6]-1" office:value-type="date" office:date-value="2020-09-20" calcext:value-type="date">
            <text:p>9/2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7]-1" office:value-type="date" office:date-value="2020-09-19" calcext:value-type="date">
            <text:p>9/1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8]-1" office:value-type="date" office:date-value="2020-09-18" calcext:value-type="date">
            <text:p>9/1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09]-1" office:value-type="date" office:date-value="2020-09-17" calcext:value-type="date">
            <text:p>9/1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0]-1" office:value-type="date" office:date-value="2020-09-16" calcext:value-type="date">
            <text:p>9/1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1]-1" office:value-type="date" office:date-value="2020-09-15" calcext:value-type="date">
            <text:p>9/1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2]-1" office:value-type="date" office:date-value="2020-09-14" calcext:value-type="date">
            <text:p>9/1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3]-1" office:value-type="date" office:date-value="2020-09-13" calcext:value-type="date">
            <text:p>9/1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4]-1" office:value-type="date" office:date-value="2020-09-12" calcext:value-type="date">
            <text:p>9/1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5]-1" office:value-type="date" office:date-value="2020-09-11" calcext:value-type="date">
            <text:p>9/1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6]-1" office:value-type="date" office:date-value="2020-09-10" calcext:value-type="date">
            <text:p>9/1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7]-1" office:value-type="date" office:date-value="2020-09-09" calcext:value-type="date">
            <text:p>9/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8]-1" office:value-type="date" office:date-value="2020-09-08" calcext:value-type="date">
            <text:p>9/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19]-1" office:value-type="date" office:date-value="2020-09-07" calcext:value-type="date">
            <text:p>9/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0]-1" office:value-type="date" office:date-value="2020-09-06" calcext:value-type="date">
            <text:p>9/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1]-1" office:value-type="date" office:date-value="2020-09-05" calcext:value-type="date">
            <text:p>9/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2]-1" office:value-type="date" office:date-value="2020-09-04" calcext:value-type="date">
            <text:p>9/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3]-1" office:value-type="date" office:date-value="2020-09-03" calcext:value-type="date">
            <text:p>9/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4]-1" office:value-type="date" office:date-value="2020-09-02" calcext:value-type="date">
            <text:p>9/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5]-1" office:value-type="date" office:date-value="2020-09-01" calcext:value-type="date">
            <text:p>9/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6]-1" office:value-type="date" office:date-value="2020-08-31" calcext:value-type="date">
            <text:p>8/3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7]-1" office:value-type="date" office:date-value="2020-08-30" calcext:value-type="date">
            <text:p>8/3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8]-1" office:value-type="date" office:date-value="2020-08-29" calcext:value-type="date">
            <text:p>8/2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29]-1" office:value-type="date" office:date-value="2020-08-28" calcext:value-type="date">
            <text:p>8/2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0]-1" office:value-type="date" office:date-value="2020-08-27" calcext:value-type="date">
            <text:p>8/2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1]-1" office:value-type="date" office:date-value="2020-08-26" calcext:value-type="date">
            <text:p>8/2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2]-1" office:value-type="date" office:date-value="2020-08-25" calcext:value-type="date">
            <text:p>8/2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3]-1" office:value-type="date" office:date-value="2020-08-24" calcext:value-type="date">
            <text:p>8/2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4]-1" office:value-type="date" office:date-value="2020-08-23" calcext:value-type="date">
            <text:p>8/2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5]-1" office:value-type="date" office:date-value="2020-08-22" calcext:value-type="date">
            <text:p>8/22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6]-1" office:value-type="date" office:date-value="2020-08-21" calcext:value-type="date">
            <text:p>8/21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7]-1" office:value-type="date" office:date-value="2020-08-20" calcext:value-type="date">
            <text:p>8/20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8]-1" office:value-type="date" office:date-value="2020-08-19" calcext:value-type="date">
            <text:p>8/19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39]-1" office:value-type="date" office:date-value="2020-08-18" calcext:value-type="date">
            <text:p>8/18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0]-1" office:value-type="date" office:date-value="2020-08-17" calcext:value-type="date">
            <text:p>8/17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1]-1" office:value-type="date" office:date-value="2020-08-16" calcext:value-type="date">
            <text:p>8/16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2]-1" office:value-type="date" office:date-value="2020-08-15" calcext:value-type="date">
            <text:p>8/15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3]-1" office:value-type="date" office:date-value="2020-08-14" calcext:value-type="date">
            <text:p>8/14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4]-1" office:value-type="date" office:date-value="2020-08-13" calcext:value-type="date">
            <text:p>8/13/2020</text:p>
          </table:table-cell>
          <table:table-cell table:style-name="ce2" office:value-type="float" office:value="32.68" calcext:value-type="float">
            <text:p>32.68</text:p>
          </table:table-cell>
          <table:table-cell office:value-type="float" office:value="258.24" calcext:value-type="float">
            <text:p>258.24</text:p>
          </table:table-cell>
          <table:table-cell table:style-name="ce2" office:value-type="float" office:value="5.49" calcext:value-type="float">
            <text:p>5.49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5]-1" office:value-type="date" office:date-value="2020-08-12" calcext:value-type="date">
            <text:p>8/1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6]-1" office:value-type="date" office:date-value="2020-08-11" calcext:value-type="date">
            <text:p>8/1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7]-1" office:value-type="date" office:date-value="2020-08-10" calcext:value-type="date">
            <text:p>8/1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8]-1" office:value-type="date" office:date-value="2020-08-09" calcext:value-type="date">
            <text:p>8/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49]-1" office:value-type="date" office:date-value="2020-08-08" calcext:value-type="date">
            <text:p>8/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0]-1" office:value-type="date" office:date-value="2020-08-07" calcext:value-type="date">
            <text:p>8/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1]-1" office:value-type="date" office:date-value="2020-08-06" calcext:value-type="date">
            <text:p>8/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2]-1" office:value-type="date" office:date-value="2020-08-05" calcext:value-type="date">
            <text:p>8/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3]-1" office:value-type="date" office:date-value="2020-08-04" calcext:value-type="date">
            <text:p>8/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4]-1" office:value-type="date" office:date-value="2020-08-03" calcext:value-type="date">
            <text:p>8/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5]-1" office:value-type="date" office:date-value="2020-08-02" calcext:value-type="date">
            <text:p>8/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6]-1" office:value-type="date" office:date-value="2020-08-01" calcext:value-type="date">
            <text:p>8/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7]-1" office:value-type="date" office:date-value="2020-07-31" calcext:value-type="date">
            <text:p>7/3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8]-1" office:value-type="date" office:date-value="2020-07-30" calcext:value-type="date">
            <text:p>7/3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59]-1" office:value-type="date" office:date-value="2020-07-29" calcext:value-type="date">
            <text:p>7/2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0]-1" office:value-type="date" office:date-value="2020-07-28" calcext:value-type="date">
            <text:p>7/2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1]-1" office:value-type="date" office:date-value="2020-07-27" calcext:value-type="date">
            <text:p>7/2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2]-1" office:value-type="date" office:date-value="2020-07-26" calcext:value-type="date">
            <text:p>7/2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3]-1" office:value-type="date" office:date-value="2020-07-25" calcext:value-type="date">
            <text:p>7/2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4]-1" office:value-type="date" office:date-value="2020-07-24" calcext:value-type="date">
            <text:p>7/2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5]-1" office:value-type="date" office:date-value="2020-07-23" calcext:value-type="date">
            <text:p>7/2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6]-1" office:value-type="date" office:date-value="2020-07-22" calcext:value-type="date">
            <text:p>7/2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7]-1" office:value-type="date" office:date-value="2020-07-21" calcext:value-type="date">
            <text:p>7/2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8]-1" office:value-type="date" office:date-value="2020-07-20" calcext:value-type="date">
            <text:p>7/2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69]-1" office:value-type="date" office:date-value="2020-07-19" calcext:value-type="date">
            <text:p>7/1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0]-1" office:value-type="date" office:date-value="2020-07-18" calcext:value-type="date">
            <text:p>7/1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1]-1" office:value-type="date" office:date-value="2020-07-17" calcext:value-type="date">
            <text:p>7/1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2]-1" office:value-type="date" office:date-value="2020-07-16" calcext:value-type="date">
            <text:p>7/1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3]-1" office:value-type="date" office:date-value="2020-07-15" calcext:value-type="date">
            <text:p>7/1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4]-1" office:value-type="date" office:date-value="2020-07-14" calcext:value-type="date">
            <text:p>7/1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5]-1" office:value-type="date" office:date-value="2020-07-13" calcext:value-type="date">
            <text:p>7/1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6]-1" office:value-type="date" office:date-value="2020-07-12" calcext:value-type="date">
            <text:p>7/1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7]-1" office:value-type="date" office:date-value="2020-07-11" calcext:value-type="date">
            <text:p>7/1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8]-1" office:value-type="date" office:date-value="2020-07-10" calcext:value-type="date">
            <text:p>7/1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79]-1" office:value-type="date" office:date-value="2020-07-09" calcext:value-type="date">
            <text:p>7/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0]-1" office:value-type="date" office:date-value="2020-07-08" calcext:value-type="date">
            <text:p>7/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1]-1" office:value-type="date" office:date-value="2020-07-07" calcext:value-type="date">
            <text:p>7/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2]-1" office:value-type="date" office:date-value="2020-07-06" calcext:value-type="date">
            <text:p>7/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3]-1" office:value-type="date" office:date-value="2020-07-05" calcext:value-type="date">
            <text:p>7/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4]-1" office:value-type="date" office:date-value="2020-07-04" calcext:value-type="date">
            <text:p>7/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5]-1" office:value-type="date" office:date-value="2020-07-03" calcext:value-type="date">
            <text:p>7/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6]-1" office:value-type="date" office:date-value="2020-07-02" calcext:value-type="date">
            <text:p>7/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7]-1" office:value-type="date" office:date-value="2020-07-01" calcext:value-type="date">
            <text:p>7/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8]-1" office:value-type="date" office:date-value="2020-06-30" calcext:value-type="date">
            <text:p>6/3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89]-1" office:value-type="date" office:date-value="2020-06-29" calcext:value-type="date">
            <text:p>6/2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0]-1" office:value-type="date" office:date-value="2020-06-28" calcext:value-type="date">
            <text:p>6/2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1]-1" office:value-type="date" office:date-value="2020-06-27" calcext:value-type="date">
            <text:p>6/2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2]-1" office:value-type="date" office:date-value="2020-06-26" calcext:value-type="date">
            <text:p>6/2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3]-1" office:value-type="date" office:date-value="2020-06-25" calcext:value-type="date">
            <text:p>6/2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4]-1" office:value-type="date" office:date-value="2020-06-24" calcext:value-type="date">
            <text:p>6/2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5]-1" office:value-type="date" office:date-value="2020-06-23" calcext:value-type="date">
            <text:p>6/2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6]-1" office:value-type="date" office:date-value="2020-06-22" calcext:value-type="date">
            <text:p>6/2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7]-1" office:value-type="date" office:date-value="2020-06-21" calcext:value-type="date">
            <text:p>6/2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8]-1" office:value-type="date" office:date-value="2020-06-20" calcext:value-type="date">
            <text:p>6/2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199]-1" office:value-type="date" office:date-value="2020-06-19" calcext:value-type="date">
            <text:p>6/1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0]-1" office:value-type="date" office:date-value="2020-06-18" calcext:value-type="date">
            <text:p>6/1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1]-1" office:value-type="date" office:date-value="2020-06-17" calcext:value-type="date">
            <text:p>6/1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2]-1" office:value-type="date" office:date-value="2020-06-16" calcext:value-type="date">
            <text:p>6/1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3]-1" office:value-type="date" office:date-value="2020-06-15" calcext:value-type="date">
            <text:p>6/1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4]-1" office:value-type="date" office:date-value="2020-06-14" calcext:value-type="date">
            <text:p>6/1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5]-1" office:value-type="date" office:date-value="2020-06-13" calcext:value-type="date">
            <text:p>6/1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6]-1" office:value-type="date" office:date-value="2020-06-12" calcext:value-type="date">
            <text:p>6/1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7]-1" office:value-type="date" office:date-value="2020-06-11" calcext:value-type="date">
            <text:p>6/1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8]-1" office:value-type="date" office:date-value="2020-06-10" calcext:value-type="date">
            <text:p>6/1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09]-1" office:value-type="date" office:date-value="2020-06-09" calcext:value-type="date">
            <text:p>6/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0]-1" office:value-type="date" office:date-value="2020-06-08" calcext:value-type="date">
            <text:p>6/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1]-1" office:value-type="date" office:date-value="2020-06-07" calcext:value-type="date">
            <text:p>6/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2]-1" office:value-type="date" office:date-value="2020-06-06" calcext:value-type="date">
            <text:p>6/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3]-1" office:value-type="date" office:date-value="2020-06-05" calcext:value-type="date">
            <text:p>6/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4]-1" office:value-type="date" office:date-value="2020-06-04" calcext:value-type="date">
            <text:p>6/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5]-1" office:value-type="date" office:date-value="2020-06-03" calcext:value-type="date">
            <text:p>6/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6]-1" office:value-type="date" office:date-value="2020-06-02" calcext:value-type="date">
            <text:p>6/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7]-1" office:value-type="date" office:date-value="2020-06-01" calcext:value-type="date">
            <text:p>6/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8]-1" office:value-type="date" office:date-value="2020-05-31" calcext:value-type="date">
            <text:p>5/3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19]-1" office:value-type="date" office:date-value="2020-05-30" calcext:value-type="date">
            <text:p>5/3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0]-1" office:value-type="date" office:date-value="2020-05-29" calcext:value-type="date">
            <text:p>5/2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1]-1" office:value-type="date" office:date-value="2020-05-28" calcext:value-type="date">
            <text:p>5/2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2]-1" office:value-type="date" office:date-value="2020-05-27" calcext:value-type="date">
            <text:p>5/2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3]-1" office:value-type="date" office:date-value="2020-05-26" calcext:value-type="date">
            <text:p>5/2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4]-1" office:value-type="date" office:date-value="2020-05-25" calcext:value-type="date">
            <text:p>5/2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5]-1" office:value-type="date" office:date-value="2020-05-24" calcext:value-type="date">
            <text:p>5/2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6]-1" office:value-type="date" office:date-value="2020-05-23" calcext:value-type="date">
            <text:p>5/2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7]-1" office:value-type="date" office:date-value="2020-05-22" calcext:value-type="date">
            <text:p>5/2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8]-1" office:value-type="date" office:date-value="2020-05-21" calcext:value-type="date">
            <text:p>5/21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29]-1" office:value-type="date" office:date-value="2020-05-20" calcext:value-type="date">
            <text:p>5/20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0]-1" office:value-type="date" office:date-value="2020-05-19" calcext:value-type="date">
            <text:p>5/19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1]-1" office:value-type="date" office:date-value="2020-05-18" calcext:value-type="date">
            <text:p>5/18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2]-1" office:value-type="date" office:date-value="2020-05-17" calcext:value-type="date">
            <text:p>5/17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3]-1" office:value-type="date" office:date-value="2020-05-16" calcext:value-type="date">
            <text:p>5/16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4]-1" office:value-type="date" office:date-value="2020-05-15" calcext:value-type="date">
            <text:p>5/15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5]-1" office:value-type="date" office:date-value="2020-05-14" calcext:value-type="date">
            <text:p>5/14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6]-1" office:value-type="date" office:date-value="2020-05-13" calcext:value-type="date">
            <text:p>5/13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7]-1" office:value-type="date" office:date-value="2020-05-12" calcext:value-type="date">
            <text:p>5/12/2020</text:p>
          </table:table-cell>
          <table:table-cell table:style-name="ce2" office:value-type="float" office:value="30.05" calcext:value-type="float">
            <text:p>30.05</text:p>
          </table:table-cell>
          <table:table-cell office:value-type="float" office:value="249.52" calcext:value-type="float">
            <text:p>249.52</text:p>
          </table:table-cell>
          <table:table-cell table:style-name="ce2" office:value-type="float" office:value="6.55" calcext:value-type="float">
            <text:p>6.55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8]-1" office:value-type="date" office:date-value="2020-05-11" calcext:value-type="date">
            <text:p>5/1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39]-1" office:value-type="date" office:date-value="2020-05-10" calcext:value-type="date">
            <text:p>5/1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0]-1" office:value-type="date" office:date-value="2020-05-09" calcext:value-type="date">
            <text:p>5/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1]-1" office:value-type="date" office:date-value="2020-05-08" calcext:value-type="date">
            <text:p>5/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2]-1" office:value-type="date" office:date-value="2020-05-07" calcext:value-type="date">
            <text:p>5/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3]-1" office:value-type="date" office:date-value="2020-05-06" calcext:value-type="date">
            <text:p>5/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4]-1" office:value-type="date" office:date-value="2020-05-05" calcext:value-type="date">
            <text:p>5/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5]-1" office:value-type="date" office:date-value="2020-05-04" calcext:value-type="date">
            <text:p>5/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6]-1" office:value-type="date" office:date-value="2020-05-03" calcext:value-type="date">
            <text:p>5/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7]-1" office:value-type="date" office:date-value="2020-05-02" calcext:value-type="date">
            <text:p>5/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8]-1" office:value-type="date" office:date-value="2020-05-01" calcext:value-type="date">
            <text:p>5/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49]-1" office:value-type="date" office:date-value="2020-04-30" calcext:value-type="date">
            <text:p>4/3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0]-1" office:value-type="date" office:date-value="2020-04-29" calcext:value-type="date">
            <text:p>4/2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1]-1" office:value-type="date" office:date-value="2020-04-28" calcext:value-type="date">
            <text:p>4/2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2]-1" office:value-type="date" office:date-value="2020-04-27" calcext:value-type="date">
            <text:p>4/2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3]-1" office:value-type="date" office:date-value="2020-04-26" calcext:value-type="date">
            <text:p>4/2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4]-1" office:value-type="date" office:date-value="2020-04-25" calcext:value-type="date">
            <text:p>4/2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5]-1" office:value-type="date" office:date-value="2020-04-24" calcext:value-type="date">
            <text:p>4/2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6]-1" office:value-type="date" office:date-value="2020-04-23" calcext:value-type="date">
            <text:p>4/2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7]-1" office:value-type="date" office:date-value="2020-04-22" calcext:value-type="date">
            <text:p>4/2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8]-1" office:value-type="date" office:date-value="2020-04-21" calcext:value-type="date">
            <text:p>4/2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59]-1" office:value-type="date" office:date-value="2020-04-20" calcext:value-type="date">
            <text:p>4/2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0]-1" office:value-type="date" office:date-value="2020-04-19" calcext:value-type="date">
            <text:p>4/1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1]-1" office:value-type="date" office:date-value="2020-04-18" calcext:value-type="date">
            <text:p>4/1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2]-1" office:value-type="date" office:date-value="2020-04-17" calcext:value-type="date">
            <text:p>4/1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3]-1" office:value-type="date" office:date-value="2020-04-16" calcext:value-type="date">
            <text:p>4/1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4]-1" office:value-type="date" office:date-value="2020-04-15" calcext:value-type="date">
            <text:p>4/1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5]-1" office:value-type="date" office:date-value="2020-04-14" calcext:value-type="date">
            <text:p>4/1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6]-1" office:value-type="date" office:date-value="2020-04-13" calcext:value-type="date">
            <text:p>4/1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7]-1" office:value-type="date" office:date-value="2020-04-12" calcext:value-type="date">
            <text:p>4/1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8]-1" office:value-type="date" office:date-value="2020-04-11" calcext:value-type="date">
            <text:p>4/1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69]-1" office:value-type="date" office:date-value="2020-04-10" calcext:value-type="date">
            <text:p>4/1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0]-1" office:value-type="date" office:date-value="2020-04-09" calcext:value-type="date">
            <text:p>4/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1]-1" office:value-type="date" office:date-value="2020-04-08" calcext:value-type="date">
            <text:p>4/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2]-1" office:value-type="date" office:date-value="2020-04-07" calcext:value-type="date">
            <text:p>4/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3]-1" office:value-type="date" office:date-value="2020-04-06" calcext:value-type="date">
            <text:p>4/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4]-1" office:value-type="date" office:date-value="2020-04-05" calcext:value-type="date">
            <text:p>4/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5]-1" office:value-type="date" office:date-value="2020-04-04" calcext:value-type="date">
            <text:p>4/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6]-1" office:value-type="date" office:date-value="2020-04-03" calcext:value-type="date">
            <text:p>4/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7]-1" office:value-type="date" office:date-value="2020-04-02" calcext:value-type="date">
            <text:p>4/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8]-1" office:value-type="date" office:date-value="2020-04-01" calcext:value-type="date">
            <text:p>4/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79]-1" office:value-type="date" office:date-value="2020-03-31" calcext:value-type="date">
            <text:p>3/3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0]-1" office:value-type="date" office:date-value="2020-03-30" calcext:value-type="date">
            <text:p>3/3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1]-1" office:value-type="date" office:date-value="2020-03-29" calcext:value-type="date">
            <text:p>3/2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2]-1" office:value-type="date" office:date-value="2020-03-28" calcext:value-type="date">
            <text:p>3/2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3]-1" office:value-type="date" office:date-value="2020-03-27" calcext:value-type="date">
            <text:p>3/2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4]-1" office:value-type="date" office:date-value="2020-03-26" calcext:value-type="date">
            <text:p>3/2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5]-1" office:value-type="date" office:date-value="2020-03-25" calcext:value-type="date">
            <text:p>3/2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6]-1" office:value-type="date" office:date-value="2020-03-24" calcext:value-type="date">
            <text:p>3/2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7]-1" office:value-type="date" office:date-value="2020-03-23" calcext:value-type="date">
            <text:p>3/2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8]-1" office:value-type="date" office:date-value="2020-03-22" calcext:value-type="date">
            <text:p>3/2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89]-1" office:value-type="date" office:date-value="2020-03-21" calcext:value-type="date">
            <text:p>3/2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0]-1" office:value-type="date" office:date-value="2020-03-20" calcext:value-type="date">
            <text:p>3/2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1]-1" office:value-type="date" office:date-value="2020-03-19" calcext:value-type="date">
            <text:p>3/1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2]-1" office:value-type="date" office:date-value="2020-03-18" calcext:value-type="date">
            <text:p>3/1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3]-1" office:value-type="date" office:date-value="2020-03-17" calcext:value-type="date">
            <text:p>3/1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4]-1" office:value-type="date" office:date-value="2020-03-16" calcext:value-type="date">
            <text:p>3/1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5]-1" office:value-type="date" office:date-value="2020-03-15" calcext:value-type="date">
            <text:p>3/1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6]-1" office:value-type="date" office:date-value="2020-03-14" calcext:value-type="date">
            <text:p>3/1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7]-1" office:value-type="date" office:date-value="2020-03-13" calcext:value-type="date">
            <text:p>3/1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8]-1" office:value-type="date" office:date-value="2020-03-12" calcext:value-type="date">
            <text:p>3/1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299]-1" office:value-type="date" office:date-value="2020-03-11" calcext:value-type="date">
            <text:p>3/1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0]-1" office:value-type="date" office:date-value="2020-03-10" calcext:value-type="date">
            <text:p>3/1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1]-1" office:value-type="date" office:date-value="2020-03-09" calcext:value-type="date">
            <text:p>3/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2]-1" office:value-type="date" office:date-value="2020-03-08" calcext:value-type="date">
            <text:p>3/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3]-1" office:value-type="date" office:date-value="2020-03-07" calcext:value-type="date">
            <text:p>3/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4]-1" office:value-type="date" office:date-value="2020-03-06" calcext:value-type="date">
            <text:p>3/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5]-1" office:value-type="date" office:date-value="2020-03-05" calcext:value-type="date">
            <text:p>3/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6]-1" office:value-type="date" office:date-value="2020-03-04" calcext:value-type="date">
            <text:p>3/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7]-1" office:value-type="date" office:date-value="2020-03-03" calcext:value-type="date">
            <text:p>3/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8]-1" office:value-type="date" office:date-value="2020-03-02" calcext:value-type="date">
            <text:p>3/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09]-1" office:value-type="date" office:date-value="2020-03-01" calcext:value-type="date">
            <text:p>3/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0]-1" office:value-type="date" office:date-value="2020-02-29" calcext:value-type="date">
            <text:p>2/2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1]-1" office:value-type="date" office:date-value="2020-02-28" calcext:value-type="date">
            <text:p>2/2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2]-1" office:value-type="date" office:date-value="2020-02-27" calcext:value-type="date">
            <text:p>2/2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3]-1" office:value-type="date" office:date-value="2020-02-26" calcext:value-type="date">
            <text:p>2/2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4]-1" office:value-type="date" office:date-value="2020-02-25" calcext:value-type="date">
            <text:p>2/2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5]-1" office:value-type="date" office:date-value="2020-02-24" calcext:value-type="date">
            <text:p>2/2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6]-1" office:value-type="date" office:date-value="2020-02-23" calcext:value-type="date">
            <text:p>2/2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7]-1" office:value-type="date" office:date-value="2020-02-22" calcext:value-type="date">
            <text:p>2/2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8]-1" office:value-type="date" office:date-value="2020-02-21" calcext:value-type="date">
            <text:p>2/2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19]-1" office:value-type="date" office:date-value="2020-02-20" calcext:value-type="date">
            <text:p>2/20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0]-1" office:value-type="date" office:date-value="2020-02-19" calcext:value-type="date">
            <text:p>2/19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1]-1" office:value-type="date" office:date-value="2020-02-18" calcext:value-type="date">
            <text:p>2/18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2]-1" office:value-type="date" office:date-value="2020-02-17" calcext:value-type="date">
            <text:p>2/17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3]-1" office:value-type="date" office:date-value="2020-02-16" calcext:value-type="date">
            <text:p>2/16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4]-1" office:value-type="date" office:date-value="2020-02-15" calcext:value-type="date">
            <text:p>2/15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5]-1" office:value-type="date" office:date-value="2020-02-14" calcext:value-type="date">
            <text:p>2/14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6]-1" office:value-type="date" office:date-value="2020-02-13" calcext:value-type="date">
            <text:p>2/13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7]-1" office:value-type="date" office:date-value="2020-02-12" calcext:value-type="date">
            <text:p>2/12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8]-1" office:value-type="date" office:date-value="2020-02-11" calcext:value-type="date">
            <text:p>2/11/2020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239.1" calcext:value-type="float">
            <text:p>239.1</text:p>
          </table:table-cell>
          <table:table-cell table:style-name="ce2" office:value-type="float" office:value="6.02" calcext:value-type="float">
            <text:p>6.0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29]-1" office:value-type="date" office:date-value="2020-02-10" calcext:value-type="date">
            <text:p>2/10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0]-1" office:value-type="date" office:date-value="2020-02-09" calcext:value-type="date">
            <text:p>2/9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1]-1" office:value-type="date" office:date-value="2020-02-08" calcext:value-type="date">
            <text:p>2/8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2]-1" office:value-type="date" office:date-value="2020-02-07" calcext:value-type="date">
            <text:p>2/7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3]-1" office:value-type="date" office:date-value="2020-02-06" calcext:value-type="date">
            <text:p>2/6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4]-1" office:value-type="date" office:date-value="2020-02-05" calcext:value-type="date">
            <text:p>2/5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5]-1" office:value-type="date" office:date-value="2020-02-04" calcext:value-type="date">
            <text:p>2/4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6]-1" office:value-type="date" office:date-value="2020-02-03" calcext:value-type="date">
            <text:p>2/3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7]-1" office:value-type="date" office:date-value="2020-02-02" calcext:value-type="date">
            <text:p>2/2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8]-1" office:value-type="date" office:date-value="2020-02-01" calcext:value-type="date">
            <text:p>2/1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39]-1" office:value-type="date" office:date-value="2020-01-31" calcext:value-type="date">
            <text:p>1/31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0]-1" office:value-type="date" office:date-value="2020-01-30" calcext:value-type="date">
            <text:p>1/30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1]-1" office:value-type="date" office:date-value="2020-01-29" calcext:value-type="date">
            <text:p>1/29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2]-1" office:value-type="date" office:date-value="2020-01-28" calcext:value-type="date">
            <text:p>1/28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3]-1" office:value-type="date" office:date-value="2020-01-27" calcext:value-type="date">
            <text:p>1/27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4]-1" office:value-type="date" office:date-value="2020-01-26" calcext:value-type="date">
            <text:p>1/26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5]-1" office:value-type="date" office:date-value="2020-01-25" calcext:value-type="date">
            <text:p>1/25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6]-1" office:value-type="date" office:date-value="2020-01-24" calcext:value-type="date">
            <text:p>1/24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7]-1" office:value-type="date" office:date-value="2020-01-23" calcext:value-type="date">
            <text:p>1/23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8]-1" office:value-type="date" office:date-value="2020-01-22" calcext:value-type="date">
            <text:p>1/22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49]-1" office:value-type="date" office:date-value="2020-01-21" calcext:value-type="date">
            <text:p>1/21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0]-1" office:value-type="date" office:date-value="2020-01-20" calcext:value-type="date">
            <text:p>1/20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1]-1" office:value-type="date" office:date-value="2020-01-19" calcext:value-type="date">
            <text:p>1/19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2]-1" office:value-type="date" office:date-value="2020-01-18" calcext:value-type="date">
            <text:p>1/18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3]-1" office:value-type="date" office:date-value="2020-01-17" calcext:value-type="date">
            <text:p>1/17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4]-1" office:value-type="date" office:date-value="2020-01-16" calcext:value-type="date">
            <text:p>1/16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5]-1" office:value-type="date" office:date-value="2020-01-15" calcext:value-type="date">
            <text:p>1/15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6]-1" office:value-type="date" office:date-value="2020-01-14" calcext:value-type="date">
            <text:p>1/14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7]-1" office:value-type="date" office:date-value="2020-01-13" calcext:value-type="date">
            <text:p>1/13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8]-1" office:value-type="date" office:date-value="2020-01-12" calcext:value-type="date">
            <text:p>1/12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59]-1" office:value-type="date" office:date-value="2020-01-11" calcext:value-type="date">
            <text:p>1/11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0]-1" office:value-type="date" office:date-value="2020-01-10" calcext:value-type="date">
            <text:p>1/10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1]-1" office:value-type="date" office:date-value="2020-01-09" calcext:value-type="date">
            <text:p>1/9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2]-1" office:value-type="date" office:date-value="2020-01-08" calcext:value-type="date">
            <text:p>1/8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3]-1" office:value-type="date" office:date-value="2020-01-07" calcext:value-type="date">
            <text:p>1/7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4]-1" office:value-type="date" office:date-value="2020-01-06" calcext:value-type="date">
            <text:p>1/6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5]-1" office:value-type="date" office:date-value="2020-01-05" calcext:value-type="date">
            <text:p>1/5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6]-1" office:value-type="date" office:date-value="2020-01-04" calcext:value-type="date">
            <text:p>1/4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7]-1" office:value-type="date" office:date-value="2020-01-03" calcext:value-type="date">
            <text:p>1/3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8]-1" office:value-type="date" office:date-value="2020-01-02" calcext:value-type="date">
            <text:p>1/2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69]-1" office:value-type="date" office:date-value="2020-01-01" calcext:value-type="date">
            <text:p>1/1/2020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0]-1" office:value-type="date" office:date-value="2019-12-31" calcext:value-type="date">
            <text:p>12/31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1]-1" office:value-type="date" office:date-value="2019-12-30" calcext:value-type="date">
            <text:p>12/30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2]-1" office:value-type="date" office:date-value="2019-12-29" calcext:value-type="date">
            <text:p>12/29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3]-1" office:value-type="date" office:date-value="2019-12-28" calcext:value-type="date">
            <text:p>12/28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4]-1" office:value-type="date" office:date-value="2019-12-27" calcext:value-type="date">
            <text:p>12/27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5]-1" office:value-type="date" office:date-value="2019-12-26" calcext:value-type="date">
            <text:p>12/26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6]-1" office:value-type="date" office:date-value="2019-12-25" calcext:value-type="date">
            <text:p>12/25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7]-1" office:value-type="date" office:date-value="2019-12-24" calcext:value-type="date">
            <text:p>12/24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8]-1" office:value-type="date" office:date-value="2019-12-23" calcext:value-type="date">
            <text:p>12/23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79]-1" office:value-type="date" office:date-value="2019-12-22" calcext:value-type="date">
            <text:p>12/22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0]-1" office:value-type="date" office:date-value="2019-12-21" calcext:value-type="date">
            <text:p>12/21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1]-1" office:value-type="date" office:date-value="2019-12-20" calcext:value-type="date">
            <text:p>12/20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2]-1" office:value-type="date" office:date-value="2019-12-19" calcext:value-type="date">
            <text:p>12/19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3]-1" office:value-type="date" office:date-value="2019-12-18" calcext:value-type="date">
            <text:p>12/18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4]-1" office:value-type="date" office:date-value="2019-12-17" calcext:value-type="date">
            <text:p>12/17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5]-1" office:value-type="date" office:date-value="2019-12-16" calcext:value-type="date">
            <text:p>12/16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6]-1" office:value-type="date" office:date-value="2019-12-15" calcext:value-type="date">
            <text:p>12/15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7]-1" office:value-type="date" office:date-value="2019-12-14" calcext:value-type="date">
            <text:p>12/14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8]-1" office:value-type="date" office:date-value="2019-12-13" calcext:value-type="date">
            <text:p>12/13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89]-1" office:value-type="date" office:date-value="2019-12-12" calcext:value-type="date">
            <text:p>12/12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0]-1" office:value-type="date" office:date-value="2019-12-11" calcext:value-type="date">
            <text:p>12/11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1]-1" office:value-type="date" office:date-value="2019-12-10" calcext:value-type="date">
            <text:p>12/10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2]-1" office:value-type="date" office:date-value="2019-12-09" calcext:value-type="date">
            <text:p>12/9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3]-1" office:value-type="date" office:date-value="2019-12-08" calcext:value-type="date">
            <text:p>12/8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4]-1" office:value-type="date" office:date-value="2019-12-07" calcext:value-type="date">
            <text:p>12/7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5]-1" office:value-type="date" office:date-value="2019-12-06" calcext:value-type="date">
            <text:p>12/6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6]-1" office:value-type="date" office:date-value="2019-12-05" calcext:value-type="date">
            <text:p>12/5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7]-1" office:value-type="date" office:date-value="2019-12-04" calcext:value-type="date">
            <text:p>12/4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8]-1" office:value-type="date" office:date-value="2019-12-03" calcext:value-type="date">
            <text:p>12/3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399]-1" office:value-type="date" office:date-value="2019-12-02" calcext:value-type="date">
            <text:p>12/2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0]-1" office:value-type="date" office:date-value="2019-12-01" calcext:value-type="date">
            <text:p>12/1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1]-1" office:value-type="date" office:date-value="2019-11-30" calcext:value-type="date">
            <text:p>11/30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2]-1" office:value-type="date" office:date-value="2019-11-29" calcext:value-type="date">
            <text:p>11/29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3]-1" office:value-type="date" office:date-value="2019-11-28" calcext:value-type="date">
            <text:p>11/28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4]-1" office:value-type="date" office:date-value="2019-11-27" calcext:value-type="date">
            <text:p>11/27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5]-1" office:value-type="date" office:date-value="2019-11-26" calcext:value-type="date">
            <text:p>11/26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6]-1" office:value-type="date" office:date-value="2019-11-25" calcext:value-type="date">
            <text:p>11/25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7]-1" office:value-type="date" office:date-value="2019-11-24" calcext:value-type="date">
            <text:p>11/24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8]-1" office:value-type="date" office:date-value="2019-11-23" calcext:value-type="date">
            <text:p>11/23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09]-1" office:value-type="date" office:date-value="2019-11-22" calcext:value-type="date">
            <text:p>11/22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0]-1" office:value-type="date" office:date-value="2019-11-21" calcext:value-type="date">
            <text:p>11/21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1]-1" office:value-type="date" office:date-value="2019-11-20" calcext:value-type="date">
            <text:p>11/20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2]-1" office:value-type="date" office:date-value="2019-11-19" calcext:value-type="date">
            <text:p>11/19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3]-1" office:value-type="date" office:date-value="2019-11-18" calcext:value-type="date">
            <text:p>11/18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4]-1" office:value-type="date" office:date-value="2019-11-17" calcext:value-type="date">
            <text:p>11/17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5]-1" office:value-type="date" office:date-value="2019-11-16" calcext:value-type="date">
            <text:p>11/16/2019</text:p>
          </table:table-cell>
          <table:table-cell table:style-name="ce2" office:value-type="float" office:value="12.2" calcext:value-type="float">
            <text:p>12.2</text:p>
          </table:table-cell>
          <table:table-cell office:value-type="float" office:value="273.23" calcext:value-type="float">
            <text:p>273.23</text:p>
          </table:table-cell>
          <table:table-cell table:style-name="ce2" office:value-type="float" office:value="6.2" calcext:value-type="float">
            <text:p>6.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6]-1" office:value-type="date" office:date-value="2019-11-15" calcext:value-type="date">
            <text:p>11/1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7]-1" office:value-type="date" office:date-value="2019-11-14" calcext:value-type="date">
            <text:p>11/1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8]-1" office:value-type="date" office:date-value="2019-11-13" calcext:value-type="date">
            <text:p>11/1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19]-1" office:value-type="date" office:date-value="2019-11-12" calcext:value-type="date">
            <text:p>11/1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0]-1" office:value-type="date" office:date-value="2019-11-11" calcext:value-type="date">
            <text:p>11/1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1]-1" office:value-type="date" office:date-value="2019-11-10" calcext:value-type="date">
            <text:p>11/1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2]-1" office:value-type="date" office:date-value="2019-11-09" calcext:value-type="date">
            <text:p>11/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3]-1" office:value-type="date" office:date-value="2019-11-08" calcext:value-type="date">
            <text:p>11/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4]-1" office:value-type="date" office:date-value="2019-11-07" calcext:value-type="date">
            <text:p>11/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5]-1" office:value-type="date" office:date-value="2019-11-06" calcext:value-type="date">
            <text:p>11/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6]-1" office:value-type="date" office:date-value="2019-11-05" calcext:value-type="date">
            <text:p>11/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7]-1" office:value-type="date" office:date-value="2019-11-04" calcext:value-type="date">
            <text:p>11/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8]-1" office:value-type="date" office:date-value="2019-11-03" calcext:value-type="date">
            <text:p>11/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29]-1" office:value-type="date" office:date-value="2019-11-02" calcext:value-type="date">
            <text:p>11/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0]-1" office:value-type="date" office:date-value="2019-11-01" calcext:value-type="date">
            <text:p>11/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1]-1" office:value-type="date" office:date-value="2019-10-31" calcext:value-type="date">
            <text:p>10/3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2]-1" office:value-type="date" office:date-value="2019-10-30" calcext:value-type="date">
            <text:p>10/3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3]-1" office:value-type="date" office:date-value="2019-10-29" calcext:value-type="date">
            <text:p>10/2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4]-1" office:value-type="date" office:date-value="2019-10-28" calcext:value-type="date">
            <text:p>10/2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5]-1" office:value-type="date" office:date-value="2019-10-27" calcext:value-type="date">
            <text:p>10/2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6]-1" office:value-type="date" office:date-value="2019-10-26" calcext:value-type="date">
            <text:p>10/2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7]-1" office:value-type="date" office:date-value="2019-10-25" calcext:value-type="date">
            <text:p>10/2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8]-1" office:value-type="date" office:date-value="2019-10-24" calcext:value-type="date">
            <text:p>10/2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39]-1" office:value-type="date" office:date-value="2019-10-23" calcext:value-type="date">
            <text:p>10/2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0]-1" office:value-type="date" office:date-value="2019-10-22" calcext:value-type="date">
            <text:p>10/2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1]-1" office:value-type="date" office:date-value="2019-10-21" calcext:value-type="date">
            <text:p>10/2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2]-1" office:value-type="date" office:date-value="2019-10-20" calcext:value-type="date">
            <text:p>10/2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3]-1" office:value-type="date" office:date-value="2019-10-19" calcext:value-type="date">
            <text:p>10/1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4]-1" office:value-type="date" office:date-value="2019-10-18" calcext:value-type="date">
            <text:p>10/1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5]-1" office:value-type="date" office:date-value="2019-10-17" calcext:value-type="date">
            <text:p>10/1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6]-1" office:value-type="date" office:date-value="2019-10-16" calcext:value-type="date">
            <text:p>10/1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7]-1" office:value-type="date" office:date-value="2019-10-15" calcext:value-type="date">
            <text:p>10/1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8]-1" office:value-type="date" office:date-value="2019-10-14" calcext:value-type="date">
            <text:p>10/1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49]-1" office:value-type="date" office:date-value="2019-10-13" calcext:value-type="date">
            <text:p>10/1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0]-1" office:value-type="date" office:date-value="2019-10-12" calcext:value-type="date">
            <text:p>10/1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1]-1" office:value-type="date" office:date-value="2019-10-11" calcext:value-type="date">
            <text:p>10/1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2]-1" office:value-type="date" office:date-value="2019-10-10" calcext:value-type="date">
            <text:p>10/1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3]-1" office:value-type="date" office:date-value="2019-10-09" calcext:value-type="date">
            <text:p>10/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4]-1" office:value-type="date" office:date-value="2019-10-08" calcext:value-type="date">
            <text:p>10/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5]-1" office:value-type="date" office:date-value="2019-10-07" calcext:value-type="date">
            <text:p>10/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6]-1" office:value-type="date" office:date-value="2019-10-06" calcext:value-type="date">
            <text:p>10/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7]-1" office:value-type="date" office:date-value="2019-10-05" calcext:value-type="date">
            <text:p>10/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8]-1" office:value-type="date" office:date-value="2019-10-04" calcext:value-type="date">
            <text:p>10/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59]-1" office:value-type="date" office:date-value="2019-10-03" calcext:value-type="date">
            <text:p>10/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0]-1" office:value-type="date" office:date-value="2019-10-02" calcext:value-type="date">
            <text:p>10/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1]-1" office:value-type="date" office:date-value="2019-10-01" calcext:value-type="date">
            <text:p>10/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2]-1" office:value-type="date" office:date-value="2019-09-30" calcext:value-type="date">
            <text:p>9/3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3]-1" office:value-type="date" office:date-value="2019-09-29" calcext:value-type="date">
            <text:p>9/2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4]-1" office:value-type="date" office:date-value="2019-09-28" calcext:value-type="date">
            <text:p>9/2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5]-1" office:value-type="date" office:date-value="2019-09-27" calcext:value-type="date">
            <text:p>9/2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6]-1" office:value-type="date" office:date-value="2019-09-26" calcext:value-type="date">
            <text:p>9/2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7]-1" office:value-type="date" office:date-value="2019-09-25" calcext:value-type="date">
            <text:p>9/2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8]-1" office:value-type="date" office:date-value="2019-09-24" calcext:value-type="date">
            <text:p>9/2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69]-1" office:value-type="date" office:date-value="2019-09-23" calcext:value-type="date">
            <text:p>9/2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0]-1" office:value-type="date" office:date-value="2019-09-22" calcext:value-type="date">
            <text:p>9/2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1]-1" office:value-type="date" office:date-value="2019-09-21" calcext:value-type="date">
            <text:p>9/2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2]-1" office:value-type="date" office:date-value="2019-09-20" calcext:value-type="date">
            <text:p>9/2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3]-1" office:value-type="date" office:date-value="2019-09-19" calcext:value-type="date">
            <text:p>9/1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4]-1" office:value-type="date" office:date-value="2019-09-18" calcext:value-type="date">
            <text:p>9/1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5]-1" office:value-type="date" office:date-value="2019-09-17" calcext:value-type="date">
            <text:p>9/1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6]-1" office:value-type="date" office:date-value="2019-09-16" calcext:value-type="date">
            <text:p>9/1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7]-1" office:value-type="date" office:date-value="2019-09-15" calcext:value-type="date">
            <text:p>9/1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8]-1" office:value-type="date" office:date-value="2019-09-14" calcext:value-type="date">
            <text:p>9/1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79]-1" office:value-type="date" office:date-value="2019-09-13" calcext:value-type="date">
            <text:p>9/1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0]-1" office:value-type="date" office:date-value="2019-09-12" calcext:value-type="date">
            <text:p>9/1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1]-1" office:value-type="date" office:date-value="2019-09-11" calcext:value-type="date">
            <text:p>9/1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2]-1" office:value-type="date" office:date-value="2019-09-10" calcext:value-type="date">
            <text:p>9/1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3]-1" office:value-type="date" office:date-value="2019-09-09" calcext:value-type="date">
            <text:p>9/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4]-1" office:value-type="date" office:date-value="2019-09-08" calcext:value-type="date">
            <text:p>9/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5]-1" office:value-type="date" office:date-value="2019-09-07" calcext:value-type="date">
            <text:p>9/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6]-1" office:value-type="date" office:date-value="2019-09-06" calcext:value-type="date">
            <text:p>9/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7]-1" office:value-type="date" office:date-value="2019-09-05" calcext:value-type="date">
            <text:p>9/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8]-1" office:value-type="date" office:date-value="2019-09-04" calcext:value-type="date">
            <text:p>9/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89]-1" office:value-type="date" office:date-value="2019-09-03" calcext:value-type="date">
            <text:p>9/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0]-1" office:value-type="date" office:date-value="2019-09-02" calcext:value-type="date">
            <text:p>9/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1]-1" office:value-type="date" office:date-value="2019-09-01" calcext:value-type="date">
            <text:p>9/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2]-1" office:value-type="date" office:date-value="2019-08-31" calcext:value-type="date">
            <text:p>8/3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3]-1" office:value-type="date" office:date-value="2019-08-30" calcext:value-type="date">
            <text:p>8/3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4]-1" office:value-type="date" office:date-value="2019-08-29" calcext:value-type="date">
            <text:p>8/2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5]-1" office:value-type="date" office:date-value="2019-08-28" calcext:value-type="date">
            <text:p>8/2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6]-1" office:value-type="date" office:date-value="2019-08-27" calcext:value-type="date">
            <text:p>8/2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7]-1" office:value-type="date" office:date-value="2019-08-26" calcext:value-type="date">
            <text:p>8/2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8]-1" office:value-type="date" office:date-value="2019-08-25" calcext:value-type="date">
            <text:p>8/2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499]-1" office:value-type="date" office:date-value="2019-08-24" calcext:value-type="date">
            <text:p>8/2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0]-1" office:value-type="date" office:date-value="2019-08-23" calcext:value-type="date">
            <text:p>8/23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1]-1" office:value-type="date" office:date-value="2019-08-22" calcext:value-type="date">
            <text:p>8/22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2]-1" office:value-type="date" office:date-value="2019-08-21" calcext:value-type="date">
            <text:p>8/21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3]-1" office:value-type="date" office:date-value="2019-08-20" calcext:value-type="date">
            <text:p>8/20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4]-1" office:value-type="date" office:date-value="2019-08-19" calcext:value-type="date">
            <text:p>8/19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5]-1" office:value-type="date" office:date-value="2019-08-18" calcext:value-type="date">
            <text:p>8/18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6]-1" office:value-type="date" office:date-value="2019-08-17" calcext:value-type="date">
            <text:p>8/17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7]-1" office:value-type="date" office:date-value="2019-08-16" calcext:value-type="date">
            <text:p>8/16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8]-1" office:value-type="date" office:date-value="2019-08-15" calcext:value-type="date">
            <text:p>8/15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09]-1" office:value-type="date" office:date-value="2019-08-14" calcext:value-type="date">
            <text:p>8/14/2019</text:p>
          </table:table-cell>
          <table:table-cell table:style-name="ce2" office:value-type="float" office:value="44.38" calcext:value-type="float">
            <text:p>44.38</text:p>
          </table:table-cell>
          <table:table-cell office:value-type="float" office:value="261.07" calcext:value-type="float">
            <text:p>261.07</text:p>
          </table:table-cell>
          <table:table-cell table:style-name="ce2" office:value-type="float" office:value="6.13" calcext:value-type="float">
            <text:p>6.13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0]-1" office:value-type="date" office:date-value="2019-08-13" calcext:value-type="date">
            <text:p>8/1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1]-1" office:value-type="date" office:date-value="2019-08-12" calcext:value-type="date">
            <text:p>8/1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2]-1" office:value-type="date" office:date-value="2019-08-11" calcext:value-type="date">
            <text:p>8/1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3]-1" office:value-type="date" office:date-value="2019-08-10" calcext:value-type="date">
            <text:p>8/1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4]-1" office:value-type="date" office:date-value="2019-08-09" calcext:value-type="date">
            <text:p>8/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5]-1" office:value-type="date" office:date-value="2019-08-08" calcext:value-type="date">
            <text:p>8/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6]-1" office:value-type="date" office:date-value="2019-08-07" calcext:value-type="date">
            <text:p>8/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7]-1" office:value-type="date" office:date-value="2019-08-06" calcext:value-type="date">
            <text:p>8/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8]-1" office:value-type="date" office:date-value="2019-08-05" calcext:value-type="date">
            <text:p>8/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19]-1" office:value-type="date" office:date-value="2019-08-04" calcext:value-type="date">
            <text:p>8/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0]-1" office:value-type="date" office:date-value="2019-08-03" calcext:value-type="date">
            <text:p>8/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1]-1" office:value-type="date" office:date-value="2019-08-02" calcext:value-type="date">
            <text:p>8/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2]-1" office:value-type="date" office:date-value="2019-08-01" calcext:value-type="date">
            <text:p>8/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3]-1" office:value-type="date" office:date-value="2019-07-31" calcext:value-type="date">
            <text:p>7/3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4]-1" office:value-type="date" office:date-value="2019-07-30" calcext:value-type="date">
            <text:p>7/3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5]-1" office:value-type="date" office:date-value="2019-07-29" calcext:value-type="date">
            <text:p>7/2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6]-1" office:value-type="date" office:date-value="2019-07-28" calcext:value-type="date">
            <text:p>7/2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7]-1" office:value-type="date" office:date-value="2019-07-27" calcext:value-type="date">
            <text:p>7/2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8]-1" office:value-type="date" office:date-value="2019-07-26" calcext:value-type="date">
            <text:p>7/2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29]-1" office:value-type="date" office:date-value="2019-07-25" calcext:value-type="date">
            <text:p>7/2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0]-1" office:value-type="date" office:date-value="2019-07-24" calcext:value-type="date">
            <text:p>7/2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1]-1" office:value-type="date" office:date-value="2019-07-23" calcext:value-type="date">
            <text:p>7/2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2]-1" office:value-type="date" office:date-value="2019-07-22" calcext:value-type="date">
            <text:p>7/2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3]-1" office:value-type="date" office:date-value="2019-07-21" calcext:value-type="date">
            <text:p>7/2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4]-1" office:value-type="date" office:date-value="2019-07-20" calcext:value-type="date">
            <text:p>7/2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5]-1" office:value-type="date" office:date-value="2019-07-19" calcext:value-type="date">
            <text:p>7/1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6]-1" office:value-type="date" office:date-value="2019-07-18" calcext:value-type="date">
            <text:p>7/1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7]-1" office:value-type="date" office:date-value="2019-07-17" calcext:value-type="date">
            <text:p>7/1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8]-1" office:value-type="date" office:date-value="2019-07-16" calcext:value-type="date">
            <text:p>7/1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39]-1" office:value-type="date" office:date-value="2019-07-15" calcext:value-type="date">
            <text:p>7/1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0]-1" office:value-type="date" office:date-value="2019-07-14" calcext:value-type="date">
            <text:p>7/1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1]-1" office:value-type="date" office:date-value="2019-07-13" calcext:value-type="date">
            <text:p>7/1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2]-1" office:value-type="date" office:date-value="2019-07-12" calcext:value-type="date">
            <text:p>7/1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3]-1" office:value-type="date" office:date-value="2019-07-11" calcext:value-type="date">
            <text:p>7/1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4]-1" office:value-type="date" office:date-value="2019-07-10" calcext:value-type="date">
            <text:p>7/1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5]-1" office:value-type="date" office:date-value="2019-07-09" calcext:value-type="date">
            <text:p>7/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6]-1" office:value-type="date" office:date-value="2019-07-08" calcext:value-type="date">
            <text:p>7/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7]-1" office:value-type="date" office:date-value="2019-07-07" calcext:value-type="date">
            <text:p>7/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8]-1" office:value-type="date" office:date-value="2019-07-06" calcext:value-type="date">
            <text:p>7/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49]-1" office:value-type="date" office:date-value="2019-07-05" calcext:value-type="date">
            <text:p>7/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0]-1" office:value-type="date" office:date-value="2019-07-04" calcext:value-type="date">
            <text:p>7/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1]-1" office:value-type="date" office:date-value="2019-07-03" calcext:value-type="date">
            <text:p>7/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2]-1" office:value-type="date" office:date-value="2019-07-02" calcext:value-type="date">
            <text:p>7/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3]-1" office:value-type="date" office:date-value="2019-07-01" calcext:value-type="date">
            <text:p>7/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4]-1" office:value-type="date" office:date-value="2019-06-30" calcext:value-type="date">
            <text:p>6/3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5]-1" office:value-type="date" office:date-value="2019-06-29" calcext:value-type="date">
            <text:p>6/2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6]-1" office:value-type="date" office:date-value="2019-06-28" calcext:value-type="date">
            <text:p>6/2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7]-1" office:value-type="date" office:date-value="2019-06-27" calcext:value-type="date">
            <text:p>6/2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8]-1" office:value-type="date" office:date-value="2019-06-26" calcext:value-type="date">
            <text:p>6/2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59]-1" office:value-type="date" office:date-value="2019-06-25" calcext:value-type="date">
            <text:p>6/2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0]-1" office:value-type="date" office:date-value="2019-06-24" calcext:value-type="date">
            <text:p>6/2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1]-1" office:value-type="date" office:date-value="2019-06-23" calcext:value-type="date">
            <text:p>6/2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2]-1" office:value-type="date" office:date-value="2019-06-22" calcext:value-type="date">
            <text:p>6/2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3]-1" office:value-type="date" office:date-value="2019-06-21" calcext:value-type="date">
            <text:p>6/2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4]-1" office:value-type="date" office:date-value="2019-06-20" calcext:value-type="date">
            <text:p>6/2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5]-1" office:value-type="date" office:date-value="2019-06-19" calcext:value-type="date">
            <text:p>6/1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6]-1" office:value-type="date" office:date-value="2019-06-18" calcext:value-type="date">
            <text:p>6/1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7]-1" office:value-type="date" office:date-value="2019-06-17" calcext:value-type="date">
            <text:p>6/1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8]-1" office:value-type="date" office:date-value="2019-06-16" calcext:value-type="date">
            <text:p>6/1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69]-1" office:value-type="date" office:date-value="2019-06-15" calcext:value-type="date">
            <text:p>6/1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0]-1" office:value-type="date" office:date-value="2019-06-14" calcext:value-type="date">
            <text:p>6/1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1]-1" office:value-type="date" office:date-value="2019-06-13" calcext:value-type="date">
            <text:p>6/1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2]-1" office:value-type="date" office:date-value="2019-06-12" calcext:value-type="date">
            <text:p>6/1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3]-1" office:value-type="date" office:date-value="2019-06-11" calcext:value-type="date">
            <text:p>6/1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4]-1" office:value-type="date" office:date-value="2019-06-10" calcext:value-type="date">
            <text:p>6/1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5]-1" office:value-type="date" office:date-value="2019-06-09" calcext:value-type="date">
            <text:p>6/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6]-1" office:value-type="date" office:date-value="2019-06-08" calcext:value-type="date">
            <text:p>6/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7]-1" office:value-type="date" office:date-value="2019-06-07" calcext:value-type="date">
            <text:p>6/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8]-1" office:value-type="date" office:date-value="2019-06-06" calcext:value-type="date">
            <text:p>6/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79]-1" office:value-type="date" office:date-value="2019-06-05" calcext:value-type="date">
            <text:p>6/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0]-1" office:value-type="date" office:date-value="2019-06-04" calcext:value-type="date">
            <text:p>6/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1]-1" office:value-type="date" office:date-value="2019-06-03" calcext:value-type="date">
            <text:p>6/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2]-1" office:value-type="date" office:date-value="2019-06-02" calcext:value-type="date">
            <text:p>6/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3]-1" office:value-type="date" office:date-value="2019-06-01" calcext:value-type="date">
            <text:p>6/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4]-1" office:value-type="date" office:date-value="2019-05-31" calcext:value-type="date">
            <text:p>5/3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5]-1" office:value-type="date" office:date-value="2019-05-30" calcext:value-type="date">
            <text:p>5/3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6]-1" office:value-type="date" office:date-value="2019-05-29" calcext:value-type="date">
            <text:p>5/2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7]-1" office:value-type="date" office:date-value="2019-05-28" calcext:value-type="date">
            <text:p>5/2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8]-1" office:value-type="date" office:date-value="2019-05-27" calcext:value-type="date">
            <text:p>5/2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89]-1" office:value-type="date" office:date-value="2019-05-26" calcext:value-type="date">
            <text:p>5/2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0]-1" office:value-type="date" office:date-value="2019-05-25" calcext:value-type="date">
            <text:p>5/2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1]-1" office:value-type="date" office:date-value="2019-05-24" calcext:value-type="date">
            <text:p>5/2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2]-1" office:value-type="date" office:date-value="2019-05-23" calcext:value-type="date">
            <text:p>5/2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3]-1" office:value-type="date" office:date-value="2019-05-22" calcext:value-type="date">
            <text:p>5/2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4]-1" office:value-type="date" office:date-value="2019-05-21" calcext:value-type="date">
            <text:p>5/2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5]-1" office:value-type="date" office:date-value="2019-05-20" calcext:value-type="date">
            <text:p>5/2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6]-1" office:value-type="date" office:date-value="2019-05-19" calcext:value-type="date">
            <text:p>5/1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7]-1" office:value-type="date" office:date-value="2019-05-18" calcext:value-type="date">
            <text:p>5/1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8]-1" office:value-type="date" office:date-value="2019-05-17" calcext:value-type="date">
            <text:p>5/1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599]-1" office:value-type="date" office:date-value="2019-05-16" calcext:value-type="date">
            <text:p>5/16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0]-1" office:value-type="date" office:date-value="2019-05-15" calcext:value-type="date">
            <text:p>5/15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1]-1" office:value-type="date" office:date-value="2019-05-14" calcext:value-type="date">
            <text:p>5/14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2]-1" office:value-type="date" office:date-value="2019-05-13" calcext:value-type="date">
            <text:p>5/13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3]-1" office:value-type="date" office:date-value="2019-05-12" calcext:value-type="date">
            <text:p>5/12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4]-1" office:value-type="date" office:date-value="2019-05-11" calcext:value-type="date">
            <text:p>5/11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5]-1" office:value-type="date" office:date-value="2019-05-10" calcext:value-type="date">
            <text:p>5/10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6]-1" office:value-type="date" office:date-value="2019-05-09" calcext:value-type="date">
            <text:p>5/9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7]-1" office:value-type="date" office:date-value="2019-05-08" calcext:value-type="date">
            <text:p>5/8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8]-1" office:value-type="date" office:date-value="2019-05-07" calcext:value-type="date">
            <text:p>5/7/2019</text:p>
          </table:table-cell>
          <table:table-cell table:style-name="ce2" office:value-type="float" office:value="35.55" calcext:value-type="float">
            <text:p>35.55</text:p>
          </table:table-cell>
          <table:table-cell office:value-type="float" office:value="245.2" calcext:value-type="float">
            <text:p>245.2</text:p>
          </table:table-cell>
          <table:table-cell table:style-name="ce2" office:value-type="float" office:value="6.06" calcext:value-type="float">
            <text:p>6.06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09]-1" office:value-type="date" office:date-value="2019-05-06" calcext:value-type="date">
            <text:p>5/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0]-1" office:value-type="date" office:date-value="2019-05-05" calcext:value-type="date">
            <text:p>5/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1]-1" office:value-type="date" office:date-value="2019-05-04" calcext:value-type="date">
            <text:p>5/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2]-1" office:value-type="date" office:date-value="2019-05-03" calcext:value-type="date">
            <text:p>5/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3]-1" office:value-type="date" office:date-value="2019-05-02" calcext:value-type="date">
            <text:p>5/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4]-1" office:value-type="date" office:date-value="2019-05-01" calcext:value-type="date">
            <text:p>5/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5]-1" office:value-type="date" office:date-value="2019-04-30" calcext:value-type="date">
            <text:p>4/3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6]-1" office:value-type="date" office:date-value="2019-04-29" calcext:value-type="date">
            <text:p>4/2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7]-1" office:value-type="date" office:date-value="2019-04-28" calcext:value-type="date">
            <text:p>4/2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8]-1" office:value-type="date" office:date-value="2019-04-27" calcext:value-type="date">
            <text:p>4/2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19]-1" office:value-type="date" office:date-value="2019-04-26" calcext:value-type="date">
            <text:p>4/2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0]-1" office:value-type="date" office:date-value="2019-04-25" calcext:value-type="date">
            <text:p>4/2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1]-1" office:value-type="date" office:date-value="2019-04-24" calcext:value-type="date">
            <text:p>4/2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2]-1" office:value-type="date" office:date-value="2019-04-23" calcext:value-type="date">
            <text:p>4/2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3]-1" office:value-type="date" office:date-value="2019-04-22" calcext:value-type="date">
            <text:p>4/2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4]-1" office:value-type="date" office:date-value="2019-04-21" calcext:value-type="date">
            <text:p>4/2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5]-1" office:value-type="date" office:date-value="2019-04-20" calcext:value-type="date">
            <text:p>4/2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6]-1" office:value-type="date" office:date-value="2019-04-19" calcext:value-type="date">
            <text:p>4/1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7]-1" office:value-type="date" office:date-value="2019-04-18" calcext:value-type="date">
            <text:p>4/1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8]-1" office:value-type="date" office:date-value="2019-04-17" calcext:value-type="date">
            <text:p>4/1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29]-1" office:value-type="date" office:date-value="2019-04-16" calcext:value-type="date">
            <text:p>4/1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0]-1" office:value-type="date" office:date-value="2019-04-15" calcext:value-type="date">
            <text:p>4/1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1]-1" office:value-type="date" office:date-value="2019-04-14" calcext:value-type="date">
            <text:p>4/1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2]-1" office:value-type="date" office:date-value="2019-04-13" calcext:value-type="date">
            <text:p>4/1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3]-1" office:value-type="date" office:date-value="2019-04-12" calcext:value-type="date">
            <text:p>4/1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4]-1" office:value-type="date" office:date-value="2019-04-11" calcext:value-type="date">
            <text:p>4/1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5]-1" office:value-type="date" office:date-value="2019-04-10" calcext:value-type="date">
            <text:p>4/1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6]-1" office:value-type="date" office:date-value="2019-04-09" calcext:value-type="date">
            <text:p>4/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7]-1" office:value-type="date" office:date-value="2019-04-08" calcext:value-type="date">
            <text:p>4/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8]-1" office:value-type="date" office:date-value="2019-04-07" calcext:value-type="date">
            <text:p>4/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39]-1" office:value-type="date" office:date-value="2019-04-06" calcext:value-type="date">
            <text:p>4/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0]-1" office:value-type="date" office:date-value="2019-04-05" calcext:value-type="date">
            <text:p>4/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1]-1" office:value-type="date" office:date-value="2019-04-04" calcext:value-type="date">
            <text:p>4/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2]-1" office:value-type="date" office:date-value="2019-04-03" calcext:value-type="date">
            <text:p>4/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3]-1" office:value-type="date" office:date-value="2019-04-02" calcext:value-type="date">
            <text:p>4/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4]-1" office:value-type="date" office:date-value="2019-04-01" calcext:value-type="date">
            <text:p>4/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5]-1" office:value-type="date" office:date-value="2019-03-31" calcext:value-type="date">
            <text:p>3/3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6]-1" office:value-type="date" office:date-value="2019-03-30" calcext:value-type="date">
            <text:p>3/3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7]-1" office:value-type="date" office:date-value="2019-03-29" calcext:value-type="date">
            <text:p>3/2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8]-1" office:value-type="date" office:date-value="2019-03-28" calcext:value-type="date">
            <text:p>3/2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49]-1" office:value-type="date" office:date-value="2019-03-27" calcext:value-type="date">
            <text:p>3/2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0]-1" office:value-type="date" office:date-value="2019-03-26" calcext:value-type="date">
            <text:p>3/2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1]-1" office:value-type="date" office:date-value="2019-03-25" calcext:value-type="date">
            <text:p>3/2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2]-1" office:value-type="date" office:date-value="2019-03-24" calcext:value-type="date">
            <text:p>3/2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3]-1" office:value-type="date" office:date-value="2019-03-23" calcext:value-type="date">
            <text:p>3/2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4]-1" office:value-type="date" office:date-value="2019-03-22" calcext:value-type="date">
            <text:p>3/2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5]-1" office:value-type="date" office:date-value="2019-03-21" calcext:value-type="date">
            <text:p>3/2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6]-1" office:value-type="date" office:date-value="2019-03-20" calcext:value-type="date">
            <text:p>3/2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7]-1" office:value-type="date" office:date-value="2019-03-19" calcext:value-type="date">
            <text:p>3/1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8]-1" office:value-type="date" office:date-value="2019-03-18" calcext:value-type="date">
            <text:p>3/1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59]-1" office:value-type="date" office:date-value="2019-03-17" calcext:value-type="date">
            <text:p>3/1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0]-1" office:value-type="date" office:date-value="2019-03-16" calcext:value-type="date">
            <text:p>3/1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1]-1" office:value-type="date" office:date-value="2019-03-15" calcext:value-type="date">
            <text:p>3/1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2]-1" office:value-type="date" office:date-value="2019-03-14" calcext:value-type="date">
            <text:p>3/1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3]-1" office:value-type="date" office:date-value="2019-03-13" calcext:value-type="date">
            <text:p>3/1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4]-1" office:value-type="date" office:date-value="2019-03-12" calcext:value-type="date">
            <text:p>3/1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5]-1" office:value-type="date" office:date-value="2019-03-11" calcext:value-type="date">
            <text:p>3/1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6]-1" office:value-type="date" office:date-value="2019-03-10" calcext:value-type="date">
            <text:p>3/1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7]-1" office:value-type="date" office:date-value="2019-03-09" calcext:value-type="date">
            <text:p>3/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8]-1" office:value-type="date" office:date-value="2019-03-08" calcext:value-type="date">
            <text:p>3/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69]-1" office:value-type="date" office:date-value="2019-03-07" calcext:value-type="date">
            <text:p>3/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0]-1" office:value-type="date" office:date-value="2019-03-06" calcext:value-type="date">
            <text:p>3/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1]-1" office:value-type="date" office:date-value="2019-03-05" calcext:value-type="date">
            <text:p>3/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2]-1" office:value-type="date" office:date-value="2019-03-04" calcext:value-type="date">
            <text:p>3/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3]-1" office:value-type="date" office:date-value="2019-03-03" calcext:value-type="date">
            <text:p>3/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4]-1" office:value-type="date" office:date-value="2019-03-02" calcext:value-type="date">
            <text:p>3/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5]-1" office:value-type="date" office:date-value="2019-03-01" calcext:value-type="date">
            <text:p>3/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6]-1" office:value-type="date" office:date-value="2019-02-28" calcext:value-type="date">
            <text:p>2/2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7]-1" office:value-type="date" office:date-value="2019-02-27" calcext:value-type="date">
            <text:p>2/2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8]-1" office:value-type="date" office:date-value="2019-02-26" calcext:value-type="date">
            <text:p>2/2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34" calcext:value-type="percentage">
            <text:p>34%</text:p>
          </table:table-cell>
          <table:table-cell table:number-columns-repeated="1018"/>
        </table:table-row>
        <table:table-row table:style-name="ro1">
          <table:table-cell table:formula="of:=[.A1679]-1" office:value-type="date" office:date-value="2019-02-25" calcext:value-type="date">
            <text:p>2/2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0]-1" office:value-type="date" office:date-value="2019-02-24" calcext:value-type="date">
            <text:p>2/2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1]-1" office:value-type="date" office:date-value="2019-02-23" calcext:value-type="date">
            <text:p>2/2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2]-1" office:value-type="date" office:date-value="2019-02-22" calcext:value-type="date">
            <text:p>2/2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3]-1" office:value-type="date" office:date-value="2019-02-21" calcext:value-type="date">
            <text:p>2/2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4]-1" office:value-type="date" office:date-value="2019-02-20" calcext:value-type="date">
            <text:p>2/2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5]-1" office:value-type="date" office:date-value="2019-02-19" calcext:value-type="date">
            <text:p>2/1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6]-1" office:value-type="date" office:date-value="2019-02-18" calcext:value-type="date">
            <text:p>2/1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7]-1" office:value-type="date" office:date-value="2019-02-17" calcext:value-type="date">
            <text:p>2/1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8]-1" office:value-type="date" office:date-value="2019-02-16" calcext:value-type="date">
            <text:p>2/1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89]-1" office:value-type="date" office:date-value="2019-02-15" calcext:value-type="date">
            <text:p>2/1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0]-1" office:value-type="date" office:date-value="2019-02-14" calcext:value-type="date">
            <text:p>2/1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1]-1" office:value-type="date" office:date-value="2019-02-13" calcext:value-type="date">
            <text:p>2/1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2]-1" office:value-type="date" office:date-value="2019-02-12" calcext:value-type="date">
            <text:p>2/1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3]-1" office:value-type="date" office:date-value="2019-02-11" calcext:value-type="date">
            <text:p>2/1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4]-1" office:value-type="date" office:date-value="2019-02-10" calcext:value-type="date">
            <text:p>2/1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5]-1" office:value-type="date" office:date-value="2019-02-09" calcext:value-type="date">
            <text:p>2/9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6]-1" office:value-type="date" office:date-value="2019-02-08" calcext:value-type="date">
            <text:p>2/8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7]-1" office:value-type="date" office:date-value="2019-02-07" calcext:value-type="date">
            <text:p>2/7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8]-1" office:value-type="date" office:date-value="2019-02-06" calcext:value-type="date">
            <text:p>2/6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699]-1" office:value-type="date" office:date-value="2019-02-05" calcext:value-type="date">
            <text:p>2/5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0]-1" office:value-type="date" office:date-value="2019-02-04" calcext:value-type="date">
            <text:p>2/4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1]-1" office:value-type="date" office:date-value="2019-02-03" calcext:value-type="date">
            <text:p>2/3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2]-1" office:value-type="date" office:date-value="2019-02-02" calcext:value-type="date">
            <text:p>2/2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3]-1" office:value-type="date" office:date-value="2019-02-01" calcext:value-type="date">
            <text:p>2/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4]-1" office:value-type="date" office:date-value="2019-01-31" calcext:value-type="date">
            <text:p>1/31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5]-1" office:value-type="date" office:date-value="2019-01-30" calcext:value-type="date">
            <text:p>1/30/2019</text:p>
          </table:table-cell>
          <table:table-cell table:style-name="ce2" office:value-type="float" office:value="54.5" calcext:value-type="float">
            <text:p>54.5</text:p>
          </table:table-cell>
          <table:table-cell office:value-type="float" office:value="281.41" calcext:value-type="float">
            <text:p>281.41</text:p>
          </table:table-cell>
          <table:table-cell table:style-name="ce2" office:value-type="float" office:value="5.92" calcext:value-type="float">
            <text:p>5.92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6]-1" office:value-type="date" office:date-value="2019-01-29" calcext:value-type="date">
            <text:p>1/29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7]-1" office:value-type="date" office:date-value="2019-01-28" calcext:value-type="date">
            <text:p>1/28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8]-1" office:value-type="date" office:date-value="2019-01-27" calcext:value-type="date">
            <text:p>1/27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09]-1" office:value-type="date" office:date-value="2019-01-26" calcext:value-type="date">
            <text:p>1/26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0]-1" office:value-type="date" office:date-value="2019-01-25" calcext:value-type="date">
            <text:p>1/25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1]-1" office:value-type="date" office:date-value="2019-01-24" calcext:value-type="date">
            <text:p>1/24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2]-1" office:value-type="date" office:date-value="2019-01-23" calcext:value-type="date">
            <text:p>1/23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3]-1" office:value-type="date" office:date-value="2019-01-22" calcext:value-type="date">
            <text:p>1/22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4]-1" office:value-type="date" office:date-value="2019-01-21" calcext:value-type="date">
            <text:p>1/21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5]-1" office:value-type="date" office:date-value="2019-01-20" calcext:value-type="date">
            <text:p>1/20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6]-1" office:value-type="date" office:date-value="2019-01-19" calcext:value-type="date">
            <text:p>1/19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7]-1" office:value-type="date" office:date-value="2019-01-18" calcext:value-type="date">
            <text:p>1/18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8]-1" office:value-type="date" office:date-value="2019-01-17" calcext:value-type="date">
            <text:p>1/17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19]-1" office:value-type="date" office:date-value="2019-01-16" calcext:value-type="date">
            <text:p>1/16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0]-1" office:value-type="date" office:date-value="2019-01-15" calcext:value-type="date">
            <text:p>1/15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1]-1" office:value-type="date" office:date-value="2019-01-14" calcext:value-type="date">
            <text:p>1/14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2]-1" office:value-type="date" office:date-value="2019-01-13" calcext:value-type="date">
            <text:p>1/13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3]-1" office:value-type="date" office:date-value="2019-01-12" calcext:value-type="date">
            <text:p>1/12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4]-1" office:value-type="date" office:date-value="2019-01-11" calcext:value-type="date">
            <text:p>1/11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5]-1" office:value-type="date" office:date-value="2019-01-10" calcext:value-type="date">
            <text:p>1/10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6]-1" office:value-type="date" office:date-value="2019-01-09" calcext:value-type="date">
            <text:p>1/9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7]-1" office:value-type="date" office:date-value="2019-01-08" calcext:value-type="date">
            <text:p>1/8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8]-1" office:value-type="date" office:date-value="2019-01-07" calcext:value-type="date">
            <text:p>1/7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29]-1" office:value-type="date" office:date-value="2019-01-06" calcext:value-type="date">
            <text:p>1/6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0]-1" office:value-type="date" office:date-value="2019-01-05" calcext:value-type="date">
            <text:p>1/5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1]-1" office:value-type="date" office:date-value="2019-01-04" calcext:value-type="date">
            <text:p>1/4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2]-1" office:value-type="date" office:date-value="2019-01-03" calcext:value-type="date">
            <text:p>1/3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3]-1" office:value-type="date" office:date-value="2019-01-02" calcext:value-type="date">
            <text:p>1/2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4]-1" office:value-type="date" office:date-value="2019-01-01" calcext:value-type="date">
            <text:p>1/1/2019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5]-1" office:value-type="date" office:date-value="2018-12-31" calcext:value-type="date">
            <text:p>12/31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6]-1" office:value-type="date" office:date-value="2018-12-30" calcext:value-type="date">
            <text:p>12/30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7]-1" office:value-type="date" office:date-value="2018-12-29" calcext:value-type="date">
            <text:p>12/29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8]-1" office:value-type="date" office:date-value="2018-12-28" calcext:value-type="date">
            <text:p>12/28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39]-1" office:value-type="date" office:date-value="2018-12-27" calcext:value-type="date">
            <text:p>12/27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0]-1" office:value-type="date" office:date-value="2018-12-26" calcext:value-type="date">
            <text:p>12/26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1]-1" office:value-type="date" office:date-value="2018-12-25" calcext:value-type="date">
            <text:p>12/25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2]-1" office:value-type="date" office:date-value="2018-12-24" calcext:value-type="date">
            <text:p>12/24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3]-1" office:value-type="date" office:date-value="2018-12-23" calcext:value-type="date">
            <text:p>12/23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4]-1" office:value-type="date" office:date-value="2018-12-22" calcext:value-type="date">
            <text:p>12/22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5]-1" office:value-type="date" office:date-value="2018-12-21" calcext:value-type="date">
            <text:p>12/21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6]-1" office:value-type="date" office:date-value="2018-12-20" calcext:value-type="date">
            <text:p>12/20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7]-1" office:value-type="date" office:date-value="2018-12-19" calcext:value-type="date">
            <text:p>12/19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8]-1" office:value-type="date" office:date-value="2018-12-18" calcext:value-type="date">
            <text:p>12/18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49]-1" office:value-type="date" office:date-value="2018-12-17" calcext:value-type="date">
            <text:p>12/17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0]-1" office:value-type="date" office:date-value="2018-12-16" calcext:value-type="date">
            <text:p>12/16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1]-1" office:value-type="date" office:date-value="2018-12-15" calcext:value-type="date">
            <text:p>12/15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2]-1" office:value-type="date" office:date-value="2018-12-14" calcext:value-type="date">
            <text:p>12/14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3]-1" office:value-type="date" office:date-value="2018-12-13" calcext:value-type="date">
            <text:p>12/13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4]-1" office:value-type="date" office:date-value="2018-12-12" calcext:value-type="date">
            <text:p>12/12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5]-1" office:value-type="date" office:date-value="2018-12-11" calcext:value-type="date">
            <text:p>12/11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6]-1" office:value-type="date" office:date-value="2018-12-10" calcext:value-type="date">
            <text:p>12/10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7]-1" office:value-type="date" office:date-value="2018-12-09" calcext:value-type="date">
            <text:p>12/9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8]-1" office:value-type="date" office:date-value="2018-12-08" calcext:value-type="date">
            <text:p>12/8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59]-1" office:value-type="date" office:date-value="2018-12-07" calcext:value-type="date">
            <text:p>12/7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0]-1" office:value-type="date" office:date-value="2018-12-06" calcext:value-type="date">
            <text:p>12/6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1]-1" office:value-type="date" office:date-value="2018-12-05" calcext:value-type="date">
            <text:p>12/5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2]-1" office:value-type="date" office:date-value="2018-12-04" calcext:value-type="date">
            <text:p>12/4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3]-1" office:value-type="date" office:date-value="2018-12-03" calcext:value-type="date">
            <text:p>12/3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4]-1" office:value-type="date" office:date-value="2018-12-02" calcext:value-type="date">
            <text:p>12/2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5]-1" office:value-type="date" office:date-value="2018-12-01" calcext:value-type="date">
            <text:p>12/1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6]-1" office:value-type="date" office:date-value="2018-11-30" calcext:value-type="date">
            <text:p>11/30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7]-1" office:value-type="date" office:date-value="2018-11-29" calcext:value-type="date">
            <text:p>11/29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8]-1" office:value-type="date" office:date-value="2018-11-28" calcext:value-type="date">
            <text:p>11/28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69]-1" office:value-type="date" office:date-value="2018-11-27" calcext:value-type="date">
            <text:p>11/27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0]-1" office:value-type="date" office:date-value="2018-11-26" calcext:value-type="date">
            <text:p>11/26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1]-1" office:value-type="date" office:date-value="2018-11-25" calcext:value-type="date">
            <text:p>11/25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2]-1" office:value-type="date" office:date-value="2018-11-24" calcext:value-type="date">
            <text:p>11/24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3]-1" office:value-type="date" office:date-value="2018-11-23" calcext:value-type="date">
            <text:p>11/23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4]-1" office:value-type="date" office:date-value="2018-11-22" calcext:value-type="date">
            <text:p>11/22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5]-1" office:value-type="date" office:date-value="2018-11-21" calcext:value-type="date">
            <text:p>11/21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6]-1" office:value-type="date" office:date-value="2018-11-20" calcext:value-type="date">
            <text:p>11/20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7]-1" office:value-type="date" office:date-value="2018-11-19" calcext:value-type="date">
            <text:p>11/19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8]-1" office:value-type="date" office:date-value="2018-11-18" calcext:value-type="date">
            <text:p>11/18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79]-1" office:value-type="date" office:date-value="2018-11-17" calcext:value-type="date">
            <text:p>11/17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0]-1" office:value-type="date" office:date-value="2018-11-16" calcext:value-type="date">
            <text:p>11/16/2018</text:p>
          </table:table-cell>
          <table:table-cell table:style-name="ce2" office:value-type="float" office:value="51.64" calcext:value-type="float">
            <text:p>51.64</text:p>
          </table:table-cell>
          <table:table-cell office:value-type="float" office:value="272.6" calcext:value-type="float">
            <text:p>272.6</text:p>
          </table:table-cell>
          <table:table-cell table:style-name="ce2" office:value-type="float" office:value="5.65" calcext:value-type="float">
            <text:p>5.6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1]-1" office:value-type="date" office:date-value="2018-11-15" calcext:value-type="date">
            <text:p>11/1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2]-1" office:value-type="date" office:date-value="2018-11-14" calcext:value-type="date">
            <text:p>11/1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3]-1" office:value-type="date" office:date-value="2018-11-13" calcext:value-type="date">
            <text:p>11/1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4]-1" office:value-type="date" office:date-value="2018-11-12" calcext:value-type="date">
            <text:p>11/1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5]-1" office:value-type="date" office:date-value="2018-11-11" calcext:value-type="date">
            <text:p>11/1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6]-1" office:value-type="date" office:date-value="2018-11-10" calcext:value-type="date">
            <text:p>11/1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7]-1" office:value-type="date" office:date-value="2018-11-09" calcext:value-type="date">
            <text:p>11/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8]-1" office:value-type="date" office:date-value="2018-11-08" calcext:value-type="date">
            <text:p>11/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89]-1" office:value-type="date" office:date-value="2018-11-07" calcext:value-type="date">
            <text:p>11/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0]-1" office:value-type="date" office:date-value="2018-11-06" calcext:value-type="date">
            <text:p>11/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1]-1" office:value-type="date" office:date-value="2018-11-05" calcext:value-type="date">
            <text:p>11/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2]-1" office:value-type="date" office:date-value="2018-11-04" calcext:value-type="date">
            <text:p>11/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3]-1" office:value-type="date" office:date-value="2018-11-03" calcext:value-type="date">
            <text:p>11/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4]-1" office:value-type="date" office:date-value="2018-11-02" calcext:value-type="date">
            <text:p>11/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5]-1" office:value-type="date" office:date-value="2018-11-01" calcext:value-type="date">
            <text:p>11/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6]-1" office:value-type="date" office:date-value="2018-10-31" calcext:value-type="date">
            <text:p>10/3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7]-1" office:value-type="date" office:date-value="2018-10-30" calcext:value-type="date">
            <text:p>10/3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8]-1" office:value-type="date" office:date-value="2018-10-29" calcext:value-type="date">
            <text:p>10/2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799]-1" office:value-type="date" office:date-value="2018-10-28" calcext:value-type="date">
            <text:p>10/2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0]-1" office:value-type="date" office:date-value="2018-10-27" calcext:value-type="date">
            <text:p>10/2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1]-1" office:value-type="date" office:date-value="2018-10-26" calcext:value-type="date">
            <text:p>10/2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2]-1" office:value-type="date" office:date-value="2018-10-25" calcext:value-type="date">
            <text:p>10/2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3]-1" office:value-type="date" office:date-value="2018-10-24" calcext:value-type="date">
            <text:p>10/2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4]-1" office:value-type="date" office:date-value="2018-10-23" calcext:value-type="date">
            <text:p>10/2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5]-1" office:value-type="date" office:date-value="2018-10-22" calcext:value-type="date">
            <text:p>10/2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6]-1" office:value-type="date" office:date-value="2018-10-21" calcext:value-type="date">
            <text:p>10/2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7]-1" office:value-type="date" office:date-value="2018-10-20" calcext:value-type="date">
            <text:p>10/2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8]-1" office:value-type="date" office:date-value="2018-10-19" calcext:value-type="date">
            <text:p>10/1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09]-1" office:value-type="date" office:date-value="2018-10-18" calcext:value-type="date">
            <text:p>10/1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0]-1" office:value-type="date" office:date-value="2018-10-17" calcext:value-type="date">
            <text:p>10/1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1]-1" office:value-type="date" office:date-value="2018-10-16" calcext:value-type="date">
            <text:p>10/1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2]-1" office:value-type="date" office:date-value="2018-10-15" calcext:value-type="date">
            <text:p>10/1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3]-1" office:value-type="date" office:date-value="2018-10-14" calcext:value-type="date">
            <text:p>10/1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4]-1" office:value-type="date" office:date-value="2018-10-13" calcext:value-type="date">
            <text:p>10/1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5]-1" office:value-type="date" office:date-value="2018-10-12" calcext:value-type="date">
            <text:p>10/1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6]-1" office:value-type="date" office:date-value="2018-10-11" calcext:value-type="date">
            <text:p>10/1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7]-1" office:value-type="date" office:date-value="2018-10-10" calcext:value-type="date">
            <text:p>10/1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8]-1" office:value-type="date" office:date-value="2018-10-09" calcext:value-type="date">
            <text:p>10/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19]-1" office:value-type="date" office:date-value="2018-10-08" calcext:value-type="date">
            <text:p>10/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0]-1" office:value-type="date" office:date-value="2018-10-07" calcext:value-type="date">
            <text:p>10/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1]-1" office:value-type="date" office:date-value="2018-10-06" calcext:value-type="date">
            <text:p>10/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2]-1" office:value-type="date" office:date-value="2018-10-05" calcext:value-type="date">
            <text:p>10/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3]-1" office:value-type="date" office:date-value="2018-10-04" calcext:value-type="date">
            <text:p>10/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4]-1" office:value-type="date" office:date-value="2018-10-03" calcext:value-type="date">
            <text:p>10/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5]-1" office:value-type="date" office:date-value="2018-10-02" calcext:value-type="date">
            <text:p>10/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6]-1" office:value-type="date" office:date-value="2018-10-01" calcext:value-type="date">
            <text:p>10/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7]-1" office:value-type="date" office:date-value="2018-09-30" calcext:value-type="date">
            <text:p>9/3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8]-1" office:value-type="date" office:date-value="2018-09-29" calcext:value-type="date">
            <text:p>9/2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29]-1" office:value-type="date" office:date-value="2018-09-28" calcext:value-type="date">
            <text:p>9/2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0]-1" office:value-type="date" office:date-value="2018-09-27" calcext:value-type="date">
            <text:p>9/2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1]-1" office:value-type="date" office:date-value="2018-09-26" calcext:value-type="date">
            <text:p>9/2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2]-1" office:value-type="date" office:date-value="2018-09-25" calcext:value-type="date">
            <text:p>9/2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3]-1" office:value-type="date" office:date-value="2018-09-24" calcext:value-type="date">
            <text:p>9/2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4]-1" office:value-type="date" office:date-value="2018-09-23" calcext:value-type="date">
            <text:p>9/2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5]-1" office:value-type="date" office:date-value="2018-09-22" calcext:value-type="date">
            <text:p>9/2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6]-1" office:value-type="date" office:date-value="2018-09-21" calcext:value-type="date">
            <text:p>9/2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7]-1" office:value-type="date" office:date-value="2018-09-20" calcext:value-type="date">
            <text:p>9/2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8]-1" office:value-type="date" office:date-value="2018-09-19" calcext:value-type="date">
            <text:p>9/1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39]-1" office:value-type="date" office:date-value="2018-09-18" calcext:value-type="date">
            <text:p>9/1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0]-1" office:value-type="date" office:date-value="2018-09-17" calcext:value-type="date">
            <text:p>9/1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1]-1" office:value-type="date" office:date-value="2018-09-16" calcext:value-type="date">
            <text:p>9/1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2]-1" office:value-type="date" office:date-value="2018-09-15" calcext:value-type="date">
            <text:p>9/1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3]-1" office:value-type="date" office:date-value="2018-09-14" calcext:value-type="date">
            <text:p>9/1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4]-1" office:value-type="date" office:date-value="2018-09-13" calcext:value-type="date">
            <text:p>9/1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5]-1" office:value-type="date" office:date-value="2018-09-12" calcext:value-type="date">
            <text:p>9/1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6]-1" office:value-type="date" office:date-value="2018-09-11" calcext:value-type="date">
            <text:p>9/1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7]-1" office:value-type="date" office:date-value="2018-09-10" calcext:value-type="date">
            <text:p>9/1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8]-1" office:value-type="date" office:date-value="2018-09-09" calcext:value-type="date">
            <text:p>9/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49]-1" office:value-type="date" office:date-value="2018-09-08" calcext:value-type="date">
            <text:p>9/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0]-1" office:value-type="date" office:date-value="2018-09-07" calcext:value-type="date">
            <text:p>9/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1]-1" office:value-type="date" office:date-value="2018-09-06" calcext:value-type="date">
            <text:p>9/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2]-1" office:value-type="date" office:date-value="2018-09-05" calcext:value-type="date">
            <text:p>9/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3]-1" office:value-type="date" office:date-value="2018-09-04" calcext:value-type="date">
            <text:p>9/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4]-1" office:value-type="date" office:date-value="2018-09-03" calcext:value-type="date">
            <text:p>9/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5]-1" office:value-type="date" office:date-value="2018-09-02" calcext:value-type="date">
            <text:p>9/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6]-1" office:value-type="date" office:date-value="2018-09-01" calcext:value-type="date">
            <text:p>9/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7]-1" office:value-type="date" office:date-value="2018-08-31" calcext:value-type="date">
            <text:p>8/3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8]-1" office:value-type="date" office:date-value="2018-08-30" calcext:value-type="date">
            <text:p>8/3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59]-1" office:value-type="date" office:date-value="2018-08-29" calcext:value-type="date">
            <text:p>8/2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0]-1" office:value-type="date" office:date-value="2018-08-28" calcext:value-type="date">
            <text:p>8/2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1]-1" office:value-type="date" office:date-value="2018-08-27" calcext:value-type="date">
            <text:p>8/2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2]-1" office:value-type="date" office:date-value="2018-08-26" calcext:value-type="date">
            <text:p>8/2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3]-1" office:value-type="date" office:date-value="2018-08-25" calcext:value-type="date">
            <text:p>8/2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4]-1" office:value-type="date" office:date-value="2018-08-24" calcext:value-type="date">
            <text:p>8/24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5]-1" office:value-type="date" office:date-value="2018-08-23" calcext:value-type="date">
            <text:p>8/23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6]-1" office:value-type="date" office:date-value="2018-08-22" calcext:value-type="date">
            <text:p>8/22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7]-1" office:value-type="date" office:date-value="2018-08-21" calcext:value-type="date">
            <text:p>8/21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8]-1" office:value-type="date" office:date-value="2018-08-20" calcext:value-type="date">
            <text:p>8/20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69]-1" office:value-type="date" office:date-value="2018-08-19" calcext:value-type="date">
            <text:p>8/19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0]-1" office:value-type="date" office:date-value="2018-08-18" calcext:value-type="date">
            <text:p>8/18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1]-1" office:value-type="date" office:date-value="2018-08-17" calcext:value-type="date">
            <text:p>8/17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2]-1" office:value-type="date" office:date-value="2018-08-16" calcext:value-type="date">
            <text:p>8/16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3]-1" office:value-type="date" office:date-value="2018-08-15" calcext:value-type="date">
            <text:p>8/15/2018</text:p>
          </table:table-cell>
          <table:table-cell table:style-name="ce2" office:value-type="float" office:value="50.39" calcext:value-type="float">
            <text:p>50.39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.75" calcext:value-type="float">
            <text:p>4.75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4]-1" office:value-type="date" office:date-value="2018-08-14" calcext:value-type="date">
            <text:p>8/1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5]-1" office:value-type="date" office:date-value="2018-08-13" calcext:value-type="date">
            <text:p>8/1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6]-1" office:value-type="date" office:date-value="2018-08-12" calcext:value-type="date">
            <text:p>8/1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7]-1" office:value-type="date" office:date-value="2018-08-11" calcext:value-type="date">
            <text:p>8/1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8]-1" office:value-type="date" office:date-value="2018-08-10" calcext:value-type="date">
            <text:p>8/1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79]-1" office:value-type="date" office:date-value="2018-08-09" calcext:value-type="date">
            <text:p>8/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0]-1" office:value-type="date" office:date-value="2018-08-08" calcext:value-type="date">
            <text:p>8/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1]-1" office:value-type="date" office:date-value="2018-08-07" calcext:value-type="date">
            <text:p>8/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2]-1" office:value-type="date" office:date-value="2018-08-06" calcext:value-type="date">
            <text:p>8/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3]-1" office:value-type="date" office:date-value="2018-08-05" calcext:value-type="date">
            <text:p>8/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4]-1" office:value-type="date" office:date-value="2018-08-04" calcext:value-type="date">
            <text:p>8/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5]-1" office:value-type="date" office:date-value="2018-08-03" calcext:value-type="date">
            <text:p>8/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6]-1" office:value-type="date" office:date-value="2018-08-02" calcext:value-type="date">
            <text:p>8/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7]-1" office:value-type="date" office:date-value="2018-08-01" calcext:value-type="date">
            <text:p>8/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8]-1" office:value-type="date" office:date-value="2018-07-31" calcext:value-type="date">
            <text:p>7/3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89]-1" office:value-type="date" office:date-value="2018-07-30" calcext:value-type="date">
            <text:p>7/3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0]-1" office:value-type="date" office:date-value="2018-07-29" calcext:value-type="date">
            <text:p>7/2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1]-1" office:value-type="date" office:date-value="2018-07-28" calcext:value-type="date">
            <text:p>7/2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2]-1" office:value-type="date" office:date-value="2018-07-27" calcext:value-type="date">
            <text:p>7/2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3]-1" office:value-type="date" office:date-value="2018-07-26" calcext:value-type="date">
            <text:p>7/2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4]-1" office:value-type="date" office:date-value="2018-07-25" calcext:value-type="date">
            <text:p>7/2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5]-1" office:value-type="date" office:date-value="2018-07-24" calcext:value-type="date">
            <text:p>7/2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6]-1" office:value-type="date" office:date-value="2018-07-23" calcext:value-type="date">
            <text:p>7/2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7]-1" office:value-type="date" office:date-value="2018-07-22" calcext:value-type="date">
            <text:p>7/2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8]-1" office:value-type="date" office:date-value="2018-07-21" calcext:value-type="date">
            <text:p>7/2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899]-1" office:value-type="date" office:date-value="2018-07-20" calcext:value-type="date">
            <text:p>7/2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0]-1" office:value-type="date" office:date-value="2018-07-19" calcext:value-type="date">
            <text:p>7/1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1]-1" office:value-type="date" office:date-value="2018-07-18" calcext:value-type="date">
            <text:p>7/1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2]-1" office:value-type="date" office:date-value="2018-07-17" calcext:value-type="date">
            <text:p>7/1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3]-1" office:value-type="date" office:date-value="2018-07-16" calcext:value-type="date">
            <text:p>7/1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4]-1" office:value-type="date" office:date-value="2018-07-15" calcext:value-type="date">
            <text:p>7/1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5]-1" office:value-type="date" office:date-value="2018-07-14" calcext:value-type="date">
            <text:p>7/1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6]-1" office:value-type="date" office:date-value="2018-07-13" calcext:value-type="date">
            <text:p>7/1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7]-1" office:value-type="date" office:date-value="2018-07-12" calcext:value-type="date">
            <text:p>7/1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8]-1" office:value-type="date" office:date-value="2018-07-11" calcext:value-type="date">
            <text:p>7/1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09]-1" office:value-type="date" office:date-value="2018-07-10" calcext:value-type="date">
            <text:p>7/1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0]-1" office:value-type="date" office:date-value="2018-07-09" calcext:value-type="date">
            <text:p>7/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1]-1" office:value-type="date" office:date-value="2018-07-08" calcext:value-type="date">
            <text:p>7/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2]-1" office:value-type="date" office:date-value="2018-07-07" calcext:value-type="date">
            <text:p>7/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3]-1" office:value-type="date" office:date-value="2018-07-06" calcext:value-type="date">
            <text:p>7/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4]-1" office:value-type="date" office:date-value="2018-07-05" calcext:value-type="date">
            <text:p>7/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5]-1" office:value-type="date" office:date-value="2018-07-04" calcext:value-type="date">
            <text:p>7/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6]-1" office:value-type="date" office:date-value="2018-07-03" calcext:value-type="date">
            <text:p>7/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7]-1" office:value-type="date" office:date-value="2018-07-02" calcext:value-type="date">
            <text:p>7/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8]-1" office:value-type="date" office:date-value="2018-07-01" calcext:value-type="date">
            <text:p>7/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19]-1" office:value-type="date" office:date-value="2018-06-30" calcext:value-type="date">
            <text:p>6/3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0]-1" office:value-type="date" office:date-value="2018-06-29" calcext:value-type="date">
            <text:p>6/2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1]-1" office:value-type="date" office:date-value="2018-06-28" calcext:value-type="date">
            <text:p>6/2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2]-1" office:value-type="date" office:date-value="2018-06-27" calcext:value-type="date">
            <text:p>6/2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3]-1" office:value-type="date" office:date-value="2018-06-26" calcext:value-type="date">
            <text:p>6/2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4]-1" office:value-type="date" office:date-value="2018-06-25" calcext:value-type="date">
            <text:p>6/2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5]-1" office:value-type="date" office:date-value="2018-06-24" calcext:value-type="date">
            <text:p>6/2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6]-1" office:value-type="date" office:date-value="2018-06-23" calcext:value-type="date">
            <text:p>6/2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7]-1" office:value-type="date" office:date-value="2018-06-22" calcext:value-type="date">
            <text:p>6/2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8]-1" office:value-type="date" office:date-value="2018-06-21" calcext:value-type="date">
            <text:p>6/2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29]-1" office:value-type="date" office:date-value="2018-06-20" calcext:value-type="date">
            <text:p>6/2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0]-1" office:value-type="date" office:date-value="2018-06-19" calcext:value-type="date">
            <text:p>6/1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1]-1" office:value-type="date" office:date-value="2018-06-18" calcext:value-type="date">
            <text:p>6/1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2]-1" office:value-type="date" office:date-value="2018-06-17" calcext:value-type="date">
            <text:p>6/1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3]-1" office:value-type="date" office:date-value="2018-06-16" calcext:value-type="date">
            <text:p>6/1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4]-1" office:value-type="date" office:date-value="2018-06-15" calcext:value-type="date">
            <text:p>6/1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5]-1" office:value-type="date" office:date-value="2018-06-14" calcext:value-type="date">
            <text:p>6/1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6]-1" office:value-type="date" office:date-value="2018-06-13" calcext:value-type="date">
            <text:p>6/1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7]-1" office:value-type="date" office:date-value="2018-06-12" calcext:value-type="date">
            <text:p>6/1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8]-1" office:value-type="date" office:date-value="2018-06-11" calcext:value-type="date">
            <text:p>6/1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39]-1" office:value-type="date" office:date-value="2018-06-10" calcext:value-type="date">
            <text:p>6/1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0]-1" office:value-type="date" office:date-value="2018-06-09" calcext:value-type="date">
            <text:p>6/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1]-1" office:value-type="date" office:date-value="2018-06-08" calcext:value-type="date">
            <text:p>6/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2]-1" office:value-type="date" office:date-value="2018-06-07" calcext:value-type="date">
            <text:p>6/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3]-1" office:value-type="date" office:date-value="2018-06-06" calcext:value-type="date">
            <text:p>6/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4]-1" office:value-type="date" office:date-value="2018-06-05" calcext:value-type="date">
            <text:p>6/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5]-1" office:value-type="date" office:date-value="2018-06-04" calcext:value-type="date">
            <text:p>6/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6]-1" office:value-type="date" office:date-value="2018-06-03" calcext:value-type="date">
            <text:p>6/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7]-1" office:value-type="date" office:date-value="2018-06-02" calcext:value-type="date">
            <text:p>6/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8]-1" office:value-type="date" office:date-value="2018-06-01" calcext:value-type="date">
            <text:p>6/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49]-1" office:value-type="date" office:date-value="2018-05-31" calcext:value-type="date">
            <text:p>5/3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0]-1" office:value-type="date" office:date-value="2018-05-30" calcext:value-type="date">
            <text:p>5/3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1]-1" office:value-type="date" office:date-value="2018-05-29" calcext:value-type="date">
            <text:p>5/2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2]-1" office:value-type="date" office:date-value="2018-05-28" calcext:value-type="date">
            <text:p>5/2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3]-1" office:value-type="date" office:date-value="2018-05-27" calcext:value-type="date">
            <text:p>5/2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4]-1" office:value-type="date" office:date-value="2018-05-26" calcext:value-type="date">
            <text:p>5/2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5]-1" office:value-type="date" office:date-value="2018-05-25" calcext:value-type="date">
            <text:p>5/2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6]-1" office:value-type="date" office:date-value="2018-05-24" calcext:value-type="date">
            <text:p>5/2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7]-1" office:value-type="date" office:date-value="2018-05-23" calcext:value-type="date">
            <text:p>5/2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8]-1" office:value-type="date" office:date-value="2018-05-22" calcext:value-type="date">
            <text:p>5/2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59]-1" office:value-type="date" office:date-value="2018-05-21" calcext:value-type="date">
            <text:p>5/2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0]-1" office:value-type="date" office:date-value="2018-05-20" calcext:value-type="date">
            <text:p>5/2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1]-1" office:value-type="date" office:date-value="2018-05-19" calcext:value-type="date">
            <text:p>5/1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2]-1" office:value-type="date" office:date-value="2018-05-18" calcext:value-type="date">
            <text:p>5/1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3]-1" office:value-type="date" office:date-value="2018-05-17" calcext:value-type="date">
            <text:p>5/1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4]-1" office:value-type="date" office:date-value="2018-05-16" calcext:value-type="date">
            <text:p>5/1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5]-1" office:value-type="date" office:date-value="2018-05-15" calcext:value-type="date">
            <text:p>5/1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6]-1" office:value-type="date" office:date-value="2018-05-14" calcext:value-type="date">
            <text:p>5/1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7]-1" office:value-type="date" office:date-value="2018-05-13" calcext:value-type="date">
            <text:p>5/1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8]-1" office:value-type="date" office:date-value="2018-05-12" calcext:value-type="date">
            <text:p>5/1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69]-1" office:value-type="date" office:date-value="2018-05-11" calcext:value-type="date">
            <text:p>5/1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0]-1" office:value-type="date" office:date-value="2018-05-10" calcext:value-type="date">
            <text:p>5/1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1]-1" office:value-type="date" office:date-value="2018-05-09" calcext:value-type="date">
            <text:p>5/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2]-1" office:value-type="date" office:date-value="2018-05-08" calcext:value-type="date">
            <text:p>5/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3]-1" office:value-type="date" office:date-value="2018-05-07" calcext:value-type="date">
            <text:p>5/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4]-1" office:value-type="date" office:date-value="2018-05-06" calcext:value-type="date">
            <text:p>5/6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5]-1" office:value-type="date" office:date-value="2018-05-05" calcext:value-type="date">
            <text:p>5/5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6]-1" office:value-type="date" office:date-value="2018-05-04" calcext:value-type="date">
            <text:p>5/4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7]-1" office:value-type="date" office:date-value="2018-05-03" calcext:value-type="date">
            <text:p>5/3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8]-1" office:value-type="date" office:date-value="2018-05-02" calcext:value-type="date">
            <text:p>5/2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79]-1" office:value-type="date" office:date-value="2018-05-01" calcext:value-type="date">
            <text:p>5/1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80]-1" office:value-type="date" office:date-value="2018-04-30" calcext:value-type="date">
            <text:p>4/30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81]-1" office:value-type="date" office:date-value="2018-04-29" calcext:value-type="date">
            <text:p>4/29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82]-1" office:value-type="date" office:date-value="2018-04-28" calcext:value-type="date">
            <text:p>4/28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83]-1" office:value-type="date" office:date-value="2018-04-27" calcext:value-type="date">
            <text:p>4/27/2018</text:p>
          </table:table-cell>
          <table:table-cell table:style-name="ce2" office:value-type="float" office:value="46.7" calcext:value-type="float">
            <text:p>46.7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.63" calcext:value-type="float">
            <text:p>4.63</text:p>
          </table:table-cell>
          <table:table-cell table:style-name="ce3" office:value-type="percentage" office:value="0.48" calcext:value-type="percentage">
            <text:p>48%</text:p>
          </table:table-cell>
          <table:table-cell table:number-columns-repeated="1018"/>
        </table:table-row>
        <table:table-row table:style-name="ro1">
          <table:table-cell table:formula="of:=[.A1984]-1" office:value-type="date" office:date-value="2018-04-26" calcext:value-type="date">
            <text:p>4/26/2018</text:p>
          </table:table-cell>
          <table:table-cell table:number-columns-repeated="1022"/>
        </table:table-row>
        <table:table-row table:style-name="ro1">
          <table:table-cell table:formula="of:=[.A1985]-1" office:value-type="date" office:date-value="2018-04-25" calcext:value-type="date">
            <text:p>4/25/2018</text:p>
          </table:table-cell>
          <table:table-cell table:number-columns-repeated="1022"/>
        </table:table-row>
        <table:table-row table:style-name="ro1">
          <table:table-cell table:formula="of:=[.A1986]-1" office:value-type="date" office:date-value="2018-04-24" calcext:value-type="date">
            <text:p>4/24/2018</text:p>
          </table:table-cell>
          <table:table-cell table:number-columns-repeated="1022"/>
        </table:table-row>
        <table:table-row table:style-name="ro1">
          <table:table-cell table:formula="of:=[.A1987]-1" office:value-type="date" office:date-value="2018-04-23" calcext:value-type="date">
            <text:p>4/23/2018</text:p>
          </table:table-cell>
          <table:table-cell table:number-columns-repeated="1022"/>
        </table:table-row>
        <table:table-row table:style-name="ro1">
          <table:table-cell table:formula="of:=[.A1988]-1" office:value-type="date" office:date-value="2018-04-22" calcext:value-type="date">
            <text:p>4/22/2018</text:p>
          </table:table-cell>
          <table:table-cell table:number-columns-repeated="1022"/>
        </table:table-row>
        <table:table-row table:style-name="ro1">
          <table:table-cell table:formula="of:=[.A1989]-1" office:value-type="date" office:date-value="2018-04-21" calcext:value-type="date">
            <text:p>4/21/2018</text:p>
          </table:table-cell>
          <table:table-cell table:number-columns-repeated="1022"/>
        </table:table-row>
        <table:table-row table:style-name="ro1">
          <table:table-cell table:formula="of:=[.A1990]-1" office:value-type="date" office:date-value="2018-04-20" calcext:value-type="date">
            <text:p>4/20/2018</text:p>
          </table:table-cell>
          <table:table-cell table:number-columns-repeated="1022"/>
        </table:table-row>
        <table:table-row table:style-name="ro1">
          <table:table-cell table:formula="of:=[.A1991]-1" office:value-type="date" office:date-value="2018-04-19" calcext:value-type="date">
            <text:p>4/19/2018</text:p>
          </table:table-cell>
          <table:table-cell table:number-columns-repeated="1022"/>
        </table:table-row>
        <table:table-row table:style-name="ro1">
          <table:table-cell table:formula="of:=[.A1992]-1" office:value-type="date" office:date-value="2018-04-18" calcext:value-type="date">
            <text:p>4/18/2018</text:p>
          </table:table-cell>
          <table:table-cell table:number-columns-repeated="1022"/>
        </table:table-row>
        <table:table-row table:style-name="ro1">
          <table:table-cell table:formula="of:=[.A1993]-1" office:value-type="date" office:date-value="2018-04-17" calcext:value-type="date">
            <text:p>4/17/2018</text:p>
          </table:table-cell>
          <table:table-cell table:number-columns-repeated="1022"/>
        </table:table-row>
        <table:table-row table:style-name="ro1">
          <table:table-cell table:formula="of:=[.A1994]-1" office:value-type="date" office:date-value="2018-04-16" calcext:value-type="date">
            <text:p>4/16/2018</text:p>
          </table:table-cell>
          <table:table-cell table:number-columns-repeated="1022"/>
        </table:table-row>
        <table:table-row table:style-name="ro1">
          <table:table-cell table:formula="of:=[.A1995]-1" office:value-type="date" office:date-value="2018-04-15" calcext:value-type="date">
            <text:p>4/15/2018</text:p>
          </table:table-cell>
          <table:table-cell table:number-columns-repeated="1022"/>
        </table:table-row>
        <table:table-row table:style-name="ro1">
          <table:table-cell table:formula="of:=[.A1996]-1" office:value-type="date" office:date-value="2018-04-14" calcext:value-type="date">
            <text:p>4/14/2018</text:p>
          </table:table-cell>
          <table:table-cell table:number-columns-repeated="1022"/>
        </table:table-row>
        <table:table-row table:style-name="ro1">
          <table:table-cell table:formula="of:=[.A1997]-1" office:value-type="date" office:date-value="2018-04-13" calcext:value-type="date">
            <text:p>4/13/2018</text:p>
          </table:table-cell>
          <table:table-cell table:number-columns-repeated="1022"/>
        </table:table-row>
        <table:table-row table:style-name="ro1">
          <table:table-cell table:formula="of:=[.A1998]-1" office:value-type="date" office:date-value="2018-04-12" calcext:value-type="date">
            <text:p>4/12/2018</text:p>
          </table:table-cell>
          <table:table-cell table:number-columns-repeated="1022"/>
        </table:table-row>
        <table:table-row table:style-name="ro1">
          <table:table-cell table:formula="of:=[.A1999]-1" office:value-type="date" office:date-value="2018-04-11" calcext:value-type="date">
            <text:p>4/11/2018</text:p>
          </table:table-cell>
          <table:table-cell table:number-columns-repeated="1022"/>
        </table:table-row>
        <table:table-row table:style-name="ro1">
          <table:table-cell table:formula="of:=[.A2000]-1" office:value-type="date" office:date-value="2018-04-10" calcext:value-type="date">
            <text:p>4/10/2018</text:p>
          </table:table-cell>
          <table:table-cell table:number-columns-repeated="1022"/>
        </table:table-row>
        <table:table-row table:style-name="ro1">
          <table:table-cell table:formula="of:=[.A2001]-1" office:value-type="date" office:date-value="2018-04-09" calcext:value-type="date">
            <text:p>4/9/2018</text:p>
          </table:table-cell>
          <table:table-cell table:number-columns-repeated="1022"/>
        </table:table-row>
        <table:table-row table:style-name="ro1">
          <table:table-cell table:formula="of:=[.A2002]-1" office:value-type="date" office:date-value="2018-04-08" calcext:value-type="date">
            <text:p>4/8/2018</text:p>
          </table:table-cell>
          <table:table-cell table:number-columns-repeated="1022"/>
        </table:table-row>
        <table:table-row table:style-name="ro1">
          <table:table-cell table:formula="of:=[.A2003]-1" office:value-type="date" office:date-value="2018-04-07" calcext:value-type="date">
            <text:p>4/7/2018</text:p>
          </table:table-cell>
          <table:table-cell table:number-columns-repeated="1022"/>
        </table:table-row>
        <table:table-row table:style-name="ro1">
          <table:table-cell table:formula="of:=[.A2004]-1" office:value-type="date" office:date-value="2018-04-06" calcext:value-type="date">
            <text:p>4/6/2018</text:p>
          </table:table-cell>
          <table:table-cell table:number-columns-repeated="1022"/>
        </table:table-row>
        <table:table-row table:style-name="ro1">
          <table:table-cell table:formula="of:=[.A2005]-1" office:value-type="date" office:date-value="2018-04-05" calcext:value-type="date">
            <text:p>4/5/2018</text:p>
          </table:table-cell>
          <table:table-cell table:number-columns-repeated="1022"/>
        </table:table-row>
        <table:table-row table:style-name="ro1">
          <table:table-cell table:formula="of:=[.A2006]-1" office:value-type="date" office:date-value="2018-04-04" calcext:value-type="date">
            <text:p>4/4/2018</text:p>
          </table:table-cell>
          <table:table-cell table:number-columns-repeated="1022"/>
        </table:table-row>
        <table:table-row table:style-name="ro1">
          <table:table-cell table:formula="of:=[.A2007]-1" office:value-type="date" office:date-value="2018-04-03" calcext:value-type="date">
            <text:p>4/3/2018</text:p>
          </table:table-cell>
          <table:table-cell table:number-columns-repeated="1022"/>
        </table:table-row>
        <table:table-row table:style-name="ro1">
          <table:table-cell table:formula="of:=[.A2008]-1" office:value-type="date" office:date-value="2018-04-02" calcext:value-type="date">
            <text:p>4/2/2018</text:p>
          </table:table-cell>
          <table:table-cell table:number-columns-repeated="1022"/>
        </table:table-row>
        <table:table-row table:style-name="ro1">
          <table:table-cell table:formula="of:=[.A2009]-1" office:value-type="date" office:date-value="2018-04-01" calcext:value-type="date">
            <text:p>4/1/2018</text:p>
          </table:table-cell>
          <table:table-cell table:number-columns-repeated="1022"/>
        </table:table-row>
        <table:table-row table:style-name="ro1">
          <table:table-cell table:formula="of:=[.A2010]-1" office:value-type="date" office:date-value="2018-03-31" calcext:value-type="date">
            <text:p>3/31/2018</text:p>
          </table:table-cell>
          <table:table-cell table:number-columns-repeated="1022"/>
        </table:table-row>
        <table:table-row table:style-name="ro1">
          <table:table-cell table:formula="of:=[.A2011]-1" office:value-type="date" office:date-value="2018-03-30" calcext:value-type="date">
            <text:p>3/30/2018</text:p>
          </table:table-cell>
          <table:table-cell table:number-columns-repeated="1022"/>
        </table:table-row>
        <table:table-row table:style-name="ro1">
          <table:table-cell table:formula="of:=[.A2012]-1" office:value-type="date" office:date-value="2018-03-29" calcext:value-type="date">
            <text:p>3/29/2018</text:p>
          </table:table-cell>
          <table:table-cell table:number-columns-repeated="1022"/>
        </table:table-row>
        <table:table-row table:style-name="ro1">
          <table:table-cell table:formula="of:=[.A2013]-1" office:value-type="date" office:date-value="2018-03-28" calcext:value-type="date">
            <text:p>3/28/2018</text:p>
          </table:table-cell>
          <table:table-cell table:number-columns-repeated="1022"/>
        </table:table-row>
        <table:table-row table:style-name="ro1">
          <table:table-cell table:formula="of:=[.A2014]-1" office:value-type="date" office:date-value="2018-03-27" calcext:value-type="date">
            <text:p>3/27/2018</text:p>
          </table:table-cell>
          <table:table-cell table:number-columns-repeated="1022"/>
        </table:table-row>
        <table:table-row table:style-name="ro1">
          <table:table-cell table:formula="of:=[.A2015]-1" office:value-type="date" office:date-value="2018-03-26" calcext:value-type="date">
            <text:p>3/26/2018</text:p>
          </table:table-cell>
          <table:table-cell table:number-columns-repeated="1022"/>
        </table:table-row>
        <table:table-row table:style-name="ro1">
          <table:table-cell table:formula="of:=[.A2016]-1" office:value-type="date" office:date-value="2018-03-25" calcext:value-type="date">
            <text:p>3/25/2018</text:p>
          </table:table-cell>
          <table:table-cell table:number-columns-repeated="1022"/>
        </table:table-row>
        <table:table-row table:style-name="ro1">
          <table:table-cell table:formula="of:=[.A2017]-1" office:value-type="date" office:date-value="2018-03-24" calcext:value-type="date">
            <text:p>3/24/2018</text:p>
          </table:table-cell>
          <table:table-cell table:number-columns-repeated="1022"/>
        </table:table-row>
        <table:table-row table:style-name="ro1">
          <table:table-cell table:formula="of:=[.A2018]-1" office:value-type="date" office:date-value="2018-03-23" calcext:value-type="date">
            <text:p>3/23/2018</text:p>
          </table:table-cell>
          <table:table-cell table:number-columns-repeated="1022"/>
        </table:table-row>
        <table:table-row table:style-name="ro1">
          <table:table-cell table:formula="of:=[.A2019]-1" office:value-type="date" office:date-value="2018-03-22" calcext:value-type="date">
            <text:p>3/22/2018</text:p>
          </table:table-cell>
          <table:table-cell table:number-columns-repeated="1022"/>
        </table:table-row>
        <table:table-row table:style-name="ro1">
          <table:table-cell table:formula="of:=[.A2020]-1" office:value-type="date" office:date-value="2018-03-21" calcext:value-type="date">
            <text:p>3/21/2018</text:p>
          </table:table-cell>
          <table:table-cell table:number-columns-repeated="1022"/>
        </table:table-row>
        <table:table-row table:style-name="ro1">
          <table:table-cell table:formula="of:=[.A2021]-1" office:value-type="date" office:date-value="2018-03-20" calcext:value-type="date">
            <text:p>3/20/2018</text:p>
          </table:table-cell>
          <table:table-cell table:number-columns-repeated="1022"/>
        </table:table-row>
        <table:table-row table:style-name="ro1">
          <table:table-cell table:formula="of:=[.A2022]-1" office:value-type="date" office:date-value="2018-03-19" calcext:value-type="date">
            <text:p>3/19/2018</text:p>
          </table:table-cell>
          <table:table-cell table:number-columns-repeated="1022"/>
        </table:table-row>
        <table:table-row table:style-name="ro1">
          <table:table-cell table:formula="of:=[.A2023]-1" office:value-type="date" office:date-value="2018-03-18" calcext:value-type="date">
            <text:p>3/18/2018</text:p>
          </table:table-cell>
          <table:table-cell table:number-columns-repeated="1022"/>
        </table:table-row>
        <table:table-row table:style-name="ro1">
          <table:table-cell table:formula="of:=[.A2024]-1" office:value-type="date" office:date-value="2018-03-17" calcext:value-type="date">
            <text:p>3/17/2018</text:p>
          </table:table-cell>
          <table:table-cell table:number-columns-repeated="1022"/>
        </table:table-row>
        <table:table-row table:style-name="ro1">
          <table:table-cell table:formula="of:=[.A2025]-1" office:value-type="date" office:date-value="2018-03-16" calcext:value-type="date">
            <text:p>3/16/2018</text:p>
          </table:table-cell>
          <table:table-cell table:number-columns-repeated="1022"/>
        </table:table-row>
        <table:table-row table:style-name="ro1">
          <table:table-cell table:formula="of:=[.A2026]-1" office:value-type="date" office:date-value="2018-03-15" calcext:value-type="date">
            <text:p>3/15/2018</text:p>
          </table:table-cell>
          <table:table-cell table:number-columns-repeated="1022"/>
        </table:table-row>
        <table:table-row table:style-name="ro1">
          <table:table-cell table:formula="of:=[.A2027]-1" office:value-type="date" office:date-value="2018-03-14" calcext:value-type="date">
            <text:p>3/14/2018</text:p>
          </table:table-cell>
          <table:table-cell table:number-columns-repeated="1022"/>
        </table:table-row>
        <table:table-row table:style-name="ro1">
          <table:table-cell table:formula="of:=[.A2028]-1" office:value-type="date" office:date-value="2018-03-13" calcext:value-type="date">
            <text:p>3/13/2018</text:p>
          </table:table-cell>
          <table:table-cell table:number-columns-repeated="1022"/>
        </table:table-row>
        <table:table-row table:style-name="ro1">
          <table:table-cell table:formula="of:=[.A2029]-1" office:value-type="date" office:date-value="2018-03-12" calcext:value-type="date">
            <text:p>3/12/2018</text:p>
          </table:table-cell>
          <table:table-cell table:number-columns-repeated="1022"/>
        </table:table-row>
        <table:table-row table:style-name="ro1">
          <table:table-cell table:formula="of:=[.A2030]-1" office:value-type="date" office:date-value="2018-03-11" calcext:value-type="date">
            <text:p>3/11/2018</text:p>
          </table:table-cell>
          <table:table-cell table:number-columns-repeated="1022"/>
        </table:table-row>
        <table:table-row table:style-name="ro1">
          <table:table-cell table:formula="of:=[.A2031]-1" office:value-type="date" office:date-value="2018-03-10" calcext:value-type="date">
            <text:p>3/10/2018</text:p>
          </table:table-cell>
          <table:table-cell table:number-columns-repeated="1022"/>
        </table:table-row>
        <table:table-row table:style-name="ro1">
          <table:table-cell table:formula="of:=[.A2032]-1" office:value-type="date" office:date-value="2018-03-09" calcext:value-type="date">
            <text:p>3/9/2018</text:p>
          </table:table-cell>
          <table:table-cell table:number-columns-repeated="1022"/>
        </table:table-row>
        <table:table-row table:style-name="ro1">
          <table:table-cell table:formula="of:=[.A2033]-1" office:value-type="date" office:date-value="2018-03-08" calcext:value-type="date">
            <text:p>3/8/2018</text:p>
          </table:table-cell>
          <table:table-cell table:number-columns-repeated="1022"/>
        </table:table-row>
        <table:table-row table:style-name="ro1">
          <table:table-cell table:formula="of:=[.A2034]-1" office:value-type="date" office:date-value="2018-03-07" calcext:value-type="date">
            <text:p>3/7/2018</text:p>
          </table:table-cell>
          <table:table-cell table:number-columns-repeated="1022"/>
        </table:table-row>
        <table:table-row table:style-name="ro1">
          <table:table-cell table:formula="of:=[.A2035]-1" office:value-type="date" office:date-value="2018-03-06" calcext:value-type="date">
            <text:p>3/6/2018</text:p>
          </table:table-cell>
          <table:table-cell table:number-columns-repeated="1022"/>
        </table:table-row>
        <table:table-row table:style-name="ro1">
          <table:table-cell table:formula="of:=[.A2036]-1" office:value-type="date" office:date-value="2018-03-05" calcext:value-type="date">
            <text:p>3/5/2018</text:p>
          </table:table-cell>
          <table:table-cell table:number-columns-repeated="1022"/>
        </table:table-row>
        <table:table-row table:style-name="ro1">
          <table:table-cell table:formula="of:=[.A2037]-1" office:value-type="date" office:date-value="2018-03-04" calcext:value-type="date">
            <text:p>3/4/2018</text:p>
          </table:table-cell>
          <table:table-cell table:number-columns-repeated="1022"/>
        </table:table-row>
        <table:table-row table:style-name="ro1">
          <table:table-cell table:formula="of:=[.A2038]-1" office:value-type="date" office:date-value="2018-03-03" calcext:value-type="date">
            <text:p>3/3/2018</text:p>
          </table:table-cell>
          <table:table-cell table:number-columns-repeated="1022"/>
        </table:table-row>
        <table:table-row table:style-name="ro1">
          <table:table-cell table:formula="of:=[.A2039]-1" office:value-type="date" office:date-value="2018-03-02" calcext:value-type="date">
            <text:p>3/2/2018</text:p>
          </table:table-cell>
          <table:table-cell table:number-columns-repeated="1022"/>
        </table:table-row>
        <table:table-row table:style-name="ro1">
          <table:table-cell table:formula="of:=[.A2040]-1" office:value-type="date" office:date-value="2018-03-01" calcext:value-type="date">
            <text:p>3/1/2018</text:p>
          </table:table-cell>
          <table:table-cell table:number-columns-repeated="1022"/>
        </table:table-row>
        <table:table-row table:style-name="ro1">
          <table:table-cell table:formula="of:=[.A2041]-1" office:value-type="date" office:date-value="2018-02-28" calcext:value-type="date">
            <text:p>2/28/2018</text:p>
          </table:table-cell>
          <table:table-cell table:number-columns-repeated="1022"/>
        </table:table-row>
        <table:table-row table:style-name="ro1">
          <table:table-cell table:formula="of:=[.A2042]-1" office:value-type="date" office:date-value="2018-02-27" calcext:value-type="date">
            <text:p>2/27/2018</text:p>
          </table:table-cell>
          <table:table-cell table:number-columns-repeated="1022"/>
        </table:table-row>
        <table:table-row table:style-name="ro1">
          <table:table-cell table:formula="of:=[.A2043]-1" office:value-type="date" office:date-value="2018-02-26" calcext:value-type="date">
            <text:p>2/26/2018</text:p>
          </table:table-cell>
          <table:table-cell table:number-columns-repeated="1022"/>
        </table:table-row>
        <table:table-row table:style-name="ro1">
          <table:table-cell table:formula="of:=[.A2044]-1" office:value-type="date" office:date-value="2018-02-25" calcext:value-type="date">
            <text:p>2/25/2018</text:p>
          </table:table-cell>
          <table:table-cell table:number-columns-repeated="1022"/>
        </table:table-row>
        <table:table-row table:style-name="ro1">
          <table:table-cell table:formula="of:=[.A2045]-1" office:value-type="date" office:date-value="2018-02-24" calcext:value-type="date">
            <text:p>2/24/2018</text:p>
          </table:table-cell>
          <table:table-cell table:number-columns-repeated="1022"/>
        </table:table-row>
        <table:table-row table:style-name="ro1">
          <table:table-cell table:formula="of:=[.A2046]-1" office:value-type="date" office:date-value="2018-02-23" calcext:value-type="date">
            <text:p>2/23/2018</text:p>
          </table:table-cell>
          <table:table-cell table:number-columns-repeated="1022"/>
        </table:table-row>
        <table:table-row table:style-name="ro1">
          <table:table-cell table:formula="of:=[.A2047]-1" office:value-type="date" office:date-value="2018-02-22" calcext:value-type="date">
            <text:p>2/22/2018</text:p>
          </table:table-cell>
          <table:table-cell table:number-columns-repeated="1022"/>
        </table:table-row>
        <table:table-row table:style-name="ro1">
          <table:table-cell table:formula="of:=[.A2048]-1" office:value-type="date" office:date-value="2018-02-21" calcext:value-type="date">
            <text:p>2/21/2018</text:p>
          </table:table-cell>
          <table:table-cell table:number-columns-repeated="1022"/>
        </table:table-row>
        <table:table-row table:style-name="ro1">
          <table:table-cell table:formula="of:=[.A2049]-1" office:value-type="date" office:date-value="2018-02-20" calcext:value-type="date">
            <text:p>2/20/2018</text:p>
          </table:table-cell>
          <table:table-cell table:number-columns-repeated="1022"/>
        </table:table-row>
        <table:table-row table:style-name="ro1">
          <table:table-cell table:formula="of:=[.A2050]-1" office:value-type="date" office:date-value="2018-02-19" calcext:value-type="date">
            <text:p>2/19/2018</text:p>
          </table:table-cell>
          <table:table-cell table:number-columns-repeated="1022"/>
        </table:table-row>
        <table:table-row table:style-name="ro1">
          <table:table-cell table:formula="of:=[.A2051]-1" office:value-type="date" office:date-value="2018-02-18" calcext:value-type="date">
            <text:p>2/18/2018</text:p>
          </table:table-cell>
          <table:table-cell table:number-columns-repeated="1022"/>
        </table:table-row>
        <table:table-row table:style-name="ro1">
          <table:table-cell table:formula="of:=[.A2052]-1" office:value-type="date" office:date-value="2018-02-17" calcext:value-type="date">
            <text:p>2/17/2018</text:p>
          </table:table-cell>
          <table:table-cell table:number-columns-repeated="1022"/>
        </table:table-row>
        <table:table-row table:style-name="ro1">
          <table:table-cell table:formula="of:=[.A2053]-1" office:value-type="date" office:date-value="2018-02-16" calcext:value-type="date">
            <text:p>2/16/2018</text:p>
          </table:table-cell>
          <table:table-cell table:number-columns-repeated="1022"/>
        </table:table-row>
        <table:table-row table:style-name="ro1">
          <table:table-cell table:formula="of:=[.A2054]-1" office:value-type="date" office:date-value="2018-02-15" calcext:value-type="date">
            <text:p>2/15/2018</text:p>
          </table:table-cell>
          <table:table-cell table:number-columns-repeated="1022"/>
        </table:table-row>
        <table:table-row table:style-name="ro1">
          <table:table-cell table:formula="of:=[.A2055]-1" office:value-type="date" office:date-value="2018-02-14" calcext:value-type="date">
            <text:p>2/14/2018</text:p>
          </table:table-cell>
          <table:table-cell table:number-columns-repeated="1022"/>
        </table:table-row>
        <table:table-row table:style-name="ro1">
          <table:table-cell table:formula="of:=[.A2056]-1" office:value-type="date" office:date-value="2018-02-13" calcext:value-type="date">
            <text:p>2/13/2018</text:p>
          </table:table-cell>
          <table:table-cell table:number-columns-repeated="1022"/>
        </table:table-row>
        <table:table-row table:style-name="ro1">
          <table:table-cell table:formula="of:=[.A2057]-1" office:value-type="date" office:date-value="2018-02-12" calcext:value-type="date">
            <text:p>2/12/2018</text:p>
          </table:table-cell>
          <table:table-cell table:number-columns-repeated="1022"/>
        </table:table-row>
        <table:table-row table:style-name="ro1">
          <table:table-cell table:formula="of:=[.A2058]-1" office:value-type="date" office:date-value="2018-02-11" calcext:value-type="date">
            <text:p>2/11/2018</text:p>
          </table:table-cell>
          <table:table-cell table:number-columns-repeated="1022"/>
        </table:table-row>
        <table:table-row table:style-name="ro1">
          <table:table-cell table:formula="of:=[.A2059]-1" office:value-type="date" office:date-value="2018-02-10" calcext:value-type="date">
            <text:p>2/10/2018</text:p>
          </table:table-cell>
          <table:table-cell table:number-columns-repeated="1022"/>
        </table:table-row>
        <table:table-row table:style-name="ro1">
          <table:table-cell table:formula="of:=[.A2060]-1" office:value-type="date" office:date-value="2018-02-09" calcext:value-type="date">
            <text:p>2/9/2018</text:p>
          </table:table-cell>
          <table:table-cell table:number-columns-repeated="1022"/>
        </table:table-row>
        <table:table-row table:style-name="ro1">
          <table:table-cell table:formula="of:=[.A2061]-1" office:value-type="date" office:date-value="2018-02-08" calcext:value-type="date">
            <text:p>2/8/2018</text:p>
          </table:table-cell>
          <table:table-cell table:number-columns-repeated="1022"/>
        </table:table-row>
        <table:table-row table:style-name="ro1">
          <table:table-cell table:formula="of:=[.A2062]-1" office:value-type="date" office:date-value="2018-02-07" calcext:value-type="date">
            <text:p>2/7/2018</text:p>
          </table:table-cell>
          <table:table-cell table:number-columns-repeated="1022"/>
        </table:table-row>
        <table:table-row table:style-name="ro1">
          <table:table-cell table:formula="of:=[.A2063]-1" office:value-type="date" office:date-value="2018-02-06" calcext:value-type="date">
            <text:p>2/6/2018</text:p>
          </table:table-cell>
          <table:table-cell table:number-columns-repeated="1022"/>
        </table:table-row>
        <table:table-row table:style-name="ro1">
          <table:table-cell table:formula="of:=[.A2064]-1" office:value-type="date" office:date-value="2018-02-05" calcext:value-type="date">
            <text:p>2/5/2018</text:p>
          </table:table-cell>
          <table:table-cell table:number-columns-repeated="1022"/>
        </table:table-row>
        <table:table-row table:style-name="ro1">
          <table:table-cell table:formula="of:=[.A2065]-1" office:value-type="date" office:date-value="2018-02-04" calcext:value-type="date">
            <text:p>2/4/2018</text:p>
          </table:table-cell>
          <table:table-cell table:number-columns-repeated="1022"/>
        </table:table-row>
        <table:table-row table:style-name="ro1">
          <table:table-cell table:formula="of:=[.A2066]-1" office:value-type="date" office:date-value="2018-02-03" calcext:value-type="date">
            <text:p>2/3/2018</text:p>
          </table:table-cell>
          <table:table-cell table:number-columns-repeated="1022"/>
        </table:table-row>
        <table:table-row table:style-name="ro1">
          <table:table-cell table:formula="of:=[.A2067]-1" office:value-type="date" office:date-value="2018-02-02" calcext:value-type="date">
            <text:p>2/2/2018</text:p>
          </table:table-cell>
          <table:table-cell table:number-columns-repeated="1022"/>
        </table:table-row>
        <table:table-row table:style-name="ro1">
          <table:table-cell table:formula="of:=[.A2068]-1" office:value-type="date" office:date-value="2018-02-01" calcext:value-type="date">
            <text:p>2/1/2018</text:p>
          </table:table-cell>
          <table:table-cell table:number-columns-repeated="1022"/>
        </table:table-row>
        <table:table-row table:style-name="ro1">
          <table:table-cell table:formula="of:=[.A2069]-1" office:value-type="date" office:date-value="2018-01-31" calcext:value-type="date">
            <text:p>1/31/2018</text:p>
          </table:table-cell>
          <table:table-cell table:number-columns-repeated="1022"/>
        </table:table-row>
        <table:table-row table:style-name="ro1">
          <table:table-cell table:formula="of:=[.A2070]-1" office:value-type="date" office:date-value="2018-01-30" calcext:value-type="date">
            <text:p>1/30/2018</text:p>
          </table:table-cell>
          <table:table-cell table:number-columns-repeated="1022"/>
        </table:table-row>
        <table:table-row table:style-name="ro1">
          <table:table-cell table:formula="of:=[.A2071]-1" office:value-type="date" office:date-value="2018-01-29" calcext:value-type="date">
            <text:p>1/29/2018</text:p>
          </table:table-cell>
          <table:table-cell table:number-columns-repeated="1022"/>
        </table:table-row>
        <table:table-row table:style-name="ro1">
          <table:table-cell table:formula="of:=[.A2072]-1" office:value-type="date" office:date-value="2018-01-28" calcext:value-type="date">
            <text:p>1/28/2018</text:p>
          </table:table-cell>
          <table:table-cell table:number-columns-repeated="1022"/>
        </table:table-row>
        <table:table-row table:style-name="ro1">
          <table:table-cell table:formula="of:=[.A2073]-1" office:value-type="date" office:date-value="2018-01-27" calcext:value-type="date">
            <text:p>1/27/2018</text:p>
          </table:table-cell>
          <table:table-cell table:number-columns-repeated="1022"/>
        </table:table-row>
        <table:table-row table:style-name="ro1">
          <table:table-cell table:formula="of:=[.A2074]-1" office:value-type="date" office:date-value="2018-01-26" calcext:value-type="date">
            <text:p>1/26/2018</text:p>
          </table:table-cell>
          <table:table-cell table:number-columns-repeated="1022"/>
        </table:table-row>
        <table:table-row table:style-name="ro1">
          <table:table-cell table:formula="of:=[.A2075]-1" office:value-type="date" office:date-value="2018-01-25" calcext:value-type="date">
            <text:p>1/25/2018</text:p>
          </table:table-cell>
          <table:table-cell table:number-columns-repeated="1022"/>
        </table:table-row>
        <table:table-row table:style-name="ro1">
          <table:table-cell table:formula="of:=[.A2076]-1" office:value-type="date" office:date-value="2018-01-24" calcext:value-type="date">
            <text:p>1/24/2018</text:p>
          </table:table-cell>
          <table:table-cell table:number-columns-repeated="1022"/>
        </table:table-row>
        <table:table-row table:style-name="ro1">
          <table:table-cell table:formula="of:=[.A2077]-1" office:value-type="date" office:date-value="2018-01-23" calcext:value-type="date">
            <text:p>1/23/2018</text:p>
          </table:table-cell>
          <table:table-cell table:number-columns-repeated="1022"/>
        </table:table-row>
        <table:table-row table:style-name="ro1">
          <table:table-cell table:formula="of:=[.A2078]-1" office:value-type="date" office:date-value="2018-01-22" calcext:value-type="date">
            <text:p>1/22/2018</text:p>
          </table:table-cell>
          <table:table-cell table:number-columns-repeated="1022"/>
        </table:table-row>
        <table:table-row table:style-name="ro1">
          <table:table-cell table:formula="of:=[.A2079]-1" office:value-type="date" office:date-value="2018-01-21" calcext:value-type="date">
            <text:p>1/21/2018</text:p>
          </table:table-cell>
          <table:table-cell table:number-columns-repeated="1022"/>
        </table:table-row>
        <table:table-row table:style-name="ro1">
          <table:table-cell table:formula="of:=[.A2080]-1" office:value-type="date" office:date-value="2018-01-20" calcext:value-type="date">
            <text:p>1/20/2018</text:p>
          </table:table-cell>
          <table:table-cell table:number-columns-repeated="1022"/>
        </table:table-row>
        <table:table-row table:style-name="ro1">
          <table:table-cell table:formula="of:=[.A2081]-1" office:value-type="date" office:date-value="2018-01-19" calcext:value-type="date">
            <text:p>1/19/2018</text:p>
          </table:table-cell>
          <table:table-cell table:number-columns-repeated="1022"/>
        </table:table-row>
        <table:table-row table:style-name="ro1">
          <table:table-cell table:formula="of:=[.A2082]-1" office:value-type="date" office:date-value="2018-01-18" calcext:value-type="date">
            <text:p>1/18/2018</text:p>
          </table:table-cell>
          <table:table-cell table:number-columns-repeated="1022"/>
        </table:table-row>
        <table:table-row table:style-name="ro1">
          <table:table-cell table:formula="of:=[.A2083]-1" office:value-type="date" office:date-value="2018-01-17" calcext:value-type="date">
            <text:p>1/17/2018</text:p>
          </table:table-cell>
          <table:table-cell table:number-columns-repeated="1022"/>
        </table:table-row>
        <table:table-row table:style-name="ro1">
          <table:table-cell table:formula="of:=[.A2084]-1" office:value-type="date" office:date-value="2018-01-16" calcext:value-type="date">
            <text:p>1/16/2018</text:p>
          </table:table-cell>
          <table:table-cell table:number-columns-repeated="1022"/>
        </table:table-row>
        <table:table-row table:style-name="ro1">
          <table:table-cell table:formula="of:=[.A2085]-1" office:value-type="date" office:date-value="2018-01-15" calcext:value-type="date">
            <text:p>1/15/2018</text:p>
          </table:table-cell>
          <table:table-cell table:number-columns-repeated="1022"/>
        </table:table-row>
        <table:table-row table:style-name="ro1">
          <table:table-cell table:formula="of:=[.A2086]-1" office:value-type="date" office:date-value="2018-01-14" calcext:value-type="date">
            <text:p>1/14/2018</text:p>
          </table:table-cell>
          <table:table-cell table:number-columns-repeated="1022"/>
        </table:table-row>
        <table:table-row table:style-name="ro1">
          <table:table-cell table:formula="of:=[.A2087]-1" office:value-type="date" office:date-value="2018-01-13" calcext:value-type="date">
            <text:p>1/13/2018</text:p>
          </table:table-cell>
          <table:table-cell table:number-columns-repeated="1022"/>
        </table:table-row>
        <table:table-row table:style-name="ro1">
          <table:table-cell table:formula="of:=[.A2088]-1" office:value-type="date" office:date-value="2018-01-12" calcext:value-type="date">
            <text:p>1/12/2018</text:p>
          </table:table-cell>
          <table:table-cell table:number-columns-repeated="1022"/>
        </table:table-row>
        <table:table-row table:style-name="ro1">
          <table:table-cell table:formula="of:=[.A2089]-1" office:value-type="date" office:date-value="2018-01-11" calcext:value-type="date">
            <text:p>1/11/2018</text:p>
          </table:table-cell>
          <table:table-cell table:number-columns-repeated="1022"/>
        </table:table-row>
        <table:table-row table:style-name="ro1">
          <table:table-cell table:formula="of:=[.A2090]-1" office:value-type="date" office:date-value="2018-01-10" calcext:value-type="date">
            <text:p>1/10/2018</text:p>
          </table:table-cell>
          <table:table-cell table:number-columns-repeated="1022"/>
        </table:table-row>
        <table:table-row table:style-name="ro1">
          <table:table-cell table:formula="of:=[.A2091]-1" office:value-type="date" office:date-value="2018-01-09" calcext:value-type="date">
            <text:p>1/9/2018</text:p>
          </table:table-cell>
          <table:table-cell table:number-columns-repeated="1022"/>
        </table:table-row>
        <table:table-row table:style-name="ro1">
          <table:table-cell table:formula="of:=[.A2092]-1" office:value-type="date" office:date-value="2018-01-08" calcext:value-type="date">
            <text:p>1/8/2018</text:p>
          </table:table-cell>
          <table:table-cell table:number-columns-repeated="1022"/>
        </table:table-row>
        <table:table-row table:style-name="ro1">
          <table:table-cell table:formula="of:=[.A2093]-1" office:value-type="date" office:date-value="2018-01-07" calcext:value-type="date">
            <text:p>1/7/2018</text:p>
          </table:table-cell>
          <table:table-cell table:number-columns-repeated="1022"/>
        </table:table-row>
        <table:table-row table:style-name="ro1">
          <table:table-cell table:formula="of:=[.A2094]-1" office:value-type="date" office:date-value="2018-01-06" calcext:value-type="date">
            <text:p>1/6/2018</text:p>
          </table:table-cell>
          <table:table-cell table:number-columns-repeated="1022"/>
        </table:table-row>
        <table:table-row table:style-name="ro1">
          <table:table-cell table:formula="of:=[.A2095]-1" office:value-type="date" office:date-value="2018-01-05" calcext:value-type="date">
            <text:p>1/5/2018</text:p>
          </table:table-cell>
          <table:table-cell table:number-columns-repeated="1022"/>
        </table:table-row>
        <table:table-row table:style-name="ro1">
          <table:table-cell table:formula="of:=[.A2096]-1" office:value-type="date" office:date-value="2018-01-04" calcext:value-type="date">
            <text:p>1/4/2018</text:p>
          </table:table-cell>
          <table:table-cell table:number-columns-repeated="1022"/>
        </table:table-row>
        <table:table-row table:style-name="ro1">
          <table:table-cell table:formula="of:=[.A2097]-1" office:value-type="date" office:date-value="2018-01-03" calcext:value-type="date">
            <text:p>1/3/2018</text:p>
          </table:table-cell>
          <table:table-cell table:number-columns-repeated="1022"/>
        </table:table-row>
        <table:table-row table:style-name="ro1">
          <table:table-cell table:formula="of:=[.A2098]-1" office:value-type="date" office:date-value="2018-01-02" calcext:value-type="date">
            <text:p>1/2/2018</text:p>
          </table:table-cell>
          <table:table-cell table:number-columns-repeated="1022"/>
        </table:table-row>
        <table:table-row table:style-name="ro1">
          <table:table-cell table:formula="of:=[.A2099]-1" office:value-type="date" office:date-value="2018-01-01" calcext:value-type="date">
            <text:p>1/1/2018</text:p>
          </table:table-cell>
          <table:table-cell table:number-columns-repeated="1022"/>
        </table:table-row>
        <table:table-row table:style-name="ro1">
          <table:table-cell table:formula="of:=[.A2100]-1" office:value-type="date" office:date-value="2017-12-31" calcext:value-type="date">
            <text:p>12/31/2017</text:p>
          </table:table-cell>
          <table:table-cell table:number-columns-repeated="1022"/>
        </table:table-row>
        <table:table-row table:style-name="ro1">
          <table:table-cell table:formula="of:=[.A2101]-1" office:value-type="date" office:date-value="2017-12-30" calcext:value-type="date">
            <text:p>12/30/2017</text:p>
          </table:table-cell>
          <table:table-cell table:number-columns-repeated="1022"/>
        </table:table-row>
        <table:table-row table:style-name="ro1">
          <table:table-cell table:formula="of:=[.A2102]-1" office:value-type="date" office:date-value="2017-12-29" calcext:value-type="date">
            <text:p>12/29/2017</text:p>
          </table:table-cell>
          <table:table-cell table:number-columns-repeated="1022"/>
        </table:table-row>
        <table:table-row table:style-name="ro1">
          <table:table-cell table:formula="of:=[.A2103]-1" office:value-type="date" office:date-value="2017-12-28" calcext:value-type="date">
            <text:p>12/28/2017</text:p>
          </table:table-cell>
          <table:table-cell table:number-columns-repeated="1022"/>
        </table:table-row>
        <table:table-row table:style-name="ro1">
          <table:table-cell table:formula="of:=[.A2104]-1" office:value-type="date" office:date-value="2017-12-27" calcext:value-type="date">
            <text:p>12/27/2017</text:p>
          </table:table-cell>
          <table:table-cell table:number-columns-repeated="1022"/>
        </table:table-row>
        <table:table-row table:style-name="ro1">
          <table:table-cell table:formula="of:=[.A2105]-1" office:value-type="date" office:date-value="2017-12-26" calcext:value-type="date">
            <text:p>12/26/2017</text:p>
          </table:table-cell>
          <table:table-cell table:number-columns-repeated="1022"/>
        </table:table-row>
        <table:table-row table:style-name="ro1">
          <table:table-cell table:formula="of:=[.A2106]-1" office:value-type="date" office:date-value="2017-12-25" calcext:value-type="date">
            <text:p>12/25/2017</text:p>
          </table:table-cell>
          <table:table-cell table:number-columns-repeated="1022"/>
        </table:table-row>
        <table:table-row table:style-name="ro1">
          <table:table-cell table:formula="of:=[.A2107]-1" office:value-type="date" office:date-value="2017-12-24" calcext:value-type="date">
            <text:p>12/24/2017</text:p>
          </table:table-cell>
          <table:table-cell table:number-columns-repeated="1022"/>
        </table:table-row>
        <table:table-row table:style-name="ro1">
          <table:table-cell table:formula="of:=[.A2108]-1" office:value-type="date" office:date-value="2017-12-23" calcext:value-type="date">
            <text:p>12/23/2017</text:p>
          </table:table-cell>
          <table:table-cell table:number-columns-repeated="1022"/>
        </table:table-row>
        <table:table-row table:style-name="ro1">
          <table:table-cell table:formula="of:=[.A2109]-1" office:value-type="date" office:date-value="2017-12-22" calcext:value-type="date">
            <text:p>12/22/2017</text:p>
          </table:table-cell>
          <table:table-cell table:number-columns-repeated="1022"/>
        </table:table-row>
        <table:table-row table:style-name="ro1">
          <table:table-cell table:formula="of:=[.A2110]-1" office:value-type="date" office:date-value="2017-12-21" calcext:value-type="date">
            <text:p>12/21/2017</text:p>
          </table:table-cell>
          <table:table-cell table:number-columns-repeated="1022"/>
        </table:table-row>
        <table:table-row table:style-name="ro1">
          <table:table-cell table:formula="of:=[.A2111]-1" office:value-type="date" office:date-value="2017-12-20" calcext:value-type="date">
            <text:p>12/20/2017</text:p>
          </table:table-cell>
          <table:table-cell table:number-columns-repeated="1022"/>
        </table:table-row>
        <table:table-row table:style-name="ro1">
          <table:table-cell table:formula="of:=[.A2112]-1" office:value-type="date" office:date-value="2017-12-19" calcext:value-type="date">
            <text:p>12/19/2017</text:p>
          </table:table-cell>
          <table:table-cell table:number-columns-repeated="1022"/>
        </table:table-row>
        <table:table-row table:style-name="ro1">
          <table:table-cell table:formula="of:=[.A2113]-1" office:value-type="date" office:date-value="2017-12-18" calcext:value-type="date">
            <text:p>12/18/2017</text:p>
          </table:table-cell>
          <table:table-cell table:number-columns-repeated="1022"/>
        </table:table-row>
        <table:table-row table:style-name="ro1">
          <table:table-cell table:formula="of:=[.A2114]-1" office:value-type="date" office:date-value="2017-12-17" calcext:value-type="date">
            <text:p>12/17/2017</text:p>
          </table:table-cell>
          <table:table-cell table:number-columns-repeated="1022"/>
        </table:table-row>
        <table:table-row table:style-name="ro1">
          <table:table-cell table:formula="of:=[.A2115]-1" office:value-type="date" office:date-value="2017-12-16" calcext:value-type="date">
            <text:p>12/16/2017</text:p>
          </table:table-cell>
          <table:table-cell table:number-columns-repeated="1022"/>
        </table:table-row>
        <table:table-row table:style-name="ro1">
          <table:table-cell table:formula="of:=[.A2116]-1" office:value-type="date" office:date-value="2017-12-15" calcext:value-type="date">
            <text:p>12/15/2017</text:p>
          </table:table-cell>
          <table:table-cell table:number-columns-repeated="1022"/>
        </table:table-row>
        <table:table-row table:style-name="ro1">
          <table:table-cell table:formula="of:=[.A2117]-1" office:value-type="date" office:date-value="2017-12-14" calcext:value-type="date">
            <text:p>12/14/2017</text:p>
          </table:table-cell>
          <table:table-cell table:number-columns-repeated="1022"/>
        </table:table-row>
        <table:table-row table:style-name="ro1">
          <table:table-cell table:formula="of:=[.A2118]-1" office:value-type="date" office:date-value="2017-12-13" calcext:value-type="date">
            <text:p>12/13/2017</text:p>
          </table:table-cell>
          <table:table-cell table:number-columns-repeated="1022"/>
        </table:table-row>
        <table:table-row table:style-name="ro1">
          <table:table-cell table:formula="of:=[.A2119]-1" office:value-type="date" office:date-value="2017-12-12" calcext:value-type="date">
            <text:p>12/12/2017</text:p>
          </table:table-cell>
          <table:table-cell table:number-columns-repeated="1022"/>
        </table:table-row>
        <table:table-row table:style-name="ro1">
          <table:table-cell table:formula="of:=[.A2120]-1" office:value-type="date" office:date-value="2017-12-11" calcext:value-type="date">
            <text:p>12/11/2017</text:p>
          </table:table-cell>
          <table:table-cell table:number-columns-repeated="1022"/>
        </table:table-row>
        <table:table-row table:style-name="ro1">
          <table:table-cell table:formula="of:=[.A2121]-1" office:value-type="date" office:date-value="2017-12-10" calcext:value-type="date">
            <text:p>12/10/2017</text:p>
          </table:table-cell>
          <table:table-cell table:number-columns-repeated="1022"/>
        </table:table-row>
        <table:table-row table:style-name="ro1">
          <table:table-cell table:formula="of:=[.A2122]-1" office:value-type="date" office:date-value="2017-12-09" calcext:value-type="date">
            <text:p>12/9/2017</text:p>
          </table:table-cell>
          <table:table-cell table:number-columns-repeated="1022"/>
        </table:table-row>
        <table:table-row table:style-name="ro1">
          <table:table-cell table:formula="of:=[.A2123]-1" office:value-type="date" office:date-value="2017-12-08" calcext:value-type="date">
            <text:p>12/8/2017</text:p>
          </table:table-cell>
          <table:table-cell table:number-columns-repeated="1022"/>
        </table:table-row>
        <table:table-row table:style-name="ro1">
          <table:table-cell table:formula="of:=[.A2124]-1" office:value-type="date" office:date-value="2017-12-07" calcext:value-type="date">
            <text:p>12/7/2017</text:p>
          </table:table-cell>
          <table:table-cell table:number-columns-repeated="1022"/>
        </table:table-row>
        <table:table-row table:style-name="ro1">
          <table:table-cell table:formula="of:=[.A2125]-1" office:value-type="date" office:date-value="2017-12-06" calcext:value-type="date">
            <text:p>12/6/2017</text:p>
          </table:table-cell>
          <table:table-cell table:number-columns-repeated="1022"/>
        </table:table-row>
        <table:table-row table:style-name="ro1">
          <table:table-cell table:formula="of:=[.A2126]-1" office:value-type="date" office:date-value="2017-12-05" calcext:value-type="date">
            <text:p>12/5/2017</text:p>
          </table:table-cell>
          <table:table-cell table:number-columns-repeated="1022"/>
        </table:table-row>
        <table:table-row table:style-name="ro1">
          <table:table-cell table:formula="of:=[.A2127]-1" office:value-type="date" office:date-value="2017-12-04" calcext:value-type="date">
            <text:p>12/4/2017</text:p>
          </table:table-cell>
          <table:table-cell table:number-columns-repeated="1022"/>
        </table:table-row>
        <table:table-row table:style-name="ro1">
          <table:table-cell table:formula="of:=[.A2128]-1" office:value-type="date" office:date-value="2017-12-03" calcext:value-type="date">
            <text:p>12/3/2017</text:p>
          </table:table-cell>
          <table:table-cell table:number-columns-repeated="1022"/>
        </table:table-row>
        <table:table-row table:style-name="ro1">
          <table:table-cell table:formula="of:=[.A2129]-1" office:value-type="date" office:date-value="2017-12-02" calcext:value-type="date">
            <text:p>12/2/2017</text:p>
          </table:table-cell>
          <table:table-cell table:number-columns-repeated="1022"/>
        </table:table-row>
        <table:table-row table:style-name="ro1">
          <table:table-cell table:formula="of:=[.A2130]-1" office:value-type="date" office:date-value="2017-12-01" calcext:value-type="date">
            <text:p>12/1/2017</text:p>
          </table:table-cell>
          <table:table-cell table:number-columns-repeated="1022"/>
        </table:table-row>
        <table:table-row table:style-name="ro1">
          <table:table-cell table:formula="of:=[.A2131]-1" office:value-type="date" office:date-value="2017-11-30" calcext:value-type="date">
            <text:p>11/30/2017</text:p>
          </table:table-cell>
          <table:table-cell table:number-columns-repeated="1022"/>
        </table:table-row>
        <table:table-row table:style-name="ro1">
          <table:table-cell table:formula="of:=[.A2132]-1" office:value-type="date" office:date-value="2017-11-29" calcext:value-type="date">
            <text:p>11/29/2017</text:p>
          </table:table-cell>
          <table:table-cell table:number-columns-repeated="1022"/>
        </table:table-row>
        <table:table-row table:style-name="ro1">
          <table:table-cell table:formula="of:=[.A2133]-1" office:value-type="date" office:date-value="2017-11-28" calcext:value-type="date">
            <text:p>11/28/2017</text:p>
          </table:table-cell>
          <table:table-cell table:number-columns-repeated="1022"/>
        </table:table-row>
        <table:table-row table:style-name="ro1">
          <table:table-cell table:formula="of:=[.A2134]-1" office:value-type="date" office:date-value="2017-11-27" calcext:value-type="date">
            <text:p>11/27/2017</text:p>
          </table:table-cell>
          <table:table-cell table:number-columns-repeated="1022"/>
        </table:table-row>
        <table:table-row table:style-name="ro1">
          <table:table-cell table:formula="of:=[.A2135]-1" office:value-type="date" office:date-value="2017-11-26" calcext:value-type="date">
            <text:p>11/26/2017</text:p>
          </table:table-cell>
          <table:table-cell table:number-columns-repeated="1022"/>
        </table:table-row>
        <table:table-row table:style-name="ro1">
          <table:table-cell table:formula="of:=[.A2136]-1" office:value-type="date" office:date-value="2017-11-25" calcext:value-type="date">
            <text:p>11/25/2017</text:p>
          </table:table-cell>
          <table:table-cell table:number-columns-repeated="1022"/>
        </table:table-row>
        <table:table-row table:style-name="ro1">
          <table:table-cell table:formula="of:=[.A2137]-1" office:value-type="date" office:date-value="2017-11-24" calcext:value-type="date">
            <text:p>11/24/2017</text:p>
          </table:table-cell>
          <table:table-cell table:number-columns-repeated="1022"/>
        </table:table-row>
        <table:table-row table:style-name="ro1">
          <table:table-cell table:formula="of:=[.A2138]-1" office:value-type="date" office:date-value="2017-11-23" calcext:value-type="date">
            <text:p>11/23/2017</text:p>
          </table:table-cell>
          <table:table-cell table:number-columns-repeated="1022"/>
        </table:table-row>
        <table:table-row table:style-name="ro1">
          <table:table-cell table:formula="of:=[.A2139]-1" office:value-type="date" office:date-value="2017-11-22" calcext:value-type="date">
            <text:p>11/22/2017</text:p>
          </table:table-cell>
          <table:table-cell table:number-columns-repeated="1022"/>
        </table:table-row>
        <table:table-row table:style-name="ro1">
          <table:table-cell table:formula="of:=[.A2140]-1" office:value-type="date" office:date-value="2017-11-21" calcext:value-type="date">
            <text:p>11/21/2017</text:p>
          </table:table-cell>
          <table:table-cell table:number-columns-repeated="1022"/>
        </table:table-row>
        <table:table-row table:style-name="ro1">
          <table:table-cell table:formula="of:=[.A2141]-1" office:value-type="date" office:date-value="2017-11-20" calcext:value-type="date">
            <text:p>11/20/2017</text:p>
          </table:table-cell>
          <table:table-cell table:number-columns-repeated="1022"/>
        </table:table-row>
        <table:table-row table:style-name="ro1">
          <table:table-cell table:formula="of:=[.A2142]-1" office:value-type="date" office:date-value="2017-11-19" calcext:value-type="date">
            <text:p>11/19/2017</text:p>
          </table:table-cell>
          <table:table-cell table:number-columns-repeated="1022"/>
        </table:table-row>
        <table:table-row table:style-name="ro1">
          <table:table-cell table:formula="of:=[.A2143]-1" office:value-type="date" office:date-value="2017-11-18" calcext:value-type="date">
            <text:p>11/18/2017</text:p>
          </table:table-cell>
          <table:table-cell table:number-columns-repeated="1022"/>
        </table:table-row>
        <table:table-row table:style-name="ro1">
          <table:table-cell table:formula="of:=[.A2144]-1" office:value-type="date" office:date-value="2017-11-17" calcext:value-type="date">
            <text:p>11/17/2017</text:p>
          </table:table-cell>
          <table:table-cell table:number-columns-repeated="1022"/>
        </table:table-row>
        <table:table-row table:style-name="ro1">
          <table:table-cell table:formula="of:=[.A2145]-1" office:value-type="date" office:date-value="2017-11-16" calcext:value-type="date">
            <text:p>11/16/2017</text:p>
          </table:table-cell>
          <table:table-cell table:number-columns-repeated="1022"/>
        </table:table-row>
        <table:table-row table:style-name="ro1">
          <table:table-cell table:formula="of:=[.A2146]-1" office:value-type="date" office:date-value="2017-11-15" calcext:value-type="date">
            <text:p>11/15/2017</text:p>
          </table:table-cell>
          <table:table-cell table:number-columns-repeated="1022"/>
        </table:table-row>
        <table:table-row table:style-name="ro1">
          <table:table-cell table:formula="of:=[.A2147]-1" office:value-type="date" office:date-value="2017-11-14" calcext:value-type="date">
            <text:p>11/14/2017</text:p>
          </table:table-cell>
          <table:table-cell table:number-columns-repeated="1022"/>
        </table:table-row>
        <table:table-row table:style-name="ro1">
          <table:table-cell table:formula="of:=[.A2148]-1" office:value-type="date" office:date-value="2017-11-13" calcext:value-type="date">
            <text:p>11/13/2017</text:p>
          </table:table-cell>
          <table:table-cell table:number-columns-repeated="1022"/>
        </table:table-row>
        <table:table-row table:style-name="ro1">
          <table:table-cell table:formula="of:=[.A2149]-1" office:value-type="date" office:date-value="2017-11-12" calcext:value-type="date">
            <text:p>11/12/2017</text:p>
          </table:table-cell>
          <table:table-cell table:number-columns-repeated="1022"/>
        </table:table-row>
        <table:table-row table:style-name="ro1">
          <table:table-cell table:formula="of:=[.A2150]-1" office:value-type="date" office:date-value="2017-11-11" calcext:value-type="date">
            <text:p>11/11/2017</text:p>
          </table:table-cell>
          <table:table-cell table:number-columns-repeated="1022"/>
        </table:table-row>
        <table:table-row table:style-name="ro1">
          <table:table-cell table:formula="of:=[.A2151]-1" office:value-type="date" office:date-value="2017-11-10" calcext:value-type="date">
            <text:p>11/10/2017</text:p>
          </table:table-cell>
          <table:table-cell table:number-columns-repeated="1022"/>
        </table:table-row>
        <table:table-row table:style-name="ro1">
          <table:table-cell table:formula="of:=[.A2152]-1" office:value-type="date" office:date-value="2017-11-09" calcext:value-type="date">
            <text:p>11/9/2017</text:p>
          </table:table-cell>
          <table:table-cell table:number-columns-repeated="1022"/>
        </table:table-row>
        <table:table-row table:style-name="ro1">
          <table:table-cell table:formula="of:=[.A2153]-1" office:value-type="date" office:date-value="2017-11-08" calcext:value-type="date">
            <text:p>11/8/2017</text:p>
          </table:table-cell>
          <table:table-cell table:number-columns-repeated="1022"/>
        </table:table-row>
        <table:table-row table:style-name="ro1">
          <table:table-cell table:formula="of:=[.A2154]-1" office:value-type="date" office:date-value="2017-11-07" calcext:value-type="date">
            <text:p>11/7/2017</text:p>
          </table:table-cell>
          <table:table-cell table:number-columns-repeated="1022"/>
        </table:table-row>
        <table:table-row table:style-name="ro1">
          <table:table-cell table:formula="of:=[.A2155]-1" office:value-type="date" office:date-value="2017-11-06" calcext:value-type="date">
            <text:p>11/6/2017</text:p>
          </table:table-cell>
          <table:table-cell table:number-columns-repeated="1022"/>
        </table:table-row>
        <table:table-row table:style-name="ro1">
          <table:table-cell table:formula="of:=[.A2156]-1" office:value-type="date" office:date-value="2017-11-05" calcext:value-type="date">
            <text:p>11/5/2017</text:p>
          </table:table-cell>
          <table:table-cell table:number-columns-repeated="1022"/>
        </table:table-row>
        <table:table-row table:style-name="ro1">
          <table:table-cell table:formula="of:=[.A2157]-1" office:value-type="date" office:date-value="2017-11-04" calcext:value-type="date">
            <text:p>11/4/2017</text:p>
          </table:table-cell>
          <table:table-cell table:number-columns-repeated="1022"/>
        </table:table-row>
        <table:table-row table:style-name="ro1">
          <table:table-cell table:formula="of:=[.A2158]-1" office:value-type="date" office:date-value="2017-11-03" calcext:value-type="date">
            <text:p>11/3/2017</text:p>
          </table:table-cell>
          <table:table-cell table:number-columns-repeated="1022"/>
        </table:table-row>
        <table:table-row table:style-name="ro1">
          <table:table-cell table:formula="of:=[.A2159]-1" office:value-type="date" office:date-value="2017-11-02" calcext:value-type="date">
            <text:p>11/2/2017</text:p>
          </table:table-cell>
          <table:table-cell table:number-columns-repeated="1022"/>
        </table:table-row>
        <table:table-row table:style-name="ro1">
          <table:table-cell table:formula="of:=[.A2160]-1" office:value-type="date" office:date-value="2017-11-01" calcext:value-type="date">
            <text:p>11/1/2017</text:p>
          </table:table-cell>
          <table:table-cell table:number-columns-repeated="1022"/>
        </table:table-row>
        <table:table-row table:style-name="ro1">
          <table:table-cell table:formula="of:=[.A2161]-1" office:value-type="date" office:date-value="2017-10-31" calcext:value-type="date">
            <text:p>10/31/2017</text:p>
          </table:table-cell>
          <table:table-cell table:number-columns-repeated="1022"/>
        </table:table-row>
        <table:table-row table:style-name="ro1">
          <table:table-cell table:formula="of:=[.A2162]-1" office:value-type="date" office:date-value="2017-10-30" calcext:value-type="date">
            <text:p>10/30/2017</text:p>
          </table:table-cell>
          <table:table-cell table:number-columns-repeated="1022"/>
        </table:table-row>
        <table:table-row table:style-name="ro1">
          <table:table-cell table:formula="of:=[.A2163]-1" office:value-type="date" office:date-value="2017-10-29" calcext:value-type="date">
            <text:p>10/29/2017</text:p>
          </table:table-cell>
          <table:table-cell table:number-columns-repeated="1022"/>
        </table:table-row>
        <table:table-row table:style-name="ro1">
          <table:table-cell table:formula="of:=[.A2164]-1" office:value-type="date" office:date-value="2017-10-28" calcext:value-type="date">
            <text:p>10/28/2017</text:p>
          </table:table-cell>
          <table:table-cell table:number-columns-repeated="1022"/>
        </table:table-row>
        <table:table-row table:style-name="ro1">
          <table:table-cell table:formula="of:=[.A2165]-1" office:value-type="date" office:date-value="2017-10-27" calcext:value-type="date">
            <text:p>10/27/2017</text:p>
          </table:table-cell>
          <table:table-cell table:number-columns-repeated="1022"/>
        </table:table-row>
        <table:table-row table:style-name="ro1">
          <table:table-cell table:formula="of:=[.A2166]-1" office:value-type="date" office:date-value="2017-10-26" calcext:value-type="date">
            <text:p>10/26/2017</text:p>
          </table:table-cell>
          <table:table-cell table:number-columns-repeated="1022"/>
        </table:table-row>
        <table:table-row table:style-name="ro1">
          <table:table-cell table:formula="of:=[.A2167]-1" office:value-type="date" office:date-value="2017-10-25" calcext:value-type="date">
            <text:p>10/25/2017</text:p>
          </table:table-cell>
          <table:table-cell table:number-columns-repeated="1022"/>
        </table:table-row>
        <table:table-row table:style-name="ro1">
          <table:table-cell table:formula="of:=[.A2168]-1" office:value-type="date" office:date-value="2017-10-24" calcext:value-type="date">
            <text:p>10/24/2017</text:p>
          </table:table-cell>
          <table:table-cell table:number-columns-repeated="1022"/>
        </table:table-row>
        <table:table-row table:style-name="ro1">
          <table:table-cell table:formula="of:=[.A2169]-1" office:value-type="date" office:date-value="2017-10-23" calcext:value-type="date">
            <text:p>10/23/2017</text:p>
          </table:table-cell>
          <table:table-cell table:number-columns-repeated="1022"/>
        </table:table-row>
        <table:table-row table:style-name="ro1">
          <table:table-cell table:formula="of:=[.A2170]-1" office:value-type="date" office:date-value="2017-10-22" calcext:value-type="date">
            <text:p>10/22/2017</text:p>
          </table:table-cell>
          <table:table-cell table:number-columns-repeated="1022"/>
        </table:table-row>
        <table:table-row table:style-name="ro1">
          <table:table-cell table:formula="of:=[.A2171]-1" office:value-type="date" office:date-value="2017-10-21" calcext:value-type="date">
            <text:p>10/21/2017</text:p>
          </table:table-cell>
          <table:table-cell table:number-columns-repeated="1022"/>
        </table:table-row>
        <table:table-row table:style-name="ro1">
          <table:table-cell table:formula="of:=[.A2172]-1" office:value-type="date" office:date-value="2017-10-20" calcext:value-type="date">
            <text:p>10/20/2017</text:p>
          </table:table-cell>
          <table:table-cell table:number-columns-repeated="1022"/>
        </table:table-row>
        <table:table-row table:style-name="ro1">
          <table:table-cell table:formula="of:=[.A2173]-1" office:value-type="date" office:date-value="2017-10-19" calcext:value-type="date">
            <text:p>10/19/2017</text:p>
          </table:table-cell>
          <table:table-cell table:number-columns-repeated="1022"/>
        </table:table-row>
        <table:table-row table:style-name="ro1">
          <table:table-cell table:formula="of:=[.A2174]-1" office:value-type="date" office:date-value="2017-10-18" calcext:value-type="date">
            <text:p>10/18/2017</text:p>
          </table:table-cell>
          <table:table-cell table:number-columns-repeated="1022"/>
        </table:table-row>
        <table:table-row table:style-name="ro1">
          <table:table-cell table:formula="of:=[.A2175]-1" office:value-type="date" office:date-value="2017-10-17" calcext:value-type="date">
            <text:p>10/17/2017</text:p>
          </table:table-cell>
          <table:table-cell table:number-columns-repeated="1022"/>
        </table:table-row>
        <table:table-row table:style-name="ro1">
          <table:table-cell table:formula="of:=[.A2176]-1" office:value-type="date" office:date-value="2017-10-16" calcext:value-type="date">
            <text:p>10/16/2017</text:p>
          </table:table-cell>
          <table:table-cell table:number-columns-repeated="1022"/>
        </table:table-row>
        <table:table-row table:style-name="ro1">
          <table:table-cell table:formula="of:=[.A2177]-1" office:value-type="date" office:date-value="2017-10-15" calcext:value-type="date">
            <text:p>10/15/2017</text:p>
          </table:table-cell>
          <table:table-cell table:number-columns-repeated="1022"/>
        </table:table-row>
        <table:table-row table:style-name="ro1">
          <table:table-cell table:formula="of:=[.A2178]-1" office:value-type="date" office:date-value="2017-10-14" calcext:value-type="date">
            <text:p>10/14/2017</text:p>
          </table:table-cell>
          <table:table-cell table:number-columns-repeated="1022"/>
        </table:table-row>
        <table:table-row table:style-name="ro1">
          <table:table-cell table:formula="of:=[.A2179]-1" office:value-type="date" office:date-value="2017-10-13" calcext:value-type="date">
            <text:p>10/13/2017</text:p>
          </table:table-cell>
          <table:table-cell table:number-columns-repeated="1022"/>
        </table:table-row>
        <table:table-row table:style-name="ro1">
          <table:table-cell table:formula="of:=[.A2180]-1" office:value-type="date" office:date-value="2017-10-12" calcext:value-type="date">
            <text:p>10/12/2017</text:p>
          </table:table-cell>
          <table:table-cell table:number-columns-repeated="1022"/>
        </table:table-row>
        <table:table-row table:style-name="ro1">
          <table:table-cell table:formula="of:=[.A2181]-1" office:value-type="date" office:date-value="2017-10-11" calcext:value-type="date">
            <text:p>10/11/2017</text:p>
          </table:table-cell>
          <table:table-cell table:number-columns-repeated="1022"/>
        </table:table-row>
        <table:table-row table:style-name="ro1">
          <table:table-cell table:formula="of:=[.A2182]-1" office:value-type="date" office:date-value="2017-10-10" calcext:value-type="date">
            <text:p>10/10/2017</text:p>
          </table:table-cell>
          <table:table-cell table:number-columns-repeated="1022"/>
        </table:table-row>
        <table:table-row table:style-name="ro1">
          <table:table-cell table:formula="of:=[.A2183]-1" office:value-type="date" office:date-value="2017-10-09" calcext:value-type="date">
            <text:p>10/9/2017</text:p>
          </table:table-cell>
          <table:table-cell table:number-columns-repeated="1022"/>
        </table:table-row>
        <table:table-row table:style-name="ro1">
          <table:table-cell table:formula="of:=[.A2184]-1" office:value-type="date" office:date-value="2017-10-08" calcext:value-type="date">
            <text:p>10/8/2017</text:p>
          </table:table-cell>
          <table:table-cell table:number-columns-repeated="1022"/>
        </table:table-row>
        <table:table-row table:style-name="ro1">
          <table:table-cell table:formula="of:=[.A2185]-1" office:value-type="date" office:date-value="2017-10-07" calcext:value-type="date">
            <text:p>10/7/2017</text:p>
          </table:table-cell>
          <table:table-cell table:number-columns-repeated="1022"/>
        </table:table-row>
        <table:table-row table:style-name="ro1">
          <table:table-cell table:formula="of:=[.A2186]-1" office:value-type="date" office:date-value="2017-10-06" calcext:value-type="date">
            <text:p>10/6/2017</text:p>
          </table:table-cell>
          <table:table-cell table:number-columns-repeated="1022"/>
        </table:table-row>
        <table:table-row table:style-name="ro1">
          <table:table-cell table:formula="of:=[.A2187]-1" office:value-type="date" office:date-value="2017-10-05" calcext:value-type="date">
            <text:p>10/5/2017</text:p>
          </table:table-cell>
          <table:table-cell table:number-columns-repeated="1022"/>
        </table:table-row>
        <table:table-row table:style-name="ro1">
          <table:table-cell table:formula="of:=[.A2188]-1" office:value-type="date" office:date-value="2017-10-04" calcext:value-type="date">
            <text:p>10/4/2017</text:p>
          </table:table-cell>
          <table:table-cell table:number-columns-repeated="1022"/>
        </table:table-row>
        <table:table-row table:style-name="ro1">
          <table:table-cell table:formula="of:=[.A2189]-1" office:value-type="date" office:date-value="2017-10-03" calcext:value-type="date">
            <text:p>10/3/2017</text:p>
          </table:table-cell>
          <table:table-cell table:number-columns-repeated="1022"/>
        </table:table-row>
        <table:table-row table:style-name="ro1">
          <table:table-cell table:formula="of:=[.A2190]-1" office:value-type="date" office:date-value="2017-10-02" calcext:value-type="date">
            <text:p>10/2/2017</text:p>
          </table:table-cell>
          <table:table-cell table:number-columns-repeated="1022"/>
        </table:table-row>
        <table:table-row table:style-name="ro1">
          <table:table-cell table:formula="of:=[.A2191]-1" office:value-type="date" office:date-value="2017-10-01" calcext:value-type="date">
            <text:p>10/1/2017</text:p>
          </table:table-cell>
          <table:table-cell table:number-columns-repeated="1022"/>
        </table:table-row>
        <table:table-row table:style-name="ro1">
          <table:table-cell table:formula="of:=[.A2192]-1" office:value-type="date" office:date-value="2017-09-30" calcext:value-type="date">
            <text:p>9/30/2017</text:p>
          </table:table-cell>
          <table:table-cell table:number-columns-repeated="1022"/>
        </table:table-row>
        <table:table-row table:style-name="ro1">
          <table:table-cell table:formula="of:=[.A2193]-1" office:value-type="date" office:date-value="2017-09-29" calcext:value-type="date">
            <text:p>9/29/2017</text:p>
          </table:table-cell>
          <table:table-cell table:number-columns-repeated="1022"/>
        </table:table-row>
        <table:table-row table:style-name="ro1">
          <table:table-cell table:formula="of:=[.A2194]-1" office:value-type="date" office:date-value="2017-09-28" calcext:value-type="date">
            <text:p>9/28/2017</text:p>
          </table:table-cell>
          <table:table-cell table:number-columns-repeated="1022"/>
        </table:table-row>
        <table:table-row table:style-name="ro1">
          <table:table-cell table:formula="of:=[.A2195]-1" office:value-type="date" office:date-value="2017-09-27" calcext:value-type="date">
            <text:p>9/27/2017</text:p>
          </table:table-cell>
          <table:table-cell table:number-columns-repeated="1022"/>
        </table:table-row>
        <table:table-row table:style-name="ro1">
          <table:table-cell table:formula="of:=[.A2196]-1" office:value-type="date" office:date-value="2017-09-26" calcext:value-type="date">
            <text:p>9/26/2017</text:p>
          </table:table-cell>
          <table:table-cell table:number-columns-repeated="1022"/>
        </table:table-row>
        <table:table-row table:style-name="ro1">
          <table:table-cell table:formula="of:=[.A2197]-1" office:value-type="date" office:date-value="2017-09-25" calcext:value-type="date">
            <text:p>9/25/2017</text:p>
          </table:table-cell>
          <table:table-cell table:number-columns-repeated="1022"/>
        </table:table-row>
        <table:table-row table:style-name="ro1">
          <table:table-cell table:formula="of:=[.A2198]-1" office:value-type="date" office:date-value="2017-09-24" calcext:value-type="date">
            <text:p>9/24/2017</text:p>
          </table:table-cell>
          <table:table-cell table:number-columns-repeated="1022"/>
        </table:table-row>
        <table:table-row table:style-name="ro1">
          <table:table-cell table:formula="of:=[.A2199]-1" office:value-type="date" office:date-value="2017-09-23" calcext:value-type="date">
            <text:p>9/23/2017</text:p>
          </table:table-cell>
          <table:table-cell table:number-columns-repeated="1022"/>
        </table:table-row>
        <table:table-row table:style-name="ro1">
          <table:table-cell table:formula="of:=[.A2200]-1" office:value-type="date" office:date-value="2017-09-22" calcext:value-type="date">
            <text:p>9/22/2017</text:p>
          </table:table-cell>
          <table:table-cell table:number-columns-repeated="1022"/>
        </table:table-row>
        <table:table-row table:style-name="ro1">
          <table:table-cell table:formula="of:=[.A2201]-1" office:value-type="date" office:date-value="2017-09-21" calcext:value-type="date">
            <text:p>9/21/2017</text:p>
          </table:table-cell>
          <table:table-cell table:number-columns-repeated="1022"/>
        </table:table-row>
        <table:table-row table:style-name="ro1">
          <table:table-cell table:formula="of:=[.A2202]-1" office:value-type="date" office:date-value="2017-09-20" calcext:value-type="date">
            <text:p>9/20/2017</text:p>
          </table:table-cell>
          <table:table-cell table:number-columns-repeated="1022"/>
        </table:table-row>
        <table:table-row table:style-name="ro1">
          <table:table-cell table:formula="of:=[.A2203]-1" office:value-type="date" office:date-value="2017-09-19" calcext:value-type="date">
            <text:p>9/19/2017</text:p>
          </table:table-cell>
          <table:table-cell table:number-columns-repeated="1022"/>
        </table:table-row>
        <table:table-row table:style-name="ro1">
          <table:table-cell table:formula="of:=[.A2204]-1" office:value-type="date" office:date-value="2017-09-18" calcext:value-type="date">
            <text:p>9/18/2017</text:p>
          </table:table-cell>
          <table:table-cell table:number-columns-repeated="1022"/>
        </table:table-row>
        <table:table-row table:style-name="ro1">
          <table:table-cell table:formula="of:=[.A2205]-1" office:value-type="date" office:date-value="2017-09-17" calcext:value-type="date">
            <text:p>9/17/2017</text:p>
          </table:table-cell>
          <table:table-cell table:number-columns-repeated="1022"/>
        </table:table-row>
        <table:table-row table:style-name="ro1">
          <table:table-cell table:formula="of:=[.A2206]-1" office:value-type="date" office:date-value="2017-09-16" calcext:value-type="date">
            <text:p>9/16/2017</text:p>
          </table:table-cell>
          <table:table-cell table:number-columns-repeated="1022"/>
        </table:table-row>
        <table:table-row table:style-name="ro1">
          <table:table-cell table:formula="of:=[.A2207]-1" office:value-type="date" office:date-value="2017-09-15" calcext:value-type="date">
            <text:p>9/15/2017</text:p>
          </table:table-cell>
          <table:table-cell table:number-columns-repeated="1022"/>
        </table:table-row>
        <table:table-row table:style-name="ro1">
          <table:table-cell table:formula="of:=[.A2208]-1" office:value-type="date" office:date-value="2017-09-14" calcext:value-type="date">
            <text:p>9/14/2017</text:p>
          </table:table-cell>
          <table:table-cell table:number-columns-repeated="1022"/>
        </table:table-row>
        <table:table-row table:style-name="ro1">
          <table:table-cell table:formula="of:=[.A2209]-1" office:value-type="date" office:date-value="2017-09-13" calcext:value-type="date">
            <text:p>9/13/2017</text:p>
          </table:table-cell>
          <table:table-cell table:number-columns-repeated="1022"/>
        </table:table-row>
        <table:table-row table:style-name="ro1">
          <table:table-cell table:formula="of:=[.A2210]-1" office:value-type="date" office:date-value="2017-09-12" calcext:value-type="date">
            <text:p>9/12/2017</text:p>
          </table:table-cell>
          <table:table-cell table:number-columns-repeated="1022"/>
        </table:table-row>
        <table:table-row table:style-name="ro1">
          <table:table-cell table:formula="of:=[.A2211]-1" office:value-type="date" office:date-value="2017-09-11" calcext:value-type="date">
            <text:p>9/11/2017</text:p>
          </table:table-cell>
          <table:table-cell table:number-columns-repeated="1022"/>
        </table:table-row>
        <table:table-row table:style-name="ro1">
          <table:table-cell table:formula="of:=[.A2212]-1" office:value-type="date" office:date-value="2017-09-10" calcext:value-type="date">
            <text:p>9/10/2017</text:p>
          </table:table-cell>
          <table:table-cell table:number-columns-repeated="1022"/>
        </table:table-row>
        <table:table-row table:style-name="ro1">
          <table:table-cell table:formula="of:=[.A2213]-1" office:value-type="date" office:date-value="2017-09-09" calcext:value-type="date">
            <text:p>9/9/2017</text:p>
          </table:table-cell>
          <table:table-cell table:number-columns-repeated="1022"/>
        </table:table-row>
        <table:table-row table:style-name="ro1">
          <table:table-cell table:formula="of:=[.A2214]-1" office:value-type="date" office:date-value="2017-09-08" calcext:value-type="date">
            <text:p>9/8/2017</text:p>
          </table:table-cell>
          <table:table-cell table:number-columns-repeated="1022"/>
        </table:table-row>
        <table:table-row table:style-name="ro1">
          <table:table-cell table:formula="of:=[.A2215]-1" office:value-type="date" office:date-value="2017-09-07" calcext:value-type="date">
            <text:p>9/7/2017</text:p>
          </table:table-cell>
          <table:table-cell table:number-columns-repeated="1022"/>
        </table:table-row>
        <table:table-row table:style-name="ro1">
          <table:table-cell table:formula="of:=[.A2216]-1" office:value-type="date" office:date-value="2017-09-06" calcext:value-type="date">
            <text:p>9/6/2017</text:p>
          </table:table-cell>
          <table:table-cell table:number-columns-repeated="1022"/>
        </table:table-row>
        <table:table-row table:style-name="ro1">
          <table:table-cell table:formula="of:=[.A2217]-1" office:value-type="date" office:date-value="2017-09-05" calcext:value-type="date">
            <text:p>9/5/2017</text:p>
          </table:table-cell>
          <table:table-cell table:number-columns-repeated="1022"/>
        </table:table-row>
        <table:table-row table:style-name="ro1">
          <table:table-cell table:formula="of:=[.A2218]-1" office:value-type="date" office:date-value="2017-09-04" calcext:value-type="date">
            <text:p>9/4/2017</text:p>
          </table:table-cell>
          <table:table-cell table:number-columns-repeated="1022"/>
        </table:table-row>
        <table:table-row table:style-name="ro1">
          <table:table-cell table:formula="of:=[.A2219]-1" office:value-type="date" office:date-value="2017-09-03" calcext:value-type="date">
            <text:p>9/3/2017</text:p>
          </table:table-cell>
          <table:table-cell table:number-columns-repeated="1022"/>
        </table:table-row>
        <table:table-row table:style-name="ro1">
          <table:table-cell table:formula="of:=[.A2220]-1" office:value-type="date" office:date-value="2017-09-02" calcext:value-type="date">
            <text:p>9/2/2017</text:p>
          </table:table-cell>
          <table:table-cell table:number-columns-repeated="1022"/>
        </table:table-row>
        <table:table-row table:style-name="ro1">
          <table:table-cell table:formula="of:=[.A2221]-1" office:value-type="date" office:date-value="2017-09-01" calcext:value-type="date">
            <text:p>9/1/2017</text:p>
          </table:table-cell>
          <table:table-cell table:number-columns-repeated="1022"/>
        </table:table-row>
        <table:table-row table:style-name="ro1">
          <table:table-cell table:formula="of:=[.A2222]-1" office:value-type="date" office:date-value="2017-08-31" calcext:value-type="date">
            <text:p>8/31/2017</text:p>
          </table:table-cell>
          <table:table-cell table:number-columns-repeated="1022"/>
        </table:table-row>
        <table:table-row table:style-name="ro1">
          <table:table-cell table:formula="of:=[.A2223]-1" office:value-type="date" office:date-value="2017-08-30" calcext:value-type="date">
            <text:p>8/30/2017</text:p>
          </table:table-cell>
          <table:table-cell table:number-columns-repeated="1022"/>
        </table:table-row>
        <table:table-row table:style-name="ro1">
          <table:table-cell table:formula="of:=[.A2224]-1" office:value-type="date" office:date-value="2017-08-29" calcext:value-type="date">
            <text:p>8/29/2017</text:p>
          </table:table-cell>
          <table:table-cell table:number-columns-repeated="1022"/>
        </table:table-row>
        <table:table-row table:style-name="ro1">
          <table:table-cell table:formula="of:=[.A2225]-1" office:value-type="date" office:date-value="2017-08-28" calcext:value-type="date">
            <text:p>8/28/2017</text:p>
          </table:table-cell>
          <table:table-cell table:number-columns-repeated="1022"/>
        </table:table-row>
        <table:table-row table:style-name="ro1">
          <table:table-cell table:formula="of:=[.A2226]-1" office:value-type="date" office:date-value="2017-08-27" calcext:value-type="date">
            <text:p>8/27/2017</text:p>
          </table:table-cell>
          <table:table-cell table:number-columns-repeated="1022"/>
        </table:table-row>
        <table:table-row table:style-name="ro1">
          <table:table-cell table:formula="of:=[.A2227]-1" office:value-type="date" office:date-value="2017-08-26" calcext:value-type="date">
            <text:p>8/26/2017</text:p>
          </table:table-cell>
          <table:table-cell table:number-columns-repeated="1022"/>
        </table:table-row>
        <table:table-row table:style-name="ro1">
          <table:table-cell table:formula="of:=[.A2228]-1" office:value-type="date" office:date-value="2017-08-25" calcext:value-type="date">
            <text:p>8/25/2017</text:p>
          </table:table-cell>
          <table:table-cell table:number-columns-repeated="1022"/>
        </table:table-row>
        <table:table-row table:style-name="ro1">
          <table:table-cell table:formula="of:=[.A2229]-1" office:value-type="date" office:date-value="2017-08-24" calcext:value-type="date">
            <text:p>8/24/2017</text:p>
          </table:table-cell>
          <table:table-cell table:number-columns-repeated="1022"/>
        </table:table-row>
        <table:table-row table:style-name="ro1">
          <table:table-cell table:formula="of:=[.A2230]-1" office:value-type="date" office:date-value="2017-08-23" calcext:value-type="date">
            <text:p>8/23/2017</text:p>
          </table:table-cell>
          <table:table-cell table:number-columns-repeated="1022"/>
        </table:table-row>
        <table:table-row table:style-name="ro1">
          <table:table-cell table:formula="of:=[.A2231]-1" office:value-type="date" office:date-value="2017-08-22" calcext:value-type="date">
            <text:p>8/22/2017</text:p>
          </table:table-cell>
          <table:table-cell table:number-columns-repeated="1022"/>
        </table:table-row>
        <table:table-row table:style-name="ro1">
          <table:table-cell table:formula="of:=[.A2232]-1" office:value-type="date" office:date-value="2017-08-21" calcext:value-type="date">
            <text:p>8/21/2017</text:p>
          </table:table-cell>
          <table:table-cell table:number-columns-repeated="1022"/>
        </table:table-row>
        <table:table-row table:style-name="ro1">
          <table:table-cell table:formula="of:=[.A2233]-1" office:value-type="date" office:date-value="2017-08-20" calcext:value-type="date">
            <text:p>8/20/2017</text:p>
          </table:table-cell>
          <table:table-cell table:number-columns-repeated="1022"/>
        </table:table-row>
        <table:table-row table:style-name="ro1">
          <table:table-cell table:formula="of:=[.A2234]-1" office:value-type="date" office:date-value="2017-08-19" calcext:value-type="date">
            <text:p>8/19/2017</text:p>
          </table:table-cell>
          <table:table-cell table:number-columns-repeated="1022"/>
        </table:table-row>
        <table:table-row table:style-name="ro1">
          <table:table-cell table:formula="of:=[.A2235]-1" office:value-type="date" office:date-value="2017-08-18" calcext:value-type="date">
            <text:p>8/18/2017</text:p>
          </table:table-cell>
          <table:table-cell table:number-columns-repeated="1022"/>
        </table:table-row>
        <table:table-row table:style-name="ro1">
          <table:table-cell table:formula="of:=[.A2236]-1" office:value-type="date" office:date-value="2017-08-17" calcext:value-type="date">
            <text:p>8/17/2017</text:p>
          </table:table-cell>
          <table:table-cell table:number-columns-repeated="1022"/>
        </table:table-row>
        <table:table-row table:style-name="ro1">
          <table:table-cell table:formula="of:=[.A2237]-1" office:value-type="date" office:date-value="2017-08-16" calcext:value-type="date">
            <text:p>8/16/2017</text:p>
          </table:table-cell>
          <table:table-cell table:number-columns-repeated="1022"/>
        </table:table-row>
        <table:table-row table:style-name="ro1">
          <table:table-cell table:formula="of:=[.A2238]-1" office:value-type="date" office:date-value="2017-08-15" calcext:value-type="date">
            <text:p>8/15/2017</text:p>
          </table:table-cell>
          <table:table-cell table:number-columns-repeated="1022"/>
        </table:table-row>
        <table:table-row table:style-name="ro1">
          <table:table-cell table:formula="of:=[.A2239]-1" office:value-type="date" office:date-value="2017-08-14" calcext:value-type="date">
            <text:p>8/14/2017</text:p>
          </table:table-cell>
          <table:table-cell table:number-columns-repeated="1022"/>
        </table:table-row>
        <table:table-row table:style-name="ro1">
          <table:table-cell table:formula="of:=[.A2240]-1" office:value-type="date" office:date-value="2017-08-13" calcext:value-type="date">
            <text:p>8/13/2017</text:p>
          </table:table-cell>
          <table:table-cell table:number-columns-repeated="1022"/>
        </table:table-row>
        <table:table-row table:style-name="ro1">
          <table:table-cell table:formula="of:=[.A2241]-1" office:value-type="date" office:date-value="2017-08-12" calcext:value-type="date">
            <text:p>8/12/2017</text:p>
          </table:table-cell>
          <table:table-cell table:number-columns-repeated="1022"/>
        </table:table-row>
        <table:table-row table:style-name="ro1">
          <table:table-cell table:formula="of:=[.A2242]-1" office:value-type="date" office:date-value="2017-08-11" calcext:value-type="date">
            <text:p>8/11/2017</text:p>
          </table:table-cell>
          <table:table-cell table:number-columns-repeated="1022"/>
        </table:table-row>
        <table:table-row table:style-name="ro1">
          <table:table-cell table:formula="of:=[.A2243]-1" office:value-type="date" office:date-value="2017-08-10" calcext:value-type="date">
            <text:p>8/10/2017</text:p>
          </table:table-cell>
          <table:table-cell table:number-columns-repeated="1022"/>
        </table:table-row>
        <table:table-row table:style-name="ro1">
          <table:table-cell table:formula="of:=[.A2244]-1" office:value-type="date" office:date-value="2017-08-09" calcext:value-type="date">
            <text:p>8/9/2017</text:p>
          </table:table-cell>
          <table:table-cell table:number-columns-repeated="1022"/>
        </table:table-row>
        <table:table-row table:style-name="ro1">
          <table:table-cell table:formula="of:=[.A2245]-1" office:value-type="date" office:date-value="2017-08-08" calcext:value-type="date">
            <text:p>8/8/2017</text:p>
          </table:table-cell>
          <table:table-cell table:number-columns-repeated="1022"/>
        </table:table-row>
        <table:table-row table:style-name="ro1">
          <table:table-cell table:formula="of:=[.A2246]-1" office:value-type="date" office:date-value="2017-08-07" calcext:value-type="date">
            <text:p>8/7/2017</text:p>
          </table:table-cell>
          <table:table-cell table:number-columns-repeated="1022"/>
        </table:table-row>
        <table:table-row table:style-name="ro1">
          <table:table-cell table:formula="of:=[.A2247]-1" office:value-type="date" office:date-value="2017-08-06" calcext:value-type="date">
            <text:p>8/6/2017</text:p>
          </table:table-cell>
          <table:table-cell table:number-columns-repeated="1022"/>
        </table:table-row>
        <table:table-row table:style-name="ro1">
          <table:table-cell table:formula="of:=[.A2248]-1" office:value-type="date" office:date-value="2017-08-05" calcext:value-type="date">
            <text:p>8/5/2017</text:p>
          </table:table-cell>
          <table:table-cell table:number-columns-repeated="1022"/>
        </table:table-row>
        <table:table-row table:style-name="ro1">
          <table:table-cell table:formula="of:=[.A2249]-1" office:value-type="date" office:date-value="2017-08-04" calcext:value-type="date">
            <text:p>8/4/2017</text:p>
          </table:table-cell>
          <table:table-cell table:number-columns-repeated="1022"/>
        </table:table-row>
        <table:table-row table:style-name="ro1">
          <table:table-cell table:formula="of:=[.A2250]-1" office:value-type="date" office:date-value="2017-08-03" calcext:value-type="date">
            <text:p>8/3/2017</text:p>
          </table:table-cell>
          <table:table-cell table:number-columns-repeated="1022"/>
        </table:table-row>
        <table:table-row table:style-name="ro1">
          <table:table-cell table:formula="of:=[.A2251]-1" office:value-type="date" office:date-value="2017-08-02" calcext:value-type="date">
            <text:p>8/2/2017</text:p>
          </table:table-cell>
          <table:table-cell table:number-columns-repeated="1022"/>
        </table:table-row>
        <table:table-row table:style-name="ro1">
          <table:table-cell table:formula="of:=[.A2252]-1" office:value-type="date" office:date-value="2017-08-01" calcext:value-type="date">
            <text:p>8/1/2017</text:p>
          </table:table-cell>
          <table:table-cell table:number-columns-repeated="1022"/>
        </table:table-row>
        <table:table-row table:style-name="ro1">
          <table:table-cell table:formula="of:=[.A2253]-1" office:value-type="date" office:date-value="2017-07-31" calcext:value-type="date">
            <text:p>7/31/2017</text:p>
          </table:table-cell>
          <table:table-cell table:number-columns-repeated="1022"/>
        </table:table-row>
        <table:table-row table:style-name="ro1">
          <table:table-cell table:formula="of:=[.A2254]-1" office:value-type="date" office:date-value="2017-07-30" calcext:value-type="date">
            <text:p>7/30/2017</text:p>
          </table:table-cell>
          <table:table-cell table:number-columns-repeated="1022"/>
        </table:table-row>
        <table:table-row table:style-name="ro1">
          <table:table-cell table:formula="of:=[.A2255]-1" office:value-type="date" office:date-value="2017-07-29" calcext:value-type="date">
            <text:p>7/29/2017</text:p>
          </table:table-cell>
          <table:table-cell table:number-columns-repeated="1022"/>
        </table:table-row>
        <table:table-row table:style-name="ro1">
          <table:table-cell table:formula="of:=[.A2256]-1" office:value-type="date" office:date-value="2017-07-28" calcext:value-type="date">
            <text:p>7/28/2017</text:p>
          </table:table-cell>
          <table:table-cell table:number-columns-repeated="1022"/>
        </table:table-row>
        <table:table-row table:style-name="ro1">
          <table:table-cell table:formula="of:=[.A2257]-1" office:value-type="date" office:date-value="2017-07-27" calcext:value-type="date">
            <text:p>7/27/2017</text:p>
          </table:table-cell>
          <table:table-cell table:number-columns-repeated="1022"/>
        </table:table-row>
        <table:table-row table:style-name="ro1">
          <table:table-cell table:formula="of:=[.A2258]-1" office:value-type="date" office:date-value="2017-07-26" calcext:value-type="date">
            <text:p>7/26/2017</text:p>
          </table:table-cell>
          <table:table-cell table:number-columns-repeated="1022"/>
        </table:table-row>
        <table:table-row table:style-name="ro1">
          <table:table-cell table:formula="of:=[.A2259]-1" office:value-type="date" office:date-value="2017-07-25" calcext:value-type="date">
            <text:p>7/25/2017</text:p>
          </table:table-cell>
          <table:table-cell table:number-columns-repeated="1022"/>
        </table:table-row>
        <table:table-row table:style-name="ro1">
          <table:table-cell table:formula="of:=[.A2260]-1" office:value-type="date" office:date-value="2017-07-24" calcext:value-type="date">
            <text:p>7/24/2017</text:p>
          </table:table-cell>
          <table:table-cell table:number-columns-repeated="1022"/>
        </table:table-row>
        <table:table-row table:style-name="ro1">
          <table:table-cell table:formula="of:=[.A2261]-1" office:value-type="date" office:date-value="2017-07-23" calcext:value-type="date">
            <text:p>7/23/2017</text:p>
          </table:table-cell>
          <table:table-cell table:number-columns-repeated="1022"/>
        </table:table-row>
        <table:table-row table:style-name="ro1">
          <table:table-cell table:formula="of:=[.A2262]-1" office:value-type="date" office:date-value="2017-07-22" calcext:value-type="date">
            <text:p>7/22/2017</text:p>
          </table:table-cell>
          <table:table-cell table:number-columns-repeated="1022"/>
        </table:table-row>
        <table:table-row table:style-name="ro1">
          <table:table-cell table:formula="of:=[.A2263]-1" office:value-type="date" office:date-value="2017-07-21" calcext:value-type="date">
            <text:p>7/21/2017</text:p>
          </table:table-cell>
          <table:table-cell table:number-columns-repeated="1022"/>
        </table:table-row>
        <table:table-row table:style-name="ro1">
          <table:table-cell table:formula="of:=[.A2264]-1" office:value-type="date" office:date-value="2017-07-20" calcext:value-type="date">
            <text:p>7/20/2017</text:p>
          </table:table-cell>
          <table:table-cell table:number-columns-repeated="1022"/>
        </table:table-row>
        <table:table-row table:style-name="ro1">
          <table:table-cell table:formula="of:=[.A2265]-1" office:value-type="date" office:date-value="2017-07-19" calcext:value-type="date">
            <text:p>7/19/2017</text:p>
          </table:table-cell>
          <table:table-cell table:number-columns-repeated="1022"/>
        </table:table-row>
        <table:table-row table:style-name="ro1">
          <table:table-cell table:formula="of:=[.A2266]-1" office:value-type="date" office:date-value="2017-07-18" calcext:value-type="date">
            <text:p>7/18/2017</text:p>
          </table:table-cell>
          <table:table-cell table:number-columns-repeated="1022"/>
        </table:table-row>
        <table:table-row table:style-name="ro1">
          <table:table-cell table:formula="of:=[.A2267]-1" office:value-type="date" office:date-value="2017-07-17" calcext:value-type="date">
            <text:p>7/17/2017</text:p>
          </table:table-cell>
          <table:table-cell table:number-columns-repeated="1022"/>
        </table:table-row>
        <table:table-row table:style-name="ro1">
          <table:table-cell table:formula="of:=[.A2268]-1" office:value-type="date" office:date-value="2017-07-16" calcext:value-type="date">
            <text:p>7/16/2017</text:p>
          </table:table-cell>
          <table:table-cell table:number-columns-repeated="1022"/>
        </table:table-row>
        <table:table-row table:style-name="ro1">
          <table:table-cell table:formula="of:=[.A2269]-1" office:value-type="date" office:date-value="2017-07-15" calcext:value-type="date">
            <text:p>7/15/2017</text:p>
          </table:table-cell>
          <table:table-cell table:number-columns-repeated="1022"/>
        </table:table-row>
        <table:table-row table:style-name="ro1">
          <table:table-cell table:formula="of:=[.A2270]-1" office:value-type="date" office:date-value="2017-07-14" calcext:value-type="date">
            <text:p>7/14/2017</text:p>
          </table:table-cell>
          <table:table-cell table:number-columns-repeated="1022"/>
        </table:table-row>
        <table:table-row table:style-name="ro1">
          <table:table-cell table:formula="of:=[.A2271]-1" office:value-type="date" office:date-value="2017-07-13" calcext:value-type="date">
            <text:p>7/13/2017</text:p>
          </table:table-cell>
          <table:table-cell table:number-columns-repeated="1022"/>
        </table:table-row>
        <table:table-row table:style-name="ro1">
          <table:table-cell table:formula="of:=[.A2272]-1" office:value-type="date" office:date-value="2017-07-12" calcext:value-type="date">
            <text:p>7/12/2017</text:p>
          </table:table-cell>
          <table:table-cell table:number-columns-repeated="1022"/>
        </table:table-row>
        <table:table-row table:style-name="ro1">
          <table:table-cell table:formula="of:=[.A2273]-1" office:value-type="date" office:date-value="2017-07-11" calcext:value-type="date">
            <text:p>7/11/2017</text:p>
          </table:table-cell>
          <table:table-cell table:number-columns-repeated="1022"/>
        </table:table-row>
        <table:table-row table:style-name="ro1">
          <table:table-cell table:formula="of:=[.A2274]-1" office:value-type="date" office:date-value="2017-07-10" calcext:value-type="date">
            <text:p>7/10/2017</text:p>
          </table:table-cell>
          <table:table-cell table:number-columns-repeated="1022"/>
        </table:table-row>
        <table:table-row table:style-name="ro1">
          <table:table-cell table:formula="of:=[.A2275]-1" office:value-type="date" office:date-value="2017-07-09" calcext:value-type="date">
            <text:p>7/9/2017</text:p>
          </table:table-cell>
          <table:table-cell table:number-columns-repeated="1022"/>
        </table:table-row>
        <table:table-row table:style-name="ro1">
          <table:table-cell table:formula="of:=[.A2276]-1" office:value-type="date" office:date-value="2017-07-08" calcext:value-type="date">
            <text:p>7/8/2017</text:p>
          </table:table-cell>
          <table:table-cell table:number-columns-repeated="1022"/>
        </table:table-row>
        <table:table-row table:style-name="ro1">
          <table:table-cell table:formula="of:=[.A2277]-1" office:value-type="date" office:date-value="2017-07-07" calcext:value-type="date">
            <text:p>7/7/2017</text:p>
          </table:table-cell>
          <table:table-cell table:number-columns-repeated="1022"/>
        </table:table-row>
        <table:table-row table:style-name="ro1">
          <table:table-cell table:formula="of:=[.A2278]-1" office:value-type="date" office:date-value="2017-07-06" calcext:value-type="date">
            <text:p>7/6/2017</text:p>
          </table:table-cell>
          <table:table-cell table:number-columns-repeated="1022"/>
        </table:table-row>
        <table:table-row table:style-name="ro1">
          <table:table-cell table:formula="of:=[.A2279]-1" office:value-type="date" office:date-value="2017-07-05" calcext:value-type="date">
            <text:p>7/5/2017</text:p>
          </table:table-cell>
          <table:table-cell table:number-columns-repeated="1022"/>
        </table:table-row>
        <table:table-row table:style-name="ro1">
          <table:table-cell table:formula="of:=[.A2280]-1" office:value-type="date" office:date-value="2017-07-04" calcext:value-type="date">
            <text:p>7/4/2017</text:p>
          </table:table-cell>
          <table:table-cell table:number-columns-repeated="1022"/>
        </table:table-row>
        <table:table-row table:style-name="ro1">
          <table:table-cell table:formula="of:=[.A2281]-1" office:value-type="date" office:date-value="2017-07-03" calcext:value-type="date">
            <text:p>7/3/2017</text:p>
          </table:table-cell>
          <table:table-cell table:number-columns-repeated="1022"/>
        </table:table-row>
        <table:table-row table:style-name="ro1">
          <table:table-cell table:formula="of:=[.A2282]-1" office:value-type="date" office:date-value="2017-07-02" calcext:value-type="date">
            <text:p>7/2/2017</text:p>
          </table:table-cell>
          <table:table-cell table:number-columns-repeated="1022"/>
        </table:table-row>
        <table:table-row table:style-name="ro1">
          <table:table-cell table:formula="of:=[.A2283]-1" office:value-type="date" office:date-value="2017-07-01" calcext:value-type="date">
            <text:p>7/1/2017</text:p>
          </table:table-cell>
          <table:table-cell table:number-columns-repeated="1022"/>
        </table:table-row>
        <table:table-row table:style-name="ro1">
          <table:table-cell table:formula="of:=[.A2284]-1" office:value-type="date" office:date-value="2017-06-30" calcext:value-type="date">
            <text:p>6/30/2017</text:p>
          </table:table-cell>
          <table:table-cell table:number-columns-repeated="1022"/>
        </table:table-row>
        <table:table-row table:style-name="ro1">
          <table:table-cell table:formula="of:=[.A2285]-1" office:value-type="date" office:date-value="2017-06-29" calcext:value-type="date">
            <text:p>6/29/2017</text:p>
          </table:table-cell>
          <table:table-cell table:number-columns-repeated="1022"/>
        </table:table-row>
        <table:table-row table:style-name="ro1">
          <table:table-cell table:formula="of:=[.A2286]-1" office:value-type="date" office:date-value="2017-06-28" calcext:value-type="date">
            <text:p>6/28/2017</text:p>
          </table:table-cell>
          <table:table-cell table:number-columns-repeated="1022"/>
        </table:table-row>
        <table:table-row table:style-name="ro1">
          <table:table-cell table:formula="of:=[.A2287]-1" office:value-type="date" office:date-value="2017-06-27" calcext:value-type="date">
            <text:p>6/27/2017</text:p>
          </table:table-cell>
          <table:table-cell table:number-columns-repeated="1022"/>
        </table:table-row>
        <table:table-row table:style-name="ro1">
          <table:table-cell table:formula="of:=[.A2288]-1" office:value-type="date" office:date-value="2017-06-26" calcext:value-type="date">
            <text:p>6/26/2017</text:p>
          </table:table-cell>
          <table:table-cell table:number-columns-repeated="1022"/>
        </table:table-row>
        <table:table-row table:style-name="ro1">
          <table:table-cell table:formula="of:=[.A2289]-1" office:value-type="date" office:date-value="2017-06-25" calcext:value-type="date">
            <text:p>6/25/2017</text:p>
          </table:table-cell>
          <table:table-cell table:number-columns-repeated="1022"/>
        </table:table-row>
        <table:table-row table:style-name="ro1">
          <table:table-cell table:formula="of:=[.A2290]-1" office:value-type="date" office:date-value="2017-06-24" calcext:value-type="date">
            <text:p>6/24/2017</text:p>
          </table:table-cell>
          <table:table-cell table:number-columns-repeated="1022"/>
        </table:table-row>
        <table:table-row table:style-name="ro1">
          <table:table-cell table:formula="of:=[.A2291]-1" office:value-type="date" office:date-value="2017-06-23" calcext:value-type="date">
            <text:p>6/23/2017</text:p>
          </table:table-cell>
          <table:table-cell table:number-columns-repeated="1022"/>
        </table:table-row>
        <table:table-row table:style-name="ro1">
          <table:table-cell table:formula="of:=[.A2292]-1" office:value-type="date" office:date-value="2017-06-22" calcext:value-type="date">
            <text:p>6/22/2017</text:p>
          </table:table-cell>
          <table:table-cell table:number-columns-repeated="1022"/>
        </table:table-row>
        <table:table-row table:style-name="ro1">
          <table:table-cell table:formula="of:=[.A2293]-1" office:value-type="date" office:date-value="2017-06-21" calcext:value-type="date">
            <text:p>6/21/2017</text:p>
          </table:table-cell>
          <table:table-cell table:number-columns-repeated="1022"/>
        </table:table-row>
        <table:table-row table:style-name="ro1">
          <table:table-cell table:formula="of:=[.A2294]-1" office:value-type="date" office:date-value="2017-06-20" calcext:value-type="date">
            <text:p>6/20/2017</text:p>
          </table:table-cell>
          <table:table-cell table:number-columns-repeated="1022"/>
        </table:table-row>
        <table:table-row table:style-name="ro1">
          <table:table-cell table:formula="of:=[.A2295]-1" office:value-type="date" office:date-value="2017-06-19" calcext:value-type="date">
            <text:p>6/19/2017</text:p>
          </table:table-cell>
          <table:table-cell table:number-columns-repeated="1022"/>
        </table:table-row>
        <table:table-row table:style-name="ro1">
          <table:table-cell table:formula="of:=[.A2296]-1" office:value-type="date" office:date-value="2017-06-18" calcext:value-type="date">
            <text:p>6/18/2017</text:p>
          </table:table-cell>
          <table:table-cell table:number-columns-repeated="1022"/>
        </table:table-row>
        <table:table-row table:style-name="ro1">
          <table:table-cell table:formula="of:=[.A2297]-1" office:value-type="date" office:date-value="2017-06-17" calcext:value-type="date">
            <text:p>6/17/2017</text:p>
          </table:table-cell>
          <table:table-cell table:number-columns-repeated="1022"/>
        </table:table-row>
        <table:table-row table:style-name="ro1">
          <table:table-cell table:formula="of:=[.A2298]-1" office:value-type="date" office:date-value="2017-06-16" calcext:value-type="date">
            <text:p>6/16/2017</text:p>
          </table:table-cell>
          <table:table-cell table:number-columns-repeated="1022"/>
        </table:table-row>
        <table:table-row table:style-name="ro1">
          <table:table-cell table:formula="of:=[.A2299]-1" office:value-type="date" office:date-value="2017-06-15" calcext:value-type="date">
            <text:p>6/15/2017</text:p>
          </table:table-cell>
          <table:table-cell table:number-columns-repeated="1022"/>
        </table:table-row>
        <table:table-row table:style-name="ro1">
          <table:table-cell table:formula="of:=[.A2300]-1" office:value-type="date" office:date-value="2017-06-14" calcext:value-type="date">
            <text:p>6/14/2017</text:p>
          </table:table-cell>
          <table:table-cell table:number-columns-repeated="1022"/>
        </table:table-row>
        <table:table-row table:style-name="ro1">
          <table:table-cell table:formula="of:=[.A2301]-1" office:value-type="date" office:date-value="2017-06-13" calcext:value-type="date">
            <text:p>6/13/2017</text:p>
          </table:table-cell>
          <table:table-cell table:number-columns-repeated="1022"/>
        </table:table-row>
        <table:table-row table:style-name="ro1">
          <table:table-cell table:formula="of:=[.A2302]-1" office:value-type="date" office:date-value="2017-06-12" calcext:value-type="date">
            <text:p>6/12/2017</text:p>
          </table:table-cell>
          <table:table-cell table:number-columns-repeated="1022"/>
        </table:table-row>
        <table:table-row table:style-name="ro1">
          <table:table-cell table:formula="of:=[.A2303]-1" office:value-type="date" office:date-value="2017-06-11" calcext:value-type="date">
            <text:p>6/11/2017</text:p>
          </table:table-cell>
          <table:table-cell table:number-columns-repeated="1022"/>
        </table:table-row>
        <table:table-row table:style-name="ro1">
          <table:table-cell table:formula="of:=[.A2304]-1" office:value-type="date" office:date-value="2017-06-10" calcext:value-type="date">
            <text:p>6/10/2017</text:p>
          </table:table-cell>
          <table:table-cell table:number-columns-repeated="1022"/>
        </table:table-row>
        <table:table-row table:style-name="ro1">
          <table:table-cell table:formula="of:=[.A2305]-1" office:value-type="date" office:date-value="2017-06-09" calcext:value-type="date">
            <text:p>6/9/2017</text:p>
          </table:table-cell>
          <table:table-cell table:number-columns-repeated="1022"/>
        </table:table-row>
        <table:table-row table:style-name="ro1">
          <table:table-cell table:formula="of:=[.A2306]-1" office:value-type="date" office:date-value="2017-06-08" calcext:value-type="date">
            <text:p>6/8/2017</text:p>
          </table:table-cell>
          <table:table-cell table:number-columns-repeated="1022"/>
        </table:table-row>
        <table:table-row table:style-name="ro1">
          <table:table-cell table:formula="of:=[.A2307]-1" office:value-type="date" office:date-value="2017-06-07" calcext:value-type="date">
            <text:p>6/7/2017</text:p>
          </table:table-cell>
          <table:table-cell table:number-columns-repeated="1022"/>
        </table:table-row>
        <table:table-row table:style-name="ro1">
          <table:table-cell table:formula="of:=[.A2308]-1" office:value-type="date" office:date-value="2017-06-06" calcext:value-type="date">
            <text:p>6/6/2017</text:p>
          </table:table-cell>
          <table:table-cell table:number-columns-repeated="1022"/>
        </table:table-row>
        <table:table-row table:style-name="ro1">
          <table:table-cell table:formula="of:=[.A2309]-1" office:value-type="date" office:date-value="2017-06-05" calcext:value-type="date">
            <text:p>6/5/2017</text:p>
          </table:table-cell>
          <table:table-cell table:number-columns-repeated="1022"/>
        </table:table-row>
        <table:table-row table:style-name="ro1">
          <table:table-cell table:formula="of:=[.A2310]-1" office:value-type="date" office:date-value="2017-06-04" calcext:value-type="date">
            <text:p>6/4/2017</text:p>
          </table:table-cell>
          <table:table-cell table:number-columns-repeated="1022"/>
        </table:table-row>
        <table:table-row table:style-name="ro1">
          <table:table-cell table:formula="of:=[.A2311]-1" office:value-type="date" office:date-value="2017-06-03" calcext:value-type="date">
            <text:p>6/3/2017</text:p>
          </table:table-cell>
          <table:table-cell table:number-columns-repeated="1022"/>
        </table:table-row>
        <table:table-row table:style-name="ro1">
          <table:table-cell table:formula="of:=[.A2312]-1" office:value-type="date" office:date-value="2017-06-02" calcext:value-type="date">
            <text:p>6/2/2017</text:p>
          </table:table-cell>
          <table:table-cell table:number-columns-repeated="1022"/>
        </table:table-row>
        <table:table-row table:style-name="ro1">
          <table:table-cell table:formula="of:=[.A2313]-1" office:value-type="date" office:date-value="2017-06-01" calcext:value-type="date">
            <text:p>6/1/2017</text:p>
          </table:table-cell>
          <table:table-cell table:number-columns-repeated="1022"/>
        </table:table-row>
        <table:table-row table:style-name="ro1">
          <table:table-cell table:formula="of:=[.A2314]-1" office:value-type="date" office:date-value="2017-05-31" calcext:value-type="date">
            <text:p>5/31/2017</text:p>
          </table:table-cell>
          <table:table-cell table:number-columns-repeated="1022"/>
        </table:table-row>
        <table:table-row table:style-name="ro1">
          <table:table-cell table:formula="of:=[.A2315]-1" office:value-type="date" office:date-value="2017-05-30" calcext:value-type="date">
            <text:p>5/30/2017</text:p>
          </table:table-cell>
          <table:table-cell table:number-columns-repeated="1022"/>
        </table:table-row>
        <table:table-row table:style-name="ro1">
          <table:table-cell table:formula="of:=[.A2316]-1" office:value-type="date" office:date-value="2017-05-29" calcext:value-type="date">
            <text:p>5/29/2017</text:p>
          </table:table-cell>
          <table:table-cell table:number-columns-repeated="1022"/>
        </table:table-row>
        <table:table-row table:style-name="ro1">
          <table:table-cell table:formula="of:=[.A2317]-1" office:value-type="date" office:date-value="2017-05-28" calcext:value-type="date">
            <text:p>5/28/2017</text:p>
          </table:table-cell>
          <table:table-cell table:number-columns-repeated="1022"/>
        </table:table-row>
        <table:table-row table:style-name="ro1">
          <table:table-cell table:formula="of:=[.A2318]-1" office:value-type="date" office:date-value="2017-05-27" calcext:value-type="date">
            <text:p>5/27/2017</text:p>
          </table:table-cell>
          <table:table-cell table:number-columns-repeated="1022"/>
        </table:table-row>
        <table:table-row table:style-name="ro1">
          <table:table-cell table:formula="of:=[.A2319]-1" office:value-type="date" office:date-value="2017-05-26" calcext:value-type="date">
            <text:p>5/26/2017</text:p>
          </table:table-cell>
          <table:table-cell table:number-columns-repeated="1022"/>
        </table:table-row>
        <table:table-row table:style-name="ro1">
          <table:table-cell table:formula="of:=[.A2320]-1" office:value-type="date" office:date-value="2017-05-25" calcext:value-type="date">
            <text:p>5/25/2017</text:p>
          </table:table-cell>
          <table:table-cell table:number-columns-repeated="1022"/>
        </table:table-row>
        <table:table-row table:style-name="ro1">
          <table:table-cell table:formula="of:=[.A2321]-1" office:value-type="date" office:date-value="2017-05-24" calcext:value-type="date">
            <text:p>5/24/2017</text:p>
          </table:table-cell>
          <table:table-cell table:number-columns-repeated="1022"/>
        </table:table-row>
        <table:table-row table:style-name="ro1">
          <table:table-cell table:formula="of:=[.A2322]-1" office:value-type="date" office:date-value="2017-05-23" calcext:value-type="date">
            <text:p>5/23/2017</text:p>
          </table:table-cell>
          <table:table-cell table:number-columns-repeated="1022"/>
        </table:table-row>
        <table:table-row table:style-name="ro1">
          <table:table-cell table:formula="of:=[.A2323]-1" office:value-type="date" office:date-value="2017-05-22" calcext:value-type="date">
            <text:p>5/22/2017</text:p>
          </table:table-cell>
          <table:table-cell table:number-columns-repeated="1022"/>
        </table:table-row>
        <table:table-row table:style-name="ro1">
          <table:table-cell table:formula="of:=[.A2324]-1" office:value-type="date" office:date-value="2017-05-21" calcext:value-type="date">
            <text:p>5/21/2017</text:p>
          </table:table-cell>
          <table:table-cell table:number-columns-repeated="1022"/>
        </table:table-row>
        <table:table-row table:style-name="ro1">
          <table:table-cell table:formula="of:=[.A2325]-1" office:value-type="date" office:date-value="2017-05-20" calcext:value-type="date">
            <text:p>5/20/2017</text:p>
          </table:table-cell>
          <table:table-cell table:number-columns-repeated="1022"/>
        </table:table-row>
        <table:table-row table:style-name="ro1">
          <table:table-cell table:formula="of:=[.A2326]-1" office:value-type="date" office:date-value="2017-05-19" calcext:value-type="date">
            <text:p>5/19/2017</text:p>
          </table:table-cell>
          <table:table-cell table:number-columns-repeated="1022"/>
        </table:table-row>
        <table:table-row table:style-name="ro1">
          <table:table-cell table:formula="of:=[.A2327]-1" office:value-type="date" office:date-value="2017-05-18" calcext:value-type="date">
            <text:p>5/18/2017</text:p>
          </table:table-cell>
          <table:table-cell table:number-columns-repeated="1022"/>
        </table:table-row>
        <table:table-row table:style-name="ro1">
          <table:table-cell table:formula="of:=[.A2328]-1" office:value-type="date" office:date-value="2017-05-17" calcext:value-type="date">
            <text:p>5/17/2017</text:p>
          </table:table-cell>
          <table:table-cell table:number-columns-repeated="1022"/>
        </table:table-row>
        <table:table-row table:style-name="ro1">
          <table:table-cell table:formula="of:=[.A2329]-1" office:value-type="date" office:date-value="2017-05-16" calcext:value-type="date">
            <text:p>5/16/2017</text:p>
          </table:table-cell>
          <table:table-cell table:number-columns-repeated="1022"/>
        </table:table-row>
        <table:table-row table:style-name="ro1">
          <table:table-cell table:formula="of:=[.A2330]-1" office:value-type="date" office:date-value="2017-05-15" calcext:value-type="date">
            <text:p>5/15/2017</text:p>
          </table:table-cell>
          <table:table-cell table:number-columns-repeated="1022"/>
        </table:table-row>
        <table:table-row table:style-name="ro1">
          <table:table-cell table:formula="of:=[.A2331]-1" office:value-type="date" office:date-value="2017-05-14" calcext:value-type="date">
            <text:p>5/14/2017</text:p>
          </table:table-cell>
          <table:table-cell table:number-columns-repeated="1022"/>
        </table:table-row>
        <table:table-row table:style-name="ro1">
          <table:table-cell table:formula="of:=[.A2332]-1" office:value-type="date" office:date-value="2017-05-13" calcext:value-type="date">
            <text:p>5/13/2017</text:p>
          </table:table-cell>
          <table:table-cell table:number-columns-repeated="1022"/>
        </table:table-row>
        <table:table-row table:style-name="ro1">
          <table:table-cell table:formula="of:=[.A2333]-1" office:value-type="date" office:date-value="2017-05-12" calcext:value-type="date">
            <text:p>5/12/2017</text:p>
          </table:table-cell>
          <table:table-cell table:number-columns-repeated="1022"/>
        </table:table-row>
        <table:table-row table:style-name="ro1">
          <table:table-cell table:formula="of:=[.A2334]-1" office:value-type="date" office:date-value="2017-05-11" calcext:value-type="date">
            <text:p>5/11/2017</text:p>
          </table:table-cell>
          <table:table-cell table:number-columns-repeated="1022"/>
        </table:table-row>
        <table:table-row table:style-name="ro1">
          <table:table-cell table:formula="of:=[.A2335]-1" office:value-type="date" office:date-value="2017-05-10" calcext:value-type="date">
            <text:p>5/10/2017</text:p>
          </table:table-cell>
          <table:table-cell table:number-columns-repeated="1022"/>
        </table:table-row>
        <table:table-row table:style-name="ro1">
          <table:table-cell table:formula="of:=[.A2336]-1" office:value-type="date" office:date-value="2017-05-09" calcext:value-type="date">
            <text:p>5/9/2017</text:p>
          </table:table-cell>
          <table:table-cell table:number-columns-repeated="1022"/>
        </table:table-row>
        <table:table-row table:style-name="ro1">
          <table:table-cell table:formula="of:=[.A2337]-1" office:value-type="date" office:date-value="2017-05-08" calcext:value-type="date">
            <text:p>5/8/2017</text:p>
          </table:table-cell>
          <table:table-cell table:number-columns-repeated="1022"/>
        </table:table-row>
        <table:table-row table:style-name="ro1">
          <table:table-cell table:formula="of:=[.A2338]-1" office:value-type="date" office:date-value="2017-05-07" calcext:value-type="date">
            <text:p>5/7/2017</text:p>
          </table:table-cell>
          <table:table-cell table:number-columns-repeated="1022"/>
        </table:table-row>
        <table:table-row table:style-name="ro1">
          <table:table-cell table:formula="of:=[.A2339]-1" office:value-type="date" office:date-value="2017-05-06" calcext:value-type="date">
            <text:p>5/6/2017</text:p>
          </table:table-cell>
          <table:table-cell table:number-columns-repeated="1022"/>
        </table:table-row>
        <table:table-row table:style-name="ro1">
          <table:table-cell table:formula="of:=[.A2340]-1" office:value-type="date" office:date-value="2017-05-05" calcext:value-type="date">
            <text:p>5/5/2017</text:p>
          </table:table-cell>
          <table:table-cell table:number-columns-repeated="1022"/>
        </table:table-row>
        <table:table-row table:style-name="ro1">
          <table:table-cell table:formula="of:=[.A2341]-1" office:value-type="date" office:date-value="2017-05-04" calcext:value-type="date">
            <text:p>5/4/2017</text:p>
          </table:table-cell>
          <table:table-cell table:number-columns-repeated="1022"/>
        </table:table-row>
        <table:table-row table:style-name="ro1">
          <table:table-cell table:formula="of:=[.A2342]-1" office:value-type="date" office:date-value="2017-05-03" calcext:value-type="date">
            <text:p>5/3/2017</text:p>
          </table:table-cell>
          <table:table-cell table:number-columns-repeated="1022"/>
        </table:table-row>
        <table:table-row table:style-name="ro1">
          <table:table-cell table:formula="of:=[.A2343]-1" office:value-type="date" office:date-value="2017-05-02" calcext:value-type="date">
            <text:p>5/2/2017</text:p>
          </table:table-cell>
          <table:table-cell table:number-columns-repeated="1022"/>
        </table:table-row>
        <table:table-row table:style-name="ro1">
          <table:table-cell table:formula="of:=[.A2344]-1" office:value-type="date" office:date-value="2017-05-01" calcext:value-type="date">
            <text:p>5/1/2017</text:p>
          </table:table-cell>
          <table:table-cell table:number-columns-repeated="1022"/>
        </table:table-row>
        <table:table-row table:style-name="ro1">
          <table:table-cell table:formula="of:=[.A2345]-1" office:value-type="date" office:date-value="2017-04-30" calcext:value-type="date">
            <text:p>4/30/2017</text:p>
          </table:table-cell>
          <table:table-cell table:number-columns-repeated="1022"/>
        </table:table-row>
        <table:table-row table:style-name="ro1">
          <table:table-cell table:formula="of:=[.A2346]-1" office:value-type="date" office:date-value="2017-04-29" calcext:value-type="date">
            <text:p>4/29/2017</text:p>
          </table:table-cell>
          <table:table-cell table:number-columns-repeated="1022"/>
        </table:table-row>
        <table:table-row table:style-name="ro1">
          <table:table-cell table:formula="of:=[.A2347]-1" office:value-type="date" office:date-value="2017-04-28" calcext:value-type="date">
            <text:p>4/28/2017</text:p>
          </table:table-cell>
          <table:table-cell table:number-columns-repeated="1022"/>
        </table:table-row>
        <table:table-row table:style-name="ro1">
          <table:table-cell table:formula="of:=[.A2348]-1" office:value-type="date" office:date-value="2017-04-27" calcext:value-type="date">
            <text:p>4/27/2017</text:p>
          </table:table-cell>
          <table:table-cell table:number-columns-repeated="1022"/>
        </table:table-row>
        <table:table-row table:style-name="ro1">
          <table:table-cell table:formula="of:=[.A2349]-1" office:value-type="date" office:date-value="2017-04-26" calcext:value-type="date">
            <text:p>4/26/2017</text:p>
          </table:table-cell>
          <table:table-cell table:number-columns-repeated="1022"/>
        </table:table-row>
        <table:table-row table:style-name="ro1">
          <table:table-cell table:formula="of:=[.A2350]-1" office:value-type="date" office:date-value="2017-04-25" calcext:value-type="date">
            <text:p>4/25/2017</text:p>
          </table:table-cell>
          <table:table-cell table:number-columns-repeated="1022"/>
        </table:table-row>
        <table:table-row table:style-name="ro1">
          <table:table-cell table:formula="of:=[.A2351]-1" office:value-type="date" office:date-value="2017-04-24" calcext:value-type="date">
            <text:p>4/24/2017</text:p>
          </table:table-cell>
          <table:table-cell table:number-columns-repeated="1022"/>
        </table:table-row>
        <table:table-row table:style-name="ro1">
          <table:table-cell table:formula="of:=[.A2352]-1" office:value-type="date" office:date-value="2017-04-23" calcext:value-type="date">
            <text:p>4/23/2017</text:p>
          </table:table-cell>
          <table:table-cell table:number-columns-repeated="1022"/>
        </table:table-row>
        <table:table-row table:style-name="ro1">
          <table:table-cell table:formula="of:=[.A2353]-1" office:value-type="date" office:date-value="2017-04-22" calcext:value-type="date">
            <text:p>4/22/2017</text:p>
          </table:table-cell>
          <table:table-cell table:number-columns-repeated="1022"/>
        </table:table-row>
        <table:table-row table:style-name="ro1">
          <table:table-cell table:formula="of:=[.A2354]-1" office:value-type="date" office:date-value="2017-04-21" calcext:value-type="date">
            <text:p>4/21/2017</text:p>
          </table:table-cell>
          <table:table-cell table:number-columns-repeated="1022"/>
        </table:table-row>
        <table:table-row table:style-name="ro1">
          <table:table-cell table:formula="of:=[.A2355]-1" office:value-type="date" office:date-value="2017-04-20" calcext:value-type="date">
            <text:p>4/20/2017</text:p>
          </table:table-cell>
          <table:table-cell table:number-columns-repeated="1022"/>
        </table:table-row>
        <table:table-row table:style-name="ro1">
          <table:table-cell table:formula="of:=[.A2356]-1" office:value-type="date" office:date-value="2017-04-19" calcext:value-type="date">
            <text:p>4/19/2017</text:p>
          </table:table-cell>
          <table:table-cell table:number-columns-repeated="1022"/>
        </table:table-row>
        <table:table-row table:style-name="ro1">
          <table:table-cell table:formula="of:=[.A2357]-1" office:value-type="date" office:date-value="2017-04-18" calcext:value-type="date">
            <text:p>4/18/2017</text:p>
          </table:table-cell>
          <table:table-cell table:number-columns-repeated="1022"/>
        </table:table-row>
        <table:table-row table:style-name="ro1">
          <table:table-cell table:formula="of:=[.A2358]-1" office:value-type="date" office:date-value="2017-04-17" calcext:value-type="date">
            <text:p>4/17/2017</text:p>
          </table:table-cell>
          <table:table-cell table:number-columns-repeated="1022"/>
        </table:table-row>
        <table:table-row table:style-name="ro1">
          <table:table-cell table:formula="of:=[.A2359]-1" office:value-type="date" office:date-value="2017-04-16" calcext:value-type="date">
            <text:p>4/16/2017</text:p>
          </table:table-cell>
          <table:table-cell table:number-columns-repeated="1022"/>
        </table:table-row>
        <table:table-row table:style-name="ro1">
          <table:table-cell table:formula="of:=[.A2360]-1" office:value-type="date" office:date-value="2017-04-15" calcext:value-type="date">
            <text:p>4/15/2017</text:p>
          </table:table-cell>
          <table:table-cell table:number-columns-repeated="1022"/>
        </table:table-row>
        <table:table-row table:style-name="ro1">
          <table:table-cell table:formula="of:=[.A2361]-1" office:value-type="date" office:date-value="2017-04-14" calcext:value-type="date">
            <text:p>4/14/2017</text:p>
          </table:table-cell>
          <table:table-cell table:number-columns-repeated="1022"/>
        </table:table-row>
        <table:table-row table:style-name="ro1">
          <table:table-cell table:formula="of:=[.A2362]-1" office:value-type="date" office:date-value="2017-04-13" calcext:value-type="date">
            <text:p>4/13/2017</text:p>
          </table:table-cell>
          <table:table-cell table:number-columns-repeated="1022"/>
        </table:table-row>
        <table:table-row table:style-name="ro1">
          <table:table-cell table:formula="of:=[.A2363]-1" office:value-type="date" office:date-value="2017-04-12" calcext:value-type="date">
            <text:p>4/12/2017</text:p>
          </table:table-cell>
          <table:table-cell table:number-columns-repeated="1022"/>
        </table:table-row>
        <table:table-row table:style-name="ro1">
          <table:table-cell table:formula="of:=[.A2364]-1" office:value-type="date" office:date-value="2017-04-11" calcext:value-type="date">
            <text:p>4/11/2017</text:p>
          </table:table-cell>
          <table:table-cell table:number-columns-repeated="1022"/>
        </table:table-row>
        <table:table-row table:style-name="ro1">
          <table:table-cell table:formula="of:=[.A2365]-1" office:value-type="date" office:date-value="2017-04-10" calcext:value-type="date">
            <text:p>4/10/2017</text:p>
          </table:table-cell>
          <table:table-cell table:number-columns-repeated="1022"/>
        </table:table-row>
        <table:table-row table:style-name="ro1">
          <table:table-cell table:formula="of:=[.A2366]-1" office:value-type="date" office:date-value="2017-04-09" calcext:value-type="date">
            <text:p>4/9/2017</text:p>
          </table:table-cell>
          <table:table-cell table:number-columns-repeated="1022"/>
        </table:table-row>
        <table:table-row table:style-name="ro1">
          <table:table-cell table:formula="of:=[.A2367]-1" office:value-type="date" office:date-value="2017-04-08" calcext:value-type="date">
            <text:p>4/8/2017</text:p>
          </table:table-cell>
          <table:table-cell table:number-columns-repeated="1022"/>
        </table:table-row>
        <table:table-row table:style-name="ro1">
          <table:table-cell table:formula="of:=[.A2368]-1" office:value-type="date" office:date-value="2017-04-07" calcext:value-type="date">
            <text:p>4/7/2017</text:p>
          </table:table-cell>
          <table:table-cell table:number-columns-repeated="1022"/>
        </table:table-row>
        <table:table-row table:style-name="ro1">
          <table:table-cell table:formula="of:=[.A2369]-1" office:value-type="date" office:date-value="2017-04-06" calcext:value-type="date">
            <text:p>4/6/2017</text:p>
          </table:table-cell>
          <table:table-cell table:number-columns-repeated="1022"/>
        </table:table-row>
        <table:table-row table:style-name="ro1">
          <table:table-cell table:formula="of:=[.A2370]-1" office:value-type="date" office:date-value="2017-04-05" calcext:value-type="date">
            <text:p>4/5/2017</text:p>
          </table:table-cell>
          <table:table-cell table:number-columns-repeated="1022"/>
        </table:table-row>
        <table:table-row table:style-name="ro1">
          <table:table-cell table:formula="of:=[.A2371]-1" office:value-type="date" office:date-value="2017-04-04" calcext:value-type="date">
            <text:p>4/4/2017</text:p>
          </table:table-cell>
          <table:table-cell table:number-columns-repeated="1022"/>
        </table:table-row>
        <table:table-row table:style-name="ro1">
          <table:table-cell table:formula="of:=[.A2372]-1" office:value-type="date" office:date-value="2017-04-03" calcext:value-type="date">
            <text:p>4/3/2017</text:p>
          </table:table-cell>
          <table:table-cell table:number-columns-repeated="1022"/>
        </table:table-row>
        <table:table-row table:style-name="ro1">
          <table:table-cell table:formula="of:=[.A2373]-1" office:value-type="date" office:date-value="2017-04-02" calcext:value-type="date">
            <text:p>4/2/2017</text:p>
          </table:table-cell>
          <table:table-cell table:number-columns-repeated="1022"/>
        </table:table-row>
        <table:table-row table:style-name="ro1">
          <table:table-cell table:formula="of:=[.A2374]-1" office:value-type="date" office:date-value="2017-04-01" calcext:value-type="date">
            <text:p>4/1/2017</text:p>
          </table:table-cell>
          <table:table-cell table:number-columns-repeated="1022"/>
        </table:table-row>
        <table:table-row table:style-name="ro1">
          <table:table-cell table:formula="of:=[.A2375]-1" office:value-type="date" office:date-value="2017-03-31" calcext:value-type="date">
            <text:p>3/31/2017</text:p>
          </table:table-cell>
          <table:table-cell table:number-columns-repeated="1022"/>
        </table:table-row>
        <table:table-row table:style-name="ro1">
          <table:table-cell table:formula="of:=[.A2376]-1" office:value-type="date" office:date-value="2017-03-30" calcext:value-type="date">
            <text:p>3/30/2017</text:p>
          </table:table-cell>
          <table:table-cell table:number-columns-repeated="1022"/>
        </table:table-row>
        <table:table-row table:style-name="ro1">
          <table:table-cell table:formula="of:=[.A2377]-1" office:value-type="date" office:date-value="2017-03-29" calcext:value-type="date">
            <text:p>3/29/2017</text:p>
          </table:table-cell>
          <table:table-cell table:number-columns-repeated="1022"/>
        </table:table-row>
        <table:table-row table:style-name="ro1">
          <table:table-cell table:formula="of:=[.A2378]-1" office:value-type="date" office:date-value="2017-03-28" calcext:value-type="date">
            <text:p>3/28/2017</text:p>
          </table:table-cell>
          <table:table-cell table:number-columns-repeated="1022"/>
        </table:table-row>
        <table:table-row table:style-name="ro1">
          <table:table-cell table:formula="of:=[.A2379]-1" office:value-type="date" office:date-value="2017-03-27" calcext:value-type="date">
            <text:p>3/27/2017</text:p>
          </table:table-cell>
          <table:table-cell table:number-columns-repeated="1022"/>
        </table:table-row>
        <table:table-row table:style-name="ro1">
          <table:table-cell table:formula="of:=[.A2380]-1" office:value-type="date" office:date-value="2017-03-26" calcext:value-type="date">
            <text:p>3/26/2017</text:p>
          </table:table-cell>
          <table:table-cell table:number-columns-repeated="1022"/>
        </table:table-row>
        <table:table-row table:style-name="ro1">
          <table:table-cell table:formula="of:=[.A2381]-1" office:value-type="date" office:date-value="2017-03-25" calcext:value-type="date">
            <text:p>3/25/2017</text:p>
          </table:table-cell>
          <table:table-cell table:number-columns-repeated="1022"/>
        </table:table-row>
        <table:table-row table:style-name="ro1">
          <table:table-cell table:formula="of:=[.A2382]-1" office:value-type="date" office:date-value="2017-03-24" calcext:value-type="date">
            <text:p>3/24/2017</text:p>
          </table:table-cell>
          <table:table-cell table:number-columns-repeated="1022"/>
        </table:table-row>
        <table:table-row table:style-name="ro1">
          <table:table-cell table:formula="of:=[.A2383]-1" office:value-type="date" office:date-value="2017-03-23" calcext:value-type="date">
            <text:p>3/23/2017</text:p>
          </table:table-cell>
          <table:table-cell table:number-columns-repeated="1022"/>
        </table:table-row>
        <table:table-row table:style-name="ro1">
          <table:table-cell table:formula="of:=[.A2384]-1" office:value-type="date" office:date-value="2017-03-22" calcext:value-type="date">
            <text:p>3/22/2017</text:p>
          </table:table-cell>
          <table:table-cell table:number-columns-repeated="1022"/>
        </table:table-row>
        <table:table-row table:style-name="ro1">
          <table:table-cell table:formula="of:=[.A2385]-1" office:value-type="date" office:date-value="2017-03-21" calcext:value-type="date">
            <text:p>3/21/2017</text:p>
          </table:table-cell>
          <table:table-cell table:number-columns-repeated="1022"/>
        </table:table-row>
        <table:table-row table:style-name="ro1">
          <table:table-cell table:formula="of:=[.A2386]-1" office:value-type="date" office:date-value="2017-03-20" calcext:value-type="date">
            <text:p>3/20/2017</text:p>
          </table:table-cell>
          <table:table-cell table:number-columns-repeated="1022"/>
        </table:table-row>
        <table:table-row table:style-name="ro1">
          <table:table-cell table:formula="of:=[.A2387]-1" office:value-type="date" office:date-value="2017-03-19" calcext:value-type="date">
            <text:p>3/19/2017</text:p>
          </table:table-cell>
          <table:table-cell table:number-columns-repeated="1022"/>
        </table:table-row>
        <table:table-row table:style-name="ro1">
          <table:table-cell table:formula="of:=[.A2388]-1" office:value-type="date" office:date-value="2017-03-18" calcext:value-type="date">
            <text:p>3/18/2017</text:p>
          </table:table-cell>
          <table:table-cell table:number-columns-repeated="1022"/>
        </table:table-row>
        <table:table-row table:style-name="ro1">
          <table:table-cell table:formula="of:=[.A2389]-1" office:value-type="date" office:date-value="2017-03-17" calcext:value-type="date">
            <text:p>3/17/2017</text:p>
          </table:table-cell>
          <table:table-cell table:number-columns-repeated="1022"/>
        </table:table-row>
        <table:table-row table:style-name="ro1">
          <table:table-cell table:formula="of:=[.A2390]-1" office:value-type="date" office:date-value="2017-03-16" calcext:value-type="date">
            <text:p>3/16/2017</text:p>
          </table:table-cell>
          <table:table-cell table:number-columns-repeated="1022"/>
        </table:table-row>
        <table:table-row table:style-name="ro1">
          <table:table-cell table:formula="of:=[.A2391]-1" office:value-type="date" office:date-value="2017-03-15" calcext:value-type="date">
            <text:p>3/15/2017</text:p>
          </table:table-cell>
          <table:table-cell table:number-columns-repeated="1022"/>
        </table:table-row>
        <table:table-row table:style-name="ro1">
          <table:table-cell table:formula="of:=[.A2392]-1" office:value-type="date" office:date-value="2017-03-14" calcext:value-type="date">
            <text:p>3/14/2017</text:p>
          </table:table-cell>
          <table:table-cell table:number-columns-repeated="1022"/>
        </table:table-row>
        <table:table-row table:style-name="ro1">
          <table:table-cell table:formula="of:=[.A2393]-1" office:value-type="date" office:date-value="2017-03-13" calcext:value-type="date">
            <text:p>3/13/2017</text:p>
          </table:table-cell>
          <table:table-cell table:number-columns-repeated="1022"/>
        </table:table-row>
        <table:table-row table:style-name="ro1">
          <table:table-cell table:formula="of:=[.A2394]-1" office:value-type="date" office:date-value="2017-03-12" calcext:value-type="date">
            <text:p>3/12/2017</text:p>
          </table:table-cell>
          <table:table-cell table:number-columns-repeated="1022"/>
        </table:table-row>
        <table:table-row table:style-name="ro1">
          <table:table-cell table:formula="of:=[.A2395]-1" office:value-type="date" office:date-value="2017-03-11" calcext:value-type="date">
            <text:p>3/11/2017</text:p>
          </table:table-cell>
          <table:table-cell table:number-columns-repeated="1022"/>
        </table:table-row>
        <table:table-row table:style-name="ro1">
          <table:table-cell table:formula="of:=[.A2396]-1" office:value-type="date" office:date-value="2017-03-10" calcext:value-type="date">
            <text:p>3/10/2017</text:p>
          </table:table-cell>
          <table:table-cell table:number-columns-repeated="1022"/>
        </table:table-row>
        <table:table-row table:style-name="ro1">
          <table:table-cell table:formula="of:=[.A2397]-1" office:value-type="date" office:date-value="2017-03-09" calcext:value-type="date">
            <text:p>3/9/2017</text:p>
          </table:table-cell>
          <table:table-cell table:number-columns-repeated="1022"/>
        </table:table-row>
        <table:table-row table:style-name="ro1">
          <table:table-cell table:formula="of:=[.A2398]-1" office:value-type="date" office:date-value="2017-03-08" calcext:value-type="date">
            <text:p>3/8/2017</text:p>
          </table:table-cell>
          <table:table-cell table:number-columns-repeated="1022"/>
        </table:table-row>
        <table:table-row table:style-name="ro1">
          <table:table-cell table:formula="of:=[.A2399]-1" office:value-type="date" office:date-value="2017-03-07" calcext:value-type="date">
            <text:p>3/7/2017</text:p>
          </table:table-cell>
          <table:table-cell table:number-columns-repeated="1022"/>
        </table:table-row>
        <table:table-row table:style-name="ro1">
          <table:table-cell table:formula="of:=[.A2400]-1" office:value-type="date" office:date-value="2017-03-06" calcext:value-type="date">
            <text:p>3/6/2017</text:p>
          </table:table-cell>
          <table:table-cell table:number-columns-repeated="1022"/>
        </table:table-row>
        <table:table-row table:style-name="ro1">
          <table:table-cell table:formula="of:=[.A2401]-1" office:value-type="date" office:date-value="2017-03-05" calcext:value-type="date">
            <text:p>3/5/2017</text:p>
          </table:table-cell>
          <table:table-cell table:number-columns-repeated="1022"/>
        </table:table-row>
        <table:table-row table:style-name="ro1">
          <table:table-cell table:formula="of:=[.A2402]-1" office:value-type="date" office:date-value="2017-03-04" calcext:value-type="date">
            <text:p>3/4/2017</text:p>
          </table:table-cell>
          <table:table-cell table:number-columns-repeated="1022"/>
        </table:table-row>
        <table:table-row table:style-name="ro1">
          <table:table-cell table:formula="of:=[.A2403]-1" office:value-type="date" office:date-value="2017-03-03" calcext:value-type="date">
            <text:p>3/3/2017</text:p>
          </table:table-cell>
          <table:table-cell table:number-columns-repeated="1022"/>
        </table:table-row>
        <table:table-row table:style-name="ro1">
          <table:table-cell table:formula="of:=[.A2404]-1" office:value-type="date" office:date-value="2017-03-02" calcext:value-type="date">
            <text:p>3/2/2017</text:p>
          </table:table-cell>
          <table:table-cell table:number-columns-repeated="1022"/>
        </table:table-row>
        <table:table-row table:style-name="ro1">
          <table:table-cell table:formula="of:=[.A2405]-1" office:value-type="date" office:date-value="2017-03-01" calcext:value-type="date">
            <text:p>3/1/2017</text:p>
          </table:table-cell>
          <table:table-cell table:number-columns-repeated="1022"/>
        </table:table-row>
        <table:table-row table:style-name="ro1">
          <table:table-cell table:formula="of:=[.A2406]-1" office:value-type="date" office:date-value="2017-02-28" calcext:value-type="date">
            <text:p>2/28/2017</text:p>
          </table:table-cell>
          <table:table-cell table:number-columns-repeated="1022"/>
        </table:table-row>
        <table:table-row table:style-name="ro1">
          <table:table-cell table:formula="of:=[.A2407]-1" office:value-type="date" office:date-value="2017-02-27" calcext:value-type="date">
            <text:p>2/27/2017</text:p>
          </table:table-cell>
          <table:table-cell table:number-columns-repeated="1022"/>
        </table:table-row>
        <table:table-row table:style-name="ro1">
          <table:table-cell table:formula="of:=[.A2408]-1" office:value-type="date" office:date-value="2017-02-26" calcext:value-type="date">
            <text:p>2/26/2017</text:p>
          </table:table-cell>
          <table:table-cell table:number-columns-repeated="1022"/>
        </table:table-row>
        <table:table-row table:style-name="ro1">
          <table:table-cell table:formula="of:=[.A2409]-1" office:value-type="date" office:date-value="2017-02-25" calcext:value-type="date">
            <text:p>2/25/2017</text:p>
          </table:table-cell>
          <table:table-cell table:number-columns-repeated="1022"/>
        </table:table-row>
        <table:table-row table:style-name="ro1">
          <table:table-cell table:formula="of:=[.A2410]-1" office:value-type="date" office:date-value="2017-02-24" calcext:value-type="date">
            <text:p>2/24/2017</text:p>
          </table:table-cell>
          <table:table-cell table:number-columns-repeated="1022"/>
        </table:table-row>
        <table:table-row table:style-name="ro1">
          <table:table-cell table:formula="of:=[.A2411]-1" office:value-type="date" office:date-value="2017-02-23" calcext:value-type="date">
            <text:p>2/23/2017</text:p>
          </table:table-cell>
          <table:table-cell table:number-columns-repeated="1022"/>
        </table:table-row>
        <table:table-row table:style-name="ro1">
          <table:table-cell table:formula="of:=[.A2412]-1" office:value-type="date" office:date-value="2017-02-22" calcext:value-type="date">
            <text:p>2/22/2017</text:p>
          </table:table-cell>
          <table:table-cell table:number-columns-repeated="1022"/>
        </table:table-row>
        <table:table-row table:style-name="ro1">
          <table:table-cell table:formula="of:=[.A2413]-1" office:value-type="date" office:date-value="2017-02-21" calcext:value-type="date">
            <text:p>2/21/2017</text:p>
          </table:table-cell>
          <table:table-cell table:number-columns-repeated="1022"/>
        </table:table-row>
        <table:table-row table:style-name="ro1">
          <table:table-cell table:formula="of:=[.A2414]-1" office:value-type="date" office:date-value="2017-02-20" calcext:value-type="date">
            <text:p>2/20/2017</text:p>
          </table:table-cell>
          <table:table-cell table:number-columns-repeated="1022"/>
        </table:table-row>
        <table:table-row table:style-name="ro1">
          <table:table-cell table:formula="of:=[.A2415]-1" office:value-type="date" office:date-value="2017-02-19" calcext:value-type="date">
            <text:p>2/19/2017</text:p>
          </table:table-cell>
          <table:table-cell table:number-columns-repeated="1022"/>
        </table:table-row>
        <table:table-row table:style-name="ro1">
          <table:table-cell table:formula="of:=[.A2416]-1" office:value-type="date" office:date-value="2017-02-18" calcext:value-type="date">
            <text:p>2/18/2017</text:p>
          </table:table-cell>
          <table:table-cell table:number-columns-repeated="1022"/>
        </table:table-row>
        <table:table-row table:style-name="ro1">
          <table:table-cell table:formula="of:=[.A2417]-1" office:value-type="date" office:date-value="2017-02-17" calcext:value-type="date">
            <text:p>2/17/2017</text:p>
          </table:table-cell>
          <table:table-cell table:number-columns-repeated="1022"/>
        </table:table-row>
        <table:table-row table:style-name="ro1">
          <table:table-cell table:formula="of:=[.A2418]-1" office:value-type="date" office:date-value="2017-02-16" calcext:value-type="date">
            <text:p>2/16/2017</text:p>
          </table:table-cell>
          <table:table-cell table:number-columns-repeated="1022"/>
        </table:table-row>
        <table:table-row table:style-name="ro1">
          <table:table-cell table:formula="of:=[.A2419]-1" office:value-type="date" office:date-value="2017-02-15" calcext:value-type="date">
            <text:p>2/15/2017</text:p>
          </table:table-cell>
          <table:table-cell table:number-columns-repeated="1022"/>
        </table:table-row>
        <table:table-row table:style-name="ro1">
          <table:table-cell table:formula="of:=[.A2420]-1" office:value-type="date" office:date-value="2017-02-14" calcext:value-type="date">
            <text:p>2/14/2017</text:p>
          </table:table-cell>
          <table:table-cell table:number-columns-repeated="1022"/>
        </table:table-row>
        <table:table-row table:style-name="ro1">
          <table:table-cell table:formula="of:=[.A2421]-1" office:value-type="date" office:date-value="2017-02-13" calcext:value-type="date">
            <text:p>2/13/2017</text:p>
          </table:table-cell>
          <table:table-cell table:number-columns-repeated="1022"/>
        </table:table-row>
        <table:table-row table:style-name="ro1">
          <table:table-cell table:formula="of:=[.A2422]-1" office:value-type="date" office:date-value="2017-02-12" calcext:value-type="date">
            <text:p>2/12/2017</text:p>
          </table:table-cell>
          <table:table-cell table:number-columns-repeated="1022"/>
        </table:table-row>
        <table:table-row table:style-name="ro1">
          <table:table-cell table:formula="of:=[.A2423]-1" office:value-type="date" office:date-value="2017-02-11" calcext:value-type="date">
            <text:p>2/11/2017</text:p>
          </table:table-cell>
          <table:table-cell table:number-columns-repeated="1022"/>
        </table:table-row>
        <table:table-row table:style-name="ro1">
          <table:table-cell table:formula="of:=[.A2424]-1" office:value-type="date" office:date-value="2017-02-10" calcext:value-type="date">
            <text:p>2/10/2017</text:p>
          </table:table-cell>
          <table:table-cell table:number-columns-repeated="1022"/>
        </table:table-row>
        <table:table-row table:style-name="ro1">
          <table:table-cell table:formula="of:=[.A2425]-1" office:value-type="date" office:date-value="2017-02-09" calcext:value-type="date">
            <text:p>2/9/2017</text:p>
          </table:table-cell>
          <table:table-cell table:number-columns-repeated="1022"/>
        </table:table-row>
        <table:table-row table:style-name="ro1">
          <table:table-cell table:formula="of:=[.A2426]-1" office:value-type="date" office:date-value="2017-02-08" calcext:value-type="date">
            <text:p>2/8/2017</text:p>
          </table:table-cell>
          <table:table-cell table:number-columns-repeated="1022"/>
        </table:table-row>
        <table:table-row table:style-name="ro1">
          <table:table-cell table:formula="of:=[.A2427]-1" office:value-type="date" office:date-value="2017-02-07" calcext:value-type="date">
            <text:p>2/7/2017</text:p>
          </table:table-cell>
          <table:table-cell table:number-columns-repeated="1022"/>
        </table:table-row>
        <table:table-row table:style-name="ro1">
          <table:table-cell table:formula="of:=[.A2428]-1" office:value-type="date" office:date-value="2017-02-06" calcext:value-type="date">
            <text:p>2/6/2017</text:p>
          </table:table-cell>
          <table:table-cell table:number-columns-repeated="1022"/>
        </table:table-row>
        <table:table-row table:style-name="ro1">
          <table:table-cell table:formula="of:=[.A2429]-1" office:value-type="date" office:date-value="2017-02-05" calcext:value-type="date">
            <text:p>2/5/2017</text:p>
          </table:table-cell>
          <table:table-cell table:number-columns-repeated="1022"/>
        </table:table-row>
        <table:table-row table:style-name="ro1">
          <table:table-cell table:formula="of:=[.A2430]-1" office:value-type="date" office:date-value="2017-02-04" calcext:value-type="date">
            <text:p>2/4/2017</text:p>
          </table:table-cell>
          <table:table-cell table:number-columns-repeated="1022"/>
        </table:table-row>
        <table:table-row table:style-name="ro1">
          <table:table-cell table:formula="of:=[.A2431]-1" office:value-type="date" office:date-value="2017-02-03" calcext:value-type="date">
            <text:p>2/3/2017</text:p>
          </table:table-cell>
          <table:table-cell table:number-columns-repeated="1022"/>
        </table:table-row>
        <table:table-row table:style-name="ro1">
          <table:table-cell table:formula="of:=[.A2432]-1" office:value-type="date" office:date-value="2017-02-02" calcext:value-type="date">
            <text:p>2/2/2017</text:p>
          </table:table-cell>
          <table:table-cell table:number-columns-repeated="1022"/>
        </table:table-row>
        <table:table-row table:style-name="ro1">
          <table:table-cell table:formula="of:=[.A2433]-1" office:value-type="date" office:date-value="2017-02-01" calcext:value-type="date">
            <text:p>2/1/2017</text:p>
          </table:table-cell>
          <table:table-cell table:number-columns-repeated="1022"/>
        </table:table-row>
        <table:table-row table:style-name="ro1">
          <table:table-cell table:formula="of:=[.A2434]-1" office:value-type="date" office:date-value="2017-01-31" calcext:value-type="date">
            <text:p>1/31/2017</text:p>
          </table:table-cell>
          <table:table-cell table:number-columns-repeated="1022"/>
        </table:table-row>
        <table:table-row table:style-name="ro1">
          <table:table-cell table:formula="of:=[.A2435]-1" office:value-type="date" office:date-value="2017-01-30" calcext:value-type="date">
            <text:p>1/30/2017</text:p>
          </table:table-cell>
          <table:table-cell table:number-columns-repeated="1022"/>
        </table:table-row>
        <table:table-row table:style-name="ro1">
          <table:table-cell table:formula="of:=[.A2436]-1" office:value-type="date" office:date-value="2017-01-29" calcext:value-type="date">
            <text:p>1/29/2017</text:p>
          </table:table-cell>
          <table:table-cell table:number-columns-repeated="1022"/>
        </table:table-row>
        <table:table-row table:style-name="ro1">
          <table:table-cell table:formula="of:=[.A2437]-1" office:value-type="date" office:date-value="2017-01-28" calcext:value-type="date">
            <text:p>1/28/2017</text:p>
          </table:table-cell>
          <table:table-cell table:number-columns-repeated="1022"/>
        </table:table-row>
        <table:table-row table:style-name="ro1">
          <table:table-cell table:formula="of:=[.A2438]-1" office:value-type="date" office:date-value="2017-01-27" calcext:value-type="date">
            <text:p>1/27/2017</text:p>
          </table:table-cell>
          <table:table-cell table:number-columns-repeated="1022"/>
        </table:table-row>
        <table:table-row table:style-name="ro1">
          <table:table-cell table:formula="of:=[.A2439]-1" office:value-type="date" office:date-value="2017-01-26" calcext:value-type="date">
            <text:p>1/26/2017</text:p>
          </table:table-cell>
          <table:table-cell table:number-columns-repeated="1022"/>
        </table:table-row>
        <table:table-row table:style-name="ro1">
          <table:table-cell table:formula="of:=[.A2440]-1" office:value-type="date" office:date-value="2017-01-25" calcext:value-type="date">
            <text:p>1/25/2017</text:p>
          </table:table-cell>
          <table:table-cell table:number-columns-repeated="1022"/>
        </table:table-row>
        <table:table-row table:style-name="ro1">
          <table:table-cell table:formula="of:=[.A2441]-1" office:value-type="date" office:date-value="2017-01-24" calcext:value-type="date">
            <text:p>1/24/2017</text:p>
          </table:table-cell>
          <table:table-cell table:number-columns-repeated="1022"/>
        </table:table-row>
        <table:table-row table:style-name="ro1">
          <table:table-cell table:formula="of:=[.A2442]-1" office:value-type="date" office:date-value="2017-01-23" calcext:value-type="date">
            <text:p>1/23/2017</text:p>
          </table:table-cell>
          <table:table-cell table:number-columns-repeated="1022"/>
        </table:table-row>
        <table:table-row table:style-name="ro1">
          <table:table-cell table:formula="of:=[.A2443]-1" office:value-type="date" office:date-value="2017-01-22" calcext:value-type="date">
            <text:p>1/22/2017</text:p>
          </table:table-cell>
          <table:table-cell table:number-columns-repeated="1022"/>
        </table:table-row>
        <table:table-row table:style-name="ro1">
          <table:table-cell table:formula="of:=[.A2444]-1" office:value-type="date" office:date-value="2017-01-21" calcext:value-type="date">
            <text:p>1/21/2017</text:p>
          </table:table-cell>
          <table:table-cell table:number-columns-repeated="1022"/>
        </table:table-row>
        <table:table-row table:style-name="ro1">
          <table:table-cell table:formula="of:=[.A2445]-1" office:value-type="date" office:date-value="2017-01-20" calcext:value-type="date">
            <text:p>1/20/2017</text:p>
          </table:table-cell>
          <table:table-cell table:number-columns-repeated="1022"/>
        </table:table-row>
        <table:table-row table:style-name="ro1">
          <table:table-cell table:formula="of:=[.A2446]-1" office:value-type="date" office:date-value="2017-01-19" calcext:value-type="date">
            <text:p>1/19/2017</text:p>
          </table:table-cell>
          <table:table-cell table:number-columns-repeated="1022"/>
        </table:table-row>
        <table:table-row table:style-name="ro1">
          <table:table-cell table:formula="of:=[.A2447]-1" office:value-type="date" office:date-value="2017-01-18" calcext:value-type="date">
            <text:p>1/18/2017</text:p>
          </table:table-cell>
          <table:table-cell table:number-columns-repeated="1022"/>
        </table:table-row>
        <table:table-row table:style-name="ro1">
          <table:table-cell table:formula="of:=[.A2448]-1" office:value-type="date" office:date-value="2017-01-17" calcext:value-type="date">
            <text:p>1/17/2017</text:p>
          </table:table-cell>
          <table:table-cell table:number-columns-repeated="1022"/>
        </table:table-row>
        <table:table-row table:style-name="ro1">
          <table:table-cell table:formula="of:=[.A2449]-1" office:value-type="date" office:date-value="2017-01-16" calcext:value-type="date">
            <text:p>1/16/2017</text:p>
          </table:table-cell>
          <table:table-cell table:number-columns-repeated="1022"/>
        </table:table-row>
        <table:table-row table:style-name="ro1">
          <table:table-cell table:formula="of:=[.A2450]-1" office:value-type="date" office:date-value="2017-01-15" calcext:value-type="date">
            <text:p>1/15/2017</text:p>
          </table:table-cell>
          <table:table-cell table:number-columns-repeated="1022"/>
        </table:table-row>
        <table:table-row table:style-name="ro1">
          <table:table-cell table:formula="of:=[.A2451]-1" office:value-type="date" office:date-value="2017-01-14" calcext:value-type="date">
            <text:p>1/14/2017</text:p>
          </table:table-cell>
          <table:table-cell table:number-columns-repeated="1022"/>
        </table:table-row>
        <table:table-row table:style-name="ro1">
          <table:table-cell table:formula="of:=[.A2452]-1" office:value-type="date" office:date-value="2017-01-13" calcext:value-type="date">
            <text:p>1/13/2017</text:p>
          </table:table-cell>
          <table:table-cell table:number-columns-repeated="1022"/>
        </table:table-row>
        <table:table-row table:style-name="ro1">
          <table:table-cell table:formula="of:=[.A2453]-1" office:value-type="date" office:date-value="2017-01-12" calcext:value-type="date">
            <text:p>1/12/2017</text:p>
          </table:table-cell>
          <table:table-cell table:number-columns-repeated="1022"/>
        </table:table-row>
        <table:table-row table:style-name="ro1">
          <table:table-cell table:formula="of:=[.A2454]-1" office:value-type="date" office:date-value="2017-01-11" calcext:value-type="date">
            <text:p>1/11/2017</text:p>
          </table:table-cell>
          <table:table-cell table:number-columns-repeated="1022"/>
        </table:table-row>
        <table:table-row table:style-name="ro1">
          <table:table-cell table:formula="of:=[.A2455]-1" office:value-type="date" office:date-value="2017-01-10" calcext:value-type="date">
            <text:p>1/10/2017</text:p>
          </table:table-cell>
          <table:table-cell table:number-columns-repeated="1022"/>
        </table:table-row>
        <table:table-row table:style-name="ro1">
          <table:table-cell table:formula="of:=[.A2456]-1" office:value-type="date" office:date-value="2017-01-09" calcext:value-type="date">
            <text:p>1/9/2017</text:p>
          </table:table-cell>
          <table:table-cell table:number-columns-repeated="1022"/>
        </table:table-row>
        <table:table-row table:style-name="ro1">
          <table:table-cell table:formula="of:=[.A2457]-1" office:value-type="date" office:date-value="2017-01-08" calcext:value-type="date">
            <text:p>1/8/2017</text:p>
          </table:table-cell>
          <table:table-cell table:number-columns-repeated="1022"/>
        </table:table-row>
        <table:table-row table:style-name="ro1">
          <table:table-cell table:formula="of:=[.A2458]-1" office:value-type="date" office:date-value="2017-01-07" calcext:value-type="date">
            <text:p>1/7/2017</text:p>
          </table:table-cell>
          <table:table-cell table:number-columns-repeated="1022"/>
        </table:table-row>
        <table:table-row table:style-name="ro1">
          <table:table-cell table:formula="of:=[.A2459]-1" office:value-type="date" office:date-value="2017-01-06" calcext:value-type="date">
            <text:p>1/6/2017</text:p>
          </table:table-cell>
          <table:table-cell table:number-columns-repeated="1022"/>
        </table:table-row>
        <table:table-row table:style-name="ro1">
          <table:table-cell table:formula="of:=[.A2460]-1" office:value-type="date" office:date-value="2017-01-05" calcext:value-type="date">
            <text:p>1/5/2017</text:p>
          </table:table-cell>
          <table:table-cell table:number-columns-repeated="1022"/>
        </table:table-row>
        <table:table-row table:style-name="ro1">
          <table:table-cell table:formula="of:=[.A2461]-1" office:value-type="date" office:date-value="2017-01-04" calcext:value-type="date">
            <text:p>1/4/2017</text:p>
          </table:table-cell>
          <table:table-cell table:number-columns-repeated="1022"/>
        </table:table-row>
        <table:table-row table:style-name="ro1">
          <table:table-cell table:formula="of:=[.A2462]-1" office:value-type="date" office:date-value="2017-01-03" calcext:value-type="date">
            <text:p>1/3/2017</text:p>
          </table:table-cell>
          <table:table-cell table:number-columns-repeated="1022"/>
        </table:table-row>
        <table:table-row table:style-name="ro1">
          <table:table-cell table:formula="of:=[.A2463]-1" office:value-type="date" office:date-value="2017-01-02" calcext:value-type="date">
            <text:p>1/2/2017</text:p>
          </table:table-cell>
          <table:table-cell table:number-columns-repeated="1022"/>
        </table:table-row>
        <table:table-row table:style-name="ro1">
          <table:table-cell table:formula="of:=[.A2464]-1" office:value-type="date" office:date-value="2017-01-01" calcext:value-type="date">
            <text:p>1/1/2017</text:p>
          </table:table-cell>
          <table:table-cell table:number-columns-repeated="1022"/>
        </table:table-row>
        <table:table-row table:style-name="ro1">
          <table:table-cell table:formula="of:=[.A2465]-1" office:value-type="date" office:date-value="2016-12-31" calcext:value-type="date">
            <text:p>12/31/2016</text:p>
          </table:table-cell>
          <table:table-cell table:number-columns-repeated="1022"/>
        </table:table-row>
        <table:table-row table:style-name="ro1">
          <table:table-cell table:formula="of:=[.A2466]-1" office:value-type="date" office:date-value="2016-12-30" calcext:value-type="date">
            <text:p>12/30/2016</text:p>
          </table:table-cell>
          <table:table-cell table:number-columns-repeated="1022"/>
        </table:table-row>
        <table:table-row table:style-name="ro1">
          <table:table-cell table:formula="of:=[.A2467]-1" office:value-type="date" office:date-value="2016-12-29" calcext:value-type="date">
            <text:p>12/29/2016</text:p>
          </table:table-cell>
          <table:table-cell table:number-columns-repeated="1022"/>
        </table:table-row>
        <table:table-row table:style-name="ro1">
          <table:table-cell table:formula="of:=[.A2468]-1" office:value-type="date" office:date-value="2016-12-28" calcext:value-type="date">
            <text:p>12/28/2016</text:p>
          </table:table-cell>
          <table:table-cell table:number-columns-repeated="1022"/>
        </table:table-row>
        <table:table-row table:style-name="ro1">
          <table:table-cell table:formula="of:=[.A2469]-1" office:value-type="date" office:date-value="2016-12-27" calcext:value-type="date">
            <text:p>12/27/2016</text:p>
          </table:table-cell>
          <table:table-cell table:number-columns-repeated="1022"/>
        </table:table-row>
        <table:table-row table:style-name="ro1">
          <table:table-cell table:formula="of:=[.A2470]-1" office:value-type="date" office:date-value="2016-12-26" calcext:value-type="date">
            <text:p>12/26/2016</text:p>
          </table:table-cell>
          <table:table-cell table:number-columns-repeated="1022"/>
        </table:table-row>
        <table:table-row table:style-name="ro1">
          <table:table-cell table:formula="of:=[.A2471]-1" office:value-type="date" office:date-value="2016-12-25" calcext:value-type="date">
            <text:p>12/25/2016</text:p>
          </table:table-cell>
          <table:table-cell table:number-columns-repeated="1022"/>
        </table:table-row>
        <table:table-row table:style-name="ro1">
          <table:table-cell table:formula="of:=[.A2472]-1" office:value-type="date" office:date-value="2016-12-24" calcext:value-type="date">
            <text:p>12/24/2016</text:p>
          </table:table-cell>
          <table:table-cell table:number-columns-repeated="1022"/>
        </table:table-row>
        <table:table-row table:style-name="ro1">
          <table:table-cell table:formula="of:=[.A2473]-1" office:value-type="date" office:date-value="2016-12-23" calcext:value-type="date">
            <text:p>12/23/2016</text:p>
          </table:table-cell>
          <table:table-cell table:number-columns-repeated="1022"/>
        </table:table-row>
        <table:table-row table:style-name="ro1">
          <table:table-cell table:formula="of:=[.A2474]-1" office:value-type="date" office:date-value="2016-12-22" calcext:value-type="date">
            <text:p>12/22/2016</text:p>
          </table:table-cell>
          <table:table-cell table:number-columns-repeated="1022"/>
        </table:table-row>
        <table:table-row table:style-name="ro1">
          <table:table-cell table:formula="of:=[.A2475]-1" office:value-type="date" office:date-value="2016-12-21" calcext:value-type="date">
            <text:p>12/21/2016</text:p>
          </table:table-cell>
          <table:table-cell table:number-columns-repeated="1022"/>
        </table:table-row>
        <table:table-row table:style-name="ro1">
          <table:table-cell table:formula="of:=[.A2476]-1" office:value-type="date" office:date-value="2016-12-20" calcext:value-type="date">
            <text:p>12/20/2016</text:p>
          </table:table-cell>
          <table:table-cell table:number-columns-repeated="1022"/>
        </table:table-row>
        <table:table-row table:style-name="ro1">
          <table:table-cell table:formula="of:=[.A2477]-1" office:value-type="date" office:date-value="2016-12-19" calcext:value-type="date">
            <text:p>12/19/2016</text:p>
          </table:table-cell>
          <table:table-cell table:number-columns-repeated="1022"/>
        </table:table-row>
        <table:table-row table:style-name="ro1">
          <table:table-cell table:formula="of:=[.A2478]-1" office:value-type="date" office:date-value="2016-12-18" calcext:value-type="date">
            <text:p>12/18/2016</text:p>
          </table:table-cell>
          <table:table-cell table:number-columns-repeated="1022"/>
        </table:table-row>
        <table:table-row table:style-name="ro1">
          <table:table-cell table:formula="of:=[.A2479]-1" office:value-type="date" office:date-value="2016-12-17" calcext:value-type="date">
            <text:p>12/17/2016</text:p>
          </table:table-cell>
          <table:table-cell table:number-columns-repeated="1022"/>
        </table:table-row>
        <table:table-row table:style-name="ro1">
          <table:table-cell table:formula="of:=[.A2480]-1" office:value-type="date" office:date-value="2016-12-16" calcext:value-type="date">
            <text:p>12/16/2016</text:p>
          </table:table-cell>
          <table:table-cell table:number-columns-repeated="1022"/>
        </table:table-row>
        <table:table-row table:style-name="ro1">
          <table:table-cell table:formula="of:=[.A2481]-1" office:value-type="date" office:date-value="2016-12-15" calcext:value-type="date">
            <text:p>12/15/2016</text:p>
          </table:table-cell>
          <table:table-cell table:number-columns-repeated="1022"/>
        </table:table-row>
        <table:table-row table:style-name="ro1">
          <table:table-cell table:formula="of:=[.A2482]-1" office:value-type="date" office:date-value="2016-12-14" calcext:value-type="date">
            <text:p>12/14/2016</text:p>
          </table:table-cell>
          <table:table-cell table:number-columns-repeated="1022"/>
        </table:table-row>
        <table:table-row table:style-name="ro1">
          <table:table-cell table:formula="of:=[.A2483]-1" office:value-type="date" office:date-value="2016-12-13" calcext:value-type="date">
            <text:p>12/13/2016</text:p>
          </table:table-cell>
          <table:table-cell table:number-columns-repeated="1022"/>
        </table:table-row>
        <table:table-row table:style-name="ro1">
          <table:table-cell table:formula="of:=[.A2484]-1" office:value-type="date" office:date-value="2016-12-12" calcext:value-type="date">
            <text:p>12/12/2016</text:p>
          </table:table-cell>
          <table:table-cell table:number-columns-repeated="1022"/>
        </table:table-row>
        <table:table-row table:style-name="ro1">
          <table:table-cell table:formula="of:=[.A2485]-1" office:value-type="date" office:date-value="2016-12-11" calcext:value-type="date">
            <text:p>12/11/2016</text:p>
          </table:table-cell>
          <table:table-cell table:number-columns-repeated="1022"/>
        </table:table-row>
        <table:table-row table:style-name="ro1">
          <table:table-cell table:formula="of:=[.A2486]-1" office:value-type="date" office:date-value="2016-12-10" calcext:value-type="date">
            <text:p>12/10/2016</text:p>
          </table:table-cell>
          <table:table-cell table:number-columns-repeated="1022"/>
        </table:table-row>
        <table:table-row table:style-name="ro1">
          <table:table-cell table:formula="of:=[.A2487]-1" office:value-type="date" office:date-value="2016-12-09" calcext:value-type="date">
            <text:p>12/9/2016</text:p>
          </table:table-cell>
          <table:table-cell table:number-columns-repeated="1022"/>
        </table:table-row>
        <table:table-row table:style-name="ro1">
          <table:table-cell table:formula="of:=[.A2488]-1" office:value-type="date" office:date-value="2016-12-08" calcext:value-type="date">
            <text:p>12/8/2016</text:p>
          </table:table-cell>
          <table:table-cell table:number-columns-repeated="1022"/>
        </table:table-row>
        <table:table-row table:style-name="ro1">
          <table:table-cell table:formula="of:=[.A2489]-1" office:value-type="date" office:date-value="2016-12-07" calcext:value-type="date">
            <text:p>12/7/2016</text:p>
          </table:table-cell>
          <table:table-cell table:number-columns-repeated="1022"/>
        </table:table-row>
        <table:table-row table:style-name="ro1">
          <table:table-cell table:formula="of:=[.A2490]-1" office:value-type="date" office:date-value="2016-12-06" calcext:value-type="date">
            <text:p>12/6/2016</text:p>
          </table:table-cell>
          <table:table-cell table:number-columns-repeated="1022"/>
        </table:table-row>
        <table:table-row table:style-name="ro1">
          <table:table-cell table:formula="of:=[.A2491]-1" office:value-type="date" office:date-value="2016-12-05" calcext:value-type="date">
            <text:p>12/5/2016</text:p>
          </table:table-cell>
          <table:table-cell table:number-columns-repeated="1022"/>
        </table:table-row>
        <table:table-row table:style-name="ro1">
          <table:table-cell table:formula="of:=[.A2492]-1" office:value-type="date" office:date-value="2016-12-04" calcext:value-type="date">
            <text:p>12/4/2016</text:p>
          </table:table-cell>
          <table:table-cell table:number-columns-repeated="1022"/>
        </table:table-row>
        <table:table-row table:style-name="ro1">
          <table:table-cell table:formula="of:=[.A2493]-1" office:value-type="date" office:date-value="2016-12-03" calcext:value-type="date">
            <text:p>12/3/2016</text:p>
          </table:table-cell>
          <table:table-cell table:number-columns-repeated="1022"/>
        </table:table-row>
        <table:table-row table:style-name="ro1">
          <table:table-cell table:formula="of:=[.A2494]-1" office:value-type="date" office:date-value="2016-12-02" calcext:value-type="date">
            <text:p>12/2/2016</text:p>
          </table:table-cell>
          <table:table-cell table:number-columns-repeated="1022"/>
        </table:table-row>
        <table:table-row table:style-name="ro1">
          <table:table-cell table:formula="of:=[.A2495]-1" office:value-type="date" office:date-value="2016-12-01" calcext:value-type="date">
            <text:p>12/1/2016</text:p>
          </table:table-cell>
          <table:table-cell table:number-columns-repeated="1022"/>
        </table:table-row>
        <table:table-row table:style-name="ro1">
          <table:table-cell table:formula="of:=[.A2496]-1" office:value-type="date" office:date-value="2016-11-30" calcext:value-type="date">
            <text:p>11/30/2016</text:p>
          </table:table-cell>
          <table:table-cell table:number-columns-repeated="1022"/>
        </table:table-row>
        <table:table-row table:style-name="ro1">
          <table:table-cell table:formula="of:=[.A2497]-1" office:value-type="date" office:date-value="2016-11-29" calcext:value-type="date">
            <text:p>11/29/2016</text:p>
          </table:table-cell>
          <table:table-cell table:number-columns-repeated="1022"/>
        </table:table-row>
        <table:table-row table:style-name="ro1">
          <table:table-cell table:formula="of:=[.A2498]-1" office:value-type="date" office:date-value="2016-11-28" calcext:value-type="date">
            <text:p>11/28/2016</text:p>
          </table:table-cell>
          <table:table-cell table:number-columns-repeated="1022"/>
        </table:table-row>
        <table:table-row table:style-name="ro1">
          <table:table-cell table:formula="of:=[.A2499]-1" office:value-type="date" office:date-value="2016-11-27" calcext:value-type="date">
            <text:p>11/27/2016</text:p>
          </table:table-cell>
          <table:table-cell table:number-columns-repeated="1022"/>
        </table:table-row>
        <table:table-row table:style-name="ro1">
          <table:table-cell table:formula="of:=[.A2500]-1" office:value-type="date" office:date-value="2016-11-26" calcext:value-type="date">
            <text:p>11/26/2016</text:p>
          </table:table-cell>
          <table:table-cell table:number-columns-repeated="1022"/>
        </table:table-row>
        <table:table-row table:style-name="ro1">
          <table:table-cell table:formula="of:=[.A2501]-1" office:value-type="date" office:date-value="2016-11-25" calcext:value-type="date">
            <text:p>11/25/2016</text:p>
          </table:table-cell>
          <table:table-cell table:number-columns-repeated="1022"/>
        </table:table-row>
        <table:table-row table:style-name="ro1">
          <table:table-cell table:formula="of:=[.A2502]-1" office:value-type="date" office:date-value="2016-11-24" calcext:value-type="date">
            <text:p>11/24/2016</text:p>
          </table:table-cell>
          <table:table-cell table:number-columns-repeated="1022"/>
        </table:table-row>
        <table:table-row table:style-name="ro1">
          <table:table-cell table:formula="of:=[.A2503]-1" office:value-type="date" office:date-value="2016-11-23" calcext:value-type="date">
            <text:p>11/23/2016</text:p>
          </table:table-cell>
          <table:table-cell table:number-columns-repeated="1022"/>
        </table:table-row>
        <table:table-row table:style-name="ro1">
          <table:table-cell table:formula="of:=[.A2504]-1" office:value-type="date" office:date-value="2016-11-22" calcext:value-type="date">
            <text:p>11/22/2016</text:p>
          </table:table-cell>
          <table:table-cell table:number-columns-repeated="1022"/>
        </table:table-row>
        <table:table-row table:style-name="ro1">
          <table:table-cell table:formula="of:=[.A2505]-1" office:value-type="date" office:date-value="2016-11-21" calcext:value-type="date">
            <text:p>11/21/2016</text:p>
          </table:table-cell>
          <table:table-cell table:number-columns-repeated="1022"/>
        </table:table-row>
        <table:table-row table:style-name="ro1">
          <table:table-cell table:formula="of:=[.A2506]-1" office:value-type="date" office:date-value="2016-11-20" calcext:value-type="date">
            <text:p>11/20/2016</text:p>
          </table:table-cell>
          <table:table-cell table:number-columns-repeated="1022"/>
        </table:table-row>
        <table:table-row table:style-name="ro1">
          <table:table-cell table:formula="of:=[.A2507]-1" office:value-type="date" office:date-value="2016-11-19" calcext:value-type="date">
            <text:p>11/19/2016</text:p>
          </table:table-cell>
          <table:table-cell table:number-columns-repeated="1022"/>
        </table:table-row>
        <table:table-row table:style-name="ro1">
          <table:table-cell table:formula="of:=[.A2508]-1" office:value-type="date" office:date-value="2016-11-18" calcext:value-type="date">
            <text:p>11/18/2016</text:p>
          </table:table-cell>
          <table:table-cell table:number-columns-repeated="1022"/>
        </table:table-row>
        <table:table-row table:style-name="ro1">
          <table:table-cell table:formula="of:=[.A2509]-1" office:value-type="date" office:date-value="2016-11-17" calcext:value-type="date">
            <text:p>11/17/2016</text:p>
          </table:table-cell>
          <table:table-cell table:number-columns-repeated="1022"/>
        </table:table-row>
        <table:table-row table:style-name="ro1">
          <table:table-cell table:formula="of:=[.A2510]-1" office:value-type="date" office:date-value="2016-11-16" calcext:value-type="date">
            <text:p>11/16/2016</text:p>
          </table:table-cell>
          <table:table-cell table:number-columns-repeated="1022"/>
        </table:table-row>
        <table:table-row table:style-name="ro1">
          <table:table-cell table:formula="of:=[.A2511]-1" office:value-type="date" office:date-value="2016-11-15" calcext:value-type="date">
            <text:p>11/15/2016</text:p>
          </table:table-cell>
          <table:table-cell table:number-columns-repeated="1022"/>
        </table:table-row>
        <table:table-row table:style-name="ro1">
          <table:table-cell table:formula="of:=[.A2512]-1" office:value-type="date" office:date-value="2016-11-14" calcext:value-type="date">
            <text:p>11/14/2016</text:p>
          </table:table-cell>
          <table:table-cell table:number-columns-repeated="1022"/>
        </table:table-row>
        <table:table-row table:style-name="ro1">
          <table:table-cell table:formula="of:=[.A2513]-1" office:value-type="date" office:date-value="2016-11-13" calcext:value-type="date">
            <text:p>11/13/2016</text:p>
          </table:table-cell>
          <table:table-cell table:number-columns-repeated="1022"/>
        </table:table-row>
        <table:table-row table:style-name="ro1">
          <table:table-cell table:formula="of:=[.A2514]-1" office:value-type="date" office:date-value="2016-11-12" calcext:value-type="date">
            <text:p>11/12/2016</text:p>
          </table:table-cell>
          <table:table-cell table:number-columns-repeated="1022"/>
        </table:table-row>
        <table:table-row table:style-name="ro1">
          <table:table-cell table:formula="of:=[.A2515]-1" office:value-type="date" office:date-value="2016-11-11" calcext:value-type="date">
            <text:p>11/11/2016</text:p>
          </table:table-cell>
          <table:table-cell table:number-columns-repeated="1022"/>
        </table:table-row>
        <table:table-row table:style-name="ro1">
          <table:table-cell table:formula="of:=[.A2516]-1" office:value-type="date" office:date-value="2016-11-10" calcext:value-type="date">
            <text:p>11/10/2016</text:p>
          </table:table-cell>
          <table:table-cell table:number-columns-repeated="1022"/>
        </table:table-row>
        <table:table-row table:style-name="ro1">
          <table:table-cell table:formula="of:=[.A2517]-1" office:value-type="date" office:date-value="2016-11-09" calcext:value-type="date">
            <text:p>11/9/2016</text:p>
          </table:table-cell>
          <table:table-cell table:number-columns-repeated="1022"/>
        </table:table-row>
        <table:table-row table:style-name="ro1">
          <table:table-cell table:formula="of:=[.A2518]-1" office:value-type="date" office:date-value="2016-11-08" calcext:value-type="date">
            <text:p>11/8/2016</text:p>
          </table:table-cell>
          <table:table-cell table:number-columns-repeated="1022"/>
        </table:table-row>
        <table:table-row table:style-name="ro1">
          <table:table-cell table:formula="of:=[.A2519]-1" office:value-type="date" office:date-value="2016-11-07" calcext:value-type="date">
            <text:p>11/7/2016</text:p>
          </table:table-cell>
          <table:table-cell table:number-columns-repeated="1022"/>
        </table:table-row>
        <table:table-row table:style-name="ro1">
          <table:table-cell table:formula="of:=[.A2520]-1" office:value-type="date" office:date-value="2016-11-06" calcext:value-type="date">
            <text:p>11/6/2016</text:p>
          </table:table-cell>
          <table:table-cell table:number-columns-repeated="1022"/>
        </table:table-row>
        <table:table-row table:style-name="ro1">
          <table:table-cell table:formula="of:=[.A2521]-1" office:value-type="date" office:date-value="2016-11-05" calcext:value-type="date">
            <text:p>11/5/2016</text:p>
          </table:table-cell>
          <table:table-cell table:number-columns-repeated="1022"/>
        </table:table-row>
        <table:table-row table:style-name="ro1">
          <table:table-cell table:formula="of:=[.A2522]-1" office:value-type="date" office:date-value="2016-11-04" calcext:value-type="date">
            <text:p>11/4/2016</text:p>
          </table:table-cell>
          <table:table-cell table:number-columns-repeated="1022"/>
        </table:table-row>
        <table:table-row table:style-name="ro1">
          <table:table-cell table:formula="of:=[.A2523]-1" office:value-type="date" office:date-value="2016-11-03" calcext:value-type="date">
            <text:p>11/3/2016</text:p>
          </table:table-cell>
          <table:table-cell table:number-columns-repeated="1022"/>
        </table:table-row>
        <table:table-row table:style-name="ro1">
          <table:table-cell table:formula="of:=[.A2524]-1" office:value-type="date" office:date-value="2016-11-02" calcext:value-type="date">
            <text:p>11/2/2016</text:p>
          </table:table-cell>
          <table:table-cell table:number-columns-repeated="1022"/>
        </table:table-row>
        <table:table-row table:style-name="ro1">
          <table:table-cell table:formula="of:=[.A2525]-1" office:value-type="date" office:date-value="2016-11-01" calcext:value-type="date">
            <text:p>11/1/2016</text:p>
          </table:table-cell>
          <table:table-cell table:number-columns-repeated="1022"/>
        </table:table-row>
        <table:table-row table:style-name="ro1">
          <table:table-cell table:formula="of:=[.A2526]-1" office:value-type="date" office:date-value="2016-10-31" calcext:value-type="date">
            <text:p>10/31/2016</text:p>
          </table:table-cell>
          <table:table-cell table:number-columns-repeated="1022"/>
        </table:table-row>
        <table:table-row table:style-name="ro1">
          <table:table-cell table:formula="of:=[.A2527]-1" office:value-type="date" office:date-value="2016-10-30" calcext:value-type="date">
            <text:p>10/30/2016</text:p>
          </table:table-cell>
          <table:table-cell table:number-columns-repeated="1022"/>
        </table:table-row>
        <table:table-row table:style-name="ro1">
          <table:table-cell table:formula="of:=[.A2528]-1" office:value-type="date" office:date-value="2016-10-29" calcext:value-type="date">
            <text:p>10/29/2016</text:p>
          </table:table-cell>
          <table:table-cell table:number-columns-repeated="1022"/>
        </table:table-row>
        <table:table-row table:style-name="ro1">
          <table:table-cell table:formula="of:=[.A2529]-1" office:value-type="date" office:date-value="2016-10-28" calcext:value-type="date">
            <text:p>10/28/2016</text:p>
          </table:table-cell>
          <table:table-cell table:number-columns-repeated="1022"/>
        </table:table-row>
        <table:table-row table:style-name="ro1">
          <table:table-cell table:formula="of:=[.A2530]-1" office:value-type="date" office:date-value="2016-10-27" calcext:value-type="date">
            <text:p>10/27/2016</text:p>
          </table:table-cell>
          <table:table-cell table:number-columns-repeated="1022"/>
        </table:table-row>
        <table:table-row table:style-name="ro1">
          <table:table-cell table:formula="of:=[.A2531]-1" office:value-type="date" office:date-value="2016-10-26" calcext:value-type="date">
            <text:p>10/26/2016</text:p>
          </table:table-cell>
          <table:table-cell table:number-columns-repeated="1022"/>
        </table:table-row>
        <table:table-row table:style-name="ro1">
          <table:table-cell table:formula="of:=[.A2532]-1" office:value-type="date" office:date-value="2016-10-25" calcext:value-type="date">
            <text:p>10/25/2016</text:p>
          </table:table-cell>
          <table:table-cell table:number-columns-repeated="1022"/>
        </table:table-row>
        <table:table-row table:style-name="ro1">
          <table:table-cell table:formula="of:=[.A2533]-1" office:value-type="date" office:date-value="2016-10-24" calcext:value-type="date">
            <text:p>10/24/2016</text:p>
          </table:table-cell>
          <table:table-cell table:number-columns-repeated="1022"/>
        </table:table-row>
        <table:table-row table:style-name="ro1">
          <table:table-cell table:formula="of:=[.A2534]-1" office:value-type="date" office:date-value="2016-10-23" calcext:value-type="date">
            <text:p>10/23/2016</text:p>
          </table:table-cell>
          <table:table-cell table:number-columns-repeated="1022"/>
        </table:table-row>
        <table:table-row table:style-name="ro1">
          <table:table-cell table:formula="of:=[.A2535]-1" office:value-type="date" office:date-value="2016-10-22" calcext:value-type="date">
            <text:p>10/22/2016</text:p>
          </table:table-cell>
          <table:table-cell table:number-columns-repeated="1022"/>
        </table:table-row>
        <table:table-row table:style-name="ro1">
          <table:table-cell table:formula="of:=[.A2536]-1" office:value-type="date" office:date-value="2016-10-21" calcext:value-type="date">
            <text:p>10/21/2016</text:p>
          </table:table-cell>
          <table:table-cell table:number-columns-repeated="1022"/>
        </table:table-row>
        <table:table-row table:style-name="ro1">
          <table:table-cell table:formula="of:=[.A2537]-1" office:value-type="date" office:date-value="2016-10-20" calcext:value-type="date">
            <text:p>10/20/2016</text:p>
          </table:table-cell>
          <table:table-cell table:number-columns-repeated="1022"/>
        </table:table-row>
        <table:table-row table:style-name="ro1">
          <table:table-cell table:formula="of:=[.A2538]-1" office:value-type="date" office:date-value="2016-10-19" calcext:value-type="date">
            <text:p>10/19/2016</text:p>
          </table:table-cell>
          <table:table-cell table:number-columns-repeated="1022"/>
        </table:table-row>
        <table:table-row table:style-name="ro1">
          <table:table-cell table:formula="of:=[.A2539]-1" office:value-type="date" office:date-value="2016-10-18" calcext:value-type="date">
            <text:p>10/18/2016</text:p>
          </table:table-cell>
          <table:table-cell table:number-columns-repeated="1022"/>
        </table:table-row>
        <table:table-row table:style-name="ro1">
          <table:table-cell table:formula="of:=[.A2540]-1" office:value-type="date" office:date-value="2016-10-17" calcext:value-type="date">
            <text:p>10/17/2016</text:p>
          </table:table-cell>
          <table:table-cell table:number-columns-repeated="1022"/>
        </table:table-row>
        <table:table-row table:style-name="ro1">
          <table:table-cell table:formula="of:=[.A2541]-1" office:value-type="date" office:date-value="2016-10-16" calcext:value-type="date">
            <text:p>10/16/2016</text:p>
          </table:table-cell>
          <table:table-cell table:number-columns-repeated="1022"/>
        </table:table-row>
        <table:table-row table:style-name="ro1">
          <table:table-cell table:formula="of:=[.A2542]-1" office:value-type="date" office:date-value="2016-10-15" calcext:value-type="date">
            <text:p>10/15/2016</text:p>
          </table:table-cell>
          <table:table-cell table:number-columns-repeated="1022"/>
        </table:table-row>
        <table:table-row table:style-name="ro1">
          <table:table-cell table:formula="of:=[.A2543]-1" office:value-type="date" office:date-value="2016-10-14" calcext:value-type="date">
            <text:p>10/14/2016</text:p>
          </table:table-cell>
          <table:table-cell table:number-columns-repeated="1022"/>
        </table:table-row>
        <table:table-row table:style-name="ro1">
          <table:table-cell table:formula="of:=[.A2544]-1" office:value-type="date" office:date-value="2016-10-13" calcext:value-type="date">
            <text:p>10/13/2016</text:p>
          </table:table-cell>
          <table:table-cell table:number-columns-repeated="1022"/>
        </table:table-row>
        <table:table-row table:style-name="ro1">
          <table:table-cell table:formula="of:=[.A2545]-1" office:value-type="date" office:date-value="2016-10-12" calcext:value-type="date">
            <text:p>10/12/2016</text:p>
          </table:table-cell>
          <table:table-cell table:number-columns-repeated="1022"/>
        </table:table-row>
        <table:table-row table:style-name="ro1">
          <table:table-cell table:formula="of:=[.A2546]-1" office:value-type="date" office:date-value="2016-10-11" calcext:value-type="date">
            <text:p>10/11/2016</text:p>
          </table:table-cell>
          <table:table-cell table:number-columns-repeated="1022"/>
        </table:table-row>
        <table:table-row table:style-name="ro1">
          <table:table-cell table:formula="of:=[.A2547]-1" office:value-type="date" office:date-value="2016-10-10" calcext:value-type="date">
            <text:p>10/10/2016</text:p>
          </table:table-cell>
          <table:table-cell table:number-columns-repeated="1022"/>
        </table:table-row>
        <table:table-row table:style-name="ro1">
          <table:table-cell table:formula="of:=[.A2548]-1" office:value-type="date" office:date-value="2016-10-09" calcext:value-type="date">
            <text:p>10/9/2016</text:p>
          </table:table-cell>
          <table:table-cell table:number-columns-repeated="1022"/>
        </table:table-row>
        <table:table-row table:style-name="ro1">
          <table:table-cell table:formula="of:=[.A2549]-1" office:value-type="date" office:date-value="2016-10-08" calcext:value-type="date">
            <text:p>10/8/2016</text:p>
          </table:table-cell>
          <table:table-cell table:number-columns-repeated="1022"/>
        </table:table-row>
        <table:table-row table:style-name="ro1">
          <table:table-cell table:formula="of:=[.A2550]-1" office:value-type="date" office:date-value="2016-10-07" calcext:value-type="date">
            <text:p>10/7/2016</text:p>
          </table:table-cell>
          <table:table-cell table:number-columns-repeated="1022"/>
        </table:table-row>
        <table:table-row table:style-name="ro1">
          <table:table-cell table:formula="of:=[.A2551]-1" office:value-type="date" office:date-value="2016-10-06" calcext:value-type="date">
            <text:p>10/6/2016</text:p>
          </table:table-cell>
          <table:table-cell table:number-columns-repeated="1022"/>
        </table:table-row>
        <table:table-row table:style-name="ro1">
          <table:table-cell table:formula="of:=[.A2552]-1" office:value-type="date" office:date-value="2016-10-05" calcext:value-type="date">
            <text:p>10/5/2016</text:p>
          </table:table-cell>
          <table:table-cell table:number-columns-repeated="1022"/>
        </table:table-row>
        <table:table-row table:style-name="ro1">
          <table:table-cell table:formula="of:=[.A2553]-1" office:value-type="date" office:date-value="2016-10-04" calcext:value-type="date">
            <text:p>10/4/2016</text:p>
          </table:table-cell>
          <table:table-cell table:number-columns-repeated="1022"/>
        </table:table-row>
        <table:table-row table:style-name="ro1">
          <table:table-cell table:formula="of:=[.A2554]-1" office:value-type="date" office:date-value="2016-10-03" calcext:value-type="date">
            <text:p>10/3/2016</text:p>
          </table:table-cell>
          <table:table-cell table:number-columns-repeated="1022"/>
        </table:table-row>
        <table:table-row table:style-name="ro1">
          <table:table-cell table:formula="of:=[.A2555]-1" office:value-type="date" office:date-value="2016-10-02" calcext:value-type="date">
            <text:p>10/2/2016</text:p>
          </table:table-cell>
          <table:table-cell table:number-columns-repeated="1022"/>
        </table:table-row>
        <table:table-row table:style-name="ro1">
          <table:table-cell table:formula="of:=[.A2556]-1" office:value-type="date" office:date-value="2016-10-01" calcext:value-type="date">
            <text:p>10/1/2016</text:p>
          </table:table-cell>
          <table:table-cell table:number-columns-repeated="1022"/>
        </table:table-row>
        <table:table-row table:style-name="ro1">
          <table:table-cell table:formula="of:=[.A2557]-1" office:value-type="date" office:date-value="2016-09-30" calcext:value-type="date">
            <text:p>9/30/2016</text:p>
          </table:table-cell>
          <table:table-cell table:number-columns-repeated="1022"/>
        </table:table-row>
        <table:table-row table:style-name="ro1">
          <table:table-cell table:formula="of:=[.A2558]-1" office:value-type="date" office:date-value="2016-09-29" calcext:value-type="date">
            <text:p>9/29/2016</text:p>
          </table:table-cell>
          <table:table-cell table:number-columns-repeated="1022"/>
        </table:table-row>
        <table:table-row table:style-name="ro1">
          <table:table-cell table:formula="of:=[.A2559]-1" office:value-type="date" office:date-value="2016-09-28" calcext:value-type="date">
            <text:p>9/28/2016</text:p>
          </table:table-cell>
          <table:table-cell table:number-columns-repeated="1022"/>
        </table:table-row>
        <table:table-row table:style-name="ro1">
          <table:table-cell table:formula="of:=[.A2560]-1" office:value-type="date" office:date-value="2016-09-27" calcext:value-type="date">
            <text:p>9/27/2016</text:p>
          </table:table-cell>
          <table:table-cell table:number-columns-repeated="1022"/>
        </table:table-row>
        <table:table-row table:style-name="ro1">
          <table:table-cell table:formula="of:=[.A2561]-1" office:value-type="date" office:date-value="2016-09-26" calcext:value-type="date">
            <text:p>9/26/2016</text:p>
          </table:table-cell>
          <table:table-cell table:number-columns-repeated="1022"/>
        </table:table-row>
        <table:table-row table:style-name="ro1">
          <table:table-cell table:formula="of:=[.A2562]-1" office:value-type="date" office:date-value="2016-09-25" calcext:value-type="date">
            <text:p>9/25/2016</text:p>
          </table:table-cell>
          <table:table-cell table:number-columns-repeated="1022"/>
        </table:table-row>
        <table:table-row table:style-name="ro1">
          <table:table-cell table:formula="of:=[.A2563]-1" office:value-type="date" office:date-value="2016-09-24" calcext:value-type="date">
            <text:p>9/24/2016</text:p>
          </table:table-cell>
          <table:table-cell table:number-columns-repeated="1022"/>
        </table:table-row>
        <table:table-row table:style-name="ro1">
          <table:table-cell table:formula="of:=[.A2564]-1" office:value-type="date" office:date-value="2016-09-23" calcext:value-type="date">
            <text:p>9/23/2016</text:p>
          </table:table-cell>
          <table:table-cell table:number-columns-repeated="1022"/>
        </table:table-row>
        <table:table-row table:style-name="ro1">
          <table:table-cell table:formula="of:=[.A2565]-1" office:value-type="date" office:date-value="2016-09-22" calcext:value-type="date">
            <text:p>9/22/2016</text:p>
          </table:table-cell>
          <table:table-cell table:number-columns-repeated="1022"/>
        </table:table-row>
        <table:table-row table:style-name="ro1">
          <table:table-cell table:formula="of:=[.A2566]-1" office:value-type="date" office:date-value="2016-09-21" calcext:value-type="date">
            <text:p>9/21/2016</text:p>
          </table:table-cell>
          <table:table-cell table:number-columns-repeated="1022"/>
        </table:table-row>
        <table:table-row table:style-name="ro1">
          <table:table-cell table:formula="of:=[.A2567]-1" office:value-type="date" office:date-value="2016-09-20" calcext:value-type="date">
            <text:p>9/20/2016</text:p>
          </table:table-cell>
          <table:table-cell table:number-columns-repeated="1022"/>
        </table:table-row>
        <table:table-row table:style-name="ro1">
          <table:table-cell table:formula="of:=[.A2568]-1" office:value-type="date" office:date-value="2016-09-19" calcext:value-type="date">
            <text:p>9/19/2016</text:p>
          </table:table-cell>
          <table:table-cell table:number-columns-repeated="1022"/>
        </table:table-row>
        <table:table-row table:style-name="ro1">
          <table:table-cell table:formula="of:=[.A2569]-1" office:value-type="date" office:date-value="2016-09-18" calcext:value-type="date">
            <text:p>9/18/2016</text:p>
          </table:table-cell>
          <table:table-cell table:number-columns-repeated="1022"/>
        </table:table-row>
        <table:table-row table:style-name="ro1">
          <table:table-cell table:formula="of:=[.A2570]-1" office:value-type="date" office:date-value="2016-09-17" calcext:value-type="date">
            <text:p>9/17/2016</text:p>
          </table:table-cell>
          <table:table-cell table:number-columns-repeated="1022"/>
        </table:table-row>
        <table:table-row table:style-name="ro1">
          <table:table-cell table:formula="of:=[.A2571]-1" office:value-type="date" office:date-value="2016-09-16" calcext:value-type="date">
            <text:p>9/16/2016</text:p>
          </table:table-cell>
          <table:table-cell table:number-columns-repeated="1022"/>
        </table:table-row>
        <table:table-row table:style-name="ro1">
          <table:table-cell table:formula="of:=[.A2572]-1" office:value-type="date" office:date-value="2016-09-15" calcext:value-type="date">
            <text:p>9/15/2016</text:p>
          </table:table-cell>
          <table:table-cell table:number-columns-repeated="1022"/>
        </table:table-row>
        <table:table-row table:style-name="ro1">
          <table:table-cell table:formula="of:=[.A2573]-1" office:value-type="date" office:date-value="2016-09-14" calcext:value-type="date">
            <text:p>9/14/2016</text:p>
          </table:table-cell>
          <table:table-cell table:number-columns-repeated="1022"/>
        </table:table-row>
        <table:table-row table:style-name="ro1">
          <table:table-cell table:formula="of:=[.A2574]-1" office:value-type="date" office:date-value="2016-09-13" calcext:value-type="date">
            <text:p>9/13/2016</text:p>
          </table:table-cell>
          <table:table-cell table:number-columns-repeated="1022"/>
        </table:table-row>
        <table:table-row table:style-name="ro1">
          <table:table-cell table:formula="of:=[.A2575]-1" office:value-type="date" office:date-value="2016-09-12" calcext:value-type="date">
            <text:p>9/12/2016</text:p>
          </table:table-cell>
          <table:table-cell table:number-columns-repeated="1022"/>
        </table:table-row>
        <table:table-row table:style-name="ro1">
          <table:table-cell table:formula="of:=[.A2576]-1" office:value-type="date" office:date-value="2016-09-11" calcext:value-type="date">
            <text:p>9/11/2016</text:p>
          </table:table-cell>
          <table:table-cell table:number-columns-repeated="1022"/>
        </table:table-row>
        <table:table-row table:style-name="ro1">
          <table:table-cell table:formula="of:=[.A2577]-1" office:value-type="date" office:date-value="2016-09-10" calcext:value-type="date">
            <text:p>9/10/2016</text:p>
          </table:table-cell>
          <table:table-cell table:number-columns-repeated="1022"/>
        </table:table-row>
        <table:table-row table:style-name="ro1">
          <table:table-cell table:formula="of:=[.A2578]-1" office:value-type="date" office:date-value="2016-09-09" calcext:value-type="date">
            <text:p>9/9/2016</text:p>
          </table:table-cell>
          <table:table-cell table:number-columns-repeated="1022"/>
        </table:table-row>
        <table:table-row table:style-name="ro1">
          <table:table-cell table:formula="of:=[.A2579]-1" office:value-type="date" office:date-value="2016-09-08" calcext:value-type="date">
            <text:p>9/8/2016</text:p>
          </table:table-cell>
          <table:table-cell table:number-columns-repeated="1022"/>
        </table:table-row>
        <table:table-row table:style-name="ro1">
          <table:table-cell table:formula="of:=[.A2580]-1" office:value-type="date" office:date-value="2016-09-07" calcext:value-type="date">
            <text:p>9/7/2016</text:p>
          </table:table-cell>
          <table:table-cell table:number-columns-repeated="1022"/>
        </table:table-row>
        <table:table-row table:style-name="ro1">
          <table:table-cell table:formula="of:=[.A2581]-1" office:value-type="date" office:date-value="2016-09-06" calcext:value-type="date">
            <text:p>9/6/2016</text:p>
          </table:table-cell>
          <table:table-cell table:number-columns-repeated="1022"/>
        </table:table-row>
        <table:table-row table:style-name="ro1">
          <table:table-cell table:formula="of:=[.A2582]-1" office:value-type="date" office:date-value="2016-09-05" calcext:value-type="date">
            <text:p>9/5/2016</text:p>
          </table:table-cell>
          <table:table-cell table:number-columns-repeated="1022"/>
        </table:table-row>
        <table:table-row table:style-name="ro1">
          <table:table-cell table:formula="of:=[.A2583]-1" office:value-type="date" office:date-value="2016-09-04" calcext:value-type="date">
            <text:p>9/4/2016</text:p>
          </table:table-cell>
          <table:table-cell table:number-columns-repeated="1022"/>
        </table:table-row>
        <table:table-row table:style-name="ro1">
          <table:table-cell table:formula="of:=[.A2584]-1" office:value-type="date" office:date-value="2016-09-03" calcext:value-type="date">
            <text:p>9/3/2016</text:p>
          </table:table-cell>
          <table:table-cell table:number-columns-repeated="1022"/>
        </table:table-row>
        <table:table-row table:style-name="ro1">
          <table:table-cell table:formula="of:=[.A2585]-1" office:value-type="date" office:date-value="2016-09-02" calcext:value-type="date">
            <text:p>9/2/2016</text:p>
          </table:table-cell>
          <table:table-cell table:number-columns-repeated="1022"/>
        </table:table-row>
        <table:table-row table:style-name="ro1">
          <table:table-cell table:formula="of:=[.A2586]-1" office:value-type="date" office:date-value="2016-09-01" calcext:value-type="date">
            <text:p>9/1/2016</text:p>
          </table:table-cell>
          <table:table-cell table:number-columns-repeated="1022"/>
        </table:table-row>
        <table:table-row table:style-name="ro1">
          <table:table-cell table:formula="of:=[.A2587]-1" office:value-type="date" office:date-value="2016-08-31" calcext:value-type="date">
            <text:p>8/31/2016</text:p>
          </table:table-cell>
          <table:table-cell table:number-columns-repeated="1022"/>
        </table:table-row>
        <table:table-row table:style-name="ro1">
          <table:table-cell table:formula="of:=[.A2588]-1" office:value-type="date" office:date-value="2016-08-30" calcext:value-type="date">
            <text:p>8/30/2016</text:p>
          </table:table-cell>
          <table:table-cell table:number-columns-repeated="1022"/>
        </table:table-row>
        <table:table-row table:style-name="ro1">
          <table:table-cell table:formula="of:=[.A2589]-1" office:value-type="date" office:date-value="2016-08-29" calcext:value-type="date">
            <text:p>8/29/2016</text:p>
          </table:table-cell>
          <table:table-cell table:number-columns-repeated="1022"/>
        </table:table-row>
        <table:table-row table:style-name="ro1">
          <table:table-cell table:formula="of:=[.A2590]-1" office:value-type="date" office:date-value="2016-08-28" calcext:value-type="date">
            <text:p>8/28/2016</text:p>
          </table:table-cell>
          <table:table-cell table:number-columns-repeated="1022"/>
        </table:table-row>
        <table:table-row table:style-name="ro1">
          <table:table-cell table:formula="of:=[.A2591]-1" office:value-type="date" office:date-value="2016-08-27" calcext:value-type="date">
            <text:p>8/27/2016</text:p>
          </table:table-cell>
          <table:table-cell table:number-columns-repeated="1022"/>
        </table:table-row>
        <table:table-row table:style-name="ro1">
          <table:table-cell table:formula="of:=[.A2592]-1" office:value-type="date" office:date-value="2016-08-26" calcext:value-type="date">
            <text:p>8/26/2016</text:p>
          </table:table-cell>
          <table:table-cell table:number-columns-repeated="1022"/>
        </table:table-row>
        <table:table-row table:style-name="ro1">
          <table:table-cell table:formula="of:=[.A2593]-1" office:value-type="date" office:date-value="2016-08-25" calcext:value-type="date">
            <text:p>8/25/2016</text:p>
          </table:table-cell>
          <table:table-cell table:number-columns-repeated="1022"/>
        </table:table-row>
        <table:table-row table:style-name="ro1">
          <table:table-cell table:formula="of:=[.A2594]-1" office:value-type="date" office:date-value="2016-08-24" calcext:value-type="date">
            <text:p>8/24/2016</text:p>
          </table:table-cell>
          <table:table-cell table:number-columns-repeated="1022"/>
        </table:table-row>
        <table:table-row table:style-name="ro1">
          <table:table-cell table:formula="of:=[.A2595]-1" office:value-type="date" office:date-value="2016-08-23" calcext:value-type="date">
            <text:p>8/23/2016</text:p>
          </table:table-cell>
          <table:table-cell table:number-columns-repeated="1022"/>
        </table:table-row>
        <table:table-row table:style-name="ro1">
          <table:table-cell table:formula="of:=[.A2596]-1" office:value-type="date" office:date-value="2016-08-22" calcext:value-type="date">
            <text:p>8/22/2016</text:p>
          </table:table-cell>
          <table:table-cell table:number-columns-repeated="1022"/>
        </table:table-row>
        <table:table-row table:style-name="ro1">
          <table:table-cell table:formula="of:=[.A2597]-1" office:value-type="date" office:date-value="2016-08-21" calcext:value-type="date">
            <text:p>8/21/2016</text:p>
          </table:table-cell>
          <table:table-cell table:number-columns-repeated="1022"/>
        </table:table-row>
        <table:table-row table:style-name="ro1">
          <table:table-cell table:formula="of:=[.A2598]-1" office:value-type="date" office:date-value="2016-08-20" calcext:value-type="date">
            <text:p>8/20/2016</text:p>
          </table:table-cell>
          <table:table-cell table:number-columns-repeated="1022"/>
        </table:table-row>
        <table:table-row table:style-name="ro1">
          <table:table-cell table:formula="of:=[.A2599]-1" office:value-type="date" office:date-value="2016-08-19" calcext:value-type="date">
            <text:p>8/19/2016</text:p>
          </table:table-cell>
          <table:table-cell table:number-columns-repeated="1022"/>
        </table:table-row>
        <table:table-row table:style-name="ro1">
          <table:table-cell table:formula="of:=[.A2600]-1" office:value-type="date" office:date-value="2016-08-18" calcext:value-type="date">
            <text:p>8/18/2016</text:p>
          </table:table-cell>
          <table:table-cell table:number-columns-repeated="1022"/>
        </table:table-row>
        <table:table-row table:style-name="ro1">
          <table:table-cell table:formula="of:=[.A2601]-1" office:value-type="date" office:date-value="2016-08-17" calcext:value-type="date">
            <text:p>8/17/2016</text:p>
          </table:table-cell>
          <table:table-cell table:number-columns-repeated="1022"/>
        </table:table-row>
        <table:table-row table:style-name="ro1">
          <table:table-cell table:formula="of:=[.A2602]-1" office:value-type="date" office:date-value="2016-08-16" calcext:value-type="date">
            <text:p>8/16/2016</text:p>
          </table:table-cell>
          <table:table-cell table:number-columns-repeated="1022"/>
        </table:table-row>
        <table:table-row table:style-name="ro1">
          <table:table-cell table:formula="of:=[.A2603]-1" office:value-type="date" office:date-value="2016-08-15" calcext:value-type="date">
            <text:p>8/15/2016</text:p>
          </table:table-cell>
          <table:table-cell table:number-columns-repeated="1022"/>
        </table:table-row>
        <table:table-row table:style-name="ro1">
          <table:table-cell table:formula="of:=[.A2604]-1" office:value-type="date" office:date-value="2016-08-14" calcext:value-type="date">
            <text:p>8/14/2016</text:p>
          </table:table-cell>
          <table:table-cell table:number-columns-repeated="1022"/>
        </table:table-row>
        <table:table-row table:style-name="ro1">
          <table:table-cell table:formula="of:=[.A2605]-1" office:value-type="date" office:date-value="2016-08-13" calcext:value-type="date">
            <text:p>8/13/2016</text:p>
          </table:table-cell>
          <table:table-cell table:number-columns-repeated="1022"/>
        </table:table-row>
        <table:table-row table:style-name="ro1">
          <table:table-cell table:formula="of:=[.A2606]-1" office:value-type="date" office:date-value="2016-08-12" calcext:value-type="date">
            <text:p>8/12/2016</text:p>
          </table:table-cell>
          <table:table-cell table:number-columns-repeated="1022"/>
        </table:table-row>
        <table:table-row table:style-name="ro1">
          <table:table-cell table:formula="of:=[.A2607]-1" office:value-type="date" office:date-value="2016-08-11" calcext:value-type="date">
            <text:p>8/11/2016</text:p>
          </table:table-cell>
          <table:table-cell table:number-columns-repeated="1022"/>
        </table:table-row>
        <table:table-row table:style-name="ro1">
          <table:table-cell table:formula="of:=[.A2608]-1" office:value-type="date" office:date-value="2016-08-10" calcext:value-type="date">
            <text:p>8/10/2016</text:p>
          </table:table-cell>
          <table:table-cell table:number-columns-repeated="1022"/>
        </table:table-row>
        <table:table-row table:style-name="ro1">
          <table:table-cell table:formula="of:=[.A2609]-1" office:value-type="date" office:date-value="2016-08-09" calcext:value-type="date">
            <text:p>8/9/2016</text:p>
          </table:table-cell>
          <table:table-cell table:number-columns-repeated="1022"/>
        </table:table-row>
        <table:table-row table:style-name="ro1">
          <table:table-cell table:formula="of:=[.A2610]-1" office:value-type="date" office:date-value="2016-08-08" calcext:value-type="date">
            <text:p>8/8/2016</text:p>
          </table:table-cell>
          <table:table-cell table:number-columns-repeated="1022"/>
        </table:table-row>
        <table:table-row table:style-name="ro1">
          <table:table-cell table:formula="of:=[.A2611]-1" office:value-type="date" office:date-value="2016-08-07" calcext:value-type="date">
            <text:p>8/7/2016</text:p>
          </table:table-cell>
          <table:table-cell table:number-columns-repeated="1022"/>
        </table:table-row>
        <table:table-row table:style-name="ro1">
          <table:table-cell table:formula="of:=[.A2612]-1" office:value-type="date" office:date-value="2016-08-06" calcext:value-type="date">
            <text:p>8/6/2016</text:p>
          </table:table-cell>
          <table:table-cell table:number-columns-repeated="1022"/>
        </table:table-row>
        <table:table-row table:style-name="ro1">
          <table:table-cell table:formula="of:=[.A2613]-1" office:value-type="date" office:date-value="2016-08-05" calcext:value-type="date">
            <text:p>8/5/2016</text:p>
          </table:table-cell>
          <table:table-cell table:number-columns-repeated="1022"/>
        </table:table-row>
        <table:table-row table:style-name="ro1">
          <table:table-cell table:formula="of:=[.A2614]-1" office:value-type="date" office:date-value="2016-08-04" calcext:value-type="date">
            <text:p>8/4/2016</text:p>
          </table:table-cell>
          <table:table-cell table:number-columns-repeated="1022"/>
        </table:table-row>
        <table:table-row table:style-name="ro1">
          <table:table-cell table:formula="of:=[.A2615]-1" office:value-type="date" office:date-value="2016-08-03" calcext:value-type="date">
            <text:p>8/3/2016</text:p>
          </table:table-cell>
          <table:table-cell table:number-columns-repeated="1022"/>
        </table:table-row>
        <table:table-row table:style-name="ro1">
          <table:table-cell table:formula="of:=[.A2616]-1" office:value-type="date" office:date-value="2016-08-02" calcext:value-type="date">
            <text:p>8/2/2016</text:p>
          </table:table-cell>
          <table:table-cell table:number-columns-repeated="1022"/>
        </table:table-row>
        <table:table-row table:style-name="ro1">
          <table:table-cell table:formula="of:=[.A2617]-1" office:value-type="date" office:date-value="2016-08-01" calcext:value-type="date">
            <text:p>8/1/2016</text:p>
          </table:table-cell>
          <table:table-cell table:number-columns-repeated="1022"/>
        </table:table-row>
        <table:table-row table:style-name="ro1">
          <table:table-cell table:formula="of:=[.A2618]-1" office:value-type="date" office:date-value="2016-07-31" calcext:value-type="date">
            <text:p>7/31/2016</text:p>
          </table:table-cell>
          <table:table-cell table:number-columns-repeated="1022"/>
        </table:table-row>
        <table:table-row table:style-name="ro1">
          <table:table-cell table:formula="of:=[.A2619]-1" office:value-type="date" office:date-value="2016-07-30" calcext:value-type="date">
            <text:p>7/30/2016</text:p>
          </table:table-cell>
          <table:table-cell table:number-columns-repeated="1022"/>
        </table:table-row>
        <table:table-row table:style-name="ro1">
          <table:table-cell table:formula="of:=[.A2620]-1" office:value-type="date" office:date-value="2016-07-29" calcext:value-type="date">
            <text:p>7/29/2016</text:p>
          </table:table-cell>
          <table:table-cell table:number-columns-repeated="1022"/>
        </table:table-row>
        <table:table-row table:style-name="ro1">
          <table:table-cell table:formula="of:=[.A2621]-1" office:value-type="date" office:date-value="2016-07-28" calcext:value-type="date">
            <text:p>7/28/2016</text:p>
          </table:table-cell>
          <table:table-cell table:number-columns-repeated="1022"/>
        </table:table-row>
        <table:table-row table:style-name="ro1">
          <table:table-cell table:formula="of:=[.A2622]-1" office:value-type="date" office:date-value="2016-07-27" calcext:value-type="date">
            <text:p>7/27/2016</text:p>
          </table:table-cell>
          <table:table-cell table:number-columns-repeated="1022"/>
        </table:table-row>
        <table:table-row table:style-name="ro1">
          <table:table-cell table:formula="of:=[.A2623]-1" office:value-type="date" office:date-value="2016-07-26" calcext:value-type="date">
            <text:p>7/26/2016</text:p>
          </table:table-cell>
          <table:table-cell table:number-columns-repeated="1022"/>
        </table:table-row>
        <table:table-row table:style-name="ro1">
          <table:table-cell table:formula="of:=[.A2624]-1" office:value-type="date" office:date-value="2016-07-25" calcext:value-type="date">
            <text:p>7/25/2016</text:p>
          </table:table-cell>
          <table:table-cell table:number-columns-repeated="1022"/>
        </table:table-row>
        <table:table-row table:style-name="ro1">
          <table:table-cell table:formula="of:=[.A2625]-1" office:value-type="date" office:date-value="2016-07-24" calcext:value-type="date">
            <text:p>7/24/2016</text:p>
          </table:table-cell>
          <table:table-cell table:number-columns-repeated="1022"/>
        </table:table-row>
        <table:table-row table:style-name="ro1">
          <table:table-cell table:formula="of:=[.A2626]-1" office:value-type="date" office:date-value="2016-07-23" calcext:value-type="date">
            <text:p>7/23/2016</text:p>
          </table:table-cell>
          <table:table-cell table:number-columns-repeated="1022"/>
        </table:table-row>
        <table:table-row table:style-name="ro1">
          <table:table-cell table:formula="of:=[.A2627]-1" office:value-type="date" office:date-value="2016-07-22" calcext:value-type="date">
            <text:p>7/22/2016</text:p>
          </table:table-cell>
          <table:table-cell table:number-columns-repeated="1022"/>
        </table:table-row>
        <table:table-row table:style-name="ro1">
          <table:table-cell table:formula="of:=[.A2628]-1" office:value-type="date" office:date-value="2016-07-21" calcext:value-type="date">
            <text:p>7/21/2016</text:p>
          </table:table-cell>
          <table:table-cell table:number-columns-repeated="1022"/>
        </table:table-row>
        <table:table-row table:style-name="ro1">
          <table:table-cell table:formula="of:=[.A2629]-1" office:value-type="date" office:date-value="2016-07-20" calcext:value-type="date">
            <text:p>7/20/2016</text:p>
          </table:table-cell>
          <table:table-cell table:number-columns-repeated="1022"/>
        </table:table-row>
        <table:table-row table:style-name="ro1">
          <table:table-cell table:formula="of:=[.A2630]-1" office:value-type="date" office:date-value="2016-07-19" calcext:value-type="date">
            <text:p>7/19/2016</text:p>
          </table:table-cell>
          <table:table-cell table:number-columns-repeated="1022"/>
        </table:table-row>
        <table:table-row table:style-name="ro1">
          <table:table-cell table:formula="of:=[.A2631]-1" office:value-type="date" office:date-value="2016-07-18" calcext:value-type="date">
            <text:p>7/18/2016</text:p>
          </table:table-cell>
          <table:table-cell table:number-columns-repeated="1022"/>
        </table:table-row>
        <table:table-row table:style-name="ro1">
          <table:table-cell table:formula="of:=[.A2632]-1" office:value-type="date" office:date-value="2016-07-17" calcext:value-type="date">
            <text:p>7/17/2016</text:p>
          </table:table-cell>
          <table:table-cell table:number-columns-repeated="1022"/>
        </table:table-row>
        <table:table-row table:style-name="ro1">
          <table:table-cell table:formula="of:=[.A2633]-1" office:value-type="date" office:date-value="2016-07-16" calcext:value-type="date">
            <text:p>7/16/2016</text:p>
          </table:table-cell>
          <table:table-cell table:number-columns-repeated="1022"/>
        </table:table-row>
        <table:table-row table:style-name="ro1">
          <table:table-cell table:formula="of:=[.A2634]-1" office:value-type="date" office:date-value="2016-07-15" calcext:value-type="date">
            <text:p>7/15/2016</text:p>
          </table:table-cell>
          <table:table-cell table:number-columns-repeated="1022"/>
        </table:table-row>
        <table:table-row table:style-name="ro1">
          <table:table-cell table:formula="of:=[.A2635]-1" office:value-type="date" office:date-value="2016-07-14" calcext:value-type="date">
            <text:p>7/14/2016</text:p>
          </table:table-cell>
          <table:table-cell table:number-columns-repeated="1022"/>
        </table:table-row>
        <table:table-row table:style-name="ro1">
          <table:table-cell table:formula="of:=[.A2636]-1" office:value-type="date" office:date-value="2016-07-13" calcext:value-type="date">
            <text:p>7/13/2016</text:p>
          </table:table-cell>
          <table:table-cell table:number-columns-repeated="1022"/>
        </table:table-row>
        <table:table-row table:style-name="ro1">
          <table:table-cell table:formula="of:=[.A2637]-1" office:value-type="date" office:date-value="2016-07-12" calcext:value-type="date">
            <text:p>7/12/2016</text:p>
          </table:table-cell>
          <table:table-cell table:number-columns-repeated="1022"/>
        </table:table-row>
        <table:table-row table:style-name="ro1">
          <table:table-cell table:formula="of:=[.A2638]-1" office:value-type="date" office:date-value="2016-07-11" calcext:value-type="date">
            <text:p>7/11/2016</text:p>
          </table:table-cell>
          <table:table-cell table:number-columns-repeated="1022"/>
        </table:table-row>
        <table:table-row table:style-name="ro1">
          <table:table-cell table:formula="of:=[.A2639]-1" office:value-type="date" office:date-value="2016-07-10" calcext:value-type="date">
            <text:p>7/10/2016</text:p>
          </table:table-cell>
          <table:table-cell table:number-columns-repeated="1022"/>
        </table:table-row>
        <table:table-row table:style-name="ro1">
          <table:table-cell table:formula="of:=[.A2640]-1" office:value-type="date" office:date-value="2016-07-09" calcext:value-type="date">
            <text:p>7/9/2016</text:p>
          </table:table-cell>
          <table:table-cell table:number-columns-repeated="1022"/>
        </table:table-row>
        <table:table-row table:style-name="ro1">
          <table:table-cell table:formula="of:=[.A2641]-1" office:value-type="date" office:date-value="2016-07-08" calcext:value-type="date">
            <text:p>7/8/2016</text:p>
          </table:table-cell>
          <table:table-cell table:number-columns-repeated="1022"/>
        </table:table-row>
        <table:table-row table:style-name="ro1">
          <table:table-cell table:formula="of:=[.A2642]-1" office:value-type="date" office:date-value="2016-07-07" calcext:value-type="date">
            <text:p>7/7/2016</text:p>
          </table:table-cell>
          <table:table-cell table:number-columns-repeated="1022"/>
        </table:table-row>
        <table:table-row table:style-name="ro1">
          <table:table-cell table:formula="of:=[.A2643]-1" office:value-type="date" office:date-value="2016-07-06" calcext:value-type="date">
            <text:p>7/6/2016</text:p>
          </table:table-cell>
          <table:table-cell table:number-columns-repeated="1022"/>
        </table:table-row>
        <table:table-row table:style-name="ro1">
          <table:table-cell table:formula="of:=[.A2644]-1" office:value-type="date" office:date-value="2016-07-05" calcext:value-type="date">
            <text:p>7/5/2016</text:p>
          </table:table-cell>
          <table:table-cell table:number-columns-repeated="1022"/>
        </table:table-row>
        <table:table-row table:style-name="ro1">
          <table:table-cell table:formula="of:=[.A2645]-1" office:value-type="date" office:date-value="2016-07-04" calcext:value-type="date">
            <text:p>7/4/2016</text:p>
          </table:table-cell>
          <table:table-cell table:number-columns-repeated="1022"/>
        </table:table-row>
        <table:table-row table:style-name="ro1">
          <table:table-cell table:formula="of:=[.A2646]-1" office:value-type="date" office:date-value="2016-07-03" calcext:value-type="date">
            <text:p>7/3/2016</text:p>
          </table:table-cell>
          <table:table-cell table:number-columns-repeated="1022"/>
        </table:table-row>
        <table:table-row table:style-name="ro1">
          <table:table-cell table:formula="of:=[.A2647]-1" office:value-type="date" office:date-value="2016-07-02" calcext:value-type="date">
            <text:p>7/2/2016</text:p>
          </table:table-cell>
          <table:table-cell table:number-columns-repeated="1022"/>
        </table:table-row>
        <table:table-row table:style-name="ro1">
          <table:table-cell table:formula="of:=[.A2648]-1" office:value-type="date" office:date-value="2016-07-01" calcext:value-type="date">
            <text:p>7/1/2016</text:p>
          </table:table-cell>
          <table:table-cell table:number-columns-repeated="1022"/>
        </table:table-row>
        <table:table-row table:style-name="ro1">
          <table:table-cell table:formula="of:=[.A2649]-1" office:value-type="date" office:date-value="2016-06-30" calcext:value-type="date">
            <text:p>6/30/2016</text:p>
          </table:table-cell>
          <table:table-cell table:number-columns-repeated="1022"/>
        </table:table-row>
        <table:table-row table:style-name="ro1">
          <table:table-cell table:formula="of:=[.A2650]-1" office:value-type="date" office:date-value="2016-06-29" calcext:value-type="date">
            <text:p>6/29/2016</text:p>
          </table:table-cell>
          <table:table-cell table:number-columns-repeated="1022"/>
        </table:table-row>
        <table:table-row table:style-name="ro1">
          <table:table-cell table:formula="of:=[.A2651]-1" office:value-type="date" office:date-value="2016-06-28" calcext:value-type="date">
            <text:p>6/28/2016</text:p>
          </table:table-cell>
          <table:table-cell table:number-columns-repeated="1022"/>
        </table:table-row>
        <table:table-row table:style-name="ro1">
          <table:table-cell table:formula="of:=[.A2652]-1" office:value-type="date" office:date-value="2016-06-27" calcext:value-type="date">
            <text:p>6/27/2016</text:p>
          </table:table-cell>
          <table:table-cell table:number-columns-repeated="1022"/>
        </table:table-row>
        <table:table-row table:style-name="ro1">
          <table:table-cell table:formula="of:=[.A2653]-1" office:value-type="date" office:date-value="2016-06-26" calcext:value-type="date">
            <text:p>6/26/2016</text:p>
          </table:table-cell>
          <table:table-cell table:number-columns-repeated="1022"/>
        </table:table-row>
        <table:table-row table:style-name="ro1">
          <table:table-cell table:formula="of:=[.A2654]-1" office:value-type="date" office:date-value="2016-06-25" calcext:value-type="date">
            <text:p>6/25/2016</text:p>
          </table:table-cell>
          <table:table-cell table:number-columns-repeated="1022"/>
        </table:table-row>
        <table:table-row table:style-name="ro1">
          <table:table-cell table:formula="of:=[.A2655]-1" office:value-type="date" office:date-value="2016-06-24" calcext:value-type="date">
            <text:p>6/24/2016</text:p>
          </table:table-cell>
          <table:table-cell table:number-columns-repeated="1022"/>
        </table:table-row>
        <table:table-row table:style-name="ro1">
          <table:table-cell table:formula="of:=[.A2656]-1" office:value-type="date" office:date-value="2016-06-23" calcext:value-type="date">
            <text:p>6/23/2016</text:p>
          </table:table-cell>
          <table:table-cell table:number-columns-repeated="1022"/>
        </table:table-row>
        <table:table-row table:style-name="ro1">
          <table:table-cell table:formula="of:=[.A2657]-1" office:value-type="date" office:date-value="2016-06-22" calcext:value-type="date">
            <text:p>6/22/2016</text:p>
          </table:table-cell>
          <table:table-cell table:number-columns-repeated="1022"/>
        </table:table-row>
        <table:table-row table:style-name="ro1">
          <table:table-cell table:formula="of:=[.A2658]-1" office:value-type="date" office:date-value="2016-06-21" calcext:value-type="date">
            <text:p>6/21/2016</text:p>
          </table:table-cell>
          <table:table-cell table:number-columns-repeated="1022"/>
        </table:table-row>
        <table:table-row table:style-name="ro1">
          <table:table-cell table:formula="of:=[.A2659]-1" office:value-type="date" office:date-value="2016-06-20" calcext:value-type="date">
            <text:p>6/20/2016</text:p>
          </table:table-cell>
          <table:table-cell table:number-columns-repeated="1022"/>
        </table:table-row>
        <table:table-row table:style-name="ro1">
          <table:table-cell table:formula="of:=[.A2660]-1" office:value-type="date" office:date-value="2016-06-19" calcext:value-type="date">
            <text:p>6/19/2016</text:p>
          </table:table-cell>
          <table:table-cell table:number-columns-repeated="1022"/>
        </table:table-row>
        <table:table-row table:style-name="ro1">
          <table:table-cell table:formula="of:=[.A2661]-1" office:value-type="date" office:date-value="2016-06-18" calcext:value-type="date">
            <text:p>6/18/2016</text:p>
          </table:table-cell>
          <table:table-cell table:number-columns-repeated="1022"/>
        </table:table-row>
        <table:table-row table:style-name="ro1">
          <table:table-cell table:formula="of:=[.A2662]-1" office:value-type="date" office:date-value="2016-06-17" calcext:value-type="date">
            <text:p>6/17/2016</text:p>
          </table:table-cell>
          <table:table-cell table:number-columns-repeated="1022"/>
        </table:table-row>
        <table:table-row table:style-name="ro1">
          <table:table-cell table:formula="of:=[.A2663]-1" office:value-type="date" office:date-value="2016-06-16" calcext:value-type="date">
            <text:p>6/16/2016</text:p>
          </table:table-cell>
          <table:table-cell table:number-columns-repeated="1022"/>
        </table:table-row>
        <table:table-row table:style-name="ro1">
          <table:table-cell table:formula="of:=[.A2664]-1" office:value-type="date" office:date-value="2016-06-15" calcext:value-type="date">
            <text:p>6/15/2016</text:p>
          </table:table-cell>
          <table:table-cell table:number-columns-repeated="1022"/>
        </table:table-row>
        <table:table-row table:style-name="ro1">
          <table:table-cell table:formula="of:=[.A2665]-1" office:value-type="date" office:date-value="2016-06-14" calcext:value-type="date">
            <text:p>6/14/2016</text:p>
          </table:table-cell>
          <table:table-cell table:number-columns-repeated="1022"/>
        </table:table-row>
        <table:table-row table:style-name="ro1">
          <table:table-cell table:formula="of:=[.A2666]-1" office:value-type="date" office:date-value="2016-06-13" calcext:value-type="date">
            <text:p>6/13/2016</text:p>
          </table:table-cell>
          <table:table-cell table:number-columns-repeated="1022"/>
        </table:table-row>
        <table:table-row table:style-name="ro1">
          <table:table-cell table:formula="of:=[.A2667]-1" office:value-type="date" office:date-value="2016-06-12" calcext:value-type="date">
            <text:p>6/12/2016</text:p>
          </table:table-cell>
          <table:table-cell table:number-columns-repeated="1022"/>
        </table:table-row>
        <table:table-row table:style-name="ro1">
          <table:table-cell table:formula="of:=[.A2668]-1" office:value-type="date" office:date-value="2016-06-11" calcext:value-type="date">
            <text:p>6/11/2016</text:p>
          </table:table-cell>
          <table:table-cell table:number-columns-repeated="1022"/>
        </table:table-row>
        <table:table-row table:style-name="ro1">
          <table:table-cell table:formula="of:=[.A2669]-1" office:value-type="date" office:date-value="2016-06-10" calcext:value-type="date">
            <text:p>6/10/2016</text:p>
          </table:table-cell>
          <table:table-cell table:number-columns-repeated="1022"/>
        </table:table-row>
        <table:table-row table:style-name="ro1">
          <table:table-cell table:formula="of:=[.A2670]-1" office:value-type="date" office:date-value="2016-06-09" calcext:value-type="date">
            <text:p>6/9/2016</text:p>
          </table:table-cell>
          <table:table-cell table:number-columns-repeated="1022"/>
        </table:table-row>
        <table:table-row table:style-name="ro1">
          <table:table-cell table:formula="of:=[.A2671]-1" office:value-type="date" office:date-value="2016-06-08" calcext:value-type="date">
            <text:p>6/8/2016</text:p>
          </table:table-cell>
          <table:table-cell table:number-columns-repeated="1022"/>
        </table:table-row>
        <table:table-row table:style-name="ro1">
          <table:table-cell table:formula="of:=[.A2672]-1" office:value-type="date" office:date-value="2016-06-07" calcext:value-type="date">
            <text:p>6/7/2016</text:p>
          </table:table-cell>
          <table:table-cell table:number-columns-repeated="1022"/>
        </table:table-row>
        <table:table-row table:style-name="ro1">
          <table:table-cell table:formula="of:=[.A2673]-1" office:value-type="date" office:date-value="2016-06-06" calcext:value-type="date">
            <text:p>6/6/2016</text:p>
          </table:table-cell>
          <table:table-cell table:number-columns-repeated="1022"/>
        </table:table-row>
        <table:table-row table:style-name="ro1">
          <table:table-cell table:formula="of:=[.A2674]-1" office:value-type="date" office:date-value="2016-06-05" calcext:value-type="date">
            <text:p>6/5/2016</text:p>
          </table:table-cell>
          <table:table-cell table:number-columns-repeated="1022"/>
        </table:table-row>
        <table:table-row table:style-name="ro1">
          <table:table-cell table:formula="of:=[.A2675]-1" office:value-type="date" office:date-value="2016-06-04" calcext:value-type="date">
            <text:p>6/4/2016</text:p>
          </table:table-cell>
          <table:table-cell table:number-columns-repeated="1022"/>
        </table:table-row>
        <table:table-row table:style-name="ro1">
          <table:table-cell table:formula="of:=[.A2676]-1" office:value-type="date" office:date-value="2016-06-03" calcext:value-type="date">
            <text:p>6/3/2016</text:p>
          </table:table-cell>
          <table:table-cell table:number-columns-repeated="1022"/>
        </table:table-row>
        <table:table-row table:style-name="ro1">
          <table:table-cell table:formula="of:=[.A2677]-1" office:value-type="date" office:date-value="2016-06-02" calcext:value-type="date">
            <text:p>6/2/2016</text:p>
          </table:table-cell>
          <table:table-cell table:number-columns-repeated="1022"/>
        </table:table-row>
        <table:table-row table:style-name="ro1">
          <table:table-cell table:formula="of:=[.A2678]-1" office:value-type="date" office:date-value="2016-06-01" calcext:value-type="date">
            <text:p>6/1/2016</text:p>
          </table:table-cell>
          <table:table-cell table:number-columns-repeated="1022"/>
        </table:table-row>
        <table:table-row table:style-name="ro1">
          <table:table-cell table:formula="of:=[.A2679]-1" office:value-type="date" office:date-value="2016-05-31" calcext:value-type="date">
            <text:p>5/31/2016</text:p>
          </table:table-cell>
          <table:table-cell table:number-columns-repeated="1022"/>
        </table:table-row>
        <table:table-row table:style-name="ro1">
          <table:table-cell table:formula="of:=[.A2680]-1" office:value-type="date" office:date-value="2016-05-30" calcext:value-type="date">
            <text:p>5/30/2016</text:p>
          </table:table-cell>
          <table:table-cell table:number-columns-repeated="1022"/>
        </table:table-row>
        <table:table-row table:style-name="ro1">
          <table:table-cell table:formula="of:=[.A2681]-1" office:value-type="date" office:date-value="2016-05-29" calcext:value-type="date">
            <text:p>5/29/2016</text:p>
          </table:table-cell>
          <table:table-cell table:number-columns-repeated="1022"/>
        </table:table-row>
        <table:table-row table:style-name="ro1">
          <table:table-cell table:formula="of:=[.A2682]-1" office:value-type="date" office:date-value="2016-05-28" calcext:value-type="date">
            <text:p>5/28/2016</text:p>
          </table:table-cell>
          <table:table-cell table:number-columns-repeated="1022"/>
        </table:table-row>
        <table:table-row table:style-name="ro1">
          <table:table-cell table:formula="of:=[.A2683]-1" office:value-type="date" office:date-value="2016-05-27" calcext:value-type="date">
            <text:p>5/27/2016</text:p>
          </table:table-cell>
          <table:table-cell table:number-columns-repeated="1022"/>
        </table:table-row>
        <table:table-row table:style-name="ro1">
          <table:table-cell table:formula="of:=[.A2684]-1" office:value-type="date" office:date-value="2016-05-26" calcext:value-type="date">
            <text:p>5/26/2016</text:p>
          </table:table-cell>
          <table:table-cell table:number-columns-repeated="1022"/>
        </table:table-row>
        <table:table-row table:style-name="ro1">
          <table:table-cell table:formula="of:=[.A2685]-1" office:value-type="date" office:date-value="2016-05-25" calcext:value-type="date">
            <text:p>5/25/2016</text:p>
          </table:table-cell>
          <table:table-cell table:number-columns-repeated="1022"/>
        </table:table-row>
        <table:table-row table:style-name="ro1">
          <table:table-cell table:formula="of:=[.A2686]-1" office:value-type="date" office:date-value="2016-05-24" calcext:value-type="date">
            <text:p>5/24/2016</text:p>
          </table:table-cell>
          <table:table-cell table:number-columns-repeated="1022"/>
        </table:table-row>
        <table:table-row table:style-name="ro1">
          <table:table-cell table:formula="of:=[.A2687]-1" office:value-type="date" office:date-value="2016-05-23" calcext:value-type="date">
            <text:p>5/23/2016</text:p>
          </table:table-cell>
          <table:table-cell table:number-columns-repeated="1022"/>
        </table:table-row>
        <table:table-row table:style-name="ro1">
          <table:table-cell table:formula="of:=[.A2688]-1" office:value-type="date" office:date-value="2016-05-22" calcext:value-type="date">
            <text:p>5/22/2016</text:p>
          </table:table-cell>
          <table:table-cell table:number-columns-repeated="1022"/>
        </table:table-row>
        <table:table-row table:style-name="ro1">
          <table:table-cell table:formula="of:=[.A2689]-1" office:value-type="date" office:date-value="2016-05-21" calcext:value-type="date">
            <text:p>5/21/2016</text:p>
          </table:table-cell>
          <table:table-cell table:number-columns-repeated="1022"/>
        </table:table-row>
        <table:table-row table:style-name="ro1">
          <table:table-cell table:formula="of:=[.A2690]-1" office:value-type="date" office:date-value="2016-05-20" calcext:value-type="date">
            <text:p>5/20/2016</text:p>
          </table:table-cell>
          <table:table-cell table:number-columns-repeated="1022"/>
        </table:table-row>
        <table:table-row table:style-name="ro1">
          <table:table-cell table:formula="of:=[.A2691]-1" office:value-type="date" office:date-value="2016-05-19" calcext:value-type="date">
            <text:p>5/19/2016</text:p>
          </table:table-cell>
          <table:table-cell table:number-columns-repeated="1022"/>
        </table:table-row>
        <table:table-row table:style-name="ro1">
          <table:table-cell table:formula="of:=[.A2692]-1" office:value-type="date" office:date-value="2016-05-18" calcext:value-type="date">
            <text:p>5/18/2016</text:p>
          </table:table-cell>
          <table:table-cell table:number-columns-repeated="1022"/>
        </table:table-row>
        <table:table-row table:style-name="ro1">
          <table:table-cell table:formula="of:=[.A2693]-1" office:value-type="date" office:date-value="2016-05-17" calcext:value-type="date">
            <text:p>5/17/2016</text:p>
          </table:table-cell>
          <table:table-cell table:number-columns-repeated="1022"/>
        </table:table-row>
        <table:table-row table:style-name="ro1">
          <table:table-cell table:formula="of:=[.A2694]-1" office:value-type="date" office:date-value="2016-05-16" calcext:value-type="date">
            <text:p>5/16/2016</text:p>
          </table:table-cell>
          <table:table-cell table:number-columns-repeated="1022"/>
        </table:table-row>
        <table:table-row table:style-name="ro1">
          <table:table-cell table:formula="of:=[.A2695]-1" office:value-type="date" office:date-value="2016-05-15" calcext:value-type="date">
            <text:p>5/15/2016</text:p>
          </table:table-cell>
          <table:table-cell table:number-columns-repeated="1022"/>
        </table:table-row>
        <table:table-row table:style-name="ro1">
          <table:table-cell table:formula="of:=[.A2696]-1" office:value-type="date" office:date-value="2016-05-14" calcext:value-type="date">
            <text:p>5/14/2016</text:p>
          </table:table-cell>
          <table:table-cell table:number-columns-repeated="1022"/>
        </table:table-row>
        <table:table-row table:style-name="ro1">
          <table:table-cell table:formula="of:=[.A2697]-1" office:value-type="date" office:date-value="2016-05-13" calcext:value-type="date">
            <text:p>5/13/2016</text:p>
          </table:table-cell>
          <table:table-cell table:number-columns-repeated="1022"/>
        </table:table-row>
        <table:table-row table:style-name="ro1">
          <table:table-cell table:formula="of:=[.A2698]-1" office:value-type="date" office:date-value="2016-05-12" calcext:value-type="date">
            <text:p>5/12/2016</text:p>
          </table:table-cell>
          <table:table-cell table:number-columns-repeated="1022"/>
        </table:table-row>
        <table:table-row table:style-name="ro1">
          <table:table-cell table:formula="of:=[.A2699]-1" office:value-type="date" office:date-value="2016-05-11" calcext:value-type="date">
            <text:p>5/11/2016</text:p>
          </table:table-cell>
          <table:table-cell table:number-columns-repeated="1022"/>
        </table:table-row>
        <table:table-row table:style-name="ro1">
          <table:table-cell table:formula="of:=[.A2700]-1" office:value-type="date" office:date-value="2016-05-10" calcext:value-type="date">
            <text:p>5/10/2016</text:p>
          </table:table-cell>
          <table:table-cell table:number-columns-repeated="1022"/>
        </table:table-row>
        <table:table-row table:style-name="ro1">
          <table:table-cell table:formula="of:=[.A2701]-1" office:value-type="date" office:date-value="2016-05-09" calcext:value-type="date">
            <text:p>5/9/2016</text:p>
          </table:table-cell>
          <table:table-cell table:number-columns-repeated="1022"/>
        </table:table-row>
        <table:table-row table:style-name="ro1">
          <table:table-cell table:formula="of:=[.A2702]-1" office:value-type="date" office:date-value="2016-05-08" calcext:value-type="date">
            <text:p>5/8/2016</text:p>
          </table:table-cell>
          <table:table-cell table:number-columns-repeated="1022"/>
        </table:table-row>
        <table:table-row table:style-name="ro1">
          <table:table-cell table:formula="of:=[.A2703]-1" office:value-type="date" office:date-value="2016-05-07" calcext:value-type="date">
            <text:p>5/7/2016</text:p>
          </table:table-cell>
          <table:table-cell table:number-columns-repeated="1022"/>
        </table:table-row>
        <table:table-row table:style-name="ro1">
          <table:table-cell table:formula="of:=[.A2704]-1" office:value-type="date" office:date-value="2016-05-06" calcext:value-type="date">
            <text:p>5/6/2016</text:p>
          </table:table-cell>
          <table:table-cell table:number-columns-repeated="1022"/>
        </table:table-row>
        <table:table-row table:style-name="ro1">
          <table:table-cell table:formula="of:=[.A2705]-1" office:value-type="date" office:date-value="2016-05-05" calcext:value-type="date">
            <text:p>5/5/2016</text:p>
          </table:table-cell>
          <table:table-cell table:number-columns-repeated="1022"/>
        </table:table-row>
        <table:table-row table:style-name="ro1">
          <table:table-cell table:formula="of:=[.A2706]-1" office:value-type="date" office:date-value="2016-05-04" calcext:value-type="date">
            <text:p>5/4/2016</text:p>
          </table:table-cell>
          <table:table-cell table:number-columns-repeated="1022"/>
        </table:table-row>
        <table:table-row table:style-name="ro1">
          <table:table-cell table:formula="of:=[.A2707]-1" office:value-type="date" office:date-value="2016-05-03" calcext:value-type="date">
            <text:p>5/3/2016</text:p>
          </table:table-cell>
          <table:table-cell table:number-columns-repeated="1022"/>
        </table:table-row>
        <table:table-row table:style-name="ro1">
          <table:table-cell table:formula="of:=[.A2708]-1" office:value-type="date" office:date-value="2016-05-02" calcext:value-type="date">
            <text:p>5/2/2016</text:p>
          </table:table-cell>
          <table:table-cell table:number-columns-repeated="1022"/>
        </table:table-row>
        <table:table-row table:style-name="ro1">
          <table:table-cell table:formula="of:=[.A2709]-1" office:value-type="date" office:date-value="2016-05-01" calcext:value-type="date">
            <text:p>5/1/2016</text:p>
          </table:table-cell>
          <table:table-cell table:number-columns-repeated="1022"/>
        </table:table-row>
        <table:table-row table:style-name="ro1">
          <table:table-cell table:formula="of:=[.A2710]-1" office:value-type="date" office:date-value="2016-04-30" calcext:value-type="date">
            <text:p>4/30/2016</text:p>
          </table:table-cell>
          <table:table-cell table:number-columns-repeated="1022"/>
        </table:table-row>
        <table:table-row table:style-name="ro1">
          <table:table-cell table:formula="of:=[.A2711]-1" office:value-type="date" office:date-value="2016-04-29" calcext:value-type="date">
            <text:p>4/29/2016</text:p>
          </table:table-cell>
          <table:table-cell table:number-columns-repeated="1022"/>
        </table:table-row>
        <table:table-row table:style-name="ro1">
          <table:table-cell table:formula="of:=[.A2712]-1" office:value-type="date" office:date-value="2016-04-28" calcext:value-type="date">
            <text:p>4/28/2016</text:p>
          </table:table-cell>
          <table:table-cell table:number-columns-repeated="1022"/>
        </table:table-row>
        <table:table-row table:style-name="ro1">
          <table:table-cell table:formula="of:=[.A2713]-1" office:value-type="date" office:date-value="2016-04-27" calcext:value-type="date">
            <text:p>4/27/2016</text:p>
          </table:table-cell>
          <table:table-cell table:number-columns-repeated="1022"/>
        </table:table-row>
        <table:table-row table:style-name="ro1">
          <table:table-cell table:formula="of:=[.A2714]-1" office:value-type="date" office:date-value="2016-04-26" calcext:value-type="date">
            <text:p>4/26/2016</text:p>
          </table:table-cell>
          <table:table-cell table:number-columns-repeated="1022"/>
        </table:table-row>
        <table:table-row table:style-name="ro1">
          <table:table-cell table:formula="of:=[.A2715]-1" office:value-type="date" office:date-value="2016-04-25" calcext:value-type="date">
            <text:p>4/25/2016</text:p>
          </table:table-cell>
          <table:table-cell table:number-columns-repeated="1022"/>
        </table:table-row>
        <table:table-row table:style-name="ro1">
          <table:table-cell table:formula="of:=[.A2716]-1" office:value-type="date" office:date-value="2016-04-24" calcext:value-type="date">
            <text:p>4/24/2016</text:p>
          </table:table-cell>
          <table:table-cell table:number-columns-repeated="1022"/>
        </table:table-row>
        <table:table-row table:style-name="ro1">
          <table:table-cell table:formula="of:=[.A2717]-1" office:value-type="date" office:date-value="2016-04-23" calcext:value-type="date">
            <text:p>4/23/2016</text:p>
          </table:table-cell>
          <table:table-cell table:number-columns-repeated="1022"/>
        </table:table-row>
        <table:table-row table:style-name="ro1">
          <table:table-cell table:formula="of:=[.A2718]-1" office:value-type="date" office:date-value="2016-04-22" calcext:value-type="date">
            <text:p>4/22/2016</text:p>
          </table:table-cell>
          <table:table-cell table:number-columns-repeated="1022"/>
        </table:table-row>
        <table:table-row table:style-name="ro1">
          <table:table-cell table:formula="of:=[.A2719]-1" office:value-type="date" office:date-value="2016-04-21" calcext:value-type="date">
            <text:p>4/21/2016</text:p>
          </table:table-cell>
          <table:table-cell table:number-columns-repeated="1022"/>
        </table:table-row>
        <table:table-row table:style-name="ro1">
          <table:table-cell table:formula="of:=[.A2720]-1" office:value-type="date" office:date-value="2016-04-20" calcext:value-type="date">
            <text:p>4/20/2016</text:p>
          </table:table-cell>
          <table:table-cell table:number-columns-repeated="1022"/>
        </table:table-row>
        <table:table-row table:style-name="ro1">
          <table:table-cell table:formula="of:=[.A2721]-1" office:value-type="date" office:date-value="2016-04-19" calcext:value-type="date">
            <text:p>4/19/2016</text:p>
          </table:table-cell>
          <table:table-cell table:number-columns-repeated="1022"/>
        </table:table-row>
        <table:table-row table:style-name="ro1">
          <table:table-cell table:formula="of:=[.A2722]-1" office:value-type="date" office:date-value="2016-04-18" calcext:value-type="date">
            <text:p>4/18/2016</text:p>
          </table:table-cell>
          <table:table-cell table:number-columns-repeated="1022"/>
        </table:table-row>
        <table:table-row table:style-name="ro1">
          <table:table-cell table:formula="of:=[.A2723]-1" office:value-type="date" office:date-value="2016-04-17" calcext:value-type="date">
            <text:p>4/17/2016</text:p>
          </table:table-cell>
          <table:table-cell table:number-columns-repeated="1022"/>
        </table:table-row>
        <table:table-row table:style-name="ro1">
          <table:table-cell table:formula="of:=[.A2724]-1" office:value-type="date" office:date-value="2016-04-16" calcext:value-type="date">
            <text:p>4/16/2016</text:p>
          </table:table-cell>
          <table:table-cell table:number-columns-repeated="1022"/>
        </table:table-row>
        <table:table-row table:style-name="ro1">
          <table:table-cell table:formula="of:=[.A2725]-1" office:value-type="date" office:date-value="2016-04-15" calcext:value-type="date">
            <text:p>4/15/2016</text:p>
          </table:table-cell>
          <table:table-cell table:number-columns-repeated="1022"/>
        </table:table-row>
        <table:table-row table:style-name="ro1">
          <table:table-cell table:formula="of:=[.A2726]-1" office:value-type="date" office:date-value="2016-04-14" calcext:value-type="date">
            <text:p>4/14/2016</text:p>
          </table:table-cell>
          <table:table-cell table:number-columns-repeated="1022"/>
        </table:table-row>
        <table:table-row table:style-name="ro1">
          <table:table-cell table:formula="of:=[.A2727]-1" office:value-type="date" office:date-value="2016-04-13" calcext:value-type="date">
            <text:p>4/13/2016</text:p>
          </table:table-cell>
          <table:table-cell table:number-columns-repeated="1022"/>
        </table:table-row>
        <table:table-row table:style-name="ro1">
          <table:table-cell table:formula="of:=[.A2728]-1" office:value-type="date" office:date-value="2016-04-12" calcext:value-type="date">
            <text:p>4/12/2016</text:p>
          </table:table-cell>
          <table:table-cell table:number-columns-repeated="1022"/>
        </table:table-row>
        <table:table-row table:style-name="ro1">
          <table:table-cell table:formula="of:=[.A2729]-1" office:value-type="date" office:date-value="2016-04-11" calcext:value-type="date">
            <text:p>4/11/2016</text:p>
          </table:table-cell>
          <table:table-cell table:number-columns-repeated="1022"/>
        </table:table-row>
        <table:table-row table:style-name="ro1">
          <table:table-cell table:formula="of:=[.A2730]-1" office:value-type="date" office:date-value="2016-04-10" calcext:value-type="date">
            <text:p>4/10/2016</text:p>
          </table:table-cell>
          <table:table-cell table:number-columns-repeated="1022"/>
        </table:table-row>
        <table:table-row table:style-name="ro1">
          <table:table-cell table:formula="of:=[.A2731]-1" office:value-type="date" office:date-value="2016-04-09" calcext:value-type="date">
            <text:p>4/9/2016</text:p>
          </table:table-cell>
          <table:table-cell table:number-columns-repeated="1022"/>
        </table:table-row>
        <table:table-row table:style-name="ro1">
          <table:table-cell table:formula="of:=[.A2732]-1" office:value-type="date" office:date-value="2016-04-08" calcext:value-type="date">
            <text:p>4/8/2016</text:p>
          </table:table-cell>
          <table:table-cell table:number-columns-repeated="1022"/>
        </table:table-row>
        <table:table-row table:style-name="ro1">
          <table:table-cell table:formula="of:=[.A2733]-1" office:value-type="date" office:date-value="2016-04-07" calcext:value-type="date">
            <text:p>4/7/2016</text:p>
          </table:table-cell>
          <table:table-cell table:number-columns-repeated="1022"/>
        </table:table-row>
        <table:table-row table:style-name="ro1">
          <table:table-cell table:formula="of:=[.A2734]-1" office:value-type="date" office:date-value="2016-04-06" calcext:value-type="date">
            <text:p>4/6/2016</text:p>
          </table:table-cell>
          <table:table-cell table:number-columns-repeated="1022"/>
        </table:table-row>
        <table:table-row table:style-name="ro1">
          <table:table-cell table:formula="of:=[.A2735]-1" office:value-type="date" office:date-value="2016-04-05" calcext:value-type="date">
            <text:p>4/5/2016</text:p>
          </table:table-cell>
          <table:table-cell table:number-columns-repeated="1022"/>
        </table:table-row>
        <table:table-row table:style-name="ro1">
          <table:table-cell table:formula="of:=[.A2736]-1" office:value-type="date" office:date-value="2016-04-04" calcext:value-type="date">
            <text:p>4/4/2016</text:p>
          </table:table-cell>
          <table:table-cell table:number-columns-repeated="1022"/>
        </table:table-row>
        <table:table-row table:style-name="ro1">
          <table:table-cell table:formula="of:=[.A2737]-1" office:value-type="date" office:date-value="2016-04-03" calcext:value-type="date">
            <text:p>4/3/2016</text:p>
          </table:table-cell>
          <table:table-cell table:number-columns-repeated="1022"/>
        </table:table-row>
        <table:table-row table:style-name="ro1">
          <table:table-cell table:formula="of:=[.A2738]-1" office:value-type="date" office:date-value="2016-04-02" calcext:value-type="date">
            <text:p>4/2/2016</text:p>
          </table:table-cell>
          <table:table-cell table:number-columns-repeated="1022"/>
        </table:table-row>
        <table:table-row table:style-name="ro1">
          <table:table-cell table:formula="of:=[.A2739]-1" office:value-type="date" office:date-value="2016-04-01" calcext:value-type="date">
            <text:p>4/1/2016</text:p>
          </table:table-cell>
          <table:table-cell table:number-columns-repeated="1022"/>
        </table:table-row>
        <table:table-row table:style-name="ro1">
          <table:table-cell table:formula="of:=[.A2740]-1" office:value-type="date" office:date-value="2016-03-31" calcext:value-type="date">
            <text:p>3/31/2016</text:p>
          </table:table-cell>
          <table:table-cell table:number-columns-repeated="1022"/>
        </table:table-row>
        <table:table-row table:style-name="ro1">
          <table:table-cell table:formula="of:=[.A2741]-1" office:value-type="date" office:date-value="2016-03-30" calcext:value-type="date">
            <text:p>3/30/2016</text:p>
          </table:table-cell>
          <table:table-cell table:number-columns-repeated="1022"/>
        </table:table-row>
        <table:table-row table:style-name="ro1">
          <table:table-cell table:formula="of:=[.A2742]-1" office:value-type="date" office:date-value="2016-03-29" calcext:value-type="date">
            <text:p>3/29/2016</text:p>
          </table:table-cell>
          <table:table-cell table:number-columns-repeated="1022"/>
        </table:table-row>
        <table:table-row table:style-name="ro1">
          <table:table-cell table:formula="of:=[.A2743]-1" office:value-type="date" office:date-value="2016-03-28" calcext:value-type="date">
            <text:p>3/28/2016</text:p>
          </table:table-cell>
          <table:table-cell table:number-columns-repeated="1022"/>
        </table:table-row>
        <table:table-row table:style-name="ro1">
          <table:table-cell table:formula="of:=[.A2744]-1" office:value-type="date" office:date-value="2016-03-27" calcext:value-type="date">
            <text:p>3/27/2016</text:p>
          </table:table-cell>
          <table:table-cell table:number-columns-repeated="1022"/>
        </table:table-row>
        <table:table-row table:style-name="ro1">
          <table:table-cell table:formula="of:=[.A2745]-1" office:value-type="date" office:date-value="2016-03-26" calcext:value-type="date">
            <text:p>3/26/2016</text:p>
          </table:table-cell>
          <table:table-cell table:number-columns-repeated="1022"/>
        </table:table-row>
        <table:table-row table:style-name="ro1">
          <table:table-cell table:formula="of:=[.A2746]-1" office:value-type="date" office:date-value="2016-03-25" calcext:value-type="date">
            <text:p>3/25/2016</text:p>
          </table:table-cell>
          <table:table-cell table:number-columns-repeated="1022"/>
        </table:table-row>
        <table:table-row table:style-name="ro1">
          <table:table-cell table:formula="of:=[.A2747]-1" office:value-type="date" office:date-value="2016-03-24" calcext:value-type="date">
            <text:p>3/24/2016</text:p>
          </table:table-cell>
          <table:table-cell table:number-columns-repeated="1022"/>
        </table:table-row>
        <table:table-row table:style-name="ro1">
          <table:table-cell table:formula="of:=[.A2748]-1" office:value-type="date" office:date-value="2016-03-23" calcext:value-type="date">
            <text:p>3/23/2016</text:p>
          </table:table-cell>
          <table:table-cell table:number-columns-repeated="1022"/>
        </table:table-row>
        <table:table-row table:style-name="ro1">
          <table:table-cell table:formula="of:=[.A2749]-1" office:value-type="date" office:date-value="2016-03-22" calcext:value-type="date">
            <text:p>3/22/2016</text:p>
          </table:table-cell>
          <table:table-cell table:number-columns-repeated="1022"/>
        </table:table-row>
        <table:table-row table:style-name="ro1">
          <table:table-cell table:formula="of:=[.A2750]-1" office:value-type="date" office:date-value="2016-03-21" calcext:value-type="date">
            <text:p>3/21/2016</text:p>
          </table:table-cell>
          <table:table-cell table:number-columns-repeated="1022"/>
        </table:table-row>
        <table:table-row table:style-name="ro1">
          <table:table-cell table:formula="of:=[.A2751]-1" office:value-type="date" office:date-value="2016-03-20" calcext:value-type="date">
            <text:p>3/20/2016</text:p>
          </table:table-cell>
          <table:table-cell table:number-columns-repeated="1022"/>
        </table:table-row>
        <table:table-row table:style-name="ro1">
          <table:table-cell table:formula="of:=[.A2752]-1" office:value-type="date" office:date-value="2016-03-19" calcext:value-type="date">
            <text:p>3/19/2016</text:p>
          </table:table-cell>
          <table:table-cell table:number-columns-repeated="1022"/>
        </table:table-row>
        <table:table-row table:style-name="ro1">
          <table:table-cell table:formula="of:=[.A2753]-1" office:value-type="date" office:date-value="2016-03-18" calcext:value-type="date">
            <text:p>3/18/2016</text:p>
          </table:table-cell>
          <table:table-cell table:number-columns-repeated="1022"/>
        </table:table-row>
        <table:table-row table:style-name="ro1">
          <table:table-cell table:formula="of:=[.A2754]-1" office:value-type="date" office:date-value="2016-03-17" calcext:value-type="date">
            <text:p>3/17/2016</text:p>
          </table:table-cell>
          <table:table-cell table:number-columns-repeated="1022"/>
        </table:table-row>
        <table:table-row table:style-name="ro1">
          <table:table-cell table:formula="of:=[.A2755]-1" office:value-type="date" office:date-value="2016-03-16" calcext:value-type="date">
            <text:p>3/16/2016</text:p>
          </table:table-cell>
          <table:table-cell table:number-columns-repeated="1022"/>
        </table:table-row>
        <table:table-row table:style-name="ro1">
          <table:table-cell table:formula="of:=[.A2756]-1" office:value-type="date" office:date-value="2016-03-15" calcext:value-type="date">
            <text:p>3/15/2016</text:p>
          </table:table-cell>
          <table:table-cell table:number-columns-repeated="1022"/>
        </table:table-row>
        <table:table-row table:style-name="ro1">
          <table:table-cell table:formula="of:=[.A2757]-1" office:value-type="date" office:date-value="2016-03-14" calcext:value-type="date">
            <text:p>3/14/2016</text:p>
          </table:table-cell>
          <table:table-cell table:number-columns-repeated="1022"/>
        </table:table-row>
        <table:table-row table:style-name="ro1">
          <table:table-cell table:formula="of:=[.A2758]-1" office:value-type="date" office:date-value="2016-03-13" calcext:value-type="date">
            <text:p>3/13/2016</text:p>
          </table:table-cell>
          <table:table-cell table:number-columns-repeated="1022"/>
        </table:table-row>
        <table:table-row table:style-name="ro1">
          <table:table-cell table:formula="of:=[.A2759]-1" office:value-type="date" office:date-value="2016-03-12" calcext:value-type="date">
            <text:p>3/12/2016</text:p>
          </table:table-cell>
          <table:table-cell table:number-columns-repeated="1022"/>
        </table:table-row>
        <table:table-row table:style-name="ro1">
          <table:table-cell table:formula="of:=[.A2760]-1" office:value-type="date" office:date-value="2016-03-11" calcext:value-type="date">
            <text:p>3/11/2016</text:p>
          </table:table-cell>
          <table:table-cell table:number-columns-repeated="1022"/>
        </table:table-row>
        <table:table-row table:style-name="ro1">
          <table:table-cell table:formula="of:=[.A2761]-1" office:value-type="date" office:date-value="2016-03-10" calcext:value-type="date">
            <text:p>3/10/2016</text:p>
          </table:table-cell>
          <table:table-cell table:number-columns-repeated="1022"/>
        </table:table-row>
        <table:table-row table:style-name="ro1">
          <table:table-cell table:formula="of:=[.A2762]-1" office:value-type="date" office:date-value="2016-03-09" calcext:value-type="date">
            <text:p>3/9/2016</text:p>
          </table:table-cell>
          <table:table-cell table:number-columns-repeated="1022"/>
        </table:table-row>
        <table:table-row table:style-name="ro1">
          <table:table-cell table:formula="of:=[.A2763]-1" office:value-type="date" office:date-value="2016-03-08" calcext:value-type="date">
            <text:p>3/8/2016</text:p>
          </table:table-cell>
          <table:table-cell table:number-columns-repeated="1022"/>
        </table:table-row>
        <table:table-row table:style-name="ro1">
          <table:table-cell table:formula="of:=[.A2764]-1" office:value-type="date" office:date-value="2016-03-07" calcext:value-type="date">
            <text:p>3/7/2016</text:p>
          </table:table-cell>
          <table:table-cell table:number-columns-repeated="1022"/>
        </table:table-row>
        <table:table-row table:style-name="ro1">
          <table:table-cell table:formula="of:=[.A2765]-1" office:value-type="date" office:date-value="2016-03-06" calcext:value-type="date">
            <text:p>3/6/2016</text:p>
          </table:table-cell>
          <table:table-cell table:number-columns-repeated="1022"/>
        </table:table-row>
        <table:table-row table:style-name="ro1">
          <table:table-cell table:formula="of:=[.A2766]-1" office:value-type="date" office:date-value="2016-03-05" calcext:value-type="date">
            <text:p>3/5/2016</text:p>
          </table:table-cell>
          <table:table-cell table:number-columns-repeated="1022"/>
        </table:table-row>
        <table:table-row table:style-name="ro1">
          <table:table-cell table:formula="of:=[.A2767]-1" office:value-type="date" office:date-value="2016-03-04" calcext:value-type="date">
            <text:p>3/4/2016</text:p>
          </table:table-cell>
          <table:table-cell table:number-columns-repeated="1022"/>
        </table:table-row>
        <table:table-row table:style-name="ro1">
          <table:table-cell table:formula="of:=[.A2768]-1" office:value-type="date" office:date-value="2016-03-03" calcext:value-type="date">
            <text:p>3/3/2016</text:p>
          </table:table-cell>
          <table:table-cell table:number-columns-repeated="1022"/>
        </table:table-row>
        <table:table-row table:style-name="ro1">
          <table:table-cell table:formula="of:=[.A2769]-1" office:value-type="date" office:date-value="2016-03-02" calcext:value-type="date">
            <text:p>3/2/2016</text:p>
          </table:table-cell>
          <table:table-cell table:number-columns-repeated="1022"/>
        </table:table-row>
        <table:table-row table:style-name="ro1">
          <table:table-cell table:formula="of:=[.A2770]-1" office:value-type="date" office:date-value="2016-03-01" calcext:value-type="date">
            <text:p>3/1/2016</text:p>
          </table:table-cell>
          <table:table-cell table:number-columns-repeated="1022"/>
        </table:table-row>
        <table:table-row table:style-name="ro1">
          <table:table-cell table:formula="of:=[.A2771]-1" office:value-type="date" office:date-value="2016-02-29" calcext:value-type="date">
            <text:p>2/29/2016</text:p>
          </table:table-cell>
          <table:table-cell table:number-columns-repeated="1022"/>
        </table:table-row>
        <table:table-row table:style-name="ro1">
          <table:table-cell table:formula="of:=[.A2772]-1" office:value-type="date" office:date-value="2016-02-28" calcext:value-type="date">
            <text:p>2/28/2016</text:p>
          </table:table-cell>
          <table:table-cell table:number-columns-repeated="1022"/>
        </table:table-row>
        <table:table-row table:style-name="ro1">
          <table:table-cell table:formula="of:=[.A2773]-1" office:value-type="date" office:date-value="2016-02-27" calcext:value-type="date">
            <text:p>2/27/2016</text:p>
          </table:table-cell>
          <table:table-cell table:number-columns-repeated="1022"/>
        </table:table-row>
        <table:table-row table:style-name="ro1">
          <table:table-cell table:formula="of:=[.A2774]-1" office:value-type="date" office:date-value="2016-02-26" calcext:value-type="date">
            <text:p>2/26/2016</text:p>
          </table:table-cell>
          <table:table-cell table:number-columns-repeated="1022"/>
        </table:table-row>
        <table:table-row table:style-name="ro1">
          <table:table-cell table:formula="of:=[.A2775]-1" office:value-type="date" office:date-value="2016-02-25" calcext:value-type="date">
            <text:p>2/25/2016</text:p>
          </table:table-cell>
          <table:table-cell table:number-columns-repeated="1022"/>
        </table:table-row>
        <table:table-row table:style-name="ro1">
          <table:table-cell table:formula="of:=[.A2776]-1" office:value-type="date" office:date-value="2016-02-24" calcext:value-type="date">
            <text:p>2/24/2016</text:p>
          </table:table-cell>
          <table:table-cell table:number-columns-repeated="1022"/>
        </table:table-row>
        <table:table-row table:style-name="ro1">
          <table:table-cell table:formula="of:=[.A2777]-1" office:value-type="date" office:date-value="2016-02-23" calcext:value-type="date">
            <text:p>2/23/2016</text:p>
          </table:table-cell>
          <table:table-cell table:number-columns-repeated="1022"/>
        </table:table-row>
        <table:table-row table:style-name="ro1">
          <table:table-cell table:formula="of:=[.A2778]-1" office:value-type="date" office:date-value="2016-02-22" calcext:value-type="date">
            <text:p>2/22/2016</text:p>
          </table:table-cell>
          <table:table-cell table:number-columns-repeated="1022"/>
        </table:table-row>
        <table:table-row table:style-name="ro1">
          <table:table-cell table:formula="of:=[.A2779]-1" office:value-type="date" office:date-value="2016-02-21" calcext:value-type="date">
            <text:p>2/21/2016</text:p>
          </table:table-cell>
          <table:table-cell table:number-columns-repeated="1022"/>
        </table:table-row>
        <table:table-row table:style-name="ro1">
          <table:table-cell table:formula="of:=[.A2780]-1" office:value-type="date" office:date-value="2016-02-20" calcext:value-type="date">
            <text:p>2/20/2016</text:p>
          </table:table-cell>
          <table:table-cell table:number-columns-repeated="1022"/>
        </table:table-row>
        <table:table-row table:style-name="ro1">
          <table:table-cell table:formula="of:=[.A2781]-1" office:value-type="date" office:date-value="2016-02-19" calcext:value-type="date">
            <text:p>2/19/2016</text:p>
          </table:table-cell>
          <table:table-cell table:number-columns-repeated="1022"/>
        </table:table-row>
        <table:table-row table:style-name="ro1">
          <table:table-cell table:formula="of:=[.A2782]-1" office:value-type="date" office:date-value="2016-02-18" calcext:value-type="date">
            <text:p>2/18/2016</text:p>
          </table:table-cell>
          <table:table-cell table:number-columns-repeated="1022"/>
        </table:table-row>
        <table:table-row table:style-name="ro1">
          <table:table-cell table:formula="of:=[.A2783]-1" office:value-type="date" office:date-value="2016-02-17" calcext:value-type="date">
            <text:p>2/17/2016</text:p>
          </table:table-cell>
          <table:table-cell table:number-columns-repeated="1022"/>
        </table:table-row>
        <table:table-row table:style-name="ro1">
          <table:table-cell table:formula="of:=[.A2784]-1" office:value-type="date" office:date-value="2016-02-16" calcext:value-type="date">
            <text:p>2/16/2016</text:p>
          </table:table-cell>
          <table:table-cell table:number-columns-repeated="1022"/>
        </table:table-row>
        <table:table-row table:style-name="ro1">
          <table:table-cell table:formula="of:=[.A2785]-1" office:value-type="date" office:date-value="2016-02-15" calcext:value-type="date">
            <text:p>2/15/2016</text:p>
          </table:table-cell>
          <table:table-cell table:number-columns-repeated="1022"/>
        </table:table-row>
        <table:table-row table:style-name="ro1">
          <table:table-cell table:formula="of:=[.A2786]-1" office:value-type="date" office:date-value="2016-02-14" calcext:value-type="date">
            <text:p>2/14/2016</text:p>
          </table:table-cell>
          <table:table-cell table:number-columns-repeated="1022"/>
        </table:table-row>
        <table:table-row table:style-name="ro1">
          <table:table-cell table:formula="of:=[.A2787]-1" office:value-type="date" office:date-value="2016-02-13" calcext:value-type="date">
            <text:p>2/13/2016</text:p>
          </table:table-cell>
          <table:table-cell table:number-columns-repeated="1022"/>
        </table:table-row>
        <table:table-row table:style-name="ro1">
          <table:table-cell table:formula="of:=[.A2788]-1" office:value-type="date" office:date-value="2016-02-12" calcext:value-type="date">
            <text:p>2/12/2016</text:p>
          </table:table-cell>
          <table:table-cell table:number-columns-repeated="1022"/>
        </table:table-row>
        <table:table-row table:style-name="ro1">
          <table:table-cell table:formula="of:=[.A2789]-1" office:value-type="date" office:date-value="2016-02-11" calcext:value-type="date">
            <text:p>2/11/2016</text:p>
          </table:table-cell>
          <table:table-cell table:number-columns-repeated="1022"/>
        </table:table-row>
        <table:table-row table:style-name="ro1">
          <table:table-cell table:formula="of:=[.A2790]-1" office:value-type="date" office:date-value="2016-02-10" calcext:value-type="date">
            <text:p>2/10/2016</text:p>
          </table:table-cell>
          <table:table-cell table:number-columns-repeated="1022"/>
        </table:table-row>
        <table:table-row table:style-name="ro1">
          <table:table-cell table:formula="of:=[.A2791]-1" office:value-type="date" office:date-value="2016-02-09" calcext:value-type="date">
            <text:p>2/9/2016</text:p>
          </table:table-cell>
          <table:table-cell table:number-columns-repeated="1022"/>
        </table:table-row>
        <table:table-row table:style-name="ro1">
          <table:table-cell table:formula="of:=[.A2792]-1" office:value-type="date" office:date-value="2016-02-08" calcext:value-type="date">
            <text:p>2/8/2016</text:p>
          </table:table-cell>
          <table:table-cell table:number-columns-repeated="1022"/>
        </table:table-row>
        <table:table-row table:style-name="ro1">
          <table:table-cell table:formula="of:=[.A2793]-1" office:value-type="date" office:date-value="2016-02-07" calcext:value-type="date">
            <text:p>2/7/2016</text:p>
          </table:table-cell>
          <table:table-cell table:number-columns-repeated="1022"/>
        </table:table-row>
        <table:table-row table:style-name="ro1">
          <table:table-cell table:formula="of:=[.A2794]-1" office:value-type="date" office:date-value="2016-02-06" calcext:value-type="date">
            <text:p>2/6/2016</text:p>
          </table:table-cell>
          <table:table-cell table:number-columns-repeated="1022"/>
        </table:table-row>
        <table:table-row table:style-name="ro1">
          <table:table-cell table:formula="of:=[.A2795]-1" office:value-type="date" office:date-value="2016-02-05" calcext:value-type="date">
            <text:p>2/5/2016</text:p>
          </table:table-cell>
          <table:table-cell table:number-columns-repeated="1022"/>
        </table:table-row>
        <table:table-row table:style-name="ro1">
          <table:table-cell table:formula="of:=[.A2796]-1" office:value-type="date" office:date-value="2016-02-04" calcext:value-type="date">
            <text:p>2/4/2016</text:p>
          </table:table-cell>
          <table:table-cell table:number-columns-repeated="1022"/>
        </table:table-row>
        <table:table-row table:style-name="ro1">
          <table:table-cell table:formula="of:=[.A2797]-1" office:value-type="date" office:date-value="2016-02-03" calcext:value-type="date">
            <text:p>2/3/2016</text:p>
          </table:table-cell>
          <table:table-cell table:number-columns-repeated="1022"/>
        </table:table-row>
        <table:table-row table:style-name="ro1">
          <table:table-cell table:formula="of:=[.A2798]-1" office:value-type="date" office:date-value="2016-02-02" calcext:value-type="date">
            <text:p>2/2/2016</text:p>
          </table:table-cell>
          <table:table-cell table:number-columns-repeated="1022"/>
        </table:table-row>
        <table:table-row table:style-name="ro1">
          <table:table-cell table:formula="of:=[.A2799]-1" office:value-type="date" office:date-value="2016-02-01" calcext:value-type="date">
            <text:p>2/1/2016</text:p>
          </table:table-cell>
          <table:table-cell table:number-columns-repeated="1022"/>
        </table:table-row>
        <table:table-row table:style-name="ro1">
          <table:table-cell table:formula="of:=[.A2800]-1" office:value-type="date" office:date-value="2016-01-31" calcext:value-type="date">
            <text:p>1/31/2016</text:p>
          </table:table-cell>
          <table:table-cell table:number-columns-repeated="1022"/>
        </table:table-row>
        <table:table-row table:style-name="ro1">
          <table:table-cell table:formula="of:=[.A2801]-1" office:value-type="date" office:date-value="2016-01-30" calcext:value-type="date">
            <text:p>1/30/2016</text:p>
          </table:table-cell>
          <table:table-cell table:number-columns-repeated="1022"/>
        </table:table-row>
        <table:table-row table:style-name="ro1">
          <table:table-cell table:formula="of:=[.A2802]-1" office:value-type="date" office:date-value="2016-01-29" calcext:value-type="date">
            <text:p>1/29/2016</text:p>
          </table:table-cell>
          <table:table-cell table:number-columns-repeated="1022"/>
        </table:table-row>
        <table:table-row table:style-name="ro1">
          <table:table-cell table:formula="of:=[.A2803]-1" office:value-type="date" office:date-value="2016-01-28" calcext:value-type="date">
            <text:p>1/28/2016</text:p>
          </table:table-cell>
          <table:table-cell table:number-columns-repeated="1022"/>
        </table:table-row>
        <table:table-row table:style-name="ro1">
          <table:table-cell table:formula="of:=[.A2804]-1" office:value-type="date" office:date-value="2016-01-27" calcext:value-type="date">
            <text:p>1/27/2016</text:p>
          </table:table-cell>
          <table:table-cell table:number-columns-repeated="1022"/>
        </table:table-row>
        <table:table-row table:style-name="ro1">
          <table:table-cell table:formula="of:=[.A2805]-1" office:value-type="date" office:date-value="2016-01-26" calcext:value-type="date">
            <text:p>1/26/2016</text:p>
          </table:table-cell>
          <table:table-cell table:number-columns-repeated="1022"/>
        </table:table-row>
        <table:table-row table:style-name="ro1">
          <table:table-cell table:formula="of:=[.A2806]-1" office:value-type="date" office:date-value="2016-01-25" calcext:value-type="date">
            <text:p>1/25/2016</text:p>
          </table:table-cell>
          <table:table-cell table:number-columns-repeated="1022"/>
        </table:table-row>
        <table:table-row table:style-name="ro1">
          <table:table-cell table:formula="of:=[.A2807]-1" office:value-type="date" office:date-value="2016-01-24" calcext:value-type="date">
            <text:p>1/24/2016</text:p>
          </table:table-cell>
          <table:table-cell table:number-columns-repeated="1022"/>
        </table:table-row>
        <table:table-row table:style-name="ro1">
          <table:table-cell table:formula="of:=[.A2808]-1" office:value-type="date" office:date-value="2016-01-23" calcext:value-type="date">
            <text:p>1/23/2016</text:p>
          </table:table-cell>
          <table:table-cell table:number-columns-repeated="1022"/>
        </table:table-row>
        <table:table-row table:style-name="ro1">
          <table:table-cell table:formula="of:=[.A2809]-1" office:value-type="date" office:date-value="2016-01-22" calcext:value-type="date">
            <text:p>1/22/2016</text:p>
          </table:table-cell>
          <table:table-cell table:number-columns-repeated="1022"/>
        </table:table-row>
        <table:table-row table:style-name="ro1">
          <table:table-cell table:formula="of:=[.A2810]-1" office:value-type="date" office:date-value="2016-01-21" calcext:value-type="date">
            <text:p>1/21/2016</text:p>
          </table:table-cell>
          <table:table-cell table:number-columns-repeated="1022"/>
        </table:table-row>
        <table:table-row table:style-name="ro1">
          <table:table-cell table:formula="of:=[.A2811]-1" office:value-type="date" office:date-value="2016-01-20" calcext:value-type="date">
            <text:p>1/20/2016</text:p>
          </table:table-cell>
          <table:table-cell table:number-columns-repeated="1022"/>
        </table:table-row>
        <table:table-row table:style-name="ro1">
          <table:table-cell table:formula="of:=[.A2812]-1" office:value-type="date" office:date-value="2016-01-19" calcext:value-type="date">
            <text:p>1/19/2016</text:p>
          </table:table-cell>
          <table:table-cell table:number-columns-repeated="1022"/>
        </table:table-row>
        <table:table-row table:style-name="ro1">
          <table:table-cell table:formula="of:=[.A2813]-1" office:value-type="date" office:date-value="2016-01-18" calcext:value-type="date">
            <text:p>1/18/2016</text:p>
          </table:table-cell>
          <table:table-cell table:number-columns-repeated="1022"/>
        </table:table-row>
        <table:table-row table:style-name="ro1">
          <table:table-cell table:formula="of:=[.A2814]-1" office:value-type="date" office:date-value="2016-01-17" calcext:value-type="date">
            <text:p>1/17/2016</text:p>
          </table:table-cell>
          <table:table-cell table:number-columns-repeated="1022"/>
        </table:table-row>
        <table:table-row table:style-name="ro1">
          <table:table-cell table:formula="of:=[.A2815]-1" office:value-type="date" office:date-value="2016-01-16" calcext:value-type="date">
            <text:p>1/16/2016</text:p>
          </table:table-cell>
          <table:table-cell table:number-columns-repeated="1022"/>
        </table:table-row>
        <table:table-row table:style-name="ro1">
          <table:table-cell table:formula="of:=[.A2816]-1" office:value-type="date" office:date-value="2016-01-15" calcext:value-type="date">
            <text:p>1/15/2016</text:p>
          </table:table-cell>
          <table:table-cell table:number-columns-repeated="1022"/>
        </table:table-row>
        <table:table-row table:style-name="ro1">
          <table:table-cell table:formula="of:=[.A2817]-1" office:value-type="date" office:date-value="2016-01-14" calcext:value-type="date">
            <text:p>1/14/2016</text:p>
          </table:table-cell>
          <table:table-cell table:number-columns-repeated="1022"/>
        </table:table-row>
        <table:table-row table:style-name="ro1">
          <table:table-cell table:formula="of:=[.A2818]-1" office:value-type="date" office:date-value="2016-01-13" calcext:value-type="date">
            <text:p>1/13/2016</text:p>
          </table:table-cell>
          <table:table-cell table:number-columns-repeated="1022"/>
        </table:table-row>
        <table:table-row table:style-name="ro1">
          <table:table-cell table:formula="of:=[.A2819]-1" office:value-type="date" office:date-value="2016-01-12" calcext:value-type="date">
            <text:p>1/12/2016</text:p>
          </table:table-cell>
          <table:table-cell table:number-columns-repeated="1022"/>
        </table:table-row>
        <table:table-row table:style-name="ro1">
          <table:table-cell table:formula="of:=[.A2820]-1" office:value-type="date" office:date-value="2016-01-11" calcext:value-type="date">
            <text:p>1/11/2016</text:p>
          </table:table-cell>
          <table:table-cell table:number-columns-repeated="1022"/>
        </table:table-row>
        <table:table-row table:style-name="ro1">
          <table:table-cell table:formula="of:=[.A2821]-1" office:value-type="date" office:date-value="2016-01-10" calcext:value-type="date">
            <text:p>1/10/2016</text:p>
          </table:table-cell>
          <table:table-cell table:number-columns-repeated="1022"/>
        </table:table-row>
        <table:table-row table:style-name="ro1">
          <table:table-cell table:formula="of:=[.A2822]-1" office:value-type="date" office:date-value="2016-01-09" calcext:value-type="date">
            <text:p>1/9/2016</text:p>
          </table:table-cell>
          <table:table-cell table:number-columns-repeated="1022"/>
        </table:table-row>
        <table:table-row table:style-name="ro1">
          <table:table-cell table:formula="of:=[.A2823]-1" office:value-type="date" office:date-value="2016-01-08" calcext:value-type="date">
            <text:p>1/8/2016</text:p>
          </table:table-cell>
          <table:table-cell table:number-columns-repeated="1022"/>
        </table:table-row>
        <table:table-row table:style-name="ro1">
          <table:table-cell table:formula="of:=[.A2824]-1" office:value-type="date" office:date-value="2016-01-07" calcext:value-type="date">
            <text:p>1/7/2016</text:p>
          </table:table-cell>
          <table:table-cell table:number-columns-repeated="1022"/>
        </table:table-row>
        <table:table-row table:style-name="ro1">
          <table:table-cell table:formula="of:=[.A2825]-1" office:value-type="date" office:date-value="2016-01-06" calcext:value-type="date">
            <text:p>1/6/2016</text:p>
          </table:table-cell>
          <table:table-cell table:number-columns-repeated="1022"/>
        </table:table-row>
        <table:table-row table:style-name="ro1">
          <table:table-cell table:formula="of:=[.A2826]-1" office:value-type="date" office:date-value="2016-01-05" calcext:value-type="date">
            <text:p>1/5/2016</text:p>
          </table:table-cell>
          <table:table-cell table:number-columns-repeated="1022"/>
        </table:table-row>
        <table:table-row table:style-name="ro1">
          <table:table-cell table:formula="of:=[.A2827]-1" office:value-type="date" office:date-value="2016-01-04" calcext:value-type="date">
            <text:p>1/4/2016</text:p>
          </table:table-cell>
          <table:table-cell table:number-columns-repeated="1022"/>
        </table:table-row>
        <table:table-row table:style-name="ro1">
          <table:table-cell table:formula="of:=[.A2828]-1" office:value-type="date" office:date-value="2016-01-03" calcext:value-type="date">
            <text:p>1/3/2016</text:p>
          </table:table-cell>
          <table:table-cell table:number-columns-repeated="1022"/>
        </table:table-row>
        <table:table-row table:style-name="ro1">
          <table:table-cell table:formula="of:=[.A2829]-1" office:value-type="date" office:date-value="2016-01-02" calcext:value-type="date">
            <text:p>1/2/2016</text:p>
          </table:table-cell>
          <table:table-cell table:number-columns-repeated="1022"/>
        </table:table-row>
        <table:table-row table:style-name="ro1">
          <table:table-cell table:formula="of:=[.A2830]-1" office:value-type="date" office:date-value="2016-01-01" calcext:value-type="date">
            <text:p>1/1/2016</text:p>
          </table:table-cell>
          <table:table-cell table:number-columns-repeated="1022"/>
        </table:table-row>
        <table:table-row table:style-name="ro1">
          <table:table-cell table:formula="of:=[.A2831]-1" office:value-type="date" office:date-value="2015-12-31" calcext:value-type="date">
            <text:p>12/31/2015</text:p>
          </table:table-cell>
          <table:table-cell table:number-columns-repeated="1022"/>
        </table:table-row>
        <table:table-row table:style-name="ro1">
          <table:table-cell table:formula="of:=[.A2832]-1" office:value-type="date" office:date-value="2015-12-30" calcext:value-type="date">
            <text:p>12/30/2015</text:p>
          </table:table-cell>
          <table:table-cell table:number-columns-repeated="1022"/>
        </table:table-row>
        <table:table-row table:style-name="ro1">
          <table:table-cell table:formula="of:=[.A2833]-1" office:value-type="date" office:date-value="2015-12-29" calcext:value-type="date">
            <text:p>12/29/2015</text:p>
          </table:table-cell>
          <table:table-cell table:number-columns-repeated="1022"/>
        </table:table-row>
        <table:table-row table:style-name="ro1">
          <table:table-cell table:formula="of:=[.A2834]-1" office:value-type="date" office:date-value="2015-12-28" calcext:value-type="date">
            <text:p>12/28/2015</text:p>
          </table:table-cell>
          <table:table-cell table:number-columns-repeated="1022"/>
        </table:table-row>
        <table:table-row table:style-name="ro1">
          <table:table-cell table:formula="of:=[.A2835]-1" office:value-type="date" office:date-value="2015-12-27" calcext:value-type="date">
            <text:p>12/27/2015</text:p>
          </table:table-cell>
          <table:table-cell table:number-columns-repeated="1022"/>
        </table:table-row>
        <table:table-row table:style-name="ro1">
          <table:table-cell table:formula="of:=[.A2836]-1" office:value-type="date" office:date-value="2015-12-26" calcext:value-type="date">
            <text:p>12/26/2015</text:p>
          </table:table-cell>
          <table:table-cell table:number-columns-repeated="1022"/>
        </table:table-row>
        <table:table-row table:style-name="ro1">
          <table:table-cell table:formula="of:=[.A2837]-1" office:value-type="date" office:date-value="2015-12-25" calcext:value-type="date">
            <text:p>12/25/2015</text:p>
          </table:table-cell>
          <table:table-cell table:number-columns-repeated="1022"/>
        </table:table-row>
        <table:table-row table:style-name="ro1">
          <table:table-cell table:formula="of:=[.A2838]-1" office:value-type="date" office:date-value="2015-12-24" calcext:value-type="date">
            <text:p>12/24/2015</text:p>
          </table:table-cell>
          <table:table-cell table:number-columns-repeated="1022"/>
        </table:table-row>
        <table:table-row table:style-name="ro1">
          <table:table-cell table:formula="of:=[.A2839]-1" office:value-type="date" office:date-value="2015-12-23" calcext:value-type="date">
            <text:p>12/23/2015</text:p>
          </table:table-cell>
          <table:table-cell table:number-columns-repeated="1022"/>
        </table:table-row>
        <table:table-row table:style-name="ro1">
          <table:table-cell table:formula="of:=[.A2840]-1" office:value-type="date" office:date-value="2015-12-22" calcext:value-type="date">
            <text:p>12/22/2015</text:p>
          </table:table-cell>
          <table:table-cell table:number-columns-repeated="1022"/>
        </table:table-row>
        <table:table-row table:style-name="ro1">
          <table:table-cell table:formula="of:=[.A2841]-1" office:value-type="date" office:date-value="2015-12-21" calcext:value-type="date">
            <text:p>12/21/2015</text:p>
          </table:table-cell>
          <table:table-cell table:number-columns-repeated="1022"/>
        </table:table-row>
        <table:table-row table:style-name="ro1">
          <table:table-cell table:formula="of:=[.A2842]-1" office:value-type="date" office:date-value="2015-12-20" calcext:value-type="date">
            <text:p>12/20/2015</text:p>
          </table:table-cell>
          <table:table-cell table:number-columns-repeated="1022"/>
        </table:table-row>
        <table:table-row table:style-name="ro1">
          <table:table-cell table:formula="of:=[.A2843]-1" office:value-type="date" office:date-value="2015-12-19" calcext:value-type="date">
            <text:p>12/19/2015</text:p>
          </table:table-cell>
          <table:table-cell table:number-columns-repeated="1022"/>
        </table:table-row>
        <table:table-row table:style-name="ro1">
          <table:table-cell table:formula="of:=[.A2844]-1" office:value-type="date" office:date-value="2015-12-18" calcext:value-type="date">
            <text:p>12/18/2015</text:p>
          </table:table-cell>
          <table:table-cell table:number-columns-repeated="1022"/>
        </table:table-row>
        <table:table-row table:style-name="ro1">
          <table:table-cell table:formula="of:=[.A2845]-1" office:value-type="date" office:date-value="2015-12-17" calcext:value-type="date">
            <text:p>12/17/2015</text:p>
          </table:table-cell>
          <table:table-cell table:number-columns-repeated="1022"/>
        </table:table-row>
        <table:table-row table:style-name="ro1">
          <table:table-cell table:formula="of:=[.A2846]-1" office:value-type="date" office:date-value="2015-12-16" calcext:value-type="date">
            <text:p>12/16/2015</text:p>
          </table:table-cell>
          <table:table-cell table:number-columns-repeated="1022"/>
        </table:table-row>
        <table:table-row table:style-name="ro1">
          <table:table-cell table:formula="of:=[.A2847]-1" office:value-type="date" office:date-value="2015-12-15" calcext:value-type="date">
            <text:p>12/15/2015</text:p>
          </table:table-cell>
          <table:table-cell table:number-columns-repeated="1022"/>
        </table:table-row>
        <table:table-row table:style-name="ro1">
          <table:table-cell table:formula="of:=[.A2848]-1" office:value-type="date" office:date-value="2015-12-14" calcext:value-type="date">
            <text:p>12/14/2015</text:p>
          </table:table-cell>
          <table:table-cell table:number-columns-repeated="1022"/>
        </table:table-row>
        <table:table-row table:style-name="ro1">
          <table:table-cell table:formula="of:=[.A2849]-1" office:value-type="date" office:date-value="2015-12-13" calcext:value-type="date">
            <text:p>12/13/2015</text:p>
          </table:table-cell>
          <table:table-cell table:number-columns-repeated="1022"/>
        </table:table-row>
        <table:table-row table:style-name="ro1">
          <table:table-cell table:formula="of:=[.A2850]-1" office:value-type="date" office:date-value="2015-12-12" calcext:value-type="date">
            <text:p>12/12/2015</text:p>
          </table:table-cell>
          <table:table-cell table:number-columns-repeated="1022"/>
        </table:table-row>
        <table:table-row table:style-name="ro1">
          <table:table-cell table:formula="of:=[.A2851]-1" office:value-type="date" office:date-value="2015-12-11" calcext:value-type="date">
            <text:p>12/11/2015</text:p>
          </table:table-cell>
          <table:table-cell table:number-columns-repeated="1022"/>
        </table:table-row>
        <table:table-row table:style-name="ro1">
          <table:table-cell table:formula="of:=[.A2852]-1" office:value-type="date" office:date-value="2015-12-10" calcext:value-type="date">
            <text:p>12/10/2015</text:p>
          </table:table-cell>
          <table:table-cell table:number-columns-repeated="1022"/>
        </table:table-row>
        <table:table-row table:style-name="ro1">
          <table:table-cell table:formula="of:=[.A2853]-1" office:value-type="date" office:date-value="2015-12-09" calcext:value-type="date">
            <text:p>12/9/2015</text:p>
          </table:table-cell>
          <table:table-cell table:number-columns-repeated="1022"/>
        </table:table-row>
        <table:table-row table:style-name="ro1">
          <table:table-cell table:formula="of:=[.A2854]-1" office:value-type="date" office:date-value="2015-12-08" calcext:value-type="date">
            <text:p>12/8/2015</text:p>
          </table:table-cell>
          <table:table-cell table:number-columns-repeated="1022"/>
        </table:table-row>
        <table:table-row table:style-name="ro1">
          <table:table-cell table:formula="of:=[.A2855]-1" office:value-type="date" office:date-value="2015-12-07" calcext:value-type="date">
            <text:p>12/7/2015</text:p>
          </table:table-cell>
          <table:table-cell table:number-columns-repeated="1022"/>
        </table:table-row>
        <table:table-row table:style-name="ro1">
          <table:table-cell table:formula="of:=[.A2856]-1" office:value-type="date" office:date-value="2015-12-06" calcext:value-type="date">
            <text:p>12/6/2015</text:p>
          </table:table-cell>
          <table:table-cell table:number-columns-repeated="1022"/>
        </table:table-row>
        <table:table-row table:style-name="ro1">
          <table:table-cell table:formula="of:=[.A2857]-1" office:value-type="date" office:date-value="2015-12-05" calcext:value-type="date">
            <text:p>12/5/2015</text:p>
          </table:table-cell>
          <table:table-cell table:number-columns-repeated="1022"/>
        </table:table-row>
        <table:table-row table:style-name="ro1">
          <table:table-cell table:formula="of:=[.A2858]-1" office:value-type="date" office:date-value="2015-12-04" calcext:value-type="date">
            <text:p>12/4/2015</text:p>
          </table:table-cell>
          <table:table-cell table:number-columns-repeated="1022"/>
        </table:table-row>
        <table:table-row table:style-name="ro1">
          <table:table-cell table:formula="of:=[.A2859]-1" office:value-type="date" office:date-value="2015-12-03" calcext:value-type="date">
            <text:p>12/3/2015</text:p>
          </table:table-cell>
          <table:table-cell table:number-columns-repeated="1022"/>
        </table:table-row>
        <table:table-row table:style-name="ro1">
          <table:table-cell table:formula="of:=[.A2860]-1" office:value-type="date" office:date-value="2015-12-02" calcext:value-type="date">
            <text:p>12/2/2015</text:p>
          </table:table-cell>
          <table:table-cell table:number-columns-repeated="1022"/>
        </table:table-row>
        <table:table-row table:style-name="ro1">
          <table:table-cell table:formula="of:=[.A2861]-1" office:value-type="date" office:date-value="2015-12-01" calcext:value-type="date">
            <text:p>12/1/2015</text:p>
          </table:table-cell>
          <table:table-cell table:number-columns-repeated="1022"/>
        </table:table-row>
        <table:table-row table:style-name="ro1">
          <table:table-cell table:formula="of:=[.A2862]-1" office:value-type="date" office:date-value="2015-11-30" calcext:value-type="date">
            <text:p>11/30/2015</text:p>
          </table:table-cell>
          <table:table-cell table:number-columns-repeated="1022"/>
        </table:table-row>
        <table:table-row table:style-name="ro1">
          <table:table-cell table:formula="of:=[.A2863]-1" office:value-type="date" office:date-value="2015-11-29" calcext:value-type="date">
            <text:p>11/29/2015</text:p>
          </table:table-cell>
          <table:table-cell table:number-columns-repeated="1022"/>
        </table:table-row>
        <table:table-row table:style-name="ro1">
          <table:table-cell table:formula="of:=[.A2864]-1" office:value-type="date" office:date-value="2015-11-28" calcext:value-type="date">
            <text:p>11/28/2015</text:p>
          </table:table-cell>
          <table:table-cell table:number-columns-repeated="1022"/>
        </table:table-row>
        <table:table-row table:style-name="ro1">
          <table:table-cell table:formula="of:=[.A2865]-1" office:value-type="date" office:date-value="2015-11-27" calcext:value-type="date">
            <text:p>11/27/2015</text:p>
          </table:table-cell>
          <table:table-cell table:number-columns-repeated="1022"/>
        </table:table-row>
        <table:table-row table:style-name="ro1">
          <table:table-cell table:formula="of:=[.A2866]-1" office:value-type="date" office:date-value="2015-11-26" calcext:value-type="date">
            <text:p>11/26/2015</text:p>
          </table:table-cell>
          <table:table-cell table:number-columns-repeated="1022"/>
        </table:table-row>
        <table:table-row table:style-name="ro1">
          <table:table-cell table:formula="of:=[.A2867]-1" office:value-type="date" office:date-value="2015-11-25" calcext:value-type="date">
            <text:p>11/25/2015</text:p>
          </table:table-cell>
          <table:table-cell table:number-columns-repeated="1022"/>
        </table:table-row>
        <table:table-row table:style-name="ro1">
          <table:table-cell table:formula="of:=[.A2868]-1" office:value-type="date" office:date-value="2015-11-24" calcext:value-type="date">
            <text:p>11/24/2015</text:p>
          </table:table-cell>
          <table:table-cell table:number-columns-repeated="1022"/>
        </table:table-row>
        <table:table-row table:style-name="ro1">
          <table:table-cell table:formula="of:=[.A2869]-1" office:value-type="date" office:date-value="2015-11-23" calcext:value-type="date">
            <text:p>11/23/2015</text:p>
          </table:table-cell>
          <table:table-cell table:number-columns-repeated="1022"/>
        </table:table-row>
        <table:table-row table:style-name="ro1">
          <table:table-cell table:formula="of:=[.A2870]-1" office:value-type="date" office:date-value="2015-11-22" calcext:value-type="date">
            <text:p>11/22/2015</text:p>
          </table:table-cell>
          <table:table-cell table:number-columns-repeated="1022"/>
        </table:table-row>
        <table:table-row table:style-name="ro1">
          <table:table-cell table:formula="of:=[.A2871]-1" office:value-type="date" office:date-value="2015-11-21" calcext:value-type="date">
            <text:p>11/21/2015</text:p>
          </table:table-cell>
          <table:table-cell table:number-columns-repeated="1022"/>
        </table:table-row>
        <table:table-row table:style-name="ro1">
          <table:table-cell table:formula="of:=[.A2872]-1" office:value-type="date" office:date-value="2015-11-20" calcext:value-type="date">
            <text:p>11/20/2015</text:p>
          </table:table-cell>
          <table:table-cell table:number-columns-repeated="1022"/>
        </table:table-row>
        <table:table-row table:style-name="ro1">
          <table:table-cell table:formula="of:=[.A2873]-1" office:value-type="date" office:date-value="2015-11-19" calcext:value-type="date">
            <text:p>11/19/2015</text:p>
          </table:table-cell>
          <table:table-cell table:number-columns-repeated="1022"/>
        </table:table-row>
        <table:table-row table:style-name="ro1">
          <table:table-cell table:formula="of:=[.A2874]-1" office:value-type="date" office:date-value="2015-11-18" calcext:value-type="date">
            <text:p>11/18/2015</text:p>
          </table:table-cell>
          <table:table-cell table:number-columns-repeated="1022"/>
        </table:table-row>
        <table:table-row table:style-name="ro1">
          <table:table-cell table:formula="of:=[.A2875]-1" office:value-type="date" office:date-value="2015-11-17" calcext:value-type="date">
            <text:p>11/17/2015</text:p>
          </table:table-cell>
          <table:table-cell table:number-columns-repeated="1022"/>
        </table:table-row>
        <table:table-row table:style-name="ro1">
          <table:table-cell table:formula="of:=[.A2876]-1" office:value-type="date" office:date-value="2015-11-16" calcext:value-type="date">
            <text:p>11/16/2015</text:p>
          </table:table-cell>
          <table:table-cell table:number-columns-repeated="1022"/>
        </table:table-row>
        <table:table-row table:style-name="ro1">
          <table:table-cell table:formula="of:=[.A2877]-1" office:value-type="date" office:date-value="2015-11-15" calcext:value-type="date">
            <text:p>11/15/2015</text:p>
          </table:table-cell>
          <table:table-cell table:number-columns-repeated="1022"/>
        </table:table-row>
        <table:table-row table:style-name="ro1">
          <table:table-cell table:formula="of:=[.A2878]-1" office:value-type="date" office:date-value="2015-11-14" calcext:value-type="date">
            <text:p>11/14/2015</text:p>
          </table:table-cell>
          <table:table-cell table:number-columns-repeated="1022"/>
        </table:table-row>
        <table:table-row table:style-name="ro1">
          <table:table-cell table:formula="of:=[.A2879]-1" office:value-type="date" office:date-value="2015-11-13" calcext:value-type="date">
            <text:p>11/13/2015</text:p>
          </table:table-cell>
          <table:table-cell table:number-columns-repeated="1022"/>
        </table:table-row>
        <table:table-row table:style-name="ro1">
          <table:table-cell table:formula="of:=[.A2880]-1" office:value-type="date" office:date-value="2015-11-12" calcext:value-type="date">
            <text:p>11/12/2015</text:p>
          </table:table-cell>
          <table:table-cell table:number-columns-repeated="1022"/>
        </table:table-row>
        <table:table-row table:style-name="ro1">
          <table:table-cell table:formula="of:=[.A2881]-1" office:value-type="date" office:date-value="2015-11-11" calcext:value-type="date">
            <text:p>11/11/2015</text:p>
          </table:table-cell>
          <table:table-cell table:number-columns-repeated="1022"/>
        </table:table-row>
        <table:table-row table:style-name="ro1">
          <table:table-cell table:formula="of:=[.A2882]-1" office:value-type="date" office:date-value="2015-11-10" calcext:value-type="date">
            <text:p>11/10/2015</text:p>
          </table:table-cell>
          <table:table-cell table:number-columns-repeated="1022"/>
        </table:table-row>
        <table:table-row table:style-name="ro1">
          <table:table-cell table:formula="of:=[.A2883]-1" office:value-type="date" office:date-value="2015-11-09" calcext:value-type="date">
            <text:p>11/9/2015</text:p>
          </table:table-cell>
          <table:table-cell table:number-columns-repeated="1022"/>
        </table:table-row>
        <table:table-row table:style-name="ro1">
          <table:table-cell table:formula="of:=[.A2884]-1" office:value-type="date" office:date-value="2015-11-08" calcext:value-type="date">
            <text:p>11/8/2015</text:p>
          </table:table-cell>
          <table:table-cell table:number-columns-repeated="1022"/>
        </table:table-row>
        <table:table-row table:style-name="ro1">
          <table:table-cell table:formula="of:=[.A2885]-1" office:value-type="date" office:date-value="2015-11-07" calcext:value-type="date">
            <text:p>11/7/2015</text:p>
          </table:table-cell>
          <table:table-cell table:number-columns-repeated="1022"/>
        </table:table-row>
        <table:table-row table:style-name="ro1">
          <table:table-cell table:formula="of:=[.A2886]-1" office:value-type="date" office:date-value="2015-11-06" calcext:value-type="date">
            <text:p>11/6/2015</text:p>
          </table:table-cell>
          <table:table-cell table:number-columns-repeated="1022"/>
        </table:table-row>
        <table:table-row table:style-name="ro1">
          <table:table-cell table:formula="of:=[.A2887]-1" office:value-type="date" office:date-value="2015-11-05" calcext:value-type="date">
            <text:p>11/5/2015</text:p>
          </table:table-cell>
          <table:table-cell table:number-columns-repeated="1022"/>
        </table:table-row>
        <table:table-row table:style-name="ro1">
          <table:table-cell table:formula="of:=[.A2888]-1" office:value-type="date" office:date-value="2015-11-04" calcext:value-type="date">
            <text:p>11/4/2015</text:p>
          </table:table-cell>
          <table:table-cell table:number-columns-repeated="1022"/>
        </table:table-row>
        <table:table-row table:style-name="ro1">
          <table:table-cell table:formula="of:=[.A2889]-1" office:value-type="date" office:date-value="2015-11-03" calcext:value-type="date">
            <text:p>11/3/2015</text:p>
          </table:table-cell>
          <table:table-cell table:number-columns-repeated="1022"/>
        </table:table-row>
        <table:table-row table:style-name="ro1">
          <table:table-cell table:formula="of:=[.A2890]-1" office:value-type="date" office:date-value="2015-11-02" calcext:value-type="date">
            <text:p>11/2/2015</text:p>
          </table:table-cell>
          <table:table-cell table:number-columns-repeated="1022"/>
        </table:table-row>
        <table:table-row table:style-name="ro1">
          <table:table-cell table:formula="of:=[.A2891]-1" office:value-type="date" office:date-value="2015-11-01" calcext:value-type="date">
            <text:p>11/1/2015</text:p>
          </table:table-cell>
          <table:table-cell table:number-columns-repeated="1022"/>
        </table:table-row>
        <table:table-row table:style-name="ro1">
          <table:table-cell table:formula="of:=[.A2892]-1" office:value-type="date" office:date-value="2015-10-31" calcext:value-type="date">
            <text:p>10/31/2015</text:p>
          </table:table-cell>
          <table:table-cell table:number-columns-repeated="1022"/>
        </table:table-row>
        <table:table-row table:style-name="ro1">
          <table:table-cell table:formula="of:=[.A2893]-1" office:value-type="date" office:date-value="2015-10-30" calcext:value-type="date">
            <text:p>10/30/2015</text:p>
          </table:table-cell>
          <table:table-cell table:number-columns-repeated="1022"/>
        </table:table-row>
        <table:table-row table:style-name="ro1">
          <table:table-cell table:formula="of:=[.A2894]-1" office:value-type="date" office:date-value="2015-10-29" calcext:value-type="date">
            <text:p>10/29/2015</text:p>
          </table:table-cell>
          <table:table-cell table:number-columns-repeated="1022"/>
        </table:table-row>
        <table:table-row table:style-name="ro1">
          <table:table-cell table:formula="of:=[.A2895]-1" office:value-type="date" office:date-value="2015-10-28" calcext:value-type="date">
            <text:p>10/28/2015</text:p>
          </table:table-cell>
          <table:table-cell table:number-columns-repeated="1022"/>
        </table:table-row>
        <table:table-row table:style-name="ro1">
          <table:table-cell table:formula="of:=[.A2896]-1" office:value-type="date" office:date-value="2015-10-27" calcext:value-type="date">
            <text:p>10/27/2015</text:p>
          </table:table-cell>
          <table:table-cell table:number-columns-repeated="1022"/>
        </table:table-row>
        <table:table-row table:style-name="ro1">
          <table:table-cell table:formula="of:=[.A2897]-1" office:value-type="date" office:date-value="2015-10-26" calcext:value-type="date">
            <text:p>10/26/2015</text:p>
          </table:table-cell>
          <table:table-cell table:number-columns-repeated="1022"/>
        </table:table-row>
        <table:table-row table:style-name="ro1">
          <table:table-cell table:formula="of:=[.A2898]-1" office:value-type="date" office:date-value="2015-10-25" calcext:value-type="date">
            <text:p>10/25/2015</text:p>
          </table:table-cell>
          <table:table-cell table:number-columns-repeated="1022"/>
        </table:table-row>
        <table:table-row table:style-name="ro1">
          <table:table-cell table:formula="of:=[.A2899]-1" office:value-type="date" office:date-value="2015-10-24" calcext:value-type="date">
            <text:p>10/24/2015</text:p>
          </table:table-cell>
          <table:table-cell table:number-columns-repeated="1022"/>
        </table:table-row>
        <table:table-row table:style-name="ro1">
          <table:table-cell table:formula="of:=[.A2900]-1" office:value-type="date" office:date-value="2015-10-23" calcext:value-type="date">
            <text:p>10/23/2015</text:p>
          </table:table-cell>
          <table:table-cell table:number-columns-repeated="1022"/>
        </table:table-row>
        <table:table-row table:style-name="ro1">
          <table:table-cell table:formula="of:=[.A2901]-1" office:value-type="date" office:date-value="2015-10-22" calcext:value-type="date">
            <text:p>10/22/2015</text:p>
          </table:table-cell>
          <table:table-cell table:number-columns-repeated="1022"/>
        </table:table-row>
        <table:table-row table:style-name="ro1">
          <table:table-cell table:formula="of:=[.A2902]-1" office:value-type="date" office:date-value="2015-10-21" calcext:value-type="date">
            <text:p>10/21/2015</text:p>
          </table:table-cell>
          <table:table-cell table:number-columns-repeated="1022"/>
        </table:table-row>
        <table:table-row table:style-name="ro1">
          <table:table-cell table:formula="of:=[.A2903]-1" office:value-type="date" office:date-value="2015-10-20" calcext:value-type="date">
            <text:p>10/20/2015</text:p>
          </table:table-cell>
          <table:table-cell table:number-columns-repeated="1022"/>
        </table:table-row>
        <table:table-row table:style-name="ro1">
          <table:table-cell table:formula="of:=[.A2904]-1" office:value-type="date" office:date-value="2015-10-19" calcext:value-type="date">
            <text:p>10/19/2015</text:p>
          </table:table-cell>
          <table:table-cell table:number-columns-repeated="1022"/>
        </table:table-row>
        <table:table-row table:style-name="ro1">
          <table:table-cell table:formula="of:=[.A2905]-1" office:value-type="date" office:date-value="2015-10-18" calcext:value-type="date">
            <text:p>10/18/2015</text:p>
          </table:table-cell>
          <table:table-cell table:number-columns-repeated="1022"/>
        </table:table-row>
        <table:table-row table:style-name="ro1">
          <table:table-cell table:formula="of:=[.A2906]-1" office:value-type="date" office:date-value="2015-10-17" calcext:value-type="date">
            <text:p>10/17/2015</text:p>
          </table:table-cell>
          <table:table-cell table:number-columns-repeated="1022"/>
        </table:table-row>
        <table:table-row table:style-name="ro1">
          <table:table-cell table:formula="of:=[.A2907]-1" office:value-type="date" office:date-value="2015-10-16" calcext:value-type="date">
            <text:p>10/16/2015</text:p>
          </table:table-cell>
          <table:table-cell table:number-columns-repeated="1022"/>
        </table:table-row>
        <table:table-row table:style-name="ro1">
          <table:table-cell table:formula="of:=[.A2908]-1" office:value-type="date" office:date-value="2015-10-15" calcext:value-type="date">
            <text:p>10/15/2015</text:p>
          </table:table-cell>
          <table:table-cell table:number-columns-repeated="1022"/>
        </table:table-row>
        <table:table-row table:style-name="ro1">
          <table:table-cell table:formula="of:=[.A2909]-1" office:value-type="date" office:date-value="2015-10-14" calcext:value-type="date">
            <text:p>10/14/2015</text:p>
          </table:table-cell>
          <table:table-cell table:number-columns-repeated="1022"/>
        </table:table-row>
        <table:table-row table:style-name="ro1">
          <table:table-cell table:formula="of:=[.A2910]-1" office:value-type="date" office:date-value="2015-10-13" calcext:value-type="date">
            <text:p>10/13/2015</text:p>
          </table:table-cell>
          <table:table-cell table:number-columns-repeated="1022"/>
        </table:table-row>
        <table:table-row table:style-name="ro1">
          <table:table-cell table:formula="of:=[.A2911]-1" office:value-type="date" office:date-value="2015-10-12" calcext:value-type="date">
            <text:p>10/12/2015</text:p>
          </table:table-cell>
          <table:table-cell table:number-columns-repeated="1022"/>
        </table:table-row>
        <table:table-row table:style-name="ro1">
          <table:table-cell table:formula="of:=[.A2912]-1" office:value-type="date" office:date-value="2015-10-11" calcext:value-type="date">
            <text:p>10/11/2015</text:p>
          </table:table-cell>
          <table:table-cell table:number-columns-repeated="1022"/>
        </table:table-row>
        <table:table-row table:style-name="ro1">
          <table:table-cell table:formula="of:=[.A2913]-1" office:value-type="date" office:date-value="2015-10-10" calcext:value-type="date">
            <text:p>10/10/2015</text:p>
          </table:table-cell>
          <table:table-cell table:number-columns-repeated="1022"/>
        </table:table-row>
        <table:table-row table:style-name="ro1">
          <table:table-cell table:formula="of:=[.A2914]-1" office:value-type="date" office:date-value="2015-10-09" calcext:value-type="date">
            <text:p>10/9/2015</text:p>
          </table:table-cell>
          <table:table-cell table:number-columns-repeated="1022"/>
        </table:table-row>
        <table:table-row table:style-name="ro1">
          <table:table-cell table:formula="of:=[.A2915]-1" office:value-type="date" office:date-value="2015-10-08" calcext:value-type="date">
            <text:p>10/8/2015</text:p>
          </table:table-cell>
          <table:table-cell table:number-columns-repeated="1022"/>
        </table:table-row>
        <table:table-row table:style-name="ro1">
          <table:table-cell table:formula="of:=[.A2916]-1" office:value-type="date" office:date-value="2015-10-07" calcext:value-type="date">
            <text:p>10/7/2015</text:p>
          </table:table-cell>
          <table:table-cell table:number-columns-repeated="1022"/>
        </table:table-row>
        <table:table-row table:style-name="ro1">
          <table:table-cell table:formula="of:=[.A2917]-1" office:value-type="date" office:date-value="2015-10-06" calcext:value-type="date">
            <text:p>10/6/2015</text:p>
          </table:table-cell>
          <table:table-cell table:number-columns-repeated="1022"/>
        </table:table-row>
        <table:table-row table:style-name="ro1">
          <table:table-cell table:formula="of:=[.A2918]-1" office:value-type="date" office:date-value="2015-10-05" calcext:value-type="date">
            <text:p>10/5/2015</text:p>
          </table:table-cell>
          <table:table-cell table:number-columns-repeated="1022"/>
        </table:table-row>
        <table:table-row table:style-name="ro1">
          <table:table-cell table:formula="of:=[.A2919]-1" office:value-type="date" office:date-value="2015-10-04" calcext:value-type="date">
            <text:p>10/4/2015</text:p>
          </table:table-cell>
          <table:table-cell table:number-columns-repeated="1022"/>
        </table:table-row>
        <table:table-row table:style-name="ro1">
          <table:table-cell table:formula="of:=[.A2920]-1" office:value-type="date" office:date-value="2015-10-03" calcext:value-type="date">
            <text:p>10/3/2015</text:p>
          </table:table-cell>
          <table:table-cell table:number-columns-repeated="1022"/>
        </table:table-row>
        <table:table-row table:style-name="ro1">
          <table:table-cell table:formula="of:=[.A2921]-1" office:value-type="date" office:date-value="2015-10-02" calcext:value-type="date">
            <text:p>10/2/2015</text:p>
          </table:table-cell>
          <table:table-cell table:number-columns-repeated="1022"/>
        </table:table-row>
        <table:table-row table:style-name="ro1">
          <table:table-cell table:formula="of:=[.A2922]-1" office:value-type="date" office:date-value="2015-10-01" calcext:value-type="date">
            <text:p>10/1/2015</text:p>
          </table:table-cell>
          <table:table-cell table:number-columns-repeated="1022"/>
        </table:table-row>
        <table:table-row table:style-name="ro1">
          <table:table-cell table:formula="of:=[.A2923]-1" office:value-type="date" office:date-value="2015-09-30" calcext:value-type="date">
            <text:p>9/30/2015</text:p>
          </table:table-cell>
          <table:table-cell table:number-columns-repeated="1022"/>
        </table:table-row>
        <table:table-row table:style-name="ro1">
          <table:table-cell table:formula="of:=[.A2924]-1" office:value-type="date" office:date-value="2015-09-29" calcext:value-type="date">
            <text:p>9/29/2015</text:p>
          </table:table-cell>
          <table:table-cell table:number-columns-repeated="1022"/>
        </table:table-row>
        <table:table-row table:style-name="ro1">
          <table:table-cell table:formula="of:=[.A2925]-1" office:value-type="date" office:date-value="2015-09-28" calcext:value-type="date">
            <text:p>9/28/2015</text:p>
          </table:table-cell>
          <table:table-cell table:number-columns-repeated="1022"/>
        </table:table-row>
        <table:table-row table:style-name="ro1">
          <table:table-cell table:formula="of:=[.A2926]-1" office:value-type="date" office:date-value="2015-09-27" calcext:value-type="date">
            <text:p>9/27/2015</text:p>
          </table:table-cell>
          <table:table-cell table:number-columns-repeated="1022"/>
        </table:table-row>
        <table:table-row table:style-name="ro1">
          <table:table-cell table:formula="of:=[.A2927]-1" office:value-type="date" office:date-value="2015-09-26" calcext:value-type="date">
            <text:p>9/26/2015</text:p>
          </table:table-cell>
          <table:table-cell table:number-columns-repeated="1022"/>
        </table:table-row>
        <table:table-row table:style-name="ro1">
          <table:table-cell table:formula="of:=[.A2928]-1" office:value-type="date" office:date-value="2015-09-25" calcext:value-type="date">
            <text:p>9/25/2015</text:p>
          </table:table-cell>
          <table:table-cell table:number-columns-repeated="1022"/>
        </table:table-row>
        <table:table-row table:style-name="ro1">
          <table:table-cell table:formula="of:=[.A2929]-1" office:value-type="date" office:date-value="2015-09-24" calcext:value-type="date">
            <text:p>9/24/2015</text:p>
          </table:table-cell>
          <table:table-cell table:number-columns-repeated="1022"/>
        </table:table-row>
        <table:table-row table:style-name="ro1">
          <table:table-cell table:formula="of:=[.A2930]-1" office:value-type="date" office:date-value="2015-09-23" calcext:value-type="date">
            <text:p>9/23/2015</text:p>
          </table:table-cell>
          <table:table-cell table:number-columns-repeated="1022"/>
        </table:table-row>
        <table:table-row table:style-name="ro1">
          <table:table-cell table:formula="of:=[.A2931]-1" office:value-type="date" office:date-value="2015-09-22" calcext:value-type="date">
            <text:p>9/22/2015</text:p>
          </table:table-cell>
          <table:table-cell table:number-columns-repeated="1022"/>
        </table:table-row>
        <table:table-row table:style-name="ro1">
          <table:table-cell table:formula="of:=[.A2932]-1" office:value-type="date" office:date-value="2015-09-21" calcext:value-type="date">
            <text:p>9/21/2015</text:p>
          </table:table-cell>
          <table:table-cell table:number-columns-repeated="1022"/>
        </table:table-row>
        <table:table-row table:style-name="ro1">
          <table:table-cell table:formula="of:=[.A2933]-1" office:value-type="date" office:date-value="2015-09-20" calcext:value-type="date">
            <text:p>9/20/2015</text:p>
          </table:table-cell>
          <table:table-cell table:number-columns-repeated="1022"/>
        </table:table-row>
        <table:table-row table:style-name="ro1">
          <table:table-cell table:formula="of:=[.A2934]-1" office:value-type="date" office:date-value="2015-09-19" calcext:value-type="date">
            <text:p>9/19/2015</text:p>
          </table:table-cell>
          <table:table-cell table:number-columns-repeated="1022"/>
        </table:table-row>
        <table:table-row table:style-name="ro1">
          <table:table-cell table:formula="of:=[.A2935]-1" office:value-type="date" office:date-value="2015-09-18" calcext:value-type="date">
            <text:p>9/18/2015</text:p>
          </table:table-cell>
          <table:table-cell table:number-columns-repeated="1022"/>
        </table:table-row>
        <table:table-row table:style-name="ro1">
          <table:table-cell table:formula="of:=[.A2936]-1" office:value-type="date" office:date-value="2015-09-17" calcext:value-type="date">
            <text:p>9/17/2015</text:p>
          </table:table-cell>
          <table:table-cell table:number-columns-repeated="1022"/>
        </table:table-row>
        <table:table-row table:style-name="ro1">
          <table:table-cell table:formula="of:=[.A2937]-1" office:value-type="date" office:date-value="2015-09-16" calcext:value-type="date">
            <text:p>9/16/2015</text:p>
          </table:table-cell>
          <table:table-cell table:number-columns-repeated="1022"/>
        </table:table-row>
        <table:table-row table:style-name="ro1">
          <table:table-cell table:formula="of:=[.A2938]-1" office:value-type="date" office:date-value="2015-09-15" calcext:value-type="date">
            <text:p>9/15/2015</text:p>
          </table:table-cell>
          <table:table-cell table:number-columns-repeated="1022"/>
        </table:table-row>
        <table:table-row table:style-name="ro1">
          <table:table-cell table:formula="of:=[.A2939]-1" office:value-type="date" office:date-value="2015-09-14" calcext:value-type="date">
            <text:p>9/14/2015</text:p>
          </table:table-cell>
          <table:table-cell table:number-columns-repeated="1022"/>
        </table:table-row>
        <table:table-row table:style-name="ro1">
          <table:table-cell table:formula="of:=[.A2940]-1" office:value-type="date" office:date-value="2015-09-13" calcext:value-type="date">
            <text:p>9/13/2015</text:p>
          </table:table-cell>
          <table:table-cell table:number-columns-repeated="1022"/>
        </table:table-row>
        <table:table-row table:style-name="ro1">
          <table:table-cell table:formula="of:=[.A2941]-1" office:value-type="date" office:date-value="2015-09-12" calcext:value-type="date">
            <text:p>9/12/2015</text:p>
          </table:table-cell>
          <table:table-cell table:number-columns-repeated="1022"/>
        </table:table-row>
        <table:table-row table:style-name="ro1">
          <table:table-cell table:formula="of:=[.A2942]-1" office:value-type="date" office:date-value="2015-09-11" calcext:value-type="date">
            <text:p>9/11/2015</text:p>
          </table:table-cell>
          <table:table-cell table:number-columns-repeated="1022"/>
        </table:table-row>
        <table:table-row table:style-name="ro1">
          <table:table-cell table:formula="of:=[.A2943]-1" office:value-type="date" office:date-value="2015-09-10" calcext:value-type="date">
            <text:p>9/10/2015</text:p>
          </table:table-cell>
          <table:table-cell table:number-columns-repeated="1022"/>
        </table:table-row>
        <table:table-row table:style-name="ro1">
          <table:table-cell table:formula="of:=[.A2944]-1" office:value-type="date" office:date-value="2015-09-09" calcext:value-type="date">
            <text:p>9/9/2015</text:p>
          </table:table-cell>
          <table:table-cell table:number-columns-repeated="1022"/>
        </table:table-row>
        <table:table-row table:style-name="ro1">
          <table:table-cell table:formula="of:=[.A2945]-1" office:value-type="date" office:date-value="2015-09-08" calcext:value-type="date">
            <text:p>9/8/2015</text:p>
          </table:table-cell>
          <table:table-cell table:number-columns-repeated="1022"/>
        </table:table-row>
        <table:table-row table:style-name="ro1">
          <table:table-cell table:formula="of:=[.A2946]-1" office:value-type="date" office:date-value="2015-09-07" calcext:value-type="date">
            <text:p>9/7/2015</text:p>
          </table:table-cell>
          <table:table-cell table:number-columns-repeated="1022"/>
        </table:table-row>
        <table:table-row table:style-name="ro1">
          <table:table-cell table:formula="of:=[.A2947]-1" office:value-type="date" office:date-value="2015-09-06" calcext:value-type="date">
            <text:p>9/6/2015</text:p>
          </table:table-cell>
          <table:table-cell table:number-columns-repeated="1022"/>
        </table:table-row>
        <table:table-row table:style-name="ro1">
          <table:table-cell table:formula="of:=[.A2948]-1" office:value-type="date" office:date-value="2015-09-05" calcext:value-type="date">
            <text:p>9/5/2015</text:p>
          </table:table-cell>
          <table:table-cell table:number-columns-repeated="1022"/>
        </table:table-row>
        <table:table-row table:style-name="ro1">
          <table:table-cell table:formula="of:=[.A2949]-1" office:value-type="date" office:date-value="2015-09-04" calcext:value-type="date">
            <text:p>9/4/2015</text:p>
          </table:table-cell>
          <table:table-cell table:number-columns-repeated="1022"/>
        </table:table-row>
        <table:table-row table:style-name="ro1">
          <table:table-cell table:formula="of:=[.A2950]-1" office:value-type="date" office:date-value="2015-09-03" calcext:value-type="date">
            <text:p>9/3/2015</text:p>
          </table:table-cell>
          <table:table-cell table:number-columns-repeated="1022"/>
        </table:table-row>
        <table:table-row table:style-name="ro1">
          <table:table-cell table:formula="of:=[.A2951]-1" office:value-type="date" office:date-value="2015-09-02" calcext:value-type="date">
            <text:p>9/2/2015</text:p>
          </table:table-cell>
          <table:table-cell table:number-columns-repeated="1022"/>
        </table:table-row>
        <table:table-row table:style-name="ro1">
          <table:table-cell table:formula="of:=[.A2952]-1" office:value-type="date" office:date-value="2015-09-01" calcext:value-type="date">
            <text:p>9/1/2015</text:p>
          </table:table-cell>
          <table:table-cell table:number-columns-repeated="1022"/>
        </table:table-row>
        <table:table-row table:style-name="ro1">
          <table:table-cell table:formula="of:=[.A2953]-1" office:value-type="date" office:date-value="2015-08-31" calcext:value-type="date">
            <text:p>8/31/2015</text:p>
          </table:table-cell>
          <table:table-cell table:number-columns-repeated="1022"/>
        </table:table-row>
        <table:table-row table:style-name="ro1">
          <table:table-cell table:formula="of:=[.A2954]-1" office:value-type="date" office:date-value="2015-08-30" calcext:value-type="date">
            <text:p>8/30/2015</text:p>
          </table:table-cell>
          <table:table-cell table:number-columns-repeated="1022"/>
        </table:table-row>
        <table:table-row table:style-name="ro1">
          <table:table-cell table:formula="of:=[.A2955]-1" office:value-type="date" office:date-value="2015-08-29" calcext:value-type="date">
            <text:p>8/29/2015</text:p>
          </table:table-cell>
          <table:table-cell table:number-columns-repeated="1022"/>
        </table:table-row>
        <table:table-row table:style-name="ro1">
          <table:table-cell table:formula="of:=[.A2956]-1" office:value-type="date" office:date-value="2015-08-28" calcext:value-type="date">
            <text:p>8/28/2015</text:p>
          </table:table-cell>
          <table:table-cell table:number-columns-repeated="1022"/>
        </table:table-row>
        <table:table-row table:style-name="ro1">
          <table:table-cell table:formula="of:=[.A2957]-1" office:value-type="date" office:date-value="2015-08-27" calcext:value-type="date">
            <text:p>8/27/2015</text:p>
          </table:table-cell>
          <table:table-cell table:number-columns-repeated="1022"/>
        </table:table-row>
        <table:table-row table:style-name="ro1">
          <table:table-cell table:formula="of:=[.A2958]-1" office:value-type="date" office:date-value="2015-08-26" calcext:value-type="date">
            <text:p>8/26/2015</text:p>
          </table:table-cell>
          <table:table-cell table:number-columns-repeated="1022"/>
        </table:table-row>
        <table:table-row table:style-name="ro1">
          <table:table-cell table:formula="of:=[.A2959]-1" office:value-type="date" office:date-value="2015-08-25" calcext:value-type="date">
            <text:p>8/25/2015</text:p>
          </table:table-cell>
          <table:table-cell table:number-columns-repeated="1022"/>
        </table:table-row>
        <table:table-row table:style-name="ro1">
          <table:table-cell table:formula="of:=[.A2960]-1" office:value-type="date" office:date-value="2015-08-24" calcext:value-type="date">
            <text:p>8/24/2015</text:p>
          </table:table-cell>
          <table:table-cell table:number-columns-repeated="1022"/>
        </table:table-row>
        <table:table-row table:style-name="ro1">
          <table:table-cell table:formula="of:=[.A2961]-1" office:value-type="date" office:date-value="2015-08-23" calcext:value-type="date">
            <text:p>8/23/2015</text:p>
          </table:table-cell>
          <table:table-cell table:number-columns-repeated="1022"/>
        </table:table-row>
        <table:table-row table:style-name="ro1">
          <table:table-cell table:formula="of:=[.A2962]-1" office:value-type="date" office:date-value="2015-08-22" calcext:value-type="date">
            <text:p>8/22/2015</text:p>
          </table:table-cell>
          <table:table-cell table:number-columns-repeated="1022"/>
        </table:table-row>
        <table:table-row table:style-name="ro1">
          <table:table-cell table:formula="of:=[.A2963]-1" office:value-type="date" office:date-value="2015-08-21" calcext:value-type="date">
            <text:p>8/21/2015</text:p>
          </table:table-cell>
          <table:table-cell table:number-columns-repeated="1022"/>
        </table:table-row>
        <table:table-row table:style-name="ro1">
          <table:table-cell table:formula="of:=[.A2964]-1" office:value-type="date" office:date-value="2015-08-20" calcext:value-type="date">
            <text:p>8/20/2015</text:p>
          </table:table-cell>
          <table:table-cell table:number-columns-repeated="1022"/>
        </table:table-row>
        <table:table-row table:style-name="ro1">
          <table:table-cell table:formula="of:=[.A2965]-1" office:value-type="date" office:date-value="2015-08-19" calcext:value-type="date">
            <text:p>8/19/2015</text:p>
          </table:table-cell>
          <table:table-cell table:number-columns-repeated="1022"/>
        </table:table-row>
        <table:table-row table:style-name="ro1">
          <table:table-cell table:formula="of:=[.A2966]-1" office:value-type="date" office:date-value="2015-08-18" calcext:value-type="date">
            <text:p>8/18/2015</text:p>
          </table:table-cell>
          <table:table-cell table:number-columns-repeated="1022"/>
        </table:table-row>
        <table:table-row table:style-name="ro1">
          <table:table-cell table:formula="of:=[.A2967]-1" office:value-type="date" office:date-value="2015-08-17" calcext:value-type="date">
            <text:p>8/17/2015</text:p>
          </table:table-cell>
          <table:table-cell table:number-columns-repeated="1022"/>
        </table:table-row>
        <table:table-row table:style-name="ro1">
          <table:table-cell table:formula="of:=[.A2968]-1" office:value-type="date" office:date-value="2015-08-16" calcext:value-type="date">
            <text:p>8/16/2015</text:p>
          </table:table-cell>
          <table:table-cell table:number-columns-repeated="1022"/>
        </table:table-row>
        <table:table-row table:style-name="ro1">
          <table:table-cell table:formula="of:=[.A2969]-1" office:value-type="date" office:date-value="2015-08-15" calcext:value-type="date">
            <text:p>8/15/2015</text:p>
          </table:table-cell>
          <table:table-cell table:number-columns-repeated="1022"/>
        </table:table-row>
        <table:table-row table:style-name="ro1">
          <table:table-cell table:formula="of:=[.A2970]-1" office:value-type="date" office:date-value="2015-08-14" calcext:value-type="date">
            <text:p>8/14/2015</text:p>
          </table:table-cell>
          <table:table-cell table:number-columns-repeated="1022"/>
        </table:table-row>
        <table:table-row table:style-name="ro1">
          <table:table-cell table:formula="of:=[.A2971]-1" office:value-type="date" office:date-value="2015-08-13" calcext:value-type="date">
            <text:p>8/13/2015</text:p>
          </table:table-cell>
          <table:table-cell table:number-columns-repeated="1022"/>
        </table:table-row>
        <table:table-row table:style-name="ro1">
          <table:table-cell table:formula="of:=[.A2972]-1" office:value-type="date" office:date-value="2015-08-12" calcext:value-type="date">
            <text:p>8/12/2015</text:p>
          </table:table-cell>
          <table:table-cell table:number-columns-repeated="1022"/>
        </table:table-row>
        <table:table-row table:style-name="ro1">
          <table:table-cell table:formula="of:=[.A2973]-1" office:value-type="date" office:date-value="2015-08-11" calcext:value-type="date">
            <text:p>8/11/2015</text:p>
          </table:table-cell>
          <table:table-cell table:number-columns-repeated="1022"/>
        </table:table-row>
        <table:table-row table:style-name="ro1">
          <table:table-cell table:formula="of:=[.A2974]-1" office:value-type="date" office:date-value="2015-08-10" calcext:value-type="date">
            <text:p>8/10/2015</text:p>
          </table:table-cell>
          <table:table-cell table:number-columns-repeated="1022"/>
        </table:table-row>
        <table:table-row table:style-name="ro1">
          <table:table-cell table:formula="of:=[.A2975]-1" office:value-type="date" office:date-value="2015-08-09" calcext:value-type="date">
            <text:p>8/9/2015</text:p>
          </table:table-cell>
          <table:table-cell table:number-columns-repeated="1022"/>
        </table:table-row>
        <table:table-row table:style-name="ro1">
          <table:table-cell table:formula="of:=[.A2976]-1" office:value-type="date" office:date-value="2015-08-08" calcext:value-type="date">
            <text:p>8/8/2015</text:p>
          </table:table-cell>
          <table:table-cell table:number-columns-repeated="1022"/>
        </table:table-row>
        <table:table-row table:style-name="ro1">
          <table:table-cell table:formula="of:=[.A2977]-1" office:value-type="date" office:date-value="2015-08-07" calcext:value-type="date">
            <text:p>8/7/2015</text:p>
          </table:table-cell>
          <table:table-cell table:number-columns-repeated="1022"/>
        </table:table-row>
        <table:table-row table:style-name="ro1">
          <table:table-cell table:formula="of:=[.A2978]-1" office:value-type="date" office:date-value="2015-08-06" calcext:value-type="date">
            <text:p>8/6/2015</text:p>
          </table:table-cell>
          <table:table-cell table:number-columns-repeated="1022"/>
        </table:table-row>
        <table:table-row table:style-name="ro1">
          <table:table-cell table:formula="of:=[.A2979]-1" office:value-type="date" office:date-value="2015-08-05" calcext:value-type="date">
            <text:p>8/5/2015</text:p>
          </table:table-cell>
          <table:table-cell table:number-columns-repeated="1022"/>
        </table:table-row>
        <table:table-row table:style-name="ro1">
          <table:table-cell table:formula="of:=[.A2980]-1" office:value-type="date" office:date-value="2015-08-04" calcext:value-type="date">
            <text:p>8/4/2015</text:p>
          </table:table-cell>
          <table:table-cell table:number-columns-repeated="1022"/>
        </table:table-row>
        <table:table-row table:style-name="ro1">
          <table:table-cell table:formula="of:=[.A2981]-1" office:value-type="date" office:date-value="2015-08-03" calcext:value-type="date">
            <text:p>8/3/2015</text:p>
          </table:table-cell>
          <table:table-cell table:number-columns-repeated="1022"/>
        </table:table-row>
        <table:table-row table:style-name="ro1">
          <table:table-cell table:formula="of:=[.A2982]-1" office:value-type="date" office:date-value="2015-08-02" calcext:value-type="date">
            <text:p>8/2/2015</text:p>
          </table:table-cell>
          <table:table-cell table:number-columns-repeated="1022"/>
        </table:table-row>
        <table:table-row table:style-name="ro1">
          <table:table-cell table:formula="of:=[.A2983]-1" office:value-type="date" office:date-value="2015-08-01" calcext:value-type="date">
            <text:p>8/1/2015</text:p>
          </table:table-cell>
          <table:table-cell table:number-columns-repeated="1022"/>
        </table:table-row>
        <table:table-row table:style-name="ro1">
          <table:table-cell table:formula="of:=[.A2984]-1" office:value-type="date" office:date-value="2015-07-31" calcext:value-type="date">
            <text:p>7/31/2015</text:p>
          </table:table-cell>
          <table:table-cell table:number-columns-repeated="1022"/>
        </table:table-row>
        <table:table-row table:style-name="ro1">
          <table:table-cell table:formula="of:=[.A2985]-1" office:value-type="date" office:date-value="2015-07-30" calcext:value-type="date">
            <text:p>7/30/2015</text:p>
          </table:table-cell>
          <table:table-cell table:number-columns-repeated="1022"/>
        </table:table-row>
        <table:table-row table:style-name="ro1">
          <table:table-cell table:formula="of:=[.A2986]-1" office:value-type="date" office:date-value="2015-07-29" calcext:value-type="date">
            <text:p>7/29/2015</text:p>
          </table:table-cell>
          <table:table-cell table:number-columns-repeated="1022"/>
        </table:table-row>
        <table:table-row table:style-name="ro1">
          <table:table-cell table:formula="of:=[.A2987]-1" office:value-type="date" office:date-value="2015-07-28" calcext:value-type="date">
            <text:p>7/28/2015</text:p>
          </table:table-cell>
          <table:table-cell table:number-columns-repeated="1022"/>
        </table:table-row>
        <table:table-row table:style-name="ro1">
          <table:table-cell table:formula="of:=[.A2988]-1" office:value-type="date" office:date-value="2015-07-27" calcext:value-type="date">
            <text:p>7/27/2015</text:p>
          </table:table-cell>
          <table:table-cell table:number-columns-repeated="1022"/>
        </table:table-row>
        <table:table-row table:style-name="ro1">
          <table:table-cell table:formula="of:=[.A2989]-1" office:value-type="date" office:date-value="2015-07-26" calcext:value-type="date">
            <text:p>7/26/2015</text:p>
          </table:table-cell>
          <table:table-cell table:number-columns-repeated="1022"/>
        </table:table-row>
        <table:table-row table:style-name="ro1">
          <table:table-cell table:formula="of:=[.A2990]-1" office:value-type="date" office:date-value="2015-07-25" calcext:value-type="date">
            <text:p>7/25/2015</text:p>
          </table:table-cell>
          <table:table-cell table:number-columns-repeated="1022"/>
        </table:table-row>
        <table:table-row table:style-name="ro1">
          <table:table-cell table:formula="of:=[.A2991]-1" office:value-type="date" office:date-value="2015-07-24" calcext:value-type="date">
            <text:p>7/24/2015</text:p>
          </table:table-cell>
          <table:table-cell table:number-columns-repeated="1022"/>
        </table:table-row>
        <table:table-row table:style-name="ro1">
          <table:table-cell table:formula="of:=[.A2992]-1" office:value-type="date" office:date-value="2015-07-23" calcext:value-type="date">
            <text:p>7/23/2015</text:p>
          </table:table-cell>
          <table:table-cell table:number-columns-repeated="1022"/>
        </table:table-row>
        <table:table-row table:style-name="ro1">
          <table:table-cell table:formula="of:=[.A2993]-1" office:value-type="date" office:date-value="2015-07-22" calcext:value-type="date">
            <text:p>7/22/2015</text:p>
          </table:table-cell>
          <table:table-cell table:number-columns-repeated="1022"/>
        </table:table-row>
        <table:table-row table:style-name="ro1">
          <table:table-cell table:formula="of:=[.A2994]-1" office:value-type="date" office:date-value="2015-07-21" calcext:value-type="date">
            <text:p>7/21/2015</text:p>
          </table:table-cell>
          <table:table-cell table:number-columns-repeated="1022"/>
        </table:table-row>
        <table:table-row table:style-name="ro1">
          <table:table-cell table:formula="of:=[.A2995]-1" office:value-type="date" office:date-value="2015-07-20" calcext:value-type="date">
            <text:p>7/20/2015</text:p>
          </table:table-cell>
          <table:table-cell table:number-columns-repeated="1022"/>
        </table:table-row>
        <table:table-row table:style-name="ro1">
          <table:table-cell table:formula="of:=[.A2996]-1" office:value-type="date" office:date-value="2015-07-19" calcext:value-type="date">
            <text:p>7/19/2015</text:p>
          </table:table-cell>
          <table:table-cell table:number-columns-repeated="1022"/>
        </table:table-row>
        <table:table-row table:style-name="ro1">
          <table:table-cell table:formula="of:=[.A2997]-1" office:value-type="date" office:date-value="2015-07-18" calcext:value-type="date">
            <text:p>7/18/2015</text:p>
          </table:table-cell>
          <table:table-cell table:number-columns-repeated="1022"/>
        </table:table-row>
        <table:table-row table:style-name="ro1">
          <table:table-cell table:formula="of:=[.A2998]-1" office:value-type="date" office:date-value="2015-07-17" calcext:value-type="date">
            <text:p>7/17/2015</text:p>
          </table:table-cell>
          <table:table-cell table:number-columns-repeated="1022"/>
        </table:table-row>
        <table:table-row table:style-name="ro1">
          <table:table-cell table:formula="of:=[.A2999]-1" office:value-type="date" office:date-value="2015-07-16" calcext:value-type="date">
            <text:p>7/16/2015</text:p>
          </table:table-cell>
          <table:table-cell table:number-columns-repeated="1022"/>
        </table:table-row>
        <table:table-row table:style-name="ro1">
          <table:table-cell table:formula="of:=[.A3000]-1" office:value-type="date" office:date-value="2015-07-15" calcext:value-type="date">
            <text:p>7/15/2015</text:p>
          </table:table-cell>
          <table:table-cell table:number-columns-repeated="1022"/>
        </table:table-row>
        <table:table-row table:style-name="ro1">
          <table:table-cell table:formula="of:=[.A3001]-1" office:value-type="date" office:date-value="2015-07-14" calcext:value-type="date">
            <text:p>7/14/2015</text:p>
          </table:table-cell>
          <table:table-cell table:number-columns-repeated="1022"/>
        </table:table-row>
        <table:table-row table:style-name="ro1">
          <table:table-cell table:formula="of:=[.A3002]-1" office:value-type="date" office:date-value="2015-07-13" calcext:value-type="date">
            <text:p>7/13/2015</text:p>
          </table:table-cell>
          <table:table-cell table:number-columns-repeated="1022"/>
        </table:table-row>
        <table:table-row table:style-name="ro1">
          <table:table-cell table:formula="of:=[.A3003]-1" office:value-type="date" office:date-value="2015-07-12" calcext:value-type="date">
            <text:p>7/12/2015</text:p>
          </table:table-cell>
          <table:table-cell table:number-columns-repeated="1022"/>
        </table:table-row>
        <table:table-row table:style-name="ro1">
          <table:table-cell table:formula="of:=[.A3004]-1" office:value-type="date" office:date-value="2015-07-11" calcext:value-type="date">
            <text:p>7/11/2015</text:p>
          </table:table-cell>
          <table:table-cell table:number-columns-repeated="1022"/>
        </table:table-row>
        <table:table-row table:style-name="ro1">
          <table:table-cell table:formula="of:=[.A3005]-1" office:value-type="date" office:date-value="2015-07-10" calcext:value-type="date">
            <text:p>7/10/2015</text:p>
          </table:table-cell>
          <table:table-cell table:number-columns-repeated="1022"/>
        </table:table-row>
        <table:table-row table:style-name="ro1">
          <table:table-cell table:formula="of:=[.A3006]-1" office:value-type="date" office:date-value="2015-07-09" calcext:value-type="date">
            <text:p>7/9/2015</text:p>
          </table:table-cell>
          <table:table-cell table:number-columns-repeated="1022"/>
        </table:table-row>
        <table:table-row table:style-name="ro1">
          <table:table-cell table:formula="of:=[.A3007]-1" office:value-type="date" office:date-value="2015-07-08" calcext:value-type="date">
            <text:p>7/8/2015</text:p>
          </table:table-cell>
          <table:table-cell table:number-columns-repeated="1022"/>
        </table:table-row>
        <table:table-row table:style-name="ro1">
          <table:table-cell table:formula="of:=[.A3008]-1" office:value-type="date" office:date-value="2015-07-07" calcext:value-type="date">
            <text:p>7/7/2015</text:p>
          </table:table-cell>
          <table:table-cell table:number-columns-repeated="1022"/>
        </table:table-row>
        <table:table-row table:style-name="ro1">
          <table:table-cell table:formula="of:=[.A3009]-1" office:value-type="date" office:date-value="2015-07-06" calcext:value-type="date">
            <text:p>7/6/2015</text:p>
          </table:table-cell>
          <table:table-cell table:number-columns-repeated="1022"/>
        </table:table-row>
        <table:table-row table:style-name="ro1">
          <table:table-cell table:formula="of:=[.A3010]-1" office:value-type="date" office:date-value="2015-07-05" calcext:value-type="date">
            <text:p>7/5/2015</text:p>
          </table:table-cell>
          <table:table-cell table:number-columns-repeated="1022"/>
        </table:table-row>
        <table:table-row table:style-name="ro1">
          <table:table-cell table:formula="of:=[.A3011]-1" office:value-type="date" office:date-value="2015-07-04" calcext:value-type="date">
            <text:p>7/4/2015</text:p>
          </table:table-cell>
          <table:table-cell table:number-columns-repeated="1022"/>
        </table:table-row>
        <table:table-row table:style-name="ro1">
          <table:table-cell table:formula="of:=[.A3012]-1" office:value-type="date" office:date-value="2015-07-03" calcext:value-type="date">
            <text:p>7/3/2015</text:p>
          </table:table-cell>
          <table:table-cell table:number-columns-repeated="1022"/>
        </table:table-row>
        <table:table-row table:style-name="ro1">
          <table:table-cell table:formula="of:=[.A3013]-1" office:value-type="date" office:date-value="2015-07-02" calcext:value-type="date">
            <text:p>7/2/2015</text:p>
          </table:table-cell>
          <table:table-cell table:number-columns-repeated="1022"/>
        </table:table-row>
        <table:table-row table:style-name="ro1">
          <table:table-cell table:formula="of:=[.A3014]-1" office:value-type="date" office:date-value="2015-07-01" calcext:value-type="date">
            <text:p>7/1/2015</text:p>
          </table:table-cell>
          <table:table-cell table:number-columns-repeated="1022"/>
        </table:table-row>
        <table:table-row table:style-name="ro1">
          <table:table-cell table:formula="of:=[.A3015]-1" office:value-type="date" office:date-value="2015-06-30" calcext:value-type="date">
            <text:p>6/30/2015</text:p>
          </table:table-cell>
          <table:table-cell table:number-columns-repeated="1022"/>
        </table:table-row>
        <table:table-row table:style-name="ro1">
          <table:table-cell table:formula="of:=[.A3016]-1" office:value-type="date" office:date-value="2015-06-29" calcext:value-type="date">
            <text:p>6/29/2015</text:p>
          </table:table-cell>
          <table:table-cell table:number-columns-repeated="1022"/>
        </table:table-row>
        <table:table-row table:style-name="ro1">
          <table:table-cell table:formula="of:=[.A3017]-1" office:value-type="date" office:date-value="2015-06-28" calcext:value-type="date">
            <text:p>6/28/2015</text:p>
          </table:table-cell>
          <table:table-cell table:number-columns-repeated="1022"/>
        </table:table-row>
        <table:table-row table:style-name="ro1">
          <table:table-cell table:formula="of:=[.A3018]-1" office:value-type="date" office:date-value="2015-06-27" calcext:value-type="date">
            <text:p>6/27/2015</text:p>
          </table:table-cell>
          <table:table-cell table:number-columns-repeated="1022"/>
        </table:table-row>
        <table:table-row table:style-name="ro1">
          <table:table-cell table:formula="of:=[.A3019]-1" office:value-type="date" office:date-value="2015-06-26" calcext:value-type="date">
            <text:p>6/26/2015</text:p>
          </table:table-cell>
          <table:table-cell table:number-columns-repeated="1022"/>
        </table:table-row>
        <table:table-row table:style-name="ro1">
          <table:table-cell table:formula="of:=[.A3020]-1" office:value-type="date" office:date-value="2015-06-25" calcext:value-type="date">
            <text:p>6/25/2015</text:p>
          </table:table-cell>
          <table:table-cell table:number-columns-repeated="1022"/>
        </table:table-row>
        <table:table-row table:style-name="ro1">
          <table:table-cell table:formula="of:=[.A3021]-1" office:value-type="date" office:date-value="2015-06-24" calcext:value-type="date">
            <text:p>6/24/2015</text:p>
          </table:table-cell>
          <table:table-cell table:number-columns-repeated="1022"/>
        </table:table-row>
        <table:table-row table:style-name="ro1">
          <table:table-cell table:formula="of:=[.A3022]-1" office:value-type="date" office:date-value="2015-06-23" calcext:value-type="date">
            <text:p>6/23/2015</text:p>
          </table:table-cell>
          <table:table-cell table:number-columns-repeated="1022"/>
        </table:table-row>
        <table:table-row table:style-name="ro1">
          <table:table-cell table:formula="of:=[.A3023]-1" office:value-type="date" office:date-value="2015-06-22" calcext:value-type="date">
            <text:p>6/22/2015</text:p>
          </table:table-cell>
          <table:table-cell table:number-columns-repeated="1022"/>
        </table:table-row>
        <table:table-row table:style-name="ro1">
          <table:table-cell table:formula="of:=[.A3024]-1" office:value-type="date" office:date-value="2015-06-21" calcext:value-type="date">
            <text:p>6/21/2015</text:p>
          </table:table-cell>
          <table:table-cell table:number-columns-repeated="1022"/>
        </table:table-row>
        <table:table-row table:style-name="ro1">
          <table:table-cell table:formula="of:=[.A3025]-1" office:value-type="date" office:date-value="2015-06-20" calcext:value-type="date">
            <text:p>6/20/2015</text:p>
          </table:table-cell>
          <table:table-cell table:number-columns-repeated="1022"/>
        </table:table-row>
        <table:table-row table:style-name="ro1">
          <table:table-cell table:formula="of:=[.A3026]-1" office:value-type="date" office:date-value="2015-06-19" calcext:value-type="date">
            <text:p>6/19/2015</text:p>
          </table:table-cell>
          <table:table-cell table:number-columns-repeated="1022"/>
        </table:table-row>
        <table:table-row table:style-name="ro1">
          <table:table-cell table:formula="of:=[.A3027]-1" office:value-type="date" office:date-value="2015-06-18" calcext:value-type="date">
            <text:p>6/18/2015</text:p>
          </table:table-cell>
          <table:table-cell table:number-columns-repeated="1022"/>
        </table:table-row>
        <table:table-row table:style-name="ro1">
          <table:table-cell table:formula="of:=[.A3028]-1" office:value-type="date" office:date-value="2015-06-17" calcext:value-type="date">
            <text:p>6/17/2015</text:p>
          </table:table-cell>
          <table:table-cell table:number-columns-repeated="1022"/>
        </table:table-row>
        <table:table-row table:style-name="ro1">
          <table:table-cell table:formula="of:=[.A3029]-1" office:value-type="date" office:date-value="2015-06-16" calcext:value-type="date">
            <text:p>6/16/2015</text:p>
          </table:table-cell>
          <table:table-cell table:number-columns-repeated="1022"/>
        </table:table-row>
        <table:table-row table:style-name="ro1">
          <table:table-cell table:formula="of:=[.A3030]-1" office:value-type="date" office:date-value="2015-06-15" calcext:value-type="date">
            <text:p>6/15/2015</text:p>
          </table:table-cell>
          <table:table-cell table:number-columns-repeated="1022"/>
        </table:table-row>
        <table:table-row table:style-name="ro1">
          <table:table-cell table:formula="of:=[.A3031]-1" office:value-type="date" office:date-value="2015-06-14" calcext:value-type="date">
            <text:p>6/14/2015</text:p>
          </table:table-cell>
          <table:table-cell table:number-columns-repeated="1022"/>
        </table:table-row>
        <table:table-row table:style-name="ro1">
          <table:table-cell table:formula="of:=[.A3032]-1" office:value-type="date" office:date-value="2015-06-13" calcext:value-type="date">
            <text:p>6/13/2015</text:p>
          </table:table-cell>
          <table:table-cell table:number-columns-repeated="1022"/>
        </table:table-row>
        <table:table-row table:style-name="ro1">
          <table:table-cell table:formula="of:=[.A3033]-1" office:value-type="date" office:date-value="2015-06-12" calcext:value-type="date">
            <text:p>6/12/2015</text:p>
          </table:table-cell>
          <table:table-cell table:number-columns-repeated="1022"/>
        </table:table-row>
        <table:table-row table:style-name="ro1">
          <table:table-cell table:formula="of:=[.A3034]-1" office:value-type="date" office:date-value="2015-06-11" calcext:value-type="date">
            <text:p>6/11/2015</text:p>
          </table:table-cell>
          <table:table-cell table:number-columns-repeated="1022"/>
        </table:table-row>
        <table:table-row table:style-name="ro1">
          <table:table-cell table:formula="of:=[.A3035]-1" office:value-type="date" office:date-value="2015-06-10" calcext:value-type="date">
            <text:p>6/10/2015</text:p>
          </table:table-cell>
          <table:table-cell table:number-columns-repeated="1022"/>
        </table:table-row>
        <table:table-row table:style-name="ro1">
          <table:table-cell table:formula="of:=[.A3036]-1" office:value-type="date" office:date-value="2015-06-09" calcext:value-type="date">
            <text:p>6/9/2015</text:p>
          </table:table-cell>
          <table:table-cell table:number-columns-repeated="1022"/>
        </table:table-row>
        <table:table-row table:style-name="ro1">
          <table:table-cell table:formula="of:=[.A3037]-1" office:value-type="date" office:date-value="2015-06-08" calcext:value-type="date">
            <text:p>6/8/2015</text:p>
          </table:table-cell>
          <table:table-cell table:number-columns-repeated="1022"/>
        </table:table-row>
        <table:table-row table:style-name="ro1">
          <table:table-cell table:formula="of:=[.A3038]-1" office:value-type="date" office:date-value="2015-06-07" calcext:value-type="date">
            <text:p>6/7/2015</text:p>
          </table:table-cell>
          <table:table-cell table:number-columns-repeated="1022"/>
        </table:table-row>
        <table:table-row table:style-name="ro1">
          <table:table-cell table:formula="of:=[.A3039]-1" office:value-type="date" office:date-value="2015-06-06" calcext:value-type="date">
            <text:p>6/6/2015</text:p>
          </table:table-cell>
          <table:table-cell table:number-columns-repeated="1022"/>
        </table:table-row>
        <table:table-row table:style-name="ro1">
          <table:table-cell table:formula="of:=[.A3040]-1" office:value-type="date" office:date-value="2015-06-05" calcext:value-type="date">
            <text:p>6/5/2015</text:p>
          </table:table-cell>
          <table:table-cell table:number-columns-repeated="1022"/>
        </table:table-row>
        <table:table-row table:style-name="ro1">
          <table:table-cell table:formula="of:=[.A3041]-1" office:value-type="date" office:date-value="2015-06-04" calcext:value-type="date">
            <text:p>6/4/2015</text:p>
          </table:table-cell>
          <table:table-cell table:number-columns-repeated="1022"/>
        </table:table-row>
        <table:table-row table:style-name="ro1">
          <table:table-cell table:formula="of:=[.A3042]-1" office:value-type="date" office:date-value="2015-06-03" calcext:value-type="date">
            <text:p>6/3/2015</text:p>
          </table:table-cell>
          <table:table-cell table:number-columns-repeated="1022"/>
        </table:table-row>
        <table:table-row table:style-name="ro1">
          <table:table-cell table:formula="of:=[.A3043]-1" office:value-type="date" office:date-value="2015-06-02" calcext:value-type="date">
            <text:p>6/2/2015</text:p>
          </table:table-cell>
          <table:table-cell table:number-columns-repeated="1022"/>
        </table:table-row>
        <table:table-row table:style-name="ro1">
          <table:table-cell table:formula="of:=[.A3044]-1" office:value-type="date" office:date-value="2015-06-01" calcext:value-type="date">
            <text:p>6/1/2015</text:p>
          </table:table-cell>
          <table:table-cell table:number-columns-repeated="1022"/>
        </table:table-row>
        <table:table-row table:style-name="ro1">
          <table:table-cell table:formula="of:=[.A3045]-1" office:value-type="date" office:date-value="2015-05-31" calcext:value-type="date">
            <text:p>5/31/2015</text:p>
          </table:table-cell>
          <table:table-cell table:number-columns-repeated="1022"/>
        </table:table-row>
        <table:table-row table:style-name="ro1">
          <table:table-cell table:formula="of:=[.A3046]-1" office:value-type="date" office:date-value="2015-05-30" calcext:value-type="date">
            <text:p>5/30/2015</text:p>
          </table:table-cell>
          <table:table-cell table:number-columns-repeated="1022"/>
        </table:table-row>
        <table:table-row table:style-name="ro1">
          <table:table-cell table:formula="of:=[.A3047]-1" office:value-type="date" office:date-value="2015-05-29" calcext:value-type="date">
            <text:p>5/29/2015</text:p>
          </table:table-cell>
          <table:table-cell table:number-columns-repeated="1022"/>
        </table:table-row>
        <table:table-row table:style-name="ro1">
          <table:table-cell table:formula="of:=[.A3048]-1" office:value-type="date" office:date-value="2015-05-28" calcext:value-type="date">
            <text:p>5/28/2015</text:p>
          </table:table-cell>
          <table:table-cell table:number-columns-repeated="1022"/>
        </table:table-row>
        <table:table-row table:style-name="ro1">
          <table:table-cell table:formula="of:=[.A3049]-1" office:value-type="date" office:date-value="2015-05-27" calcext:value-type="date">
            <text:p>5/27/2015</text:p>
          </table:table-cell>
          <table:table-cell table:number-columns-repeated="1022"/>
        </table:table-row>
        <table:table-row table:style-name="ro1">
          <table:table-cell table:formula="of:=[.A3050]-1" office:value-type="date" office:date-value="2015-05-26" calcext:value-type="date">
            <text:p>5/26/2015</text:p>
          </table:table-cell>
          <table:table-cell table:number-columns-repeated="1022"/>
        </table:table-row>
        <table:table-row table:style-name="ro1">
          <table:table-cell table:formula="of:=[.A3051]-1" office:value-type="date" office:date-value="2015-05-25" calcext:value-type="date">
            <text:p>5/25/2015</text:p>
          </table:table-cell>
          <table:table-cell table:number-columns-repeated="1022"/>
        </table:table-row>
        <table:table-row table:style-name="ro1">
          <table:table-cell table:formula="of:=[.A3052]-1" office:value-type="date" office:date-value="2015-05-24" calcext:value-type="date">
            <text:p>5/24/2015</text:p>
          </table:table-cell>
          <table:table-cell table:number-columns-repeated="1022"/>
        </table:table-row>
        <table:table-row table:style-name="ro1">
          <table:table-cell table:formula="of:=[.A3053]-1" office:value-type="date" office:date-value="2015-05-23" calcext:value-type="date">
            <text:p>5/23/2015</text:p>
          </table:table-cell>
          <table:table-cell table:number-columns-repeated="1022"/>
        </table:table-row>
        <table:table-row table:style-name="ro1">
          <table:table-cell table:formula="of:=[.A3054]-1" office:value-type="date" office:date-value="2015-05-22" calcext:value-type="date">
            <text:p>5/22/2015</text:p>
          </table:table-cell>
          <table:table-cell table:number-columns-repeated="1022"/>
        </table:table-row>
        <table:table-row table:style-name="ro1">
          <table:table-cell table:formula="of:=[.A3055]-1" office:value-type="date" office:date-value="2015-05-21" calcext:value-type="date">
            <text:p>5/21/2015</text:p>
          </table:table-cell>
          <table:table-cell table:number-columns-repeated="1022"/>
        </table:table-row>
        <table:table-row table:style-name="ro1">
          <table:table-cell table:formula="of:=[.A3056]-1" office:value-type="date" office:date-value="2015-05-20" calcext:value-type="date">
            <text:p>5/20/2015</text:p>
          </table:table-cell>
          <table:table-cell table:number-columns-repeated="1022"/>
        </table:table-row>
        <table:table-row table:style-name="ro1">
          <table:table-cell table:formula="of:=[.A3057]-1" office:value-type="date" office:date-value="2015-05-19" calcext:value-type="date">
            <text:p>5/19/2015</text:p>
          </table:table-cell>
          <table:table-cell table:number-columns-repeated="1022"/>
        </table:table-row>
        <table:table-row table:style-name="ro1">
          <table:table-cell table:formula="of:=[.A3058]-1" office:value-type="date" office:date-value="2015-05-18" calcext:value-type="date">
            <text:p>5/18/2015</text:p>
          </table:table-cell>
          <table:table-cell table:number-columns-repeated="1022"/>
        </table:table-row>
        <table:table-row table:style-name="ro1">
          <table:table-cell table:formula="of:=[.A3059]-1" office:value-type="date" office:date-value="2015-05-17" calcext:value-type="date">
            <text:p>5/17/2015</text:p>
          </table:table-cell>
          <table:table-cell table:number-columns-repeated="1022"/>
        </table:table-row>
        <table:table-row table:style-name="ro1">
          <table:table-cell table:formula="of:=[.A3060]-1" office:value-type="date" office:date-value="2015-05-16" calcext:value-type="date">
            <text:p>5/16/2015</text:p>
          </table:table-cell>
          <table:table-cell table:number-columns-repeated="1022"/>
        </table:table-row>
        <table:table-row table:style-name="ro1">
          <table:table-cell table:formula="of:=[.A3061]-1" office:value-type="date" office:date-value="2015-05-15" calcext:value-type="date">
            <text:p>5/15/2015</text:p>
          </table:table-cell>
          <table:table-cell table:number-columns-repeated="1022"/>
        </table:table-row>
        <table:table-row table:style-name="ro1">
          <table:table-cell table:formula="of:=[.A3062]-1" office:value-type="date" office:date-value="2015-05-14" calcext:value-type="date">
            <text:p>5/14/2015</text:p>
          </table:table-cell>
          <table:table-cell table:number-columns-repeated="1022"/>
        </table:table-row>
        <table:table-row table:style-name="ro1">
          <table:table-cell table:formula="of:=[.A3063]-1" office:value-type="date" office:date-value="2015-05-13" calcext:value-type="date">
            <text:p>5/13/2015</text:p>
          </table:table-cell>
          <table:table-cell table:number-columns-repeated="1022"/>
        </table:table-row>
        <table:table-row table:style-name="ro1">
          <table:table-cell table:formula="of:=[.A3064]-1" office:value-type="date" office:date-value="2015-05-12" calcext:value-type="date">
            <text:p>5/12/2015</text:p>
          </table:table-cell>
          <table:table-cell table:number-columns-repeated="1022"/>
        </table:table-row>
        <table:table-row table:style-name="ro1">
          <table:table-cell table:formula="of:=[.A3065]-1" office:value-type="date" office:date-value="2015-05-11" calcext:value-type="date">
            <text:p>5/11/2015</text:p>
          </table:table-cell>
          <table:table-cell table:number-columns-repeated="1022"/>
        </table:table-row>
        <table:table-row table:style-name="ro1">
          <table:table-cell table:formula="of:=[.A3066]-1" office:value-type="date" office:date-value="2015-05-10" calcext:value-type="date">
            <text:p>5/10/2015</text:p>
          </table:table-cell>
          <table:table-cell table:number-columns-repeated="1022"/>
        </table:table-row>
        <table:table-row table:style-name="ro1">
          <table:table-cell table:formula="of:=[.A3067]-1" office:value-type="date" office:date-value="2015-05-09" calcext:value-type="date">
            <text:p>5/9/2015</text:p>
          </table:table-cell>
          <table:table-cell table:number-columns-repeated="1022"/>
        </table:table-row>
        <table:table-row table:style-name="ro1">
          <table:table-cell table:formula="of:=[.A3068]-1" office:value-type="date" office:date-value="2015-05-08" calcext:value-type="date">
            <text:p>5/8/2015</text:p>
          </table:table-cell>
          <table:table-cell table:number-columns-repeated="1022"/>
        </table:table-row>
        <table:table-row table:style-name="ro1">
          <table:table-cell table:formula="of:=[.A3069]-1" office:value-type="date" office:date-value="2015-05-07" calcext:value-type="date">
            <text:p>5/7/2015</text:p>
          </table:table-cell>
          <table:table-cell table:number-columns-repeated="1022"/>
        </table:table-row>
        <table:table-row table:style-name="ro1">
          <table:table-cell table:formula="of:=[.A3070]-1" office:value-type="date" office:date-value="2015-05-06" calcext:value-type="date">
            <text:p>5/6/2015</text:p>
          </table:table-cell>
          <table:table-cell table:number-columns-repeated="1022"/>
        </table:table-row>
        <table:table-row table:style-name="ro1">
          <table:table-cell table:formula="of:=[.A3071]-1" office:value-type="date" office:date-value="2015-05-05" calcext:value-type="date">
            <text:p>5/5/2015</text:p>
          </table:table-cell>
          <table:table-cell table:number-columns-repeated="1022"/>
        </table:table-row>
        <table:table-row table:style-name="ro1">
          <table:table-cell table:formula="of:=[.A3072]-1" office:value-type="date" office:date-value="2015-05-04" calcext:value-type="date">
            <text:p>5/4/2015</text:p>
          </table:table-cell>
          <table:table-cell table:number-columns-repeated="1022"/>
        </table:table-row>
        <table:table-row table:style-name="ro1">
          <table:table-cell table:formula="of:=[.A3073]-1" office:value-type="date" office:date-value="2015-05-03" calcext:value-type="date">
            <text:p>5/3/2015</text:p>
          </table:table-cell>
          <table:table-cell table:number-columns-repeated="1022"/>
        </table:table-row>
        <table:table-row table:style-name="ro1">
          <table:table-cell table:formula="of:=[.A3074]-1" office:value-type="date" office:date-value="2015-05-02" calcext:value-type="date">
            <text:p>5/2/2015</text:p>
          </table:table-cell>
          <table:table-cell table:number-columns-repeated="1022"/>
        </table:table-row>
        <table:table-row table:style-name="ro1">
          <table:table-cell table:formula="of:=[.A3075]-1" office:value-type="date" office:date-value="2015-05-01" calcext:value-type="date">
            <text:p>5/1/2015</text:p>
          </table:table-cell>
          <table:table-cell table:number-columns-repeated="1022"/>
        </table:table-row>
        <table:table-row table:style-name="ro1">
          <table:table-cell table:formula="of:=[.A3076]-1" office:value-type="date" office:date-value="2015-04-30" calcext:value-type="date">
            <text:p>4/30/2015</text:p>
          </table:table-cell>
          <table:table-cell table:number-columns-repeated="1022"/>
        </table:table-row>
        <table:table-row table:style-name="ro1">
          <table:table-cell table:formula="of:=[.A3077]-1" office:value-type="date" office:date-value="2015-04-29" calcext:value-type="date">
            <text:p>4/29/2015</text:p>
          </table:table-cell>
          <table:table-cell table:number-columns-repeated="1022"/>
        </table:table-row>
        <table:table-row table:style-name="ro1">
          <table:table-cell table:formula="of:=[.A3078]-1" office:value-type="date" office:date-value="2015-04-28" calcext:value-type="date">
            <text:p>4/28/2015</text:p>
          </table:table-cell>
          <table:table-cell table:number-columns-repeated="1022"/>
        </table:table-row>
        <table:table-row table:style-name="ro1">
          <table:table-cell table:formula="of:=[.A3079]-1" office:value-type="date" office:date-value="2015-04-27" calcext:value-type="date">
            <text:p>4/27/2015</text:p>
          </table:table-cell>
          <table:table-cell table:number-columns-repeated="1022"/>
        </table:table-row>
        <table:table-row table:style-name="ro1">
          <table:table-cell table:formula="of:=[.A3080]-1" office:value-type="date" office:date-value="2015-04-26" calcext:value-type="date">
            <text:p>4/26/2015</text:p>
          </table:table-cell>
          <table:table-cell table:number-columns-repeated="1022"/>
        </table:table-row>
        <table:table-row table:style-name="ro1">
          <table:table-cell table:formula="of:=[.A3081]-1" office:value-type="date" office:date-value="2015-04-25" calcext:value-type="date">
            <text:p>4/25/2015</text:p>
          </table:table-cell>
          <table:table-cell table:number-columns-repeated="1022"/>
        </table:table-row>
        <table:table-row table:style-name="ro1">
          <table:table-cell table:formula="of:=[.A3082]-1" office:value-type="date" office:date-value="2015-04-24" calcext:value-type="date">
            <text:p>4/24/2015</text:p>
          </table:table-cell>
          <table:table-cell table:number-columns-repeated="1022"/>
        </table:table-row>
        <table:table-row table:style-name="ro1">
          <table:table-cell table:formula="of:=[.A3083]-1" office:value-type="date" office:date-value="2015-04-23" calcext:value-type="date">
            <text:p>4/23/2015</text:p>
          </table:table-cell>
          <table:table-cell table:number-columns-repeated="1022"/>
        </table:table-row>
        <table:table-row table:style-name="ro1">
          <table:table-cell table:formula="of:=[.A3084]-1" office:value-type="date" office:date-value="2015-04-22" calcext:value-type="date">
            <text:p>4/22/2015</text:p>
          </table:table-cell>
          <table:table-cell table:number-columns-repeated="1022"/>
        </table:table-row>
        <table:table-row table:style-name="ro1">
          <table:table-cell table:formula="of:=[.A3085]-1" office:value-type="date" office:date-value="2015-04-21" calcext:value-type="date">
            <text:p>4/21/2015</text:p>
          </table:table-cell>
          <table:table-cell table:number-columns-repeated="1022"/>
        </table:table-row>
        <table:table-row table:style-name="ro1">
          <table:table-cell table:formula="of:=[.A3086]-1" office:value-type="date" office:date-value="2015-04-20" calcext:value-type="date">
            <text:p>4/20/2015</text:p>
          </table:table-cell>
          <table:table-cell table:number-columns-repeated="1022"/>
        </table:table-row>
        <table:table-row table:style-name="ro1">
          <table:table-cell table:formula="of:=[.A3087]-1" office:value-type="date" office:date-value="2015-04-19" calcext:value-type="date">
            <text:p>4/19/2015</text:p>
          </table:table-cell>
          <table:table-cell table:number-columns-repeated="1022"/>
        </table:table-row>
        <table:table-row table:style-name="ro1">
          <table:table-cell table:formula="of:=[.A3088]-1" office:value-type="date" office:date-value="2015-04-18" calcext:value-type="date">
            <text:p>4/18/2015</text:p>
          </table:table-cell>
          <table:table-cell table:number-columns-repeated="1022"/>
        </table:table-row>
        <table:table-row table:style-name="ro1">
          <table:table-cell table:formula="of:=[.A3089]-1" office:value-type="date" office:date-value="2015-04-17" calcext:value-type="date">
            <text:p>4/17/2015</text:p>
          </table:table-cell>
          <table:table-cell table:number-columns-repeated="1022"/>
        </table:table-row>
        <table:table-row table:style-name="ro1">
          <table:table-cell table:formula="of:=[.A3090]-1" office:value-type="date" office:date-value="2015-04-16" calcext:value-type="date">
            <text:p>4/16/2015</text:p>
          </table:table-cell>
          <table:table-cell table:number-columns-repeated="1022"/>
        </table:table-row>
        <table:table-row table:style-name="ro1">
          <table:table-cell table:formula="of:=[.A3091]-1" office:value-type="date" office:date-value="2015-04-15" calcext:value-type="date">
            <text:p>4/15/2015</text:p>
          </table:table-cell>
          <table:table-cell table:number-columns-repeated="1022"/>
        </table:table-row>
        <table:table-row table:style-name="ro1">
          <table:table-cell table:formula="of:=[.A3092]-1" office:value-type="date" office:date-value="2015-04-14" calcext:value-type="date">
            <text:p>4/14/2015</text:p>
          </table:table-cell>
          <table:table-cell table:number-columns-repeated="1022"/>
        </table:table-row>
        <table:table-row table:style-name="ro1" table:number-rows-repeated="104548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2:32:55</meta:creation-date>
    <meta:initial-creator>Sagar Sharma</meta:initial-creator>
    <dc:language>en-US</dc:language>
    <dc:date>2023-09-30T23:16:28.395450945</dc:date>
    <meta:editing-cycles>2</meta:editing-cycles>
    <meta:editing-duration>PT1M5S</meta:editing-duration>
    <meta:generator>LibreOffice/7.3.7.2$Linux_X86_64 LibreOffice_project/30$Build-2</meta:generator>
    <meta:document-statistic meta:table-count="1" meta:cell-count="11029" meta:object-count="0"/>
    <meta:user-defined meta:name="AppVersion">15.0000</meta:user-defined>
  </office:meta>
</office:document-meta>
</file>